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urier New" svg:font-family="Courier New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P5" style:family="paragraph" style:parent-style-name="Heading_20_1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Heading_20_2">
      <style:paragraph-properties fo:break-before="auto" style:writing-mode="lr-tb"/>
    </style:style>
    <style:style style:name="T6_1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P8" style:family="paragraph" style:parent-style-name="Standard">
      <style:paragraph-properties fo:break-before="auto" fo:margin-top="0cm" fo:margin-bottom="0cm" style:writing-mode="lr-tb"/>
    </style:style>
    <style:style style:name="P9" style:family="paragraph" style:parent-style-name="Heading_20_3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margin-top="0cm" fo:border-bottom="#808080 0.053cm solid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P11" style:family="paragraph" style:parent-style-name="Standard">
      <style:paragraph-properties fo:break-before="auto" fo:margin-top="0cm" style:writing-mode="lr-tb"/>
    </style:style>
    <style:style style:name="P12" style:family="paragraph" style:parent-style-name="Heading_20_2">
      <style:paragraph-properties fo:break-before="auto" fo:margin-top="0.635cm" fo:margin-bottom="0.141cm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P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>
      <style:text-properties fo:color="#000099" style:text-underline-style="solid" style:text-underline-color="font-color"/>
    </style:style>
    <style:style style:name="T21_3" style:family="text"/>
    <style:style style:name="T21_4" style:family="text">
      <style:text-properties fo:color="#000099" style:text-underline-style="solid" style:text-underline-color="font-color"/>
    </style:style>
    <style:style style:name="T21_5" style:family="text"/>
    <style:style style:name="T21_6" style:family="text">
      <style:text-properties fo:color="#000099" style:text-underline-style="solid" style:text-underline-color="font-color"/>
    </style:style>
    <style:style style:name="T21_7" style:family="text"/>
    <style:style style:name="T21_8" style:family="text">
      <style:text-properties fo:color="#000099" style:text-underline-style="solid" style:text-underline-color="font-color"/>
    </style:style>
    <style:style style:name="T21_9" style:family="text"/>
    <style:style style:name="T21_10" style:family="text">
      <style:text-properties fo:color="#000099" style:text-underline-style="solid" style:text-underline-color="font-color"/>
    </style:style>
    <style:style style:name="T21_11" style:family="text"/>
    <style:style style:name="T21_12" style:family="text">
      <style:text-properties fo:color="#000099" style:text-underline-style="solid" style:text-underline-color="font-color"/>
    </style:style>
    <style:style style:name="P22" style:family="paragraph" style:parent-style-name="Standard">
      <style:paragraph-properties fo:break-before="auto" fo:margin-top="0cm" fo:margin-bottom="0cm" style:writing-mode="lr-tb"/>
    </style:style>
    <style:style style:name="T22_1" style:family="text"/>
    <style:style style:name="T22_2" style:family="text">
      <style:text-properties fo:color="#000099" style:text-underline-style="solid" style:text-underline-color="font-color"/>
    </style:style>
    <style:style style:name="T22_3" style:family="text"/>
    <style:style style:name="T22_4" style:family="text">
      <style:text-properties fo:color="#000099" style:text-underline-style="solid" style:text-underline-color="font-color"/>
    </style:style>
    <style:style style:name="T22_5" style:family="text"/>
    <style:style style:name="T22_6" style:family="text">
      <style:text-properties fo:color="#000099" style:text-underline-style="solid" style:text-underline-color="font-color"/>
    </style:style>
    <style:style style:name="T22_7" style:family="text"/>
    <style:style style:name="T22_8" style:family="text">
      <style:text-properties fo:color="#000099" style:text-underline-style="solid" style:text-underline-color="font-color"/>
    </style:style>
    <style:style style:name="T22_9" style:family="text"/>
    <style:style style:name="T22_10" style:family="text">
      <style:text-properties fo:color="#000099" style:text-underline-style="solid" style:text-underline-color="font-color"/>
    </style:style>
    <style:style style:name="P23" style:family="paragraph" style:parent-style-name="Standard">
      <style:paragraph-properties fo:break-before="auto" fo:border-bottom="#808080 0.053cm solid" style:writing-mode="lr-tb"/>
    </style:style>
    <style:style style:name="T23_1" style:family="text"/>
    <style:style style:name="T23_2" style:family="text">
      <style:text-properties fo:color="#000099" style:text-underline-style="solid" style:text-underline-color="font-color"/>
    </style:style>
    <style:style style:name="T23_3" style:family="text"/>
    <style:style style:name="T23_4" style:family="text">
      <style:text-properties fo:color="#000099" style:text-underline-style="solid" style:text-underline-color="font-color"/>
    </style:style>
    <style:style style:name="T23_5" style:family="text"/>
    <style:style style:name="T23_6" style:family="text">
      <style:text-properties fo:color="#000099" style:text-underline-style="solid" style:text-underline-color="font-color"/>
    </style:style>
    <style:style style:name="T23_7" style:family="text"/>
    <style:style style:name="T23_8" style:family="text">
      <style:text-properties fo:color="#000099" style:text-underline-style="solid" style:text-underline-color="font-color"/>
    </style:style>
    <style:style style:name="T23_9" style:family="text"/>
    <style:style style:name="T23_10" style:family="text">
      <style:text-properties fo:color="#000099" style:text-underline-style="solid" style:text-underline-color="font-color"/>
    </style:style>
    <style:style style:name="T23_11" style:family="text"/>
    <style:style style:name="T23_12" style:family="text">
      <style:text-properties fo:color="#000099" style:text-underline-style="solid" style:text-underline-color="font-color"/>
    </style:style>
    <style:style style:name="T23_13" style:family="text"/>
    <style:style style:name="T23_14" style:family="text">
      <style:text-properties fo:color="#000099" style:text-underline-style="solid" style:text-underline-color="font-color"/>
    </style:style>
    <style:style style:name="T23_15" style:family="text"/>
    <style:style style:name="T23_16" style:family="text">
      <style:text-properties fo:color="#000099" style:text-underline-style="solid" style:text-underline-color="font-color"/>
    </style:style>
    <style:style style:name="T23_17" style:family="text"/>
    <style:style style:name="T23_18" style:family="text">
      <style:text-properties fo:color="#000099" style:text-underline-style="solid" style:text-underline-color="font-color"/>
    </style:style>
    <style:style style:name="T23_19" style:family="text"/>
    <style:style style:name="T23_20" style:family="text">
      <style:text-properties fo:color="#000099" style:text-underline-style="solid" style:text-underline-color="font-color"/>
    </style:style>
    <style:style style:name="T23_21" style:family="text"/>
    <style:style style:name="T23_22" style:family="text">
      <style:text-properties fo:color="#000099" style:text-underline-style="solid" style:text-underline-color="font-color"/>
    </style:style>
    <style:style style:name="T23_23" style:family="text"/>
    <style:style style:name="T23_24" style:family="text">
      <style:text-properties fo:color="#000099" style:text-underline-style="solid" style:text-underline-color="font-color"/>
    </style:style>
    <style:style style:name="T23_25" style:family="text"/>
    <style:style style:name="T23_26" style:family="text">
      <style:text-properties fo:color="#000099" style:text-underline-style="solid" style:text-underline-color="font-color"/>
    </style:style>
    <style:style style:name="T23_27" style:family="text"/>
    <style:style style:name="T23_28" style:family="text">
      <style:text-properties fo:color="#000099" style:text-underline-style="solid" style:text-underline-color="font-color"/>
    </style:style>
    <style:style style:name="P24" style:family="paragraph" style:parent-style-name="Heading_20_2">
      <style:paragraph-properties fo:break-before="auto" style:writing-mode="lr-tb"/>
    </style:style>
    <style:style style:name="P25" style:family="paragraph" style:parent-style-name="Heading_20_2">
      <style:paragraph-properties fo:break-before="auto" style:writing-mode="lr-tb"/>
    </style:style>
    <style:style style:name="T25_1" style:family="text"/>
    <style:style style:name="P26" style:family="paragraph" style:parent-style-name="Standard">
      <style:paragraph-properties fo:break-before="auto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P28" style:family="paragraph" style:parent-style-name="Heading_20_2">
      <style:paragraph-properties fo:break-before="auto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P30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T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/>
    <style:style style:name="T31_2" style:family="text">
      <style:text-properties fo:color="#000099" style:text-underline-style="solid" style:text-underline-color="font-color"/>
    </style:style>
    <style:style style:name="T31_3" style:family="text"/>
    <style:style style:name="T31_4" style:family="text">
      <style:text-properties fo:color="#000099" style:text-underline-style="solid" style:text-underline-color="font-color"/>
    </style:style>
    <style:style style:name="T31_5" style:family="text"/>
    <style:style style:name="T31_6" style:family="text">
      <style:text-properties fo:color="#000099" style:text-underline-style="solid" style:text-underline-color="font-color"/>
    </style:style>
    <style:style style:name="T31_7" style:family="text"/>
    <style:style style:name="T31_8" style:family="text">
      <style:text-properties fo:color="#000099" style:text-underline-style="solid" style:text-underline-color="font-color"/>
    </style:style>
    <style:style style:name="T31_9" style:family="text"/>
    <style:style style:name="T31_10" style:family="text">
      <style:text-properties fo:color="#000099" style:text-underline-style="solid" style:text-underline-color="font-color"/>
    </style:style>
    <style:style style:name="T31_11" style:family="text"/>
    <style:style style:name="T31_12" style:family="text">
      <style:text-properties fo:color="#000099" style:text-underline-style="solid" style:text-underline-color="font-color"/>
    </style:style>
    <style:style style:name="T31_13" style:family="text"/>
    <style:style style:name="T31_14" style:family="text">
      <style:text-properties fo:color="#000099" style:text-underline-style="solid" style:text-underline-color="font-color"/>
    </style:style>
    <style:style style:name="T31_15" style:family="text"/>
    <style:style style:name="T31_16" style:family="text">
      <style:text-properties fo:color="#000099" style:text-underline-style="solid" style:text-underline-color="font-color"/>
    </style:style>
    <style:style style:name="T31_17" style:family="text"/>
    <style:style style:name="T31_18" style:family="text">
      <style:text-properties fo:color="#000099" style:text-underline-style="solid" style:text-underline-color="font-color"/>
    </style:style>
    <style:style style:name="T31_19" style:family="text"/>
    <style:style style:name="T31_20" style:family="text">
      <style:text-properties fo:color="#000099" style:text-underline-style="solid" style:text-underline-color="font-color"/>
    </style:style>
    <style:style style:name="T31_21" style:family="text"/>
    <style:style style:name="T31_22" style:family="text">
      <style:text-properties fo:color="#000099" style:text-underline-style="solid" style:text-underline-color="font-color"/>
    </style:style>
    <style:style style:name="T31_23" style:family="text"/>
    <style:style style:name="T31_24" style:family="text">
      <style:text-properties fo:color="#000099" style:text-underline-style="solid" style:text-underline-color="font-color"/>
    </style:style>
    <style:style style:name="P32" style:family="paragraph" style:parent-style-name="Heading_20_2">
      <style:paragraph-properties fo:break-before="auto" style:writing-mode="lr-tb"/>
    </style:style>
    <style:style style:name="T32_1" style:family="text"/>
    <style:style style:name="T32_2" style:family="text"/>
    <style:style style:name="P33" style:family="paragraph" style:parent-style-name="Standard">
      <style:paragraph-properties fo:break-before="auto" style:writing-mode="lr-tb"/>
    </style:style>
    <style:style style:name="T33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34" style:family="paragraph" style:parent-style-name="Standard">
      <style:paragraph-properties fo:break-before="auto" style:writing-mode="lr-tb"/>
    </style:style>
    <style:style style:name="T34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35" style:family="paragraph" style:parent-style-name="Standard">
      <style:paragraph-properties fo:break-before="auto" fo:margin-top="0cm" style:writing-mode="lr-tb"/>
    </style:style>
    <style:style style:name="T35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37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P39" style:family="paragraph" style:parent-style-name="Heading_20_2">
      <style:paragraph-properties fo:break-before="auto" style:writing-mode="lr-tb"/>
    </style:style>
    <style:style style:name="T39_1" style:family="text"/>
    <style:style style:name="P40" style:family="paragraph" style:parent-style-name="Heading_20_3">
      <style:paragraph-properties fo:break-before="auto" style:writing-mode="lr-tb"/>
    </style:style>
    <style:style style:name="T40_1" style:family="text"/>
    <style:style style:name="P41" style:family="paragraph" style:parent-style-name="Standard">
      <style:paragraph-properties fo:break-before="auto" fo:margin-top="0cm" style:writing-mode="lr-tb"/>
    </style:style>
    <style:style style:name="P42" style:family="paragraph" style:parent-style-name="Standard">
      <style:paragraph-properties fo:break-before="auto" fo:margin-top="0cm" fo:margin-bottom="0cm" style:writing-mode="lr-tb"/>
    </style:style>
    <style:style style:name="T42_1" style:family="text"/>
    <style:style style:name="T42_2" style:family="text"/>
    <style:style style:name="P43" style:family="paragraph" style:parent-style-name="Heading_20_3">
      <style:paragraph-properties fo:break-before="auto" style:writing-mode="lr-tb"/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T44_5" style:family="text">
      <style:text-properties fo:font-weight="bold" style:font-weight-asian="bold" style:font-weight-complex="bold"/>
    </style:style>
    <style:style style:name="T44_6" style:family="text">
      <style:text-properties fo:font-weight="bold" style:font-weight-asian="bold" style:font-weight-complex="bold"/>
    </style:style>
    <style:style style:name="T44_7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/>
    <style:style style:name="T45_2" style:family="text"/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/>
    <style:style style:name="T48_2" style:family="text"/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/>
    <style:style style:name="T50_2" style:family="text"/>
    <style:style style:name="P51" style:family="paragraph" style:parent-style-name="Heading_20_3">
      <style:paragraph-properties fo:break-before="auto" style:writing-mode="lr-tb"/>
    </style:style>
    <style:style style:name="T51_1" style:family="text"/>
    <style:style style:name="T51_2" style:family="text"/>
    <style:style style:name="T51_3" style:family="text"/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fo:background-color="#ffffff" fo:color="#393939" style:font-name="Courier New" style:font-name-asian="Courier New" style:font-name-complex="Courier New"/>
    </style:style>
    <style:style style:name="T55_2" style:family="text">
      <style:text-properties fo:background-color="#ffffff" fo:color="#393939" style:font-name="Courier New" style:font-name-asian="Courier New" style:font-name-complex="Courier New"/>
    </style:style>
    <style:style style:name="T55_3" style:family="text">
      <style:text-properties fo:background-color="#ffffff" fo:color="#393939" style:font-name="Courier New" style:font-name-asian="Courier New" style:font-name-complex="Courier New"/>
    </style:style>
    <style:style style:name="T55_4" style:family="text">
      <style:text-properties fo:background-color="#ffffff" fo:color="#393939" style:font-name="Courier New" style:font-name-asian="Courier New" style:font-name-complex="Courier New"/>
    </style:style>
    <style:style style:name="T55_5" style:family="text">
      <style:text-properties fo:background-color="#ffffff" fo:color="#393939" style:font-name="Courier New" style:font-name-asian="Courier New" style:font-name-complex="Courier New"/>
    </style:style>
    <style:style style:name="T55_6" style:family="text">
      <style:text-properties fo:background-color="#ffffff" fo:color="#393939" style:font-name="Courier New" style:font-name-asian="Courier New" style:font-name-complex="Courier New"/>
    </style:style>
    <style:style style:name="T55_7" style:family="text">
      <style:text-properties fo:background-color="#ffffff" fo:color="#393939" style:font-name="Courier New" style:font-name-asian="Courier New" style:font-name-complex="Courier New"/>
    </style:style>
    <style:style style:name="T55_8" style:family="text">
      <style:text-properties fo:background-color="#ffffff" fo:color="#393939" style:font-name="Courier New" style:font-name-asian="Courier New" style:font-name-complex="Courier New"/>
    </style:style>
    <style:style style:name="T55_9" style:family="text">
      <style:text-properties fo:background-color="#ffffff" fo:color="#393939" style:font-name="Courier New" style:font-name-asian="Courier New" style:font-name-complex="Courier New"/>
    </style:style>
    <style:style style:name="T55_10" style:family="text">
      <style:text-properties fo:background-color="#ffffff" fo:color="#393939" style:font-name="Courier New" style:font-name-asian="Courier New" style:font-name-complex="Courier New"/>
    </style:style>
    <style:style style:name="T55_11" style:family="text">
      <style:text-properties fo:background-color="#ffffff" fo:color="#393939" style:font-name="Courier New" style:font-name-asian="Courier New" style:font-name-complex="Courier New"/>
    </style:style>
    <style:style style:name="T55_12" style:family="text">
      <style:text-properties fo:background-color="#ffffff" fo:color="#393939" style:font-name="Courier New" style:font-name-asian="Courier New" style:font-name-complex="Courier New"/>
    </style:style>
    <style:style style:name="T55_13" style:family="text">
      <style:text-properties fo:background-color="#ffffff" fo:color="#393939" style:font-name="Courier New" style:font-name-asian="Courier New" style:font-name-complex="Courier New"/>
    </style:style>
    <style:style style:name="T55_14" style:family="text">
      <style:text-properties fo:background-color="#ffffff" fo:color="#393939" style:font-name="Courier New" style:font-name-asian="Courier New" style:font-name-complex="Courier New"/>
    </style:style>
    <style:style style:name="T55_15" style:family="text">
      <style:text-properties fo:background-color="#ffffff" fo:color="#393939" style:font-name="Courier New" style:font-name-asian="Courier New" style:font-name-complex="Courier New"/>
    </style:style>
    <style:style style:name="T55_16" style:family="text">
      <style:text-properties fo:background-color="#ffffff" fo:color="#393939" style:font-name="Courier New" style:font-name-asian="Courier New" style:font-name-complex="Courier New"/>
    </style:style>
    <style:style style:name="T55_17" style:family="text">
      <style:text-properties fo:background-color="#ffffff" fo:color="#393939" style:font-name="Courier New" style:font-name-asian="Courier New" style:font-name-complex="Courier New"/>
    </style:style>
    <style:style style:name="T55_18" style:family="text">
      <style:text-properties fo:background-color="#ffffff" fo:color="#393939" style:font-name="Courier New" style:font-name-asian="Courier New" style:font-name-complex="Courier New"/>
    </style:style>
    <style:style style:name="T55_19" style:family="text">
      <style:text-properties fo:background-color="#ffffff" fo:color="#393939" style:font-name="Courier New" style:font-name-asian="Courier New" style:font-name-complex="Courier New"/>
    </style:style>
    <style:style style:name="T55_20" style:family="text">
      <style:text-properties fo:background-color="#ffffff" fo:color="#393939" style:font-name="Courier New" style:font-name-asian="Courier New" style:font-name-complex="Courier New"/>
    </style:style>
    <style:style style:name="T55_21" style:family="text">
      <style:text-properties fo:background-color="#ffffff" fo:color="#393939" style:font-name="Courier New" style:font-name-asian="Courier New" style:font-name-complex="Courier New"/>
    </style:style>
    <style:style style:name="T55_22" style:family="text">
      <style:text-properties fo:background-color="#ffffff" fo:color="#393939" style:font-name="Courier New" style:font-name-asian="Courier New" style:font-name-complex="Courier New"/>
    </style:style>
    <style:style style:name="T55_23" style:family="text">
      <style:text-properties fo:background-color="#ffffff" fo:color="#393939" style:font-name="Courier New" style:font-name-asian="Courier New" style:font-name-complex="Courier New"/>
    </style:style>
    <style:style style:name="T55_24" style:family="text">
      <style:text-properties fo:background-color="#ffffff" fo:color="#393939" style:font-name="Courier New" style:font-name-asian="Courier New" style:font-name-complex="Courier New"/>
    </style:style>
    <style:style style:name="T55_25" style:family="text">
      <style:text-properties fo:background-color="#ffffff" fo:color="#393939" style:font-name="Courier New" style:font-name-asian="Courier New" style:font-name-complex="Courier New"/>
    </style:style>
    <style:style style:name="T55_26" style:family="text">
      <style:text-properties fo:background-color="#ffffff" fo:color="#393939" style:font-name="Courier New" style:font-name-asian="Courier New" style:font-name-complex="Courier New"/>
    </style:style>
    <style:style style:name="T55_27" style:family="text">
      <style:text-properties fo:background-color="#ffffff" fo:color="#393939" style:font-name="Courier New" style:font-name-asian="Courier New" style:font-name-complex="Courier New"/>
    </style:style>
    <style:style style:name="T55_28" style:family="text">
      <style:text-properties fo:background-color="#ffffff" fo:color="#393939" style:font-name="Courier New" style:font-name-asian="Courier New" style:font-name-complex="Courier New"/>
    </style:style>
    <style:style style:name="T55_29" style:family="text">
      <style:text-properties fo:background-color="#ffffff" fo:color="#393939" style:font-name="Courier New" style:font-name-asian="Courier New" style:font-name-complex="Courier New"/>
    </style:style>
    <style:style style:name="T55_30" style:family="text">
      <style:text-properties fo:background-color="#ffffff" fo:color="#393939" style:font-name="Courier New" style:font-name-asian="Courier New" style:font-name-complex="Courier New"/>
    </style:style>
    <style:style style:name="T55_31" style:family="text">
      <style:text-properties fo:background-color="#ffffff" fo:color="#393939" style:font-name="Courier New" style:font-name-asian="Courier New" style:font-name-complex="Courier New"/>
    </style:style>
    <style:style style:name="T55_32" style:family="text">
      <style:text-properties fo:background-color="#ffffff" fo:color="#393939" style:font-name="Courier New" style:font-name-asian="Courier New" style:font-name-complex="Courier New"/>
    </style:style>
    <style:style style:name="T55_33" style:family="text">
      <style:text-properties fo:background-color="#ffffff" fo:color="#393939" style:font-name="Courier New" style:font-name-asian="Courier New" style:font-name-complex="Courier New"/>
    </style:style>
    <style:style style:name="T55_34" style:family="text">
      <style:text-properties fo:background-color="#ffffff" fo:color="#393939" style:font-name="Courier New" style:font-name-asian="Courier New" style:font-name-complex="Courier New"/>
    </style:style>
    <style:style style:name="T55_35" style:family="text">
      <style:text-properties fo:background-color="#ffffff" fo:color="#393939" style:font-name="Courier New" style:font-name-asian="Courier New" style:font-name-complex="Courier New"/>
    </style:style>
    <style:style style:name="T55_36" style:family="text">
      <style:text-properties fo:background-color="#ffffff" fo:color="#393939" style:font-name="Courier New" style:font-name-asian="Courier New" style:font-name-complex="Courier New"/>
    </style:style>
    <style:style style:name="T55_37" style:family="text">
      <style:text-properties fo:background-color="#ffffff" fo:color="#393939" style:font-name="Courier New" style:font-name-asian="Courier New" style:font-name-complex="Courier New"/>
    </style:style>
    <style:style style:name="T55_38" style:family="text">
      <style:text-properties fo:background-color="#ffffff" fo:color="#393939" style:font-name="Courier New" style:font-name-asian="Courier New" style:font-name-complex="Courier New"/>
    </style:style>
    <style:style style:name="T55_39" style:family="text">
      <style:text-properties fo:background-color="#ffffff" fo:color="#393939" style:font-name="Courier New" style:font-name-asian="Courier New" style:font-name-complex="Courier New"/>
    </style:style>
    <style:style style:name="T55_40" style:family="text">
      <style:text-properties fo:background-color="#ffffff" fo:color="#393939" style:font-name="Courier New" style:font-name-asian="Courier New" style:font-name-complex="Courier New"/>
    </style:style>
    <style:style style:name="T55_41" style:family="text">
      <style:text-properties fo:background-color="#ffffff" fo:color="#393939" style:font-name="Courier New" style:font-name-asian="Courier New" style:font-name-complex="Courier New"/>
    </style:style>
    <style:style style:name="T55_42" style:family="text">
      <style:text-properties fo:background-color="#ffffff" fo:color="#393939" style:font-name="Courier New" style:font-name-asian="Courier New" style:font-name-complex="Courier New"/>
    </style:style>
    <style:style style:name="T55_43" style:family="text">
      <style:text-properties fo:background-color="#ffffff" fo:color="#393939" style:font-name="Courier New" style:font-name-asian="Courier New" style:font-name-complex="Courier New"/>
    </style:style>
    <style:style style:name="T55_44" style:family="text">
      <style:text-properties fo:background-color="#ffffff" fo:color="#393939" style:font-name="Courier New" style:font-name-asian="Courier New" style:font-name-complex="Courier New"/>
    </style:style>
    <style:style style:name="T55_45" style:family="text">
      <style:text-properties fo:background-color="#ffffff" fo:color="#393939" style:font-name="Courier New" style:font-name-asian="Courier New" style:font-name-complex="Courier New"/>
    </style:style>
    <style:style style:name="T55_46" style:family="text">
      <style:text-properties fo:background-color="#ffffff" fo:color="#393939" style:font-name="Courier New" style:font-name-asian="Courier New" style:font-name-complex="Courier New"/>
    </style:style>
    <style:style style:name="T55_47" style:family="text">
      <style:text-properties fo:background-color="#ffffff" fo:color="#393939" style:font-name="Courier New" style:font-name-asian="Courier New" style:font-name-complex="Courier New"/>
    </style:style>
    <style:style style:name="T55_48" style:family="text">
      <style:text-properties fo:background-color="#ffffff" fo:color="#393939" style:font-name="Courier New" style:font-name-asian="Courier New" style:font-name-complex="Courier New"/>
    </style:style>
    <style:style style:name="T55_49" style:family="text">
      <style:text-properties fo:background-color="#ffffff" fo:color="#393939" style:font-name="Courier New" style:font-name-asian="Courier New" style:font-name-complex="Courier New"/>
    </style:style>
    <style:style style:name="T55_50" style:family="text">
      <style:text-properties fo:background-color="#ffffff" fo:color="#393939" style:font-name="Courier New" style:font-name-asian="Courier New" style:font-name-complex="Courier New"/>
    </style:style>
    <style:style style:name="T55_51" style:family="text">
      <style:text-properties fo:background-color="#ffffff" fo:color="#393939" style:font-name="Courier New" style:font-name-asian="Courier New" style:font-name-complex="Courier New"/>
    </style:style>
    <style:style style:name="T55_52" style:family="text">
      <style:text-properties fo:background-color="#ffffff" fo:color="#393939" style:font-name="Courier New" style:font-name-asian="Courier New" style:font-name-complex="Courier New"/>
    </style:style>
    <style:style style:name="T55_53" style:family="text">
      <style:text-properties fo:background-color="#ffffff" fo:color="#393939" style:font-name="Courier New" style:font-name-asian="Courier New" style:font-name-complex="Courier New"/>
    </style:style>
    <style:style style:name="T55_54" style:family="text">
      <style:text-properties fo:background-color="#ffffff" fo:color="#393939" style:font-name="Courier New" style:font-name-asian="Courier New" style:font-name-complex="Courier New"/>
    </style:style>
    <style:style style:name="T55_55" style:family="text">
      <style:text-properties fo:background-color="#ffffff" fo:color="#393939" style:font-name="Courier New" style:font-name-asian="Courier New" style:font-name-complex="Courier New"/>
    </style:style>
    <style:style style:name="T55_56" style:family="text">
      <style:text-properties fo:background-color="#ffffff" fo:color="#393939" style:font-name="Courier New" style:font-name-asian="Courier New" style:font-name-complex="Courier New"/>
    </style:style>
    <style:style style:name="T55_57" style:family="text">
      <style:text-properties fo:background-color="#ffffff" fo:color="#393939" style:font-name="Courier New" style:font-name-asian="Courier New" style:font-name-complex="Courier New"/>
    </style:style>
    <style:style style:name="T55_58" style:family="text">
      <style:text-properties fo:background-color="#ffffff" fo:color="#393939" style:font-name="Courier New" style:font-name-asian="Courier New" style:font-name-complex="Courier New"/>
    </style:style>
    <style:style style:name="T55_59" style:family="text">
      <style:text-properties fo:background-color="#ffffff" fo:color="#393939" style:font-name="Courier New" style:font-name-asian="Courier New" style:font-name-complex="Courier New"/>
    </style:style>
    <style:style style:name="T55_60" style:family="text">
      <style:text-properties fo:background-color="#ffffff" fo:color="#393939" style:font-name="Courier New" style:font-name-asian="Courier New" style:font-name-complex="Courier New"/>
    </style:style>
    <style:style style:name="T55_61" style:family="text">
      <style:text-properties fo:background-color="#ffffff" fo:color="#393939" style:font-name="Courier New" style:font-name-asian="Courier New" style:font-name-complex="Courier New"/>
    </style:style>
    <style:style style:name="T55_62" style:family="text">
      <style:text-properties fo:background-color="#ffffff" fo:color="#393939" style:font-name="Courier New" style:font-name-asian="Courier New" style:font-name-complex="Courier New"/>
    </style:style>
    <style:style style:name="T55_63" style:family="text">
      <style:text-properties fo:background-color="#ffffff" fo:color="#393939" style:font-name="Courier New" style:font-name-asian="Courier New" style:font-name-complex="Courier New"/>
    </style:style>
    <style:style style:name="T55_64" style:family="text">
      <style:text-properties fo:background-color="#ffffff" fo:color="#393939" style:font-name="Courier New" style:font-name-asian="Courier New" style:font-name-complex="Courier New"/>
    </style:style>
    <style:style style:name="T55_65" style:family="text">
      <style:text-properties fo:background-color="#ffffff" fo:color="#393939" style:font-name="Courier New" style:font-name-asian="Courier New" style:font-name-complex="Courier New"/>
    </style:style>
    <style:style style:name="T55_66" style:family="text">
      <style:text-properties fo:background-color="#ffffff" fo:color="#393939" style:font-name="Courier New" style:font-name-asian="Courier New" style:font-name-complex="Courier New"/>
    </style:style>
    <style:style style:name="T55_67" style:family="text">
      <style:text-properties fo:background-color="#ffffff" fo:color="#393939" style:font-name="Courier New" style:font-name-asian="Courier New" style:font-name-complex="Courier New"/>
    </style:style>
    <style:style style:name="T55_68" style:family="text">
      <style:text-properties fo:background-color="#ffffff" fo:color="#393939" style:font-name="Courier New" style:font-name-asian="Courier New" style:font-name-complex="Courier New"/>
    </style:style>
    <style:style style:name="T55_69" style:family="text">
      <style:text-properties fo:background-color="#ffffff" fo:color="#393939" style:font-name="Courier New" style:font-name-asian="Courier New" style:font-name-complex="Courier New"/>
    </style:style>
    <style:style style:name="T55_70" style:family="text">
      <style:text-properties fo:background-color="#ffffff" fo:color="#393939" style:font-name="Courier New" style:font-name-asian="Courier New" style:font-name-complex="Courier New"/>
    </style:style>
    <style:style style:name="T55_71" style:family="text">
      <style:text-properties fo:background-color="#ffffff" fo:color="#393939" style:font-name="Courier New" style:font-name-asian="Courier New" style:font-name-complex="Courier New"/>
    </style:style>
    <style:style style:name="T55_72" style:family="text">
      <style:text-properties fo:background-color="#ffffff" fo:color="#393939" style:font-name="Courier New" style:font-name-asian="Courier New" style:font-name-complex="Courier New"/>
    </style:style>
    <style:style style:name="T55_73" style:family="text">
      <style:text-properties fo:background-color="#ffffff" fo:color="#393939" style:font-name="Courier New" style:font-name-asian="Courier New" style:font-name-complex="Courier New"/>
    </style:style>
    <style:style style:name="T55_74" style:family="text">
      <style:text-properties fo:background-color="#ffffff" fo:color="#393939" style:font-name="Courier New" style:font-name-asian="Courier New" style:font-name-complex="Courier New"/>
    </style:style>
    <style:style style:name="T55_75" style:family="text">
      <style:text-properties fo:background-color="#ffffff" fo:color="#393939" style:font-name="Courier New" style:font-name-asian="Courier New" style:font-name-complex="Courier New"/>
    </style:style>
    <style:style style:name="T55_76" style:family="text">
      <style:text-properties fo:background-color="#ffffff" fo:color="#393939" style:font-name="Courier New" style:font-name-asian="Courier New" style:font-name-complex="Courier New"/>
    </style:style>
    <style:style style:name="T55_77" style:family="text">
      <style:text-properties fo:background-color="#ffffff" fo:color="#393939" style:font-name="Courier New" style:font-name-asian="Courier New" style:font-name-complex="Courier New"/>
    </style:style>
    <style:style style:name="T55_78" style:family="text">
      <style:text-properties fo:background-color="#ffffff" fo:color="#393939" style:font-name="Courier New" style:font-name-asian="Courier New" style:font-name-complex="Courier New"/>
    </style:style>
    <style:style style:name="T55_79" style:family="text">
      <style:text-properties fo:background-color="#ffffff" fo:color="#393939" style:font-name="Courier New" style:font-name-asian="Courier New" style:font-name-complex="Courier New"/>
    </style:style>
    <style:style style:name="T55_80" style:family="text">
      <style:text-properties fo:background-color="#ffffff" fo:color="#393939" style:font-name="Courier New" style:font-name-asian="Courier New" style:font-name-complex="Courier New"/>
    </style:style>
    <style:style style:name="T55_81" style:family="text">
      <style:text-properties fo:background-color="#ffffff" fo:color="#393939" style:font-name="Courier New" style:font-name-asian="Courier New" style:font-name-complex="Courier New"/>
    </style:style>
    <style:style style:name="T55_82" style:family="text">
      <style:text-properties fo:background-color="#ffffff" fo:color="#393939" style:font-name="Courier New" style:font-name-asian="Courier New" style:font-name-complex="Courier New"/>
    </style:style>
    <style:style style:name="T55_83" style:family="text">
      <style:text-properties fo:background-color="#ffffff" fo:color="#393939" style:font-name="Courier New" style:font-name-asian="Courier New" style:font-name-complex="Courier New"/>
    </style:style>
    <style:style style:name="T55_84" style:family="text">
      <style:text-properties fo:background-color="#ffffff" fo:color="#393939" style:font-name="Courier New" style:font-name-asian="Courier New" style:font-name-complex="Courier New"/>
    </style:style>
    <style:style style:name="T55_85" style:family="text">
      <style:text-properties fo:background-color="#ffffff" fo:color="#393939" style:font-name="Courier New" style:font-name-asian="Courier New" style:font-name-complex="Courier New"/>
    </style:style>
    <style:style style:name="T55_86" style:family="text">
      <style:text-properties fo:background-color="#ffffff" fo:color="#393939" style:font-name="Courier New" style:font-name-asian="Courier New" style:font-name-complex="Courier New"/>
    </style:style>
    <style:style style:name="T55_87" style:family="text">
      <style:text-properties fo:background-color="#ffffff" fo:color="#393939" style:font-name="Courier New" style:font-name-asian="Courier New" style:font-name-complex="Courier New"/>
    </style:style>
    <style:style style:name="T55_88" style:family="text">
      <style:text-properties fo:background-color="#ffffff" fo:color="#393939" style:font-name="Courier New" style:font-name-asian="Courier New" style:font-name-complex="Courier New"/>
    </style:style>
    <style:style style:name="T55_89" style:family="text">
      <style:text-properties fo:background-color="#ffffff" fo:color="#393939" style:font-name="Courier New" style:font-name-asian="Courier New" style:font-name-complex="Courier New"/>
    </style:style>
    <style:style style:name="T55_90" style:family="text">
      <style:text-properties fo:background-color="#ffffff" fo:color="#393939" style:font-name="Courier New" style:font-name-asian="Courier New" style:font-name-complex="Courier New"/>
    </style:style>
    <style:style style:name="T55_91" style:family="text">
      <style:text-properties fo:background-color="#ffffff" fo:color="#393939" style:font-name="Courier New" style:font-name-asian="Courier New" style:font-name-complex="Courier New"/>
    </style:style>
    <style:style style:name="T55_92" style:family="text">
      <style:text-properties fo:background-color="#ffffff" fo:color="#393939" style:font-name="Courier New" style:font-name-asian="Courier New" style:font-name-complex="Courier New"/>
    </style:style>
    <style:style style:name="T55_93" style:family="text">
      <style:text-properties fo:background-color="#ffffff" fo:color="#393939" style:font-name="Courier New" style:font-name-asian="Courier New" style:font-name-complex="Courier New"/>
    </style:style>
    <style:style style:name="T55_94" style:family="text">
      <style:text-properties fo:background-color="#ffffff" fo:color="#393939" style:font-name="Courier New" style:font-name-asian="Courier New" style:font-name-complex="Courier New"/>
    </style:style>
    <style:style style:name="T55_95" style:family="text">
      <style:text-properties fo:background-color="#ffffff" fo:color="#393939" style:font-name="Courier New" style:font-name-asian="Courier New" style:font-name-complex="Courier New"/>
    </style:style>
    <style:style style:name="T55_96" style:family="text">
      <style:text-properties fo:background-color="#ffffff" fo:color="#393939" style:font-name="Courier New" style:font-name-asian="Courier New" style:font-name-complex="Courier New"/>
    </style:style>
    <style:style style:name="T55_97" style:family="text">
      <style:text-properties fo:background-color="#ffffff" fo:color="#393939" style:font-name="Courier New" style:font-name-asian="Courier New" style:font-name-complex="Courier New"/>
    </style:style>
    <style:style style:name="T55_98" style:family="text">
      <style:text-properties fo:background-color="#ffffff" fo:color="#393939" style:font-name="Courier New" style:font-name-asian="Courier New" style:font-name-complex="Courier New"/>
    </style:style>
    <style:style style:name="T55_99" style:family="text">
      <style:text-properties fo:background-color="#ffffff" fo:color="#393939" style:font-name="Courier New" style:font-name-asian="Courier New" style:font-name-complex="Courier New"/>
    </style:style>
    <style:style style:name="T55_100" style:family="text">
      <style:text-properties fo:background-color="#ffffff" fo:color="#393939" style:font-name="Courier New" style:font-name-asian="Courier New" style:font-name-complex="Courier New"/>
    </style:style>
    <style:style style:name="T55_101" style:family="text">
      <style:text-properties fo:background-color="#ffffff" fo:color="#393939" style:font-name="Courier New" style:font-name-asian="Courier New" style:font-name-complex="Courier New"/>
    </style:style>
    <style:style style:name="T55_102" style:family="text">
      <style:text-properties fo:background-color="#ffffff" fo:color="#393939" style:font-name="Courier New" style:font-name-asian="Courier New" style:font-name-complex="Courier New"/>
    </style:style>
    <style:style style:name="T55_103" style:family="text">
      <style:text-properties fo:background-color="#ffffff" fo:color="#393939" style:font-name="Courier New" style:font-name-asian="Courier New" style:font-name-complex="Courier New"/>
    </style:style>
    <style:style style:name="T55_104" style:family="text">
      <style:text-properties fo:background-color="#ffffff" fo:color="#393939" style:font-name="Courier New" style:font-name-asian="Courier New" style:font-name-complex="Courier New"/>
    </style:style>
    <style:style style:name="T55_105" style:family="text">
      <style:text-properties fo:background-color="#ffffff" fo:color="#393939" style:font-name="Courier New" style:font-name-asian="Courier New" style:font-name-complex="Courier New"/>
    </style:style>
    <style:style style:name="T55_106" style:family="text">
      <style:text-properties fo:background-color="#ffffff" fo:color="#393939" style:font-name="Courier New" style:font-name-asian="Courier New" style:font-name-complex="Courier New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7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57_1" style:family="text"/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P60" style:family="paragraph" style:parent-style-name="Heading_20_3">
      <style:paragraph-properties fo:break-before="auto" style:writing-mode="lr-tb"/>
    </style:style>
    <style:style style:name="T60_1" style:family="text"/>
    <style:style style:name="T60_2" style:family="text"/>
    <style:style style:name="T60_3" style:family="text"/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5_1" style:family="text">
      <style:text-properties fo:font-style="italic" style:font-style-asian="italic" style:font-style-complex="italic"/>
    </style:style>
    <style:style style:name="T65_2" style:family="text">
      <style:text-properties fo:font-style="italic" style:font-style-asian="italic" style:font-style-complex="italic"/>
    </style:style>
    <style:style style:name="T65_3" style:family="text">
      <style:text-properties fo:font-style="italic" style:font-style-asian="italic" style:font-style-complex="italic"/>
    </style:style>
    <style:style style:name="T65_4" style:family="text">
      <style:text-properties fo:font-style="italic" style:font-style-asian="italic" style:font-style-complex="italic"/>
    </style:style>
    <style:style style:name="P66" style:family="paragraph" style:parent-style-name="Standard">
      <style:paragraph-properties fo:break-before="auto" style:writing-mode="lr-tb"/>
    </style:style>
    <style:style style:name="T66_1" style:family="text">
      <style:text-properties style:font-name="Courier New" style:font-name-asian="Courier New" style:font-name-complex="Courier New"/>
    </style:style>
    <style:style style:name="T66_2" style:family="text">
      <style:text-properties style:font-name="Courier New" style:font-name-asian="Courier New" style:font-name-complex="Courier New"/>
    </style:style>
    <style:style style:name="T66_3" style:family="text">
      <style:text-properties style:font-name="Courier New" style:font-name-asian="Courier New" style:font-name-complex="Courier New"/>
    </style:style>
    <style:style style:name="T66_4" style:family="text">
      <style:text-properties style:font-name="Courier New" style:font-name-asian="Courier New" style:font-name-complex="Courier New"/>
    </style:style>
    <style:style style:name="T66_5" style:family="text">
      <style:text-properties style:font-name="Courier New" style:font-name-asian="Courier New" style:font-name-complex="Courier New"/>
    </style:style>
    <style:style style:name="T66_6" style:family="text">
      <style:text-properties style:font-name="Courier New" style:font-name-asian="Courier New" style:font-name-complex="Courier New"/>
    </style:style>
    <style:style style:name="P67" style:family="paragraph" style:parent-style-name="Standard">
      <style:paragraph-properties fo:break-before="auto" style:writing-mode="lr-tb"/>
    </style:style>
    <style:style style:name="T67_1" style:family="text">
      <style:text-properties style:font-name="Courier New" style:font-name-asian="Courier New" style:font-name-complex="Courier New"/>
    </style:style>
    <style:style style:name="T67_2" style:family="text">
      <style:text-properties style:font-name="Courier New" style:font-name-asian="Courier New" style:font-name-complex="Courier New"/>
    </style:style>
    <style:style style:name="T67_3" style:family="text">
      <style:text-properties style:font-name="Courier New" style:font-name-asian="Courier New" style:font-name-complex="Courier New"/>
    </style:style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8_1" style:family="text">
      <style:text-properties style:font-name="Courier New" style:font-name-asian="Courier New" style:font-name-complex="Courier New"/>
    </style:style>
    <style:style style:name="P69" style:family="paragraph" style:parent-style-name="Standard">
      <style:paragraph-properties fo:break-before="auto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fo:font-style="italic" style:font-style-asian="italic" style:font-style-complex="italic"/>
    </style:style>
    <style:style style:name="T74_2" style:family="text">
      <style:text-properties fo:font-style="italic" style:font-style-asian="italic" style:font-style-complex="italic"/>
    </style:style>
    <style:style style:name="T74_3" style:family="text">
      <style:text-properties fo:font-style="italic" style:font-style-asian="italic" style:font-style-complex="italic"/>
    </style:style>
    <style:style style:name="T74_4" style:family="text">
      <style:text-properties fo:font-style="italic" style:font-style-asian="italic" style:font-style-complex="italic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font-name="Courier New" style:font-name-asian="Courier New" style:font-name-complex="Courier New"/>
    </style:style>
    <style:style style:name="T75_2" style:family="text">
      <style:text-properties style:font-name="Courier New" style:font-name-asian="Courier New" style:font-name-complex="Courier New"/>
    </style:style>
    <style:style style:name="T75_3" style:family="text">
      <style:text-properties style:font-name="Courier New" style:font-name-asian="Courier New" style:font-name-complex="Courier New"/>
    </style:style>
    <style:style style:name="T75_4" style:family="text">
      <style:text-properties style:font-name="Courier New" style:font-name-asian="Courier New" style:font-name-complex="Courier New"/>
    </style:style>
    <style:style style:name="T75_5" style:family="text">
      <style:text-properties style:font-name="Courier New" style:font-name-asian="Courier New" style:font-name-complex="Courier New"/>
    </style:style>
    <style:style style:name="T75_6" style:family="text">
      <style:text-properties style:font-name="Courier New" style:font-name-asian="Courier New" style:font-name-complex="Courier New"/>
    </style:style>
    <style:style style:name="T75_7" style:family="text">
      <style:text-properties style:font-name="Courier New" style:font-name-asian="Courier New" style:font-name-complex="Courier New"/>
    </style:style>
    <style:style style:name="T75_8" style:family="text">
      <style:text-properties style:font-name="Courier New" style:font-name-asian="Courier New" style:font-name-complex="Courier New"/>
    </style:style>
    <style:style style:name="T75_9" style:family="text">
      <style:text-properties style:font-name="Courier New" style:font-name-asian="Courier New" style:font-name-complex="Courier New"/>
    </style:style>
    <style:style style:name="T75_10" style:family="text">
      <style:text-properties style:font-name="Courier New" style:font-name-asian="Courier New" style:font-name-complex="Courier New"/>
    </style:style>
    <style:style style:name="T75_11" style:family="text">
      <style:text-properties style:font-name="Courier New" style:font-name-asian="Courier New" style:font-name-complex="Courier New"/>
    </style:style>
    <style:style style:name="T75_12" style:family="text">
      <style:text-properties style:font-name="Courier New" style:font-name-asian="Courier New" style:font-name-complex="Courier New"/>
    </style:style>
    <style:style style:name="T75_13" style:family="text">
      <style:text-properties style:font-name="Courier New" style:font-name-asian="Courier New" style:font-name-complex="Courier New"/>
    </style:style>
    <style:style style:name="T75_14" style:family="text">
      <style:text-properties style:font-name="Courier New" style:font-name-asian="Courier New" style:font-name-complex="Courier New"/>
    </style:style>
    <style:style style:name="T75_15" style:family="text">
      <style:text-properties style:font-name="Courier New" style:font-name-asian="Courier New" style:font-name-complex="Courier New"/>
    </style:style>
    <style:style style:name="T75_16" style:family="text">
      <style:text-properties style:font-name="Courier New" style:font-name-asian="Courier New" style:font-name-complex="Courier New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fo:font-style="italic" style:font-style-asian="italic" style:font-style-complex="italic"/>
    </style:style>
    <style:style style:name="T78_2" style:family="text">
      <style:text-properties fo:font-style="italic" style:font-style-asian="italic" style:font-style-complex="italic"/>
    </style:style>
    <style:style style:name="T78_3" style:family="text">
      <style:text-properties fo:font-style="italic" style:font-style-asian="italic" style:font-style-complex="italic"/>
    </style:style>
    <style:style style:name="T78_4" style:family="text">
      <style:text-properties fo:font-style="italic" style:font-style-asian="italic" style:font-style-complex="italic"/>
    </style:style>
    <style:style style:name="P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9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9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9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9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9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9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9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80" style:family="paragraph" style:parent-style-name="Standard">
      <style:paragraph-properties fo:break-before="auto" style:writing-mode="lr-tb"/>
    </style:style>
    <style:style style:name="T80_1" style:family="text">
      <style:text-properties fo:font-style="italic" style:font-style-asian="italic" style:font-style-complex="italic"/>
    </style:style>
    <style:style style:name="T80_2" style:family="text">
      <style:text-properties fo:font-style="italic" style:font-style-asian="italic" style:font-style-complex="italic"/>
    </style:style>
    <style:style style:name="T80_3" style:family="text">
      <style:text-properties fo:font-style="italic" style:font-style-asian="italic" style:font-style-complex="italic"/>
    </style:style>
    <style:style style:name="T80_4" style:family="text">
      <style:text-properties fo:font-style="italic" style:font-style-asian="italic" style:font-style-complex="italic"/>
    </style:style>
    <style:style style:name="P81" style:family="paragraph" style:parent-style-name="Standard">
      <style:paragraph-properties fo:break-before="auto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83" style:family="paragraph" style:parent-style-name="Heading_20_2">
      <style:paragraph-properties fo:break-before="auto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P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>
      <style:text-properties fo:background-color="#ffffff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84_1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3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3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85" style:family="paragraph" style:parent-style-name="Standard">
      <style:paragraph-properties fo:break-before="auto" style:writing-mode="lr-tb"/>
    </style:style>
    <style:style style:name="T85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86" style:family="paragraph" style:parent-style-name="Standard">
      <style:paragraph-properties fo:break-before="auto" style:writing-mode="lr-tb"/>
    </style:style>
    <style:style style:name="T86_1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T86_2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T86_3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P87" style:family="paragraph" style:parent-style-name="Standard">
      <style:paragraph-properties fo:break-before="auto" style:writing-mode="lr-tb"/>
    </style:style>
    <style:style style:name="T87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7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T88_2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T88_3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P90" style:family="paragraph" style:parent-style-name="Standard">
      <style:paragraph-properties fo:break-before="auto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P91" style:family="paragraph" style:parent-style-name="Standard">
      <style:paragraph-properties fo:break-before="auto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P92" style:family="paragraph" style:parent-style-name="Standard">
      <style:paragraph-properties fo:break-before="auto" fo:margin-top="0cm" style:writing-mode="lr-tb"/>
    </style:style>
    <style:style style:name="T92_1" style:family="text">
      <style:text-properties fo:color="#222222"/>
    </style:style>
    <style:style style:name="T92_2" style:family="text">
      <style:text-properties fo:color="#222222"/>
    </style:style>
    <style:style style:name="T92_3" style:family="text"/>
    <style:style style:name="T92_4" style:family="text">
      <style:text-properties fo:color="#0678be"/>
    </style:style>
    <style:style style:name="T92_5" style:family="text"/>
    <style:style style:name="T92_6" style:family="text">
      <style:text-properties fo:color="#0678be"/>
    </style:style>
    <style:style style:name="T92_7" style:family="text"/>
    <style:style style:name="T92_8" style:family="text">
      <style:text-properties fo:color="#0678be"/>
    </style:style>
    <style:style style:name="T92_9" style:family="text"/>
    <style:style style:name="T92_10" style:family="text">
      <style:text-properties fo:color="#0678be"/>
    </style:style>
    <style:style style:name="T92_11" style:family="text"/>
    <style:style style:name="T92_12" style:family="text">
      <style:text-properties fo:color="#0678be"/>
    </style:style>
    <style:style style:name="T92_13" style:family="text"/>
    <style:style style:name="T92_14" style:family="text">
      <style:text-properties fo:color="#0678be"/>
    </style:style>
    <style:style style:name="T92_15" style:family="text"/>
    <style:style style:name="T92_16" style:family="text">
      <style:text-properties fo:color="#0678be"/>
    </style:style>
    <style:style style:name="T92_17" style:family="text"/>
    <style:style style:name="T92_18" style:family="text">
      <style:text-properties fo:color="#0678be"/>
    </style:style>
    <style:style style:name="T92_19" style:family="text"/>
    <style:style style:name="T92_20" style:family="text">
      <style:text-properties fo:color="#0678be"/>
    </style:style>
    <style:style style:name="T92_21" style:family="text"/>
    <style:style style:name="T92_22" style:family="text">
      <style:text-properties fo:color="#0678be"/>
    </style:style>
    <style:style style:name="T92_23" style:family="text"/>
    <style:style style:name="T92_24" style:family="text">
      <style:text-properties fo:color="#0678be"/>
    </style:style>
    <style:style style:name="T92_25" style:family="text"/>
    <style:style style:name="T92_26" style:family="text">
      <style:text-properties fo:color="#0678be"/>
    </style:style>
    <style:style style:name="T92_27" style:family="text"/>
    <style:style style:name="T92_28" style:family="text">
      <style:text-properties fo:color="#0678be"/>
    </style:style>
    <style:style style:name="T92_29" style:family="text"/>
    <style:style style:name="T92_30" style:family="text">
      <style:text-properties fo:color="#0678be"/>
    </style:style>
    <style:style style:name="T92_31" style:family="text"/>
    <style:style style:name="T92_32" style:family="text">
      <style:text-properties fo:color="#0678be"/>
    </style:style>
    <style:style style:name="T92_33" style:family="text"/>
    <style:style style:name="T92_34" style:family="text">
      <style:text-properties fo:color="#0678be"/>
    </style:style>
    <style:style style:name="T92_35" style:family="text"/>
    <style:style style:name="T92_36" style:family="text">
      <style:text-properties fo:color="#0678be"/>
    </style:style>
    <style:style style:name="T92_37" style:family="text"/>
    <style:style style:name="T92_38" style:family="text">
      <style:text-properties fo:color="#0678be"/>
    </style:style>
    <style:style style:name="T92_39" style:family="text"/>
    <style:style style:name="T92_40" style:family="text">
      <style:text-properties fo:color="#0678be"/>
    </style:style>
    <style:style style:name="T92_41" style:family="text">
      <style:text-properties fo:color="#222222"/>
    </style:style>
    <style:style style:name="P93" style:family="paragraph" style:parent-style-name="Standard">
      <style:paragraph-properties fo:break-before="auto" fo:margin-top="0cm" style:writing-mode="lr-tb"/>
    </style:style>
    <style:style style:name="T93_1" style:family="text">
      <style:text-properties fo:color="#222222"/>
    </style:style>
    <style:style style:name="T93_2" style:family="text">
      <style:text-properties fo:color="#222222"/>
    </style:style>
    <style:style style:name="T93_3" style:family="text">
      <style:text-properties fo:color="#222222"/>
    </style:style>
    <style:style style:name="T93_4" style:family="text">
      <style:text-properties fo:color="#222222"/>
    </style:style>
    <style:style style:name="T93_5" style:family="text">
      <style:text-properties fo:color="#222222"/>
    </style:style>
    <style:style style:name="T93_6" style:family="text">
      <style:text-properties fo:color="#222222"/>
    </style:style>
    <style:style style:name="T93_7" style:family="text">
      <style:text-properties fo:color="#222222"/>
    </style:style>
    <style:style style:name="T93_8" style:family="text">
      <style:text-properties fo:color="#222222"/>
    </style:style>
    <style:style style:name="T93_9" style:family="text">
      <style:text-properties fo:color="#222222"/>
    </style:style>
    <style:style style:name="T93_10" style:family="text">
      <style:text-properties fo:color="#222222"/>
    </style:style>
    <style:style style:name="T93_11" style:family="text">
      <style:text-properties fo:color="#222222"/>
    </style:style>
    <style:style style:name="T93_12" style:family="text">
      <style:text-properties fo:color="#222222"/>
    </style:style>
    <style:style style:name="T93_13" style:family="text">
      <style:text-properties fo:color="#222222"/>
    </style:style>
    <style:style style:name="T93_14" style:family="text">
      <style:text-properties fo:color="#222222"/>
    </style:style>
    <style:style style:name="T93_15" style:family="text">
      <style:text-properties fo:color="#222222"/>
    </style:style>
    <style:style style:name="T93_16" style:family="text">
      <style:text-properties fo:color="#222222"/>
    </style:style>
    <style:style style:name="T93_17" style:family="text">
      <style:text-properties fo:color="#222222"/>
    </style:style>
    <style:style style:name="T93_18" style:family="text">
      <style:text-properties fo:color="#222222"/>
    </style:style>
    <style:style style:name="T93_19" style:family="text">
      <style:text-properties fo:color="#222222"/>
    </style:style>
    <style:style style:name="T93_20" style:family="text">
      <style:text-properties fo:color="#222222"/>
    </style:style>
    <style:style style:name="T93_21" style:family="text">
      <style:text-properties fo:color="#222222"/>
    </style:style>
    <style:style style:name="T93_22" style:family="text">
      <style:text-properties fo:color="#222222"/>
    </style:style>
    <style:style style:name="T93_23" style:family="text">
      <style:text-properties fo:color="#222222"/>
    </style:style>
    <style:style style:name="T93_24" style:family="text">
      <style:text-properties fo:color="#222222"/>
    </style:style>
    <style:style style:name="T93_25" style:family="text">
      <style:text-properties fo:color="#222222"/>
    </style:style>
    <style:style style:name="T93_26" style:family="text">
      <style:text-properties fo:color="#222222"/>
    </style:style>
    <style:style style:name="T93_27" style:family="text">
      <style:text-properties fo:color="#222222"/>
    </style:style>
    <style:style style:name="T93_28" style:family="text">
      <style:text-properties fo:color="#222222"/>
    </style:style>
    <style:style style:name="T93_29" style:family="text"/>
    <style:style style:name="T93_30" style:family="text">
      <style:text-properties fo:color="#0678be"/>
    </style:style>
    <style:style style:name="T93_31" style:family="text"/>
    <style:style style:name="T93_32" style:family="text">
      <style:text-properties fo:color="#0678be"/>
    </style:style>
    <style:style style:name="T93_33" style:family="text"/>
    <style:style style:name="T93_34" style:family="text">
      <style:text-properties fo:color="#0678be"/>
    </style:style>
    <style:style style:name="T93_35" style:family="text">
      <style:text-properties fo:color="#222222"/>
    </style:style>
    <style:style style:name="T93_36" style:family="text">
      <style:text-properties fo:color="#222222"/>
    </style:style>
    <style:style style:name="T93_37" style:family="text">
      <style:text-properties fo:color="#222222"/>
    </style:style>
    <style:style style:name="T93_38" style:family="text">
      <style:text-properties fo:color="#222222"/>
    </style:style>
    <style:style style:name="T93_39" style:family="text">
      <style:text-properties fo:color="#222222"/>
    </style:style>
    <style:style style:name="T93_40" style:family="text">
      <style:text-properties fo:color="#222222"/>
    </style:style>
    <style:style style:name="T93_41" style:family="text">
      <style:text-properties fo:color="#222222"/>
    </style:style>
    <style:style style:name="T93_42" style:family="text">
      <style:text-properties fo:color="#222222"/>
    </style:style>
    <style:style style:name="T93_43" style:family="text">
      <style:text-properties fo:color="#222222"/>
    </style:style>
    <style:style style:name="T93_44" style:family="text">
      <style:text-properties fo:color="#222222"/>
    </style:style>
    <style:style style:name="T93_45" style:family="text">
      <style:text-properties fo:color="#222222"/>
    </style:style>
    <style:style style:name="T93_46" style:family="text">
      <style:text-properties fo:color="#222222"/>
    </style:style>
    <style:style style:name="T93_47" style:family="text">
      <style:text-properties fo:color="#222222"/>
    </style:style>
    <style:style style:name="T93_48" style:family="text">
      <style:text-properties fo:color="#222222"/>
    </style:style>
    <style:style style:name="T93_49" style:family="text">
      <style:text-properties fo:color="#222222"/>
    </style:style>
    <style:style style:name="T93_50" style:family="text">
      <style:text-properties fo:color="#222222"/>
    </style:style>
    <style:style style:name="T93_51" style:family="text">
      <style:text-properties fo:color="#222222"/>
    </style:style>
    <style:style style:name="T93_52" style:family="text">
      <style:text-properties fo:color="#222222"/>
    </style:style>
    <style:style style:name="T93_53" style:family="text">
      <style:text-properties fo:color="#222222"/>
    </style:style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95" style:family="paragraph" style:parent-style-name="Heading_20_3">
      <style:paragraph-properties fo:break-before="auto" style:writing-mode="lr-tb"/>
    </style:style>
    <style:style style:name="T95_1" style:family="text"/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7_1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97_2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97_3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98" style:family="paragraph" style:parent-style-name="Standard">
      <style:paragraph-properties fo:break-before="auto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P99" style:family="paragraph" style:parent-style-name="Standard">
      <style:paragraph-properties fo:break-before="auto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P100" style:family="paragraph" style:parent-style-name="Standard">
      <style:paragraph-properties fo:break-before="auto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P101" style:family="paragraph" style:parent-style-name="Standard">
      <style:paragraph-properties fo:break-before="auto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P102" style:family="paragraph" style:parent-style-name="Standard">
      <style:paragraph-properties fo:break-before="auto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P103" style:family="paragraph" style:parent-style-name="Standard">
      <style:paragraph-properties fo:break-before="auto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>
      <style:text-properties fo:color="#000099" style:text-underline-style="solid" style:text-underline-color="font-color"/>
    </style:style>
    <style:style style:name="T103_22" style:family="text"/>
    <style:style style:name="T103_23" style:family="text">
      <style:text-properties fo:color="#000099" style:text-underline-style="solid" style:text-underline-color="font-color"/>
    </style:style>
    <style:style style:name="T103_24" style:family="text"/>
    <style:style style:name="T103_25" style:family="text">
      <style:text-properties fo:color="#000099" style:text-underline-style="solid" style:text-underline-color="font-color"/>
    </style:style>
    <style:style style:name="T103_26" style:family="text"/>
    <style:style style:name="T103_27" style:family="text">
      <style:text-properties fo:color="#000099" style:text-underline-style="solid" style:text-underline-color="font-color"/>
    </style:style>
    <style:style style:name="T103_28" style:family="text"/>
    <style:style style:name="T103_29" style:family="text">
      <style:text-properties fo:color="#000099" style:text-underline-style="solid" style:text-underline-color="font-color"/>
    </style:style>
    <style:style style:name="T103_30" style:family="text"/>
    <style:style style:name="T103_31" style:family="text">
      <style:text-properties fo:color="#000099" style:text-underline-style="solid" style:text-underline-color="font-color"/>
    </style:style>
    <style:style style:name="T103_32" style:family="text"/>
    <style:style style:name="T103_33" style:family="text">
      <style:text-properties fo:color="#000099" style:text-underline-style="solid" style:text-underline-color="font-color"/>
    </style:style>
    <style:style style:name="T103_34" style:family="text"/>
    <style:style style:name="T103_35" style:family="text">
      <style:text-properties fo:color="#000099" style:text-underline-style="solid" style:text-underline-color="font-color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/>
    <style:style style:name="T105_2" style:family="text"/>
    <style:style style:name="T105_3" style:family="text"/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/>
    <style:style style:name="T111_2" style:family="text"/>
    <style:style style:name="T111_3" style:family="text"/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/>
    <style:style style:name="P1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P114" style:family="paragraph" style:parent-style-name="Heading_20_2">
      <style:paragraph-properties fo:break-before="auto" style:writing-mode="lr-tb"/>
    </style:style>
    <style:style style:name="T114_1" style:family="text"/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T115_127" style:family="text"/>
    <style:style style:name="T115_128" style:family="text"/>
    <style:style style:name="T115_129" style:family="text"/>
    <style:style style:name="T115_130" style:family="text"/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P1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P119" style:family="paragraph" style:parent-style-name="Heading_20_2">
      <style:paragraph-properties fo:break-before="auto" style:writing-mode="lr-tb"/>
    </style:style>
    <style:style style:name="T119_1" style:family="text"/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P121" style:family="paragraph" style:parent-style-name="Heading_20_2">
      <style:paragraph-properties fo:break-before="auto" style:writing-mode="lr-tb"/>
    </style:style>
    <style:style style:name="T121_1" style:family="text"/>
    <style:style style:name="T121_2" style:family="text"/>
    <style:style style:name="T121_3" style:family="text"/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4_2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4_3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4_4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4_5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4_6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4_7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4_8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6_2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6_3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6_4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6_5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6_6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7_2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7_3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29_2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30_2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T130_3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fo:background-color="#f6f6f2" fo:color="#222222" style:font-name="Courier New" fo:font-size="9pt" style:font-name-asian="Courier New" style:font-size-asian="9pt" style:font-name-complex="Courier New" style:font-size-complex="9pt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35" style:family="paragraph" style:parent-style-name="Heading_20_4">
      <style:paragraph-properties fo:break-before="auto" style:writing-mode="lr-tb"/>
    </style:style>
    <style:style style:name="T135_1" style:family="text"/>
    <style:style style:name="T135_2" style:family="text"/>
    <style:style style:name="T135_3" style:family="text"/>
    <style:style style:name="P1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7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7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7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7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7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7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7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7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7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7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9_1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39_2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39_3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39_4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39_5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39_6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39_7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39_8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39_9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39_10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T139_11" style:family="text">
      <style:text-properties fo:background-color="#ffffff" fo:color="#222222" style:font-name="Courier New" fo:font-size="10pt" style:font-name-asian="Courier New" style:font-size-asian="10pt" style:font-name-complex="Courier New" style:font-size-complex="10pt"/>
    </style:style>
    <style:style style:name="P1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1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1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P1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P145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45_1" style:family="text"/>
    <style:style style:name="P1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6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6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47" style:family="paragraph" style:parent-style-name="Standard">
      <style:paragraph-properties fo:break-before="auto" style:writing-mode="lr-tb"/>
    </style:style>
    <style:style style:name="P148" style:family="paragraph" style:parent-style-name="Standard">
      <style:paragraph-properties fo:break-before="auto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P149" style:family="paragraph" style:parent-style-name="Standard">
      <style:paragraph-properties fo:break-before="auto" style:writing-mode="lr-tb"/>
    </style:style>
    <style:style style:name="T149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9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9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9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9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9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9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50" style:family="paragraph" style:parent-style-name="Standard">
      <style:paragraph-properties fo:break-before="auto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P151" style:family="paragraph" style:parent-style-name="Standard">
      <style:paragraph-properties fo:break-before="auto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P152" style:family="paragraph" style:parent-style-name="Standard">
      <style:paragraph-properties fo:break-before="auto" style:writing-mode="lr-tb"/>
    </style:style>
    <style:style style:name="P153" style:family="paragraph" style:parent-style-name="Standard">
      <style:paragraph-properties fo:break-before="auto" style:writing-mode="lr-tb"/>
    </style:style>
    <style:style style:name="T153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3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54" style:family="paragraph" style:parent-style-name="Standard">
      <style:paragraph-properties fo:break-before="auto" style:writing-mode="lr-tb"/>
    </style:style>
    <style:style style:name="T154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4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4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4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4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4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4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4_8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4_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4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4_1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55" style:family="paragraph" style:parent-style-name="Standard">
      <style:paragraph-properties fo:break-before="auto" style:writing-mode="lr-tb"/>
    </style:style>
    <style:style style:name="P156" style:family="paragraph" style:parent-style-name="Standard">
      <style:paragraph-properties fo:break-before="auto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P157" style:family="paragraph" style:parent-style-name="Standard">
      <style:paragraph-properties fo:break-before="auto" style:writing-mode="lr-tb"/>
    </style:style>
    <style:style style:name="T157_1" style:family="text"/>
    <style:style style:name="T157_2" style:family="text"/>
    <style:style style:name="P158" style:family="paragraph" style:parent-style-name="Standard">
      <style:paragraph-properties fo:break-before="auto" style:writing-mode="lr-tb"/>
    </style:style>
    <style:style style:name="T158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58_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9_1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59_2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59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59_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59_5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1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0_1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60_2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60_3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60_4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60_5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60_6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60_7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P161" style:family="paragraph" style:parent-style-name="Standard">
      <style:paragraph-properties fo:break-before="auto" style:writing-mode="lr-tb"/>
    </style:style>
    <style:style style:name="T161_1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1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2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63" style:family="paragraph" style:parent-style-name="Heading_20_2">
      <style:paragraph-properties fo:break-before="auto" style:writing-mode="lr-tb"/>
    </style:style>
    <style:style style:name="T163_1" style:family="text"/>
    <style:style style:name="P164" style:family="paragraph" style:parent-style-name="Standard">
      <style:paragraph-properties fo:break-before="auto" style:writing-mode="lr-tb"/>
    </style:style>
    <style:style style:name="T164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4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65" style:family="paragraph" style:parent-style-name="Standard">
      <style:paragraph-properties fo:break-before="auto" style:writing-mode="lr-tb"/>
    </style:style>
    <style:style style:name="T165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5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5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5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5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5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5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5_8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5_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5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5_1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5_1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5_1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5_1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5_1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6" style:family="paragraph" style:parent-style-name="Standard">
      <style:paragraph-properties fo:break-before="auto" fo:margin-top="0cm" style:writing-mode="lr-tb"/>
    </style:style>
    <style:style style:name="P167" style:family="paragraph" style:parent-style-name="Standard">
      <style:paragraph-properties fo:break-before="auto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P1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8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8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8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8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0" style:family="paragraph" style:parent-style-name="Standard">
      <style:paragraph-properties fo:break-before="auto" fo:margin-top="0cm" style:writing-mode="lr-tb"/>
    </style:style>
    <style:style style:name="T170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0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0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0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0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0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0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1" style:family="paragraph" style:parent-style-name="Standard">
      <style:paragraph-properties fo:break-before="auto" fo:margin-top="0cm" style:writing-mode="lr-tb"/>
    </style:style>
    <style:style style:name="T171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2" style:family="paragraph" style:parent-style-name="Standard">
      <style:paragraph-properties fo:break-before="auto" fo:margin-top="0cm" style:writing-mode="lr-tb"/>
    </style:style>
    <style:style style:name="T172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2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2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2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2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2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2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3" style:family="paragraph" style:parent-style-name="Standard">
      <style:paragraph-properties fo:break-before="auto" fo:margin-top="0cm" style:writing-mode="lr-tb"/>
    </style:style>
    <style:style style:name="T173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3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3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4" style:family="paragraph" style:parent-style-name="Standard">
      <style:paragraph-properties fo:break-before="auto" fo:margin-top="0cm" style:writing-mode="lr-tb"/>
    </style:style>
    <style:style style:name="T174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4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4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5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5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5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5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5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5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5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5_8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5_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5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5_1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5_1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5_1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5_1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5_1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6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7" style:family="paragraph" style:parent-style-name="Standard">
      <style:paragraph-properties fo:break-before="auto" fo:margin-top="0cm" style:writing-mode="lr-tb"/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8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8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79" style:family="paragraph" style:parent-style-name="Heading_20_2">
      <style:paragraph-properties fo:break-before="auto" style:writing-mode="lr-tb"/>
    </style:style>
    <style:style style:name="T179_1" style:family="text"/>
    <style:style style:name="T179_2" style:family="text"/>
    <style:style style:name="T179_3" style:family="text"/>
    <style:style style:name="P180" style:family="paragraph" style:parent-style-name="Standard">
      <style:paragraph-properties fo:break-before="auto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P181" style:family="paragraph" style:parent-style-name="Standard">
      <style:paragraph-properties fo:break-before="auto" fo:margin-top="0cm" style:writing-mode="lr-tb"/>
    </style:style>
    <style:style style:name="T181_1" style:family="text"/>
    <style:style style:name="T181_2" style:family="text"/>
    <style:style style:name="P182" style:family="paragraph" style:parent-style-name="Standard">
      <style:paragraph-properties fo:break-before="auto" fo:margin-top="0cm" style:writing-mode="lr-tb"/>
    </style:style>
    <style:style style:name="T1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3" style:family="paragraph" style:parent-style-name="Standard">
      <style:paragraph-properties fo:break-before="auto" fo:margin-top="0cm" style:writing-mode="lr-tb"/>
    </style:style>
    <style:style style:name="T1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4" style:family="paragraph" style:parent-style-name="Standard">
      <style:paragraph-properties fo:break-before="auto" fo:margin-top="0cm" style:writing-mode="lr-tb"/>
    </style:style>
    <style:style style:name="T1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5" style:family="paragraph" style:parent-style-name="Standard">
      <style:paragraph-properties fo:break-before="auto" fo:margin-top="0cm" fo:margin-bottom="0cm" style:writing-mode="lr-tb"/>
    </style:style>
    <style:style style:name="T1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6" style:family="paragraph" style:parent-style-name="Standard">
      <style:paragraph-properties fo:break-before="auto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87" style:family="paragraph" style:parent-style-name="Standard">
      <style:paragraph-properties fo:break-before="auto" style:writing-mode="lr-tb"/>
    </style:style>
    <style:style style:name="T187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7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88" style:family="paragraph" style:parent-style-name="Standard">
      <style:paragraph-properties fo:break-before="auto" style:writing-mode="lr-tb"/>
    </style:style>
    <style:style style:name="T188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8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P189" style:family="paragraph" style:parent-style-name="Standard">
      <style:paragraph-properties fo:break-before="auto" style:writing-mode="lr-tb"/>
    </style:style>
    <style:style style:name="T189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9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9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9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189_5" style:family="text">
      <style:text-properties fo:background-color="#f6f6f2" fo:color="#dd0000" style:font-name="Verdana" fo:font-size="9pt" style:font-name-asian="Verdana" style:font-size-asian="9pt" style:font-name-complex="Verdana" style:font-size-complex="9pt"/>
    </style:style>
    <style:style style:name="T189_6" style:family="text">
      <style:text-properties fo:background-color="#f6f6f2" fo:color="#dd0000" style:font-name="Verdana" fo:font-size="9pt" style:font-name-asian="Verdana" style:font-size-asian="9pt" style:font-name-complex="Verdana" style:font-size-complex="9pt"/>
    </style:style>
    <style:style style:name="T189_7" style:family="text">
      <style:text-properties fo:background-color="#f6f6f2" fo:color="#dd0000" style:font-name="Verdana" fo:font-size="9pt" style:font-name-asian="Verdana" style:font-size-asian="9pt" style:font-name-complex="Verdana" style:font-size-complex="9pt"/>
    </style:style>
    <style:style style:name="T189_8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P190" style:family="paragraph" style:parent-style-name="Standard">
      <style:paragraph-properties fo:break-before="auto" style:writing-mode="lr-tb"/>
    </style:style>
    <style:style style:name="T190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0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0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0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190_5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0_6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0_7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P191" style:family="paragraph" style:parent-style-name="Standard">
      <style:paragraph-properties fo:break-before="auto" style:writing-mode="lr-tb"/>
    </style:style>
    <style:style style:name="T191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1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1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1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191_5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91_6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P1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2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P193" style:family="paragraph" style:parent-style-name="Heading_20_2">
      <style:paragraph-properties fo:break-before="auto" style:writing-mode="lr-tb"/>
    </style:style>
    <style:style style:name="T193_1" style:family="text"/>
    <style:style style:name="T193_2" style:family="text"/>
    <style:style style:name="T193_3" style:family="text"/>
    <style:style style:name="P194" style:family="paragraph" style:parent-style-name="Standard">
      <style:paragraph-properties fo:break-before="auto" fo:margin-top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P195" style:family="paragraph" style:parent-style-name="Standard">
      <style:paragraph-properties fo:break-before="auto" fo:margin-top="0cm" fo:margin-bottom="0cm" style:writing-mode="lr-tb"/>
    </style:style>
    <style:style style:name="T195_1" style:family="text"/>
    <style:style style:name="T195_2" style:family="text"/>
    <style:style style:name="P196" style:family="paragraph" style:parent-style-name="Standard">
      <style:paragraph-properties fo:break-before="auto" style:writing-mode="lr-tb"/>
    </style:style>
    <style:style style:name="T196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6_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97" style:family="paragraph" style:parent-style-name="Standard">
      <style:paragraph-properties fo:break-before="auto" style:writing-mode="lr-tb"/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98" style:family="paragraph" style:parent-style-name="Standard">
      <style:paragraph-properties fo:break-before="auto" style:writing-mode="lr-tb"/>
    </style:style>
    <style:style style:name="T198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4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8_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6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8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8_9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10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1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99" style:family="paragraph" style:parent-style-name="Standard">
      <style:paragraph-properties fo:break-before="auto" style:writing-mode="lr-tb"/>
    </style:style>
    <style:style style:name="T199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9_2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9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9_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9_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9_6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9_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9_8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9_9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200" style:family="paragraph" style:parent-style-name="Standard">
      <style:paragraph-properties fo:break-before="auto" style:writing-mode="lr-tb"/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201" style:family="paragraph" style:parent-style-name="Standard">
      <style:paragraph-properties fo:break-before="auto" style:writing-mode="lr-tb"/>
    </style:style>
    <style:style style:name="T201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1_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1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1_4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201_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1_6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1_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1_8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201_9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1_10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1_1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202" style:family="paragraph" style:parent-style-name="Standard">
      <style:paragraph-properties fo:break-before="auto" style:writing-mode="lr-tb"/>
    </style:style>
    <style:style style:name="T202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2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202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6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8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9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10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1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1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1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1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1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16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1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18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19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20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2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2_2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203" style:family="paragraph" style:parent-style-name="Standard">
      <style:paragraph-properties fo:break-before="auto" style:writing-mode="lr-tb"/>
    </style:style>
    <style:style style:name="T203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2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203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203_5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204" style:family="paragraph" style:parent-style-name="Standard">
      <style:paragraph-properties fo:break-before="auto" fo:margin-top="0cm" fo:margin-bottom="0cm" style:writing-mode="lr-tb"/>
    </style:style>
    <style:style style:name="T204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205" style:family="paragraph" style:parent-style-name="Heading_20_4">
      <style:paragraph-properties fo:break-before="auto" style:writing-mode="lr-tb"/>
    </style:style>
    <style:style style:name="T205_1" style:family="text"/>
    <style:style style:name="T205_2" style:family="text"/>
    <style:style style:name="T205_3" style:family="text"/>
    <style:style style:name="P2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>
      <style:text-properties fo:color="#000099" style:text-underline-style="solid" style:text-underline-color="font-color"/>
    </style:style>
    <style:style style:name="T206_17" style:family="text"/>
    <style:style style:name="T206_18" style:family="text">
      <style:text-properties fo:color="#000099" style:text-underline-style="solid" style:text-underline-color="font-color"/>
    </style:style>
    <style:style style:name="T206_19" style:family="text"/>
    <style:style style:name="T206_20" style:family="text">
      <style:text-properties fo:color="#000099" style:text-underline-style="solid" style:text-underline-color="font-color"/>
    </style:style>
    <style:style style:name="T206_21" style:family="text"/>
    <style:style style:name="T206_22" style:family="text">
      <style:text-properties fo:color="#000099" style:text-underline-style="solid" style:text-underline-color="font-color"/>
    </style:style>
    <style:style style:name="T206_23" style:family="text"/>
    <style:style style:name="T206_24" style:family="text">
      <style:text-properties fo:color="#000099" style:text-underline-style="solid" style:text-underline-color="font-color"/>
    </style:style>
    <style:style style:name="T206_25" style:family="text"/>
    <style:style style:name="T206_26" style:family="text">
      <style:text-properties fo:color="#000099" style:text-underline-style="solid" style:text-underline-color="font-color"/>
    </style:style>
    <style:style style:name="T206_27" style:family="text"/>
    <style:style style:name="T206_28" style:family="text">
      <style:text-properties fo:color="#000099" style:text-underline-style="solid" style:text-underline-color="font-color"/>
    </style:style>
    <style:style style:name="T206_29" style:family="text"/>
    <style:style style:name="T206_30" style:family="text">
      <style:text-properties fo:color="#000099" style:text-underline-style="solid" style:text-underline-color="font-color"/>
    </style:style>
    <style:style style:name="T206_31" style:family="text"/>
    <style:style style:name="T206_32" style:family="text">
      <style:text-properties fo:color="#000099" style:text-underline-style="solid" style:text-underline-color="font-color"/>
    </style:style>
    <style:style style:name="T206_33" style:family="text"/>
    <style:style style:name="T206_34" style:family="text">
      <style:text-properties fo:color="#000099" style:text-underline-style="solid" style:text-underline-color="font-color"/>
    </style:style>
    <style:style style:name="T206_35" style:family="text"/>
    <style:style style:name="T206_36" style:family="text">
      <style:text-properties fo:color="#000099" style:text-underline-style="solid" style:text-underline-color="font-color"/>
    </style:style>
    <style:style style:name="T206_37" style:family="text"/>
    <style:style style:name="T206_38" style:family="text">
      <style:text-properties fo:color="#000099" style:text-underline-style="solid" style:text-underline-color="font-color"/>
    </style:style>
    <style:style style:name="T206_39" style:family="text"/>
    <style:style style:name="T206_40" style:family="text">
      <style:text-properties fo:color="#000099" style:text-underline-style="solid" style:text-underline-color="font-color"/>
    </style:style>
    <style:style style:name="T206_41" style:family="text"/>
    <style:style style:name="T206_42" style:family="text">
      <style:text-properties fo:color="#000099" style:text-underline-style="solid" style:text-underline-color="font-color"/>
    </style:style>
    <style:style style:name="T206_43" style:family="text"/>
    <style:style style:name="T206_44" style:family="text">
      <style:text-properties fo:color="#000099" style:text-underline-style="solid" style:text-underline-color="font-color"/>
    </style:style>
    <style:style style:name="T206_45" style:family="text"/>
    <style:style style:name="T206_46" style:family="text">
      <style:text-properties fo:color="#000099" style:text-underline-style="solid" style:text-underline-color="font-color"/>
    </style:style>
    <style:style style:name="T206_47" style:family="text"/>
    <style:style style:name="T206_48" style:family="text">
      <style:text-properties fo:color="#000099" style:text-underline-style="solid" style:text-underline-color="font-color"/>
    </style:style>
    <style:style style:name="T206_49" style:family="text"/>
    <style:style style:name="P207" style:family="paragraph" style:parent-style-name="Heading_20_2">
      <style:paragraph-properties fo:break-before="auto" style:writing-mode="lr-tb"/>
    </style:style>
    <style:style style:name="T207_1" style:family="text"/>
    <style:style style:name="P208" style:family="paragraph" style:parent-style-name="Standard">
      <style:paragraph-properties fo:break-before="auto" style:writing-mode="lr-tb"/>
    </style:style>
    <style:style style:name="T208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7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7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7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7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7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8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8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8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8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8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09" style:family="paragraph" style:parent-style-name="Standard">
      <style:paragraph-properties fo:break-before="auto" style:writing-mode="lr-tb"/>
    </style:style>
    <style:style style:name="T209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9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9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9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09_5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09_6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9_7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9_8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09_9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9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09_1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2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0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0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0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0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10_5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10_6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0_7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0_8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10_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10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211" style:family="paragraph" style:parent-style-name="Heading_20_3">
      <style:paragraph-properties fo:break-before="auto" style:writing-mode="lr-tb"/>
    </style:style>
    <style:style style:name="T211_1" style:family="text"/>
    <style:style style:name="P212" style:family="paragraph" style:parent-style-name="Standard">
      <style:paragraph-properties fo:break-before="auto" fo:margin-top="0cm" style:writing-mode="lr-tb"/>
    </style:style>
    <style:style style:name="T212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3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12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3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12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4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12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3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13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4" style:family="paragraph" style:parent-style-name="Heading_20_2">
      <style:paragraph-properties fo:break-before="auto" style:writing-mode="lr-tb"/>
    </style:style>
    <style:style style:name="T214_1" style:family="text"/>
    <style:style style:name="T214_2" style:family="text"/>
    <style:style style:name="T214_3" style:family="text"/>
    <style:style style:name="P2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5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0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0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0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0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0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0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0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0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0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0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6" style:family="paragraph" style:parent-style-name="Standard">
      <style:paragraph-properties fo:text-align="left" fo:break-before="auto" fo:line-height="115%" fo:margin-top="0cm" fo:margin-right="0cm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7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7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8" style:family="paragraph" style:parent-style-name="Heading_20_2">
      <style:paragraph-properties fo:break-before="auto" style:writing-mode="lr-tb"/>
    </style:style>
    <style:style style:name="T218_1" style:family="text"/>
    <style:style style:name="T218_2" style:family="text"/>
    <style:style style:name="T218_3" style:family="text"/>
    <style:style style:name="P219" style:family="paragraph" style:parent-style-name="Standard">
      <style:paragraph-properties fo:break-before="auto" style:writing-mode="lr-tb"/>
    </style:style>
    <style:style style:name="T219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7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7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7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7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7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8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8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8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8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8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8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8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8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8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8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9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9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9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9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9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9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9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9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9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9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9_10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20" style:family="paragraph" style:parent-style-name="Standard">
      <style:paragraph-properties fo:break-before="auto" fo:border-bottom="#808080 0.053cm solid" style:writing-mode="lr-tb"/>
    </style:style>
    <style:style style:name="T220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20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21" style:family="paragraph" style:parent-style-name="Standard">
      <style:paragraph-properties fo:break-before="auto" fo:margin-top="0cm" style:writing-mode="lr-tb"/>
    </style:style>
    <style:style style:name="P222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222_1" style:family="text"/>
    <style:style style:name="P223" style:family="paragraph" style:parent-style-name="Standard">
      <style:paragraph-properties fo:break-before="auto" fo:margin-top="0cm" style:writing-mode="lr-tb"/>
    </style:style>
    <style:style style:name="T223_1" style:family="text">
      <style:text-properties fo:background-color="#ffffff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2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225" style:family="paragraph" style:parent-style-name="Standard">
      <style:paragraph-properties fo:break-before="auto" fo:margin-top="0cm" style:writing-mode="lr-tb"/>
    </style:style>
    <style:style style:name="T225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1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1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1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1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1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15" style:family="text"/>
    <style:style style:name="T225_16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5_17" style:family="text"/>
    <style:style style:name="T225_18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5_19" style:family="text"/>
    <style:style style:name="T225_20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5_21" style:family="text"/>
    <style:style style:name="T225_22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5_23" style:family="text"/>
    <style:style style:name="T225_24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5_25" style:family="text"/>
    <style:style style:name="T225_26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5_27" style:family="text"/>
    <style:style style:name="T225_28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5_2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3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3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3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3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3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3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3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3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3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3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4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4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4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4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4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5_4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226" style:family="paragraph" style:parent-style-name="Standard">
      <style:paragraph-properties fo:break-before="auto" fo:margin-top="0cm" style:writing-mode="lr-tb"/>
    </style:style>
    <style:style style:name="T226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1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1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6_1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227" style:family="paragraph" style:parent-style-name="Standard">
      <style:paragraph-properties fo:break-before="auto" fo:margin-top="0cm" style:writing-mode="lr-tb"/>
    </style:style>
    <style:style style:name="T227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7_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2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P229" style:family="paragraph" style:parent-style-name="Standard">
      <style:paragraph-properties fo:break-before="auto" fo:margin-top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P230" style:family="paragraph" style:parent-style-name="Standard">
      <style:paragraph-properties fo:break-before="auto" fo:margin-top="0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P231" style:family="paragraph" style:parent-style-name="Standard">
      <style:paragraph-properties fo:break-before="auto" fo:margin-top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P232" style:family="paragraph" style:parent-style-name="Standard">
      <style:paragraph-properties fo:break-before="auto" fo:margin-top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P233" style:family="paragraph" style:parent-style-name="Standard">
      <style:paragraph-properties fo:break-before="auto" fo:margin-top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P234" style:family="paragraph" style:parent-style-name="Standard">
      <style:paragraph-properties fo:break-before="auto" fo:margin-top="0cm" style:writing-mode="lr-tb"/>
    </style:style>
    <style:style style:name="T234_1" style:family="text"/>
    <style:style style:name="T234_2" style:family="text"/>
    <style:style style:name="P2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P236" style:family="paragraph" style:parent-style-name="Heading_20_3">
      <style:paragraph-properties fo:break-before="auto" style:writing-mode="lr-tb"/>
    </style:style>
    <style:style style:name="T236_1" style:family="text"/>
    <style:style style:name="P237" style:family="paragraph" style:parent-style-name="Standard">
      <style:paragraph-properties fo:break-before="auto" fo:margin-top="0cm" style:writing-mode="lr-tb"/>
    </style:style>
    <style:style style:name="T237_1" style:family="text">
      <style:text-properties fo:background-color="#ffffff" style:font-name="Verdana" style:font-name-asian="Verdana" style:font-name-complex="Verdana"/>
    </style:style>
    <style:style style:name="T237_2" style:family="text">
      <style:text-properties fo:background-color="#ffffff" style:font-name="Verdana" style:font-name-asian="Verdana" style:font-name-complex="Verdana"/>
    </style:style>
    <style:style style:name="T237_3" style:family="text">
      <style:text-properties fo:background-color="#ffffff" style:font-name="Verdana" style:font-name-asian="Verdana" style:font-name-complex="Verdana"/>
    </style:style>
    <style:style style:name="T237_4" style:family="text">
      <style:text-properties fo:background-color="#ffffff" style:font-name="Verdana" style:font-name-asian="Verdana" style:font-name-complex="Verdana"/>
    </style:style>
    <style:style style:name="T237_5" style:family="text">
      <style:text-properties fo:background-color="#ffffff" style:font-name="Verdana" style:font-name-asian="Verdana" style:font-name-complex="Verdana"/>
    </style:style>
    <style:style style:name="T237_6" style:family="text">
      <style:text-properties fo:background-color="#ffffff" style:font-name="Verdana" style:font-name-asian="Verdana" style:font-name-complex="Verdana"/>
    </style:style>
    <style:style style:name="T237_7" style:family="text">
      <style:text-properties fo:background-color="#ffffff" style:font-name="Verdana" style:font-name-asian="Verdana" style:font-name-complex="Verdana"/>
    </style:style>
    <style:style style:name="T237_8" style:family="text">
      <style:text-properties fo:background-color="#ffffff" style:font-name="Verdana" style:font-name-asian="Verdana" style:font-name-complex="Verdana"/>
    </style:style>
    <style:style style:name="T237_9" style:family="text">
      <style:text-properties fo:background-color="#ffffff" style:font-name="Verdana" style:font-name-asian="Verdana" style:font-name-complex="Verdana"/>
    </style:style>
    <style:style style:name="T237_10" style:family="text">
      <style:text-properties fo:background-color="#ffffff" style:font-name="Verdana" style:font-name-asian="Verdana" style:font-name-complex="Verdana"/>
    </style:style>
    <style:style style:name="T237_11" style:family="text">
      <style:text-properties fo:background-color="#ffffff" style:font-name="Verdana" style:font-name-asian="Verdana" style:font-name-complex="Verdana"/>
    </style:style>
    <style:style style:name="T237_12" style:family="text">
      <style:text-properties fo:background-color="#ffffff" style:font-name="Verdana" style:font-name-asian="Verdana" style:font-name-complex="Verdana"/>
    </style:style>
    <style:style style:name="T237_13" style:family="text">
      <style:text-properties fo:background-color="#ffffff" style:font-name="Verdana" style:font-name-asian="Verdana" style:font-name-complex="Verdana"/>
    </style:style>
    <style:style style:name="T237_14" style:family="text">
      <style:text-properties fo:background-color="#ffffff" style:font-name="Verdana" style:font-name-asian="Verdana" style:font-name-complex="Verdana"/>
    </style:style>
    <style:style style:name="T237_15" style:family="text">
      <style:text-properties fo:background-color="#ffffff" style:font-name="Verdana" style:font-name-asian="Verdana" style:font-name-complex="Verdana"/>
    </style:style>
    <style:style style:name="T237_16" style:family="text">
      <style:text-properties fo:background-color="#ffffff" style:font-name="Verdana" style:font-name-asian="Verdana" style:font-name-complex="Verdana"/>
    </style:style>
    <style:style style:name="T237_17" style:family="text">
      <style:text-properties fo:background-color="#ffffff" style:font-name="Verdana" style:font-name-asian="Verdana" style:font-name-complex="Verdana"/>
    </style:style>
    <style:style style:name="T237_18" style:family="text">
      <style:text-properties fo:background-color="#ffffff" style:font-name="Verdana" style:font-name-asian="Verdana" style:font-name-complex="Verdana"/>
    </style:style>
    <style:style style:name="T237_19" style:family="text">
      <style:text-properties fo:background-color="#ffffff" style:font-name="Verdana" style:font-name-asian="Verdana" style:font-name-complex="Verdana"/>
    </style:style>
    <style:style style:name="T237_20" style:family="text">
      <style:text-properties fo:background-color="#ffffff" style:font-name="Verdana" style:font-name-asian="Verdana" style:font-name-complex="Verdana"/>
    </style:style>
    <style:style style:name="T237_21" style:family="text">
      <style:text-properties fo:background-color="#ffffff" style:font-name="Verdana" style:font-name-asian="Verdana" style:font-name-complex="Verdana"/>
    </style:style>
    <style:style style:name="T237_22" style:family="text">
      <style:text-properties fo:background-color="#ffffff" style:font-name="Verdana" style:font-name-asian="Verdana" style:font-name-complex="Verdana"/>
    </style:style>
    <style:style style:name="T237_23" style:family="text">
      <style:text-properties fo:background-color="#ffffff" style:font-name="Verdana" style:font-name-asian="Verdana" style:font-name-complex="Verdana"/>
    </style:style>
    <style:style style:name="T237_24" style:family="text">
      <style:text-properties fo:background-color="#ffffff" style:font-name="Verdana" style:font-name-asian="Verdana" style:font-name-complex="Verdana"/>
    </style:style>
    <style:style style:name="T237_25" style:family="text">
      <style:text-properties fo:background-color="#ffffff" style:font-name="Verdana" style:font-name-asian="Verdana" style:font-name-complex="Verdana"/>
    </style:style>
    <style:style style:name="T237_26" style:family="text">
      <style:text-properties fo:background-color="#ffffff" style:font-name="Verdana" style:font-name-asian="Verdana" style:font-name-complex="Verdana"/>
    </style:style>
    <style:style style:name="T237_27" style:family="text">
      <style:text-properties fo:background-color="#ffffff" style:font-name="Verdana" style:font-name-asian="Verdana" style:font-name-complex="Verdana"/>
    </style:style>
    <style:style style:name="T237_28" style:family="text">
      <style:text-properties fo:background-color="#ffffff" style:font-name="Verdana" style:font-name-asian="Verdana" style:font-name-complex="Verdana"/>
    </style:style>
    <style:style style:name="T237_29" style:family="text">
      <style:text-properties fo:background-color="#ffffff" style:font-name="Verdana" style:font-name-asian="Verdana" style:font-name-complex="Verdana"/>
    </style:style>
    <style:style style:name="T237_30" style:family="text">
      <style:text-properties fo:background-color="#ffffff" style:font-name="Verdana" style:font-name-asian="Verdana" style:font-name-complex="Verdana"/>
    </style:style>
    <style:style style:name="T237_31" style:family="text">
      <style:text-properties fo:background-color="#ffffff" style:font-name="Verdana" style:font-name-asian="Verdana" style:font-name-complex="Verdana"/>
    </style:style>
    <style:style style:name="T237_32" style:family="text">
      <style:text-properties fo:background-color="#ffffff" style:font-name="Verdana" style:font-name-asian="Verdana" style:font-name-complex="Verdana"/>
    </style:style>
    <style:style style:name="T237_33" style:family="text">
      <style:text-properties fo:background-color="#ffffff" style:font-name="Verdana" style:font-name-asian="Verdana" style:font-name-complex="Verdana"/>
    </style:style>
    <style:style style:name="P2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8_1" style:family="text">
      <style:text-properties fo:background-color="#ffffff" style:font-name="Verdana" style:font-name-asian="Verdana" style:font-name-complex="Verdana"/>
    </style:style>
    <style:style style:name="T238_2" style:family="text">
      <style:text-properties fo:background-color="#ffffff" style:font-name="Verdana" style:font-name-asian="Verdana" style:font-name-complex="Verdana"/>
    </style:style>
    <style:style style:name="T238_3" style:family="text">
      <style:text-properties fo:background-color="#ffffff" style:font-name="Verdana" style:font-name-asian="Verdana" style:font-name-complex="Verdana"/>
    </style:style>
    <style:style style:name="T238_4" style:family="text">
      <style:text-properties fo:background-color="#ffffff" style:font-name="Verdana" style:font-name-asian="Verdana" style:font-name-complex="Verdana"/>
    </style:style>
    <style:style style:name="T238_5" style:family="text">
      <style:text-properties fo:background-color="#ffffff" style:font-name="Verdana" style:font-name-asian="Verdana" style:font-name-complex="Verdana"/>
    </style:style>
    <style:style style:name="T238_6" style:family="text">
      <style:text-properties fo:background-color="#ffffff" style:font-name="Verdana" style:font-name-asian="Verdana" style:font-name-complex="Verdana"/>
    </style:style>
    <style:style style:name="T238_7" style:family="text">
      <style:text-properties fo:background-color="#ffffff" style:font-name="Verdana" style:font-name-asian="Verdana" style:font-name-complex="Verdana"/>
    </style:style>
    <style:style style:name="T238_8" style:family="text">
      <style:text-properties fo:background-color="#ffffff" style:font-name="Verdana" style:font-name-asian="Verdana" style:font-name-complex="Verdana"/>
    </style:style>
    <style:style style:name="T238_9" style:family="text">
      <style:text-properties fo:background-color="#ffffff" style:font-name="Verdana" style:font-name-asian="Verdana" style:font-name-complex="Verdana"/>
    </style:style>
    <style:style style:name="T238_10" style:family="text">
      <style:text-properties fo:background-color="#ffffff" style:font-name="Verdana" style:font-name-asian="Verdana" style:font-name-complex="Verdana"/>
    </style:style>
    <style:style style:name="T238_11" style:family="text">
      <style:text-properties fo:background-color="#ffffff" style:font-name="Verdana" style:font-name-asian="Verdana" style:font-name-complex="Verdana"/>
    </style:style>
    <style:style style:name="T238_12" style:family="text">
      <style:text-properties fo:background-color="#ffffff" style:font-name="Verdana" style:font-name-asian="Verdana" style:font-name-complex="Verdana"/>
    </style:style>
    <style:style style:name="T238_13" style:family="text">
      <style:text-properties fo:background-color="#ffffff" style:font-name="Verdana" style:font-name-asian="Verdana" style:font-name-complex="Verdana"/>
    </style:style>
    <style:style style:name="T238_14" style:family="text">
      <style:text-properties fo:background-color="#ffffff" style:font-name="Verdana" style:font-name-asian="Verdana" style:font-name-complex="Verdana"/>
    </style:style>
    <style:style style:name="T238_15" style:family="text">
      <style:text-properties fo:background-color="#ffffff" style:font-name="Verdana" style:font-name-asian="Verdana" style:font-name-complex="Verdana"/>
    </style:style>
    <style:style style:name="T238_16" style:family="text">
      <style:text-properties fo:background-color="#ffffff" style:font-name="Verdana" style:font-name-asian="Verdana" style:font-name-complex="Verdana"/>
    </style:style>
    <style:style style:name="T238_17" style:family="text">
      <style:text-properties fo:background-color="#ffffff" style:font-name="Verdana" style:font-name-asian="Verdana" style:font-name-complex="Verdana"/>
    </style:style>
    <style:style style:name="T238_18" style:family="text">
      <style:text-properties fo:background-color="#ffffff" style:font-name="Verdana" style:font-name-asian="Verdana" style:font-name-complex="Verdana"/>
    </style:style>
    <style:style style:name="T238_19" style:family="text">
      <style:text-properties fo:background-color="#ffffff" style:font-name="Verdana" style:font-name-asian="Verdana" style:font-name-complex="Verdana"/>
    </style:style>
    <style:style style:name="T238_20" style:family="text">
      <style:text-properties fo:background-color="#ffffff" style:font-name="Verdana" style:font-name-asian="Verdana" style:font-name-complex="Verdana"/>
    </style:style>
    <style:style style:name="T238_21" style:family="text">
      <style:text-properties fo:background-color="#ffffff" style:font-name="Verdana" style:font-name-asian="Verdana" style:font-name-complex="Verdana"/>
    </style:style>
    <style:style style:name="T238_22" style:family="text">
      <style:text-properties fo:background-color="#ffffff" style:font-name="Verdana" style:font-name-asian="Verdana" style:font-name-complex="Verdana"/>
    </style:style>
    <style:style style:name="T238_23" style:family="text">
      <style:text-properties fo:background-color="#ffffff" style:font-name="Verdana" style:font-name-asian="Verdana" style:font-name-complex="Verdana"/>
    </style:style>
    <style:style style:name="P239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239_1" style:family="text"/>
    <style:style style:name="P240" style:family="paragraph" style:parent-style-name="Heading_20_3">
      <style:paragraph-properties fo:break-before="auto" style:writing-mode="lr-tb"/>
    </style:style>
    <style:style style:name="T240_1" style:family="text"/>
    <style:style style:name="T240_2" style:family="text"/>
    <style:style style:name="T240_3" style:family="text"/>
    <style:style style:name="P241" style:family="paragraph" style:parent-style-name="Standard">
      <style:paragraph-properties fo:break-before="auto" fo:margin-top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P242" style:family="paragraph" style:parent-style-name="Standard">
      <style:paragraph-properties fo:break-before="auto" fo:margin-top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P2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3_1" style:family="text">
      <style:text-properties fo:background-color="#ffffff" style:font-name="Verdana" style:font-name-asian="Verdana" style:font-name-complex="Verdana"/>
    </style:style>
    <style:style style:name="T243_2" style:family="text">
      <style:text-properties fo:background-color="#ffffff" style:font-name="Verdana" style:font-name-asian="Verdana" style:font-name-complex="Verdana"/>
    </style:style>
    <style:style style:name="T243_3" style:family="text">
      <style:text-properties fo:background-color="#ffffff" style:font-name="Verdana" style:font-name-asian="Verdana" style:font-name-complex="Verdana"/>
    </style:style>
    <style:style style:name="T243_4" style:family="text">
      <style:text-properties fo:background-color="#ffffff" style:font-name="Verdana" style:font-name-asian="Verdana" style:font-name-complex="Verdana"/>
    </style:style>
    <style:style style:name="T243_5" style:family="text">
      <style:text-properties fo:background-color="#ffffff" style:font-name="Verdana" style:font-name-asian="Verdana" style:font-name-complex="Verdana"/>
    </style:style>
    <style:style style:name="T243_6" style:family="text">
      <style:text-properties fo:background-color="#ffffff" style:font-name="Verdana" style:font-name-asian="Verdana" style:font-name-complex="Verdana"/>
    </style:style>
    <style:style style:name="T243_7" style:family="text">
      <style:text-properties fo:background-color="#ffffff" style:font-name="Verdana" style:font-name-asian="Verdana" style:font-name-complex="Verdana"/>
    </style:style>
    <style:style style:name="T243_8" style:family="text">
      <style:text-properties fo:background-color="#ffffff" style:font-name="Verdana" style:font-name-asian="Verdana" style:font-name-complex="Verdana"/>
    </style:style>
    <style:style style:name="T243_9" style:family="text">
      <style:text-properties fo:background-color="#ffffff" style:font-name="Verdana" style:font-name-asian="Verdana" style:font-name-complex="Verdana"/>
    </style:style>
    <style:style style:name="T243_10" style:family="text">
      <style:text-properties fo:background-color="#ffffff" style:font-name="Verdana" style:font-name-asian="Verdana" style:font-name-complex="Verdana"/>
    </style:style>
    <style:style style:name="T243_11" style:family="text">
      <style:text-properties fo:background-color="#ffffff" style:font-name="Verdana" style:font-name-asian="Verdana" style:font-name-complex="Verdana"/>
    </style:style>
    <style:style style:name="T243_12" style:family="text">
      <style:text-properties fo:background-color="#ffffff" style:font-name="Verdana" style:font-name-asian="Verdana" style:font-name-complex="Verdana"/>
    </style:style>
    <style:style style:name="T243_13" style:family="text">
      <style:text-properties fo:background-color="#ffffff" style:font-name="Verdana" style:font-name-asian="Verdana" style:font-name-complex="Verdana"/>
    </style:style>
    <style:style style:name="T243_14" style:family="text">
      <style:text-properties fo:background-color="#ffffff" style:font-name="Verdana" style:font-name-asian="Verdana" style:font-name-complex="Verdana"/>
    </style:style>
    <style:style style:name="T243_15" style:family="text">
      <style:text-properties fo:background-color="#ffffff" style:font-name="Verdana" style:font-name-asian="Verdana" style:font-name-complex="Verdana"/>
    </style:style>
    <style:style style:name="P244" style:family="paragraph" style:parent-style-name="Standard">
      <style:paragraph-properties fo:break-before="auto" fo:margin-top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P245" style:family="paragraph" style:parent-style-name="Standard">
      <style:paragraph-properties fo:break-before="auto" fo:margin-top="0cm" style:writing-mode="lr-tb"/>
    </style:style>
    <style:style style:name="T245_1" style:family="text">
      <style:text-properties fo:background-color="#ffffff" style:font-name="Verdana" style:font-name-asian="Verdana" style:font-name-complex="Verdana"/>
    </style:style>
    <style:style style:name="T245_2" style:family="text">
      <style:text-properties fo:background-color="#ffffff" style:font-name="Verdana" style:font-name-asian="Verdana" style:font-name-complex="Verdana"/>
    </style:style>
    <style:style style:name="T245_3" style:family="text">
      <style:text-properties fo:background-color="#ffffff" style:font-name="Verdana" style:font-name-asian="Verdana" style:font-name-complex="Verdana"/>
    </style:style>
    <style:style style:name="T245_4" style:family="text">
      <style:text-properties fo:background-color="#ffffff" style:font-name="Verdana" style:font-name-asian="Verdana" style:font-name-complex="Verdana"/>
    </style:style>
    <style:style style:name="T245_5" style:family="text">
      <style:text-properties fo:background-color="#ffffff" style:font-name="Verdana" style:font-name-asian="Verdana" style:font-name-complex="Verdana"/>
    </style:style>
    <style:style style:name="T245_6" style:family="text">
      <style:text-properties fo:background-color="#ffffff" style:font-name="Verdana" style:font-name-asian="Verdana" style:font-name-complex="Verdana"/>
    </style:style>
    <style:style style:name="T245_7" style:family="text">
      <style:text-properties fo:background-color="#ffffff" style:font-name="Verdana" style:font-name-asian="Verdana" style:font-name-complex="Verdana"/>
    </style:style>
    <style:style style:name="T245_8" style:family="text">
      <style:text-properties fo:background-color="#ffffff" style:font-name="Verdana" style:font-name-asian="Verdana" style:font-name-complex="Verdana"/>
    </style:style>
    <style:style style:name="T245_9" style:family="text">
      <style:text-properties fo:background-color="#ffffff" style:font-name="Verdana" style:font-name-asian="Verdana" style:font-name-complex="Verdana"/>
    </style:style>
    <style:style style:name="P246" style:family="paragraph" style:parent-style-name="Standard">
      <style:paragraph-properties fo:break-before="auto" fo:margin-top="0cm" style:writing-mode="lr-tb"/>
    </style:style>
    <style:style style:name="T246_1" style:family="text">
      <style:text-properties fo:background-color="#ffffff" style:font-name="Verdana" style:font-name-asian="Verdana" style:font-name-complex="Verdana"/>
    </style:style>
    <style:style style:name="T246_2" style:family="text">
      <style:text-properties fo:background-color="#ffffff" style:font-name="Verdana" style:font-name-asian="Verdana" style:font-name-complex="Verdana"/>
    </style:style>
    <style:style style:name="T246_3" style:family="text">
      <style:text-properties fo:background-color="#ffffff" style:font-name="Verdana" style:font-name-asian="Verdana" style:font-name-complex="Verdana"/>
    </style:style>
    <style:style style:name="T246_4" style:family="text">
      <style:text-properties fo:background-color="#ffffff" style:font-name="Verdana" style:font-name-asian="Verdana" style:font-name-complex="Verdana"/>
    </style:style>
    <style:style style:name="T246_5" style:family="text">
      <style:text-properties fo:background-color="#ffffff" style:font-name="Verdana" style:font-name-asian="Verdana" style:font-name-complex="Verdana"/>
    </style:style>
    <style:style style:name="T246_6" style:family="text">
      <style:text-properties fo:background-color="#ffffff" style:font-name="Verdana" style:font-name-asian="Verdana" style:font-name-complex="Verdana"/>
    </style:style>
    <style:style style:name="T246_7" style:family="text">
      <style:text-properties fo:background-color="#ffffff" style:font-name="Verdana" style:font-name-asian="Verdana" style:font-name-complex="Verdana"/>
    </style:style>
    <style:style style:name="T246_8" style:family="text">
      <style:text-properties fo:background-color="#ffffff" style:font-name="Verdana" style:font-name-asian="Verdana" style:font-name-complex="Verdana"/>
    </style:style>
    <style:style style:name="T246_9" style:family="text">
      <style:text-properties fo:background-color="#ffffff" style:font-name="Verdana" style:font-name-asian="Verdana" style:font-name-complex="Verdana"/>
    </style:style>
    <style:style style:name="T246_10" style:family="text">
      <style:text-properties fo:background-color="#ffffff" style:font-name="Verdana" style:font-name-asian="Verdana" style:font-name-complex="Verdana"/>
    </style:style>
    <style:style style:name="T246_11" style:family="text">
      <style:text-properties fo:background-color="#ffffff" style:font-name="Verdana" style:font-name-asian="Verdana" style:font-name-complex="Verdana"/>
    </style:style>
    <style:style style:name="T246_12" style:family="text">
      <style:text-properties fo:background-color="#ffffff" style:font-name="Verdana" style:font-name-asian="Verdana" style:font-name-complex="Verdana"/>
    </style:style>
    <style:style style:name="T246_13" style:family="text">
      <style:text-properties fo:background-color="#ffffff" style:font-name="Verdana" style:font-name-asian="Verdana" style:font-name-complex="Verdana"/>
    </style:style>
    <style:style style:name="T246_14" style:family="text">
      <style:text-properties fo:background-color="#ffffff" style:font-name="Verdana" style:font-name-asian="Verdana" style:font-name-complex="Verdana"/>
    </style:style>
    <style:style style:name="T246_15" style:family="text">
      <style:text-properties fo:background-color="#ffffff" style:font-name="Verdana" style:font-name-asian="Verdana" style:font-name-complex="Verdana"/>
    </style:style>
    <style:style style:name="T246_16" style:family="text">
      <style:text-properties fo:background-color="#ffffff" style:font-name="Verdana" style:font-name-asian="Verdana" style:font-name-complex="Verdana"/>
    </style:style>
    <style:style style:name="T246_17" style:family="text">
      <style:text-properties fo:background-color="#ffffff" style:font-name="Verdana" style:font-name-asian="Verdana" style:font-name-complex="Verdana"/>
    </style:style>
    <style:style style:name="T246_18" style:family="text">
      <style:text-properties fo:background-color="#ffffff" style:font-name="Verdana" style:font-name-asian="Verdana" style:font-name-complex="Verdana"/>
    </style:style>
    <style:style style:name="T246_19" style:family="text">
      <style:text-properties fo:background-color="#ffffff" style:font-name="Verdana" style:font-name-asian="Verdana" style:font-name-complex="Verdana"/>
    </style:style>
    <style:style style:name="T246_20" style:family="text">
      <style:text-properties fo:background-color="#ffffff" style:font-name="Verdana" style:font-name-asian="Verdana" style:font-name-complex="Verdana"/>
    </style:style>
    <style:style style:name="T246_21" style:family="text">
      <style:text-properties fo:background-color="#ffffff" style:font-name="Verdana" style:font-name-asian="Verdana" style:font-name-complex="Verdana"/>
    </style:style>
    <style:style style:name="T246_22" style:family="text">
      <style:text-properties fo:background-color="#ffffff" style:font-name="Verdana" style:font-name-asian="Verdana" style:font-name-complex="Verdana"/>
    </style:style>
    <style:style style:name="T246_23" style:family="text">
      <style:text-properties fo:background-color="#ffffff" style:font-name="Verdana" style:font-name-asian="Verdana" style:font-name-complex="Verdana"/>
    </style:style>
    <style:style style:name="T246_24" style:family="text">
      <style:text-properties fo:background-color="#ffffff" style:font-name="Verdana" style:font-name-asian="Verdana" style:font-name-complex="Verdana"/>
    </style:style>
    <style:style style:name="T246_25" style:family="text">
      <style:text-properties fo:background-color="#ffffff" style:font-name="Verdana" style:font-name-asian="Verdana" style:font-name-complex="Verdana"/>
    </style:style>
    <style:style style:name="T246_26" style:family="text">
      <style:text-properties fo:background-color="#ffffff" style:font-name="Verdana" style:font-name-asian="Verdana" style:font-name-complex="Verdana"/>
    </style:style>
    <style:style style:name="T246_27" style:family="text">
      <style:text-properties fo:background-color="#ffffff" style:font-name="Verdana" style:font-name-asian="Verdana" style:font-name-complex="Verdana"/>
    </style:style>
    <style:style style:name="T246_28" style:family="text">
      <style:text-properties fo:background-color="#ffffff" style:font-name="Verdana" style:font-name-asian="Verdana" style:font-name-complex="Verdana"/>
    </style:style>
    <style:style style:name="T246_29" style:family="text">
      <style:text-properties fo:background-color="#ffffff" style:font-name="Verdana" style:font-name-asian="Verdana" style:font-name-complex="Verdana"/>
    </style:style>
    <style:style style:name="T246_30" style:family="text">
      <style:text-properties fo:background-color="#ffffff" style:font-name="Verdana" style:font-name-asian="Verdana" style:font-name-complex="Verdana"/>
    </style:style>
    <style:style style:name="T246_31" style:family="text">
      <style:text-properties fo:background-color="#ffffff" style:font-name="Verdana" style:font-name-asian="Verdana" style:font-name-complex="Verdana"/>
    </style:style>
    <style:style style:name="T246_32" style:family="text">
      <style:text-properties fo:background-color="#ffffff" style:font-name="Verdana" style:font-name-asian="Verdana" style:font-name-complex="Verdana"/>
    </style:style>
    <style:style style:name="P247" style:family="paragraph" style:parent-style-name="Standard">
      <style:paragraph-properties fo:break-before="auto" fo:margin-top="0cm" style:writing-mode="lr-tb"/>
    </style:style>
    <style:style style:name="T247_1" style:family="text">
      <style:text-properties fo:background-color="#ffffff" style:font-name="Verdana" style:font-name-asian="Verdana" style:font-name-complex="Verdana"/>
    </style:style>
    <style:style style:name="T247_2" style:family="text">
      <style:text-properties fo:background-color="#ffffff" style:font-name="Verdana" style:font-name-asian="Verdana" style:font-name-complex="Verdana"/>
    </style:style>
    <style:style style:name="T247_3" style:family="text">
      <style:text-properties fo:background-color="#ffffff" style:font-name="Verdana" style:font-name-asian="Verdana" style:font-name-complex="Verdana"/>
    </style:style>
    <style:style style:name="T247_4" style:family="text">
      <style:text-properties fo:background-color="#ffffff" style:font-name="Verdana" style:font-name-asian="Verdana" style:font-name-complex="Verdana"/>
    </style:style>
    <style:style style:name="T247_5" style:family="text">
      <style:text-properties fo:background-color="#ffffff" style:font-name="Verdana" style:font-name-asian="Verdana" style:font-name-complex="Verdana"/>
    </style:style>
    <style:style style:name="T247_6" style:family="text">
      <style:text-properties fo:background-color="#ffffff" style:font-name="Verdana" style:font-name-asian="Verdana" style:font-name-complex="Verdana"/>
    </style:style>
    <style:style style:name="T247_7" style:family="text">
      <style:text-properties fo:background-color="#ffffff" style:font-name="Verdana" style:font-name-asian="Verdana" style:font-name-complex="Verdana"/>
    </style:style>
    <style:style style:name="T247_8" style:family="text">
      <style:text-properties fo:background-color="#ffffff" style:font-name="Verdana" style:font-name-asian="Verdana" style:font-name-complex="Verdana"/>
    </style:style>
    <style:style style:name="T247_9" style:family="text">
      <style:text-properties fo:background-color="#ffffff" style:font-name="Verdana" style:font-name-asian="Verdana" style:font-name-complex="Verdana"/>
    </style:style>
    <style:style style:name="T247_10" style:family="text">
      <style:text-properties fo:background-color="#ffffff" style:font-name="Verdana" style:font-name-asian="Verdana" style:font-name-complex="Verdana"/>
    </style:style>
    <style:style style:name="T247_11" style:family="text">
      <style:text-properties fo:background-color="#ffffff" style:font-name="Verdana" style:font-name-asian="Verdana" style:font-name-complex="Verdana"/>
    </style:style>
    <style:style style:name="T247_12" style:family="text">
      <style:text-properties fo:background-color="#ffffff" style:font-name="Verdana" style:font-name-asian="Verdana" style:font-name-complex="Verdana"/>
    </style:style>
    <style:style style:name="T247_13" style:family="text">
      <style:text-properties fo:background-color="#ffffff" style:font-name="Verdana" style:font-name-asian="Verdana" style:font-name-complex="Verdana"/>
    </style:style>
    <style:style style:name="T247_14" style:family="text">
      <style:text-properties fo:background-color="#ffffff" style:font-name="Verdana" style:font-name-asian="Verdana" style:font-name-complex="Verdana"/>
    </style:style>
    <style:style style:name="T247_15" style:family="text">
      <style:text-properties fo:background-color="#ffffff" style:font-name="Verdana" style:font-name-asian="Verdana" style:font-name-complex="Verdana"/>
    </style:style>
    <style:style style:name="T247_16" style:family="text">
      <style:text-properties fo:background-color="#ffffff" style:font-name="Verdana" style:font-name-asian="Verdana" style:font-name-complex="Verdana"/>
    </style:style>
    <style:style style:name="T247_17" style:family="text">
      <style:text-properties fo:background-color="#ffffff" style:font-name="Verdana" style:font-name-asian="Verdana" style:font-name-complex="Verdana"/>
    </style:style>
    <style:style style:name="T247_18" style:family="text">
      <style:text-properties fo:background-color="#ffffff" style:font-name="Verdana" style:font-name-asian="Verdana" style:font-name-complex="Verdana"/>
    </style:style>
    <style:style style:name="T247_19" style:family="text">
      <style:text-properties fo:background-color="#ffffff" style:font-name="Verdana" style:font-name-asian="Verdana" style:font-name-complex="Verdana"/>
    </style:style>
    <style:style style:name="T247_20" style:family="text">
      <style:text-properties fo:background-color="#ffffff" style:font-name="Verdana" style:font-name-asian="Verdana" style:font-name-complex="Verdana"/>
    </style:style>
    <style:style style:name="T247_21" style:family="text">
      <style:text-properties fo:background-color="#ffffff" style:font-name="Verdana" style:font-name-asian="Verdana" style:font-name-complex="Verdana"/>
    </style:style>
    <style:style style:name="T247_22" style:family="text">
      <style:text-properties fo:background-color="#ffffff" style:font-name="Verdana" style:font-name-asian="Verdana" style:font-name-complex="Verdana"/>
    </style:style>
    <style:style style:name="T247_23" style:family="text">
      <style:text-properties fo:background-color="#ffffff" style:font-name="Verdana" style:font-name-asian="Verdana" style:font-name-complex="Verdana"/>
    </style:style>
    <style:style style:name="T247_24" style:family="text">
      <style:text-properties fo:background-color="#ffffff" style:font-name="Verdana" style:font-name-asian="Verdana" style:font-name-complex="Verdana"/>
    </style:style>
    <style:style style:name="P248" style:family="paragraph" style:parent-style-name="Standard">
      <style:paragraph-properties fo:break-before="auto" fo:margin-top="0cm" style:writing-mode="lr-tb"/>
    </style:style>
    <style:style style:name="T248_1" style:family="text">
      <style:text-properties fo:background-color="#ffffff" style:font-name="Verdana" style:font-name-asian="Verdana" style:font-name-complex="Verdana"/>
    </style:style>
    <style:style style:name="T248_2" style:family="text">
      <style:text-properties fo:background-color="#ffffff" style:font-name="Verdana" style:font-name-asian="Verdana" style:font-name-complex="Verdana"/>
    </style:style>
    <style:style style:name="T248_3" style:family="text">
      <style:text-properties fo:background-color="#ffffff" style:font-name="Verdana" style:font-name-asian="Verdana" style:font-name-complex="Verdana"/>
    </style:style>
    <style:style style:name="T248_4" style:family="text">
      <style:text-properties fo:background-color="#ffffff" style:font-name="Verdana" style:font-name-asian="Verdana" style:font-name-complex="Verdana"/>
    </style:style>
    <style:style style:name="T248_5" style:family="text">
      <style:text-properties fo:background-color="#ffffff" style:font-name="Verdana" style:font-name-asian="Verdana" style:font-name-complex="Verdana"/>
    </style:style>
    <style:style style:name="T248_6" style:family="text">
      <style:text-properties fo:background-color="#ffffff" style:font-name="Verdana" style:font-name-asian="Verdana" style:font-name-complex="Verdana"/>
    </style:style>
    <style:style style:name="T248_7" style:family="text">
      <style:text-properties fo:background-color="#ffffff" style:font-name="Verdana" style:font-name-asian="Verdana" style:font-name-complex="Verdana"/>
    </style:style>
    <style:style style:name="T248_8" style:family="text">
      <style:text-properties fo:background-color="#ffffff" style:font-name="Verdana" style:font-name-asian="Verdana" style:font-name-complex="Verdana"/>
    </style:style>
    <style:style style:name="T248_9" style:family="text">
      <style:text-properties fo:background-color="#ffffff" style:font-name="Verdana" style:font-name-asian="Verdana" style:font-name-complex="Verdana"/>
    </style:style>
    <style:style style:name="T248_10" style:family="text">
      <style:text-properties fo:background-color="#ffffff" style:font-name="Verdana" style:font-name-asian="Verdana" style:font-name-complex="Verdana"/>
    </style:style>
    <style:style style:name="T248_11" style:family="text">
      <style:text-properties fo:background-color="#ffffff" style:font-name="Verdana" style:font-name-asian="Verdana" style:font-name-complex="Verdana"/>
    </style:style>
    <style:style style:name="T248_12" style:family="text">
      <style:text-properties fo:background-color="#ffffff" style:font-name="Verdana" style:font-name-asian="Verdana" style:font-name-complex="Verdana"/>
    </style:style>
    <style:style style:name="T248_13" style:family="text">
      <style:text-properties fo:background-color="#ffffff" style:font-name="Verdana" style:font-name-asian="Verdana" style:font-name-complex="Verdana"/>
    </style:style>
    <style:style style:name="T248_14" style:family="text">
      <style:text-properties fo:background-color="#ffffff" style:font-name="Verdana" style:font-name-asian="Verdana" style:font-name-complex="Verdana"/>
    </style:style>
    <style:style style:name="T248_15" style:family="text">
      <style:text-properties fo:background-color="#ffffff" style:font-name="Verdana" style:font-name-asian="Verdana" style:font-name-complex="Verdana"/>
    </style:style>
    <style:style style:name="T248_16" style:family="text">
      <style:text-properties fo:background-color="#ffffff" style:font-name="Verdana" style:font-name-asian="Verdana" style:font-name-complex="Verdana"/>
    </style:style>
    <style:style style:name="T248_17" style:family="text">
      <style:text-properties fo:background-color="#ffffff" style:font-name="Verdana" style:font-name-asian="Verdana" style:font-name-complex="Verdana"/>
    </style:style>
    <style:style style:name="T248_18" style:family="text">
      <style:text-properties fo:background-color="#ffffff" style:font-name="Verdana" style:font-name-asian="Verdana" style:font-name-complex="Verdana"/>
    </style:style>
    <style:style style:name="T248_19" style:family="text">
      <style:text-properties fo:background-color="#ffffff" style:font-name="Verdana" style:font-name-asian="Verdana" style:font-name-complex="Verdana"/>
    </style:style>
    <style:style style:name="T248_20" style:family="text">
      <style:text-properties fo:background-color="#ffffff" style:font-name="Verdana" style:font-name-asian="Verdana" style:font-name-complex="Verdana"/>
    </style:style>
    <style:style style:name="T248_21" style:family="text">
      <style:text-properties fo:background-color="#ffffff" style:font-name="Verdana" style:font-name-asian="Verdana" style:font-name-complex="Verdana"/>
    </style:style>
    <style:style style:name="P249" style:family="paragraph" style:parent-style-name="Standard">
      <style:paragraph-properties fo:break-before="auto" fo:margin-top="0cm" style:writing-mode="lr-tb"/>
      <style:text-properties fo:background-color="#ffffff" style:font-name="Verdana" style:font-name-asian="Verdana" style:font-name-complex="Verdana"/>
    </style:style>
    <style:style style:name="P250" style:family="paragraph" style:parent-style-name="Standard">
      <style:paragraph-properties fo:break-before="auto" fo:margin-top="0cm" style:writing-mode="lr-tb"/>
    </style:style>
    <style:style style:name="T250_1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50_2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50_3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P251" style:family="paragraph" style:parent-style-name="Standard">
      <style:paragraph-properties fo:break-before="auto" fo:margin-top="0cm" style:writing-mode="lr-tb"/>
    </style:style>
    <style:style style:name="T251_1" style:family="text">
      <style:text-properties fo:background-color="#ffffff" style:font-name="Verdana" style:font-name-asian="Verdana" style:font-name-complex="Verdana"/>
    </style:style>
    <style:style style:name="T251_2" style:family="text">
      <style:text-properties fo:background-color="#ffffff" style:font-name="Verdana" style:font-name-asian="Verdana" style:font-name-complex="Verdana"/>
    </style:style>
    <style:style style:name="T251_3" style:family="text">
      <style:text-properties fo:background-color="#ffffff" style:font-name="Verdana" style:font-name-asian="Verdana" style:font-name-complex="Verdana"/>
    </style:style>
    <style:style style:name="T251_4" style:family="text">
      <style:text-properties fo:background-color="#ffffff" style:font-name="Verdana" style:font-name-asian="Verdana" style:font-name-complex="Verdana"/>
    </style:style>
    <style:style style:name="T251_5" style:family="text">
      <style:text-properties fo:background-color="#ffffff" style:font-name="Verdana" style:font-name-asian="Verdana" style:font-name-complex="Verdana"/>
    </style:style>
    <style:style style:name="T251_6" style:family="text">
      <style:text-properties fo:background-color="#ffffff" style:font-name="Verdana" style:font-name-asian="Verdana" style:font-name-complex="Verdana"/>
    </style:style>
    <style:style style:name="T251_7" style:family="text">
      <style:text-properties fo:background-color="#ffffff" style:font-name="Verdana" style:font-name-asian="Verdana" style:font-name-complex="Verdana"/>
    </style:style>
    <style:style style:name="T251_8" style:family="text">
      <style:text-properties fo:background-color="#ffffff" style:font-name="Verdana" style:font-name-asian="Verdana" style:font-name-complex="Verdana"/>
    </style:style>
    <style:style style:name="T251_9" style:family="text">
      <style:text-properties fo:background-color="#ffffff" style:font-name="Verdana" style:font-name-asian="Verdana" style:font-name-complex="Verdana"/>
    </style:style>
    <style:style style:name="T251_10" style:family="text">
      <style:text-properties fo:background-color="#ffffff" style:font-name="Verdana" style:font-name-asian="Verdana" style:font-name-complex="Verdana"/>
    </style:style>
    <style:style style:name="T251_11" style:family="text">
      <style:text-properties fo:background-color="#ffffff" style:font-name="Verdana" style:font-name-asian="Verdana" style:font-name-complex="Verdana"/>
    </style:style>
    <style:style style:name="T251_12" style:family="text">
      <style:text-properties fo:background-color="#ffffff" style:font-name="Verdana" style:font-name-asian="Verdana" style:font-name-complex="Verdana"/>
    </style:style>
    <style:style style:name="T251_13" style:family="text">
      <style:text-properties fo:background-color="#ffffff" style:font-name="Verdana" style:font-name-asian="Verdana" style:font-name-complex="Verdana"/>
    </style:style>
    <style:style style:name="T251_14" style:family="text">
      <style:text-properties fo:background-color="#ffffff" style:font-name="Verdana" style:font-name-asian="Verdana" style:font-name-complex="Verdana"/>
    </style:style>
    <style:style style:name="T251_15" style:family="text">
      <style:text-properties fo:background-color="#ffffff" style:font-name="Verdana" style:font-name-asian="Verdana" style:font-name-complex="Verdana"/>
    </style:style>
    <style:style style:name="T251_16" style:family="text">
      <style:text-properties fo:background-color="#ffffff" style:font-name="Verdana" style:font-name-asian="Verdana" style:font-name-complex="Verdana"/>
    </style:style>
    <style:style style:name="T251_17" style:family="text">
      <style:text-properties fo:background-color="#ffffff" style:font-name="Verdana" style:font-name-asian="Verdana" style:font-name-complex="Verdana"/>
    </style:style>
    <style:style style:name="T251_18" style:family="text">
      <style:text-properties fo:background-color="#ffffff" style:font-name="Verdana" style:font-name-asian="Verdana" style:font-name-complex="Verdana"/>
    </style:style>
    <style:style style:name="T251_19" style:family="text">
      <style:text-properties fo:background-color="#ffffff" style:font-name="Verdana" style:font-name-asian="Verdana" style:font-name-complex="Verdana"/>
    </style:style>
    <style:style style:name="T251_20" style:family="text">
      <style:text-properties fo:background-color="#ffffff" style:font-name="Verdana" style:font-name-asian="Verdana" style:font-name-complex="Verdana"/>
    </style:style>
    <style:style style:name="T251_21" style:family="text">
      <style:text-properties fo:background-color="#ffffff" style:font-name="Verdana" style:font-name-asian="Verdana" style:font-name-complex="Verdana"/>
    </style:style>
    <style:style style:name="T251_22" style:family="text">
      <style:text-properties fo:background-color="#ffffff" style:font-name="Verdana" style:font-name-asian="Verdana" style:font-name-complex="Verdana"/>
    </style:style>
    <style:style style:name="T251_23" style:family="text">
      <style:text-properties fo:background-color="#ffffff" style:font-name="Verdana" style:font-name-asian="Verdana" style:font-name-complex="Verdana"/>
    </style:style>
    <style:style style:name="T251_24" style:family="text">
      <style:text-properties fo:background-color="#ffffff" style:font-name="Verdana" style:font-name-asian="Verdana" style:font-name-complex="Verdana"/>
    </style:style>
    <style:style style:name="T251_25" style:family="text">
      <style:text-properties fo:background-color="#ffffff" style:font-name="Verdana" style:font-name-asian="Verdana" style:font-name-complex="Verdana"/>
    </style:style>
    <style:style style:name="T251_26" style:family="text">
      <style:text-properties fo:background-color="#ffffff" style:font-name="Verdana" style:font-name-asian="Verdana" style:font-name-complex="Verdana"/>
    </style:style>
    <style:style style:name="T251_27" style:family="text">
      <style:text-properties fo:background-color="#ffffff" style:font-name="Verdana" style:font-name-asian="Verdana" style:font-name-complex="Verdana"/>
    </style:style>
    <style:style style:name="T251_28" style:family="text">
      <style:text-properties fo:background-color="#ffffff" style:font-name="Verdana" style:font-name-asian="Verdana" style:font-name-complex="Verdana"/>
    </style:style>
    <style:style style:name="T251_29" style:family="text">
      <style:text-properties fo:background-color="#ffffff" style:font-name="Verdana" style:font-name-asian="Verdana" style:font-name-complex="Verdana"/>
    </style:style>
    <style:style style:name="T251_30" style:family="text">
      <style:text-properties fo:background-color="#ffffff" style:font-name="Verdana" style:font-name-asian="Verdana" style:font-name-complex="Verdana"/>
    </style:style>
    <style:style style:name="T251_31" style:family="text">
      <style:text-properties fo:background-color="#ffffff" style:font-name="Verdana" style:font-name-asian="Verdana" style:font-name-complex="Verdana"/>
    </style:style>
    <style:style style:name="P252" style:family="paragraph" style:parent-style-name="Standard">
      <style:paragraph-properties fo:break-before="auto" fo:margin-top="0cm" style:writing-mode="lr-tb"/>
    </style:style>
    <style:style style:name="T252_1" style:family="text">
      <style:text-properties fo:background-color="#ffffff" style:font-name="Verdana" style:font-name-asian="Verdana" style:font-name-complex="Verdana"/>
    </style:style>
    <style:style style:name="T252_2" style:family="text">
      <style:text-properties fo:background-color="#ffffff" style:font-name="Verdana" style:font-name-asian="Verdana" style:font-name-complex="Verdana"/>
    </style:style>
    <style:style style:name="T252_3" style:family="text">
      <style:text-properties fo:background-color="#ffffff" style:font-name="Verdana" style:font-name-asian="Verdana" style:font-name-complex="Verdana"/>
    </style:style>
    <style:style style:name="T252_4" style:family="text">
      <style:text-properties fo:background-color="#ffffff" style:font-name="Verdana" style:font-name-asian="Verdana" style:font-name-complex="Verdana"/>
    </style:style>
    <style:style style:name="T252_5" style:family="text">
      <style:text-properties fo:background-color="#ffffff" style:font-name="Verdana" style:font-name-asian="Verdana" style:font-name-complex="Verdana"/>
    </style:style>
    <style:style style:name="T252_6" style:family="text">
      <style:text-properties fo:background-color="#ffffff" style:font-name="Verdana" style:font-name-asian="Verdana" style:font-name-complex="Verdana"/>
    </style:style>
    <style:style style:name="T252_7" style:family="text">
      <style:text-properties fo:background-color="#ffffff" style:font-name="Verdana" style:font-name-asian="Verdana" style:font-name-complex="Verdana"/>
    </style:style>
    <style:style style:name="T252_8" style:family="text">
      <style:text-properties fo:background-color="#ffffff" style:font-name="Verdana" style:font-name-asian="Verdana" style:font-name-complex="Verdana"/>
    </style:style>
    <style:style style:name="T252_9" style:family="text">
      <style:text-properties fo:background-color="#ffffff" style:font-name="Verdana" style:font-name-asian="Verdana" style:font-name-complex="Verdana"/>
    </style:style>
    <style:style style:name="T252_10" style:family="text">
      <style:text-properties fo:background-color="#ffffff" style:font-name="Verdana" style:font-name-asian="Verdana" style:font-name-complex="Verdana"/>
    </style:style>
    <style:style style:name="T252_11" style:family="text">
      <style:text-properties fo:background-color="#ffffff" style:font-name="Verdana" style:font-name-asian="Verdana" style:font-name-complex="Verdana"/>
    </style:style>
    <style:style style:name="P253" style:family="paragraph" style:parent-style-name="Standard">
      <style:paragraph-properties fo:break-before="auto" fo:margin-top="0cm" style:writing-mode="lr-tb"/>
      <style:text-properties fo:background-color="#ffffff" style:font-name="Verdana" style:font-name-asian="Verdana" style:font-name-complex="Verdana"/>
    </style:style>
    <style:style style:name="P254" style:family="paragraph" style:parent-style-name="Standard">
      <style:paragraph-properties fo:break-before="auto" fo:margin-top="0cm" style:writing-mode="lr-tb"/>
    </style:style>
    <style:style style:name="T254_1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P255" style:family="paragraph" style:parent-style-name="Standard">
      <style:paragraph-properties fo:break-before="auto" fo:margin-top="0cm" style:writing-mode="lr-tb"/>
    </style:style>
    <style:style style:name="T255_1" style:family="text">
      <style:text-properties fo:background-color="#ffffff" style:font-name="Verdana" style:font-name-asian="Verdana" style:font-name-complex="Verdana"/>
    </style:style>
    <style:style style:name="T255_2" style:family="text">
      <style:text-properties fo:background-color="#ffffff" style:font-name="Verdana" style:font-name-asian="Verdana" style:font-name-complex="Verdana"/>
    </style:style>
    <style:style style:name="T255_3" style:family="text">
      <style:text-properties fo:background-color="#ffffff" style:font-name="Verdana" style:font-name-asian="Verdana" style:font-name-complex="Verdana"/>
    </style:style>
    <style:style style:name="T255_4" style:family="text">
      <style:text-properties fo:background-color="#ffffff" style:font-name="Verdana" style:font-name-asian="Verdana" style:font-name-complex="Verdana"/>
    </style:style>
    <style:style style:name="T255_5" style:family="text">
      <style:text-properties fo:background-color="#ffffff" style:font-name="Verdana" style:font-name-asian="Verdana" style:font-name-complex="Verdana"/>
    </style:style>
    <style:style style:name="T255_6" style:family="text">
      <style:text-properties fo:background-color="#ffffff" style:font-name="Verdana" style:font-name-asian="Verdana" style:font-name-complex="Verdana"/>
    </style:style>
    <style:style style:name="T255_7" style:family="text">
      <style:text-properties fo:background-color="#ffffff" style:font-name="Verdana" style:font-name-asian="Verdana" style:font-name-complex="Verdana"/>
    </style:style>
    <style:style style:name="T255_8" style:family="text">
      <style:text-properties fo:background-color="#ffffff" style:font-name="Verdana" style:font-name-asian="Verdana" style:font-name-complex="Verdana"/>
    </style:style>
    <style:style style:name="T255_9" style:family="text">
      <style:text-properties fo:background-color="#ffffff" style:font-name="Verdana" style:font-name-asian="Verdana" style:font-name-complex="Verdana"/>
    </style:style>
    <style:style style:name="T255_10" style:family="text">
      <style:text-properties fo:background-color="#ffffff" style:font-name="Verdana" style:font-name-asian="Verdana" style:font-name-complex="Verdana"/>
    </style:style>
    <style:style style:name="T255_11" style:family="text">
      <style:text-properties fo:background-color="#ffffff" style:font-name="Verdana" style:font-name-asian="Verdana" style:font-name-complex="Verdana"/>
    </style:style>
    <style:style style:name="T255_12" style:family="text">
      <style:text-properties fo:background-color="#ffffff" style:font-name="Verdana" style:font-name-asian="Verdana" style:font-name-complex="Verdana"/>
    </style:style>
    <style:style style:name="T255_13" style:family="text">
      <style:text-properties fo:background-color="#ffffff" style:font-name="Verdana" style:font-name-asian="Verdana" style:font-name-complex="Verdana"/>
    </style:style>
    <style:style style:name="T255_14" style:family="text">
      <style:text-properties fo:background-color="#ffffff" style:font-name="Verdana" style:font-name-asian="Verdana" style:font-name-complex="Verdana"/>
    </style:style>
    <style:style style:name="T255_15" style:family="text">
      <style:text-properties fo:background-color="#ffffff" style:font-name="Verdana" style:font-name-asian="Verdana" style:font-name-complex="Verdana"/>
    </style:style>
    <style:style style:name="T255_16" style:family="text">
      <style:text-properties fo:background-color="#ffffff" style:font-name="Verdana" style:font-name-asian="Verdana" style:font-name-complex="Verdana"/>
    </style:style>
    <style:style style:name="T255_17" style:family="text">
      <style:text-properties fo:background-color="#ffffff" style:font-name="Verdana" style:font-name-asian="Verdana" style:font-name-complex="Verdana"/>
    </style:style>
    <style:style style:name="T255_18" style:family="text">
      <style:text-properties fo:background-color="#ffffff" style:font-name="Verdana" style:font-name-asian="Verdana" style:font-name-complex="Verdana"/>
    </style:style>
    <style:style style:name="T255_19" style:family="text">
      <style:text-properties fo:background-color="#ffffff" style:font-name="Verdana" style:font-name-asian="Verdana" style:font-name-complex="Verdana"/>
    </style:style>
    <style:style style:name="T255_20" style:family="text">
      <style:text-properties fo:background-color="#ffffff" style:font-name="Verdana" style:font-name-asian="Verdana" style:font-name-complex="Verdana"/>
    </style:style>
    <style:style style:name="T255_21" style:family="text">
      <style:text-properties fo:background-color="#ffffff" style:font-name="Verdana" style:font-name-asian="Verdana" style:font-name-complex="Verdana"/>
    </style:style>
    <style:style style:name="T255_22" style:family="text">
      <style:text-properties fo:background-color="#ffffff" style:font-name="Verdana" style:font-name-asian="Verdana" style:font-name-complex="Verdana"/>
    </style:style>
    <style:style style:name="T255_23" style:family="text">
      <style:text-properties fo:background-color="#ffffff" style:font-name="Verdana" style:font-name-asian="Verdana" style:font-name-complex="Verdana"/>
    </style:style>
    <style:style style:name="T255_24" style:family="text">
      <style:text-properties fo:background-color="#ffffff" style:font-name="Verdana" style:font-name-asian="Verdana" style:font-name-complex="Verdana"/>
    </style:style>
    <style:style style:name="T255_25" style:family="text">
      <style:text-properties fo:background-color="#ffffff" style:font-name="Verdana" style:font-name-asian="Verdana" style:font-name-complex="Verdana"/>
    </style:style>
    <style:style style:name="P256" style:family="paragraph" style:parent-style-name="Standard">
      <style:paragraph-properties fo:break-before="auto" fo:margin-top="0cm" style:writing-mode="lr-tb"/>
    </style:style>
    <style:style style:name="T256_1" style:family="text">
      <style:text-properties fo:background-color="#ffffff" style:font-name="Verdana" style:font-name-asian="Verdana" style:font-name-complex="Verdana"/>
    </style:style>
    <style:style style:name="T256_2" style:family="text">
      <style:text-properties fo:background-color="#ffffff" style:font-name="Verdana" style:font-name-asian="Verdana" style:font-name-complex="Verdana"/>
    </style:style>
    <style:style style:name="T256_3" style:family="text">
      <style:text-properties fo:background-color="#ffffff" style:font-name="Verdana" style:font-name-asian="Verdana" style:font-name-complex="Verdana"/>
    </style:style>
    <style:style style:name="T256_4" style:family="text">
      <style:text-properties fo:background-color="#ffffff" style:font-name="Verdana" style:font-name-asian="Verdana" style:font-name-complex="Verdana"/>
    </style:style>
    <style:style style:name="T256_5" style:family="text">
      <style:text-properties fo:background-color="#ffffff" style:font-name="Verdana" style:font-name-asian="Verdana" style:font-name-complex="Verdana"/>
    </style:style>
    <style:style style:name="T256_6" style:family="text">
      <style:text-properties fo:background-color="#ffffff" style:font-name="Verdana" style:font-name-asian="Verdana" style:font-name-complex="Verdana"/>
    </style:style>
    <style:style style:name="T256_7" style:family="text">
      <style:text-properties fo:background-color="#ffffff" style:font-name="Verdana" style:font-name-asian="Verdana" style:font-name-complex="Verdana"/>
    </style:style>
    <style:style style:name="T256_8" style:family="text">
      <style:text-properties fo:background-color="#ffffff" style:font-name="Verdana" style:font-name-asian="Verdana" style:font-name-complex="Verdana"/>
    </style:style>
    <style:style style:name="T256_9" style:family="text">
      <style:text-properties fo:background-color="#ffffff" style:font-name="Verdana" style:font-name-asian="Verdana" style:font-name-complex="Verdana"/>
    </style:style>
    <style:style style:name="P257" style:family="paragraph" style:parent-style-name="Standard">
      <style:paragraph-properties fo:break-before="auto" fo:margin-top="0cm" style:writing-mode="lr-tb"/>
    </style:style>
    <style:style style:name="T257_1" style:family="text">
      <style:text-properties fo:background-color="#ffffff" style:font-name="Verdana" style:font-name-asian="Verdana" style:font-name-complex="Verdana"/>
    </style:style>
    <style:style style:name="T257_2" style:family="text">
      <style:text-properties fo:background-color="#ffffff" style:font-name="Verdana" style:font-name-asian="Verdana" style:font-name-complex="Verdana"/>
    </style:style>
    <style:style style:name="T257_3" style:family="text">
      <style:text-properties fo:background-color="#ffffff" style:font-name="Verdana" style:font-name-asian="Verdana" style:font-name-complex="Verdana"/>
    </style:style>
    <style:style style:name="T257_4" style:family="text">
      <style:text-properties fo:background-color="#ffffff" style:font-name="Verdana" style:font-name-asian="Verdana" style:font-name-complex="Verdana"/>
    </style:style>
    <style:style style:name="T257_5" style:family="text">
      <style:text-properties fo:background-color="#ffffff" style:font-name="Verdana" style:font-name-asian="Verdana" style:font-name-complex="Verdana"/>
    </style:style>
    <style:style style:name="T257_6" style:family="text">
      <style:text-properties fo:background-color="#ffffff" style:font-name="Verdana" style:font-name-asian="Verdana" style:font-name-complex="Verdana"/>
    </style:style>
    <style:style style:name="T257_7" style:family="text">
      <style:text-properties fo:background-color="#ffffff" style:font-name="Verdana" style:font-name-asian="Verdana" style:font-name-complex="Verdana"/>
    </style:style>
    <style:style style:name="T257_8" style:family="text">
      <style:text-properties fo:background-color="#ffffff" style:font-name="Verdana" style:font-name-asian="Verdana" style:font-name-complex="Verdana"/>
    </style:style>
    <style:style style:name="T257_9" style:family="text">
      <style:text-properties fo:background-color="#ffffff" style:font-name="Verdana" style:font-name-asian="Verdana" style:font-name-complex="Verdana"/>
    </style:style>
    <style:style style:name="T257_10" style:family="text">
      <style:text-properties fo:background-color="#ffffff" style:font-name="Verdana" style:font-name-asian="Verdana" style:font-name-complex="Verdana"/>
    </style:style>
    <style:style style:name="T257_11" style:family="text">
      <style:text-properties fo:background-color="#ffffff" style:font-name="Verdana" style:font-name-asian="Verdana" style:font-name-complex="Verdana"/>
    </style:style>
    <style:style style:name="T257_12" style:family="text">
      <style:text-properties fo:background-color="#ffffff" style:font-name="Verdana" style:font-name-asian="Verdana" style:font-name-complex="Verdana"/>
    </style:style>
    <style:style style:name="T257_13" style:family="text">
      <style:text-properties fo:background-color="#ffffff" style:font-name="Verdana" style:font-name-asian="Verdana" style:font-name-complex="Verdana"/>
    </style:style>
    <style:style style:name="T257_14" style:family="text">
      <style:text-properties fo:background-color="#ffffff" style:font-name="Verdana" style:font-name-asian="Verdana" style:font-name-complex="Verdana"/>
    </style:style>
    <style:style style:name="T257_15" style:family="text">
      <style:text-properties fo:background-color="#ffffff" style:font-name="Verdana" style:font-name-asian="Verdana" style:font-name-complex="Verdana"/>
    </style:style>
    <style:style style:name="T257_16" style:family="text">
      <style:text-properties fo:background-color="#ffffff" style:font-name="Verdana" style:font-name-asian="Verdana" style:font-name-complex="Verdana"/>
    </style:style>
    <style:style style:name="T257_17" style:family="text">
      <style:text-properties fo:background-color="#ffffff" style:font-name="Verdana" style:font-name-asian="Verdana" style:font-name-complex="Verdana"/>
    </style:style>
    <style:style style:name="T257_18" style:family="text">
      <style:text-properties fo:background-color="#ffffff" style:font-name="Verdana" style:font-name-asian="Verdana" style:font-name-complex="Verdana"/>
    </style:style>
    <style:style style:name="T257_19" style:family="text">
      <style:text-properties fo:background-color="#ffffff" style:font-name="Verdana" style:font-name-asian="Verdana" style:font-name-complex="Verdana"/>
    </style:style>
    <style:style style:name="P258" style:family="paragraph" style:parent-style-name="Standard">
      <style:paragraph-properties fo:break-before="auto" fo:margin-top="0cm" style:writing-mode="lr-tb"/>
    </style:style>
    <style:style style:name="T258_1" style:family="text">
      <style:text-properties fo:background-color="#ffffff" style:font-name="Verdana" style:font-name-asian="Verdana" style:font-name-complex="Verdana"/>
    </style:style>
    <style:style style:name="T258_2" style:family="text">
      <style:text-properties fo:background-color="#ffffff" style:font-name="Verdana" style:font-name-asian="Verdana" style:font-name-complex="Verdana"/>
    </style:style>
    <style:style style:name="T258_3" style:family="text">
      <style:text-properties fo:background-color="#ffffff" style:font-name="Verdana" style:font-name-asian="Verdana" style:font-name-complex="Verdana"/>
    </style:style>
    <style:style style:name="T258_4" style:family="text">
      <style:text-properties fo:background-color="#ffffff" style:font-name="Verdana" style:font-name-asian="Verdana" style:font-name-complex="Verdana"/>
    </style:style>
    <style:style style:name="T258_5" style:family="text">
      <style:text-properties fo:background-color="#ffffff" style:font-name="Verdana" style:font-name-asian="Verdana" style:font-name-complex="Verdana"/>
    </style:style>
    <style:style style:name="T258_6" style:family="text">
      <style:text-properties fo:background-color="#ffffff" style:font-name="Verdana" style:font-name-asian="Verdana" style:font-name-complex="Verdana"/>
    </style:style>
    <style:style style:name="T258_7" style:family="text">
      <style:text-properties fo:background-color="#ffffff" style:font-name="Verdana" style:font-name-asian="Verdana" style:font-name-complex="Verdana"/>
    </style:style>
    <style:style style:name="T258_8" style:family="text">
      <style:text-properties fo:background-color="#ffffff" style:font-name="Verdana" style:font-name-asian="Verdana" style:font-name-complex="Verdana"/>
    </style:style>
    <style:style style:name="P259" style:family="paragraph" style:parent-style-name="Standard">
      <style:paragraph-properties fo:break-before="auto" fo:margin-top="0cm" style:writing-mode="lr-tb"/>
    </style:style>
    <style:style style:name="T259_1" style:family="text">
      <style:text-properties fo:background-color="#ffffff" style:font-name="Verdana" style:font-name-asian="Verdana" style:font-name-complex="Verdana"/>
    </style:style>
    <style:style style:name="T259_2" style:family="text">
      <style:text-properties fo:background-color="#ffffff" style:font-name="Verdana" style:font-name-asian="Verdana" style:font-name-complex="Verdana"/>
    </style:style>
    <style:style style:name="T259_3" style:family="text">
      <style:text-properties fo:background-color="#ffffff" style:font-name="Verdana" style:font-name-asian="Verdana" style:font-name-complex="Verdana"/>
    </style:style>
    <style:style style:name="T259_4" style:family="text">
      <style:text-properties fo:background-color="#ffffff" style:font-name="Verdana" style:font-name-asian="Verdana" style:font-name-complex="Verdana"/>
    </style:style>
    <style:style style:name="T259_5" style:family="text">
      <style:text-properties fo:background-color="#ffffff" style:font-name="Verdana" style:font-name-asian="Verdana" style:font-name-complex="Verdana"/>
    </style:style>
    <style:style style:name="T259_6" style:family="text">
      <style:text-properties fo:background-color="#ffffff" style:font-name="Verdana" style:font-name-asian="Verdana" style:font-name-complex="Verdana"/>
    </style:style>
    <style:style style:name="T259_7" style:family="text">
      <style:text-properties fo:background-color="#ffffff" style:font-name="Verdana" style:font-name-asian="Verdana" style:font-name-complex="Verdana"/>
    </style:style>
    <style:style style:name="T259_8" style:family="text">
      <style:text-properties fo:background-color="#ffffff" style:font-name="Verdana" style:font-name-asian="Verdana" style:font-name-complex="Verdana"/>
    </style:style>
    <style:style style:name="T259_9" style:family="text">
      <style:text-properties fo:background-color="#ffffff" style:font-name="Verdana" style:font-name-asian="Verdana" style:font-name-complex="Verdana"/>
    </style:style>
    <style:style style:name="T259_10" style:family="text">
      <style:text-properties fo:background-color="#ffffff" style:font-name="Verdana" style:font-name-asian="Verdana" style:font-name-complex="Verdana"/>
    </style:style>
    <style:style style:name="T259_11" style:family="text">
      <style:text-properties fo:background-color="#ffffff" style:font-name="Verdana" style:font-name-asian="Verdana" style:font-name-complex="Verdana"/>
    </style:style>
    <style:style style:name="T259_12" style:family="text">
      <style:text-properties fo:background-color="#ffffff" style:font-name="Verdana" style:font-name-asian="Verdana" style:font-name-complex="Verdana"/>
    </style:style>
    <style:style style:name="T259_13" style:family="text">
      <style:text-properties fo:background-color="#ffffff" style:font-name="Verdana" style:font-name-asian="Verdana" style:font-name-complex="Verdana"/>
    </style:style>
    <style:style style:name="T259_14" style:family="text">
      <style:text-properties fo:background-color="#ffffff" style:font-name="Verdana" style:font-name-asian="Verdana" style:font-name-complex="Verdana"/>
    </style:style>
    <style:style style:name="T259_15" style:family="text">
      <style:text-properties fo:background-color="#ffffff" style:font-name="Verdana" style:font-name-asian="Verdana" style:font-name-complex="Verdana"/>
    </style:style>
    <style:style style:name="T259_16" style:family="text">
      <style:text-properties fo:background-color="#ffffff" style:font-name="Verdana" style:font-name-asian="Verdana" style:font-name-complex="Verdana"/>
    </style:style>
    <style:style style:name="T259_17" style:family="text">
      <style:text-properties fo:background-color="#ffffff" style:font-name="Verdana" style:font-name-asian="Verdana" style:font-name-complex="Verdana"/>
    </style:style>
    <style:style style:name="T259_18" style:family="text">
      <style:text-properties fo:background-color="#ffffff" style:font-name="Verdana" style:font-name-asian="Verdana" style:font-name-complex="Verdana"/>
    </style:style>
    <style:style style:name="T259_19" style:family="text">
      <style:text-properties fo:background-color="#ffffff" style:font-name="Verdana" style:font-name-asian="Verdana" style:font-name-complex="Verdana"/>
    </style:style>
    <style:style style:name="T259_20" style:family="text">
      <style:text-properties fo:background-color="#ffffff" style:font-name="Verdana" style:font-name-asian="Verdana" style:font-name-complex="Verdana"/>
    </style:style>
    <style:style style:name="T259_21" style:family="text">
      <style:text-properties fo:background-color="#ffffff" style:font-name="Verdana" style:font-name-asian="Verdana" style:font-name-complex="Verdana"/>
    </style:style>
    <style:style style:name="T259_22" style:family="text">
      <style:text-properties fo:background-color="#ffffff" style:font-name="Verdana" style:font-name-asian="Verdana" style:font-name-complex="Verdana"/>
    </style:style>
    <style:style style:name="T259_23" style:family="text">
      <style:text-properties fo:background-color="#ffffff" style:font-name="Verdana" style:font-name-asian="Verdana" style:font-name-complex="Verdana"/>
    </style:style>
    <style:style style:name="P260" style:family="paragraph" style:parent-style-name="Standard">
      <style:paragraph-properties fo:break-before="auto" fo:margin-top="0cm" style:writing-mode="lr-tb"/>
    </style:style>
    <style:style style:name="T260_1" style:family="text">
      <style:text-properties fo:background-color="#ffffff" style:font-name="Verdana" style:font-name-asian="Verdana" style:font-name-complex="Verdana"/>
    </style:style>
    <style:style style:name="T260_2" style:family="text">
      <style:text-properties fo:background-color="#ffffff" style:font-name="Verdana" style:font-name-asian="Verdana" style:font-name-complex="Verdana"/>
    </style:style>
    <style:style style:name="T260_3" style:family="text">
      <style:text-properties fo:background-color="#ffffff" style:font-name="Verdana" style:font-name-asian="Verdana" style:font-name-complex="Verdana"/>
    </style:style>
    <style:style style:name="T260_4" style:family="text">
      <style:text-properties fo:background-color="#ffffff" style:font-name="Verdana" style:font-name-asian="Verdana" style:font-name-complex="Verdana"/>
    </style:style>
    <style:style style:name="T260_5" style:family="text">
      <style:text-properties fo:background-color="#ffffff" style:font-name="Verdana" style:font-name-asian="Verdana" style:font-name-complex="Verdana"/>
    </style:style>
    <style:style style:name="T260_6" style:family="text">
      <style:text-properties fo:background-color="#ffffff" style:font-name="Verdana" style:font-name-asian="Verdana" style:font-name-complex="Verdana"/>
    </style:style>
    <style:style style:name="T260_7" style:family="text">
      <style:text-properties fo:background-color="#ffffff" style:font-name="Verdana" style:font-name-asian="Verdana" style:font-name-complex="Verdana"/>
    </style:style>
    <style:style style:name="T260_8" style:family="text">
      <style:text-properties fo:background-color="#ffffff" style:font-name="Verdana" style:font-name-asian="Verdana" style:font-name-complex="Verdana"/>
    </style:style>
    <style:style style:name="T260_9" style:family="text">
      <style:text-properties fo:background-color="#ffffff" style:font-name="Verdana" style:font-name-asian="Verdana" style:font-name-complex="Verdana"/>
    </style:style>
    <style:style style:name="T260_10" style:family="text">
      <style:text-properties fo:background-color="#ffffff" style:font-name="Verdana" style:font-name-asian="Verdana" style:font-name-complex="Verdana"/>
    </style:style>
    <style:style style:name="T260_11" style:family="text">
      <style:text-properties fo:background-color="#ffffff" style:font-name="Verdana" style:font-name-asian="Verdana" style:font-name-complex="Verdana"/>
    </style:style>
    <style:style style:name="T260_12" style:family="text">
      <style:text-properties fo:background-color="#ffffff" style:font-name="Verdana" style:font-name-asian="Verdana" style:font-name-complex="Verdana"/>
    </style:style>
    <style:style style:name="T260_13" style:family="text">
      <style:text-properties fo:background-color="#ffffff" style:font-name="Verdana" style:font-name-asian="Verdana" style:font-name-complex="Verdana"/>
    </style:style>
    <style:style style:name="T260_14" style:family="text">
      <style:text-properties fo:background-color="#ffffff" style:font-name="Verdana" style:font-name-asian="Verdana" style:font-name-complex="Verdana"/>
    </style:style>
    <style:style style:name="T260_15" style:family="text">
      <style:text-properties fo:background-color="#ffffff" style:font-name="Verdana" style:font-name-asian="Verdana" style:font-name-complex="Verdana"/>
    </style:style>
    <style:style style:name="T260_16" style:family="text">
      <style:text-properties fo:background-color="#ffffff" style:font-name="Verdana" style:font-name-asian="Verdana" style:font-name-complex="Verdana"/>
    </style:style>
    <style:style style:name="T260_17" style:family="text">
      <style:text-properties fo:background-color="#ffffff" style:font-name="Verdana" style:font-name-asian="Verdana" style:font-name-complex="Verdana"/>
    </style:style>
    <style:style style:name="T260_18" style:family="text">
      <style:text-properties fo:background-color="#ffffff" style:font-name="Verdana" style:font-name-asian="Verdana" style:font-name-complex="Verdana"/>
    </style:style>
    <style:style style:name="T260_19" style:family="text">
      <style:text-properties fo:background-color="#ffffff" style:font-name="Verdana" style:font-name-asian="Verdana" style:font-name-complex="Verdana"/>
    </style:style>
    <style:style style:name="T260_20" style:family="text">
      <style:text-properties fo:background-color="#ffffff" style:font-name="Verdana" style:font-name-asian="Verdana" style:font-name-complex="Verdana"/>
    </style:style>
    <style:style style:name="T260_21" style:family="text">
      <style:text-properties fo:background-color="#ffffff" style:font-name="Verdana" style:font-name-asian="Verdana" style:font-name-complex="Verdana"/>
    </style:style>
    <style:style style:name="T260_22" style:family="text">
      <style:text-properties fo:background-color="#ffffff" style:font-name="Verdana" style:font-name-asian="Verdana" style:font-name-complex="Verdana"/>
    </style:style>
    <style:style style:name="T260_23" style:family="text">
      <style:text-properties fo:background-color="#ffffff" style:font-name="Verdana" style:font-name-asian="Verdana" style:font-name-complex="Verdana"/>
    </style:style>
    <style:style style:name="T260_24" style:family="text">
      <style:text-properties fo:background-color="#ffffff" style:font-name="Verdana" style:font-name-asian="Verdana" style:font-name-complex="Verdana"/>
    </style:style>
    <style:style style:name="T260_25" style:family="text">
      <style:text-properties fo:background-color="#ffffff" style:font-name="Verdana" style:font-name-asian="Verdana" style:font-name-complex="Verdana"/>
    </style:style>
    <style:style style:name="T260_26" style:family="text">
      <style:text-properties fo:background-color="#ffffff" style:font-name="Verdana" style:font-name-asian="Verdana" style:font-name-complex="Verdana"/>
    </style:style>
    <style:style style:name="T260_27" style:family="text">
      <style:text-properties fo:background-color="#ffffff" style:font-name="Verdana" style:font-name-asian="Verdana" style:font-name-complex="Verdana"/>
    </style:style>
    <style:style style:name="T260_28" style:family="text">
      <style:text-properties fo:background-color="#ffffff" style:font-name="Verdana" style:font-name-asian="Verdana" style:font-name-complex="Verdana"/>
    </style:style>
    <style:style style:name="T260_29" style:family="text">
      <style:text-properties fo:background-color="#ffffff" style:font-name="Verdana" style:font-name-asian="Verdana" style:font-name-complex="Verdana"/>
    </style:style>
    <style:style style:name="P261" style:family="paragraph" style:parent-style-name="Standard">
      <style:paragraph-properties fo:break-before="auto" fo:margin-top="0cm" style:writing-mode="lr-tb"/>
    </style:style>
    <style:style style:name="T261_1" style:family="text">
      <style:text-properties fo:background-color="#ffffff" style:font-name="Verdana" style:font-name-asian="Verdana" style:font-name-complex="Verdana"/>
    </style:style>
    <style:style style:name="T261_2" style:family="text">
      <style:text-properties fo:background-color="#ffffff" style:font-name="Verdana" style:font-name-asian="Verdana" style:font-name-complex="Verdana"/>
    </style:style>
    <style:style style:name="P262" style:family="paragraph" style:parent-style-name="Standard">
      <style:paragraph-properties fo:break-before="auto" fo:margin-top="0cm" style:writing-mode="lr-tb"/>
    </style:style>
    <style:style style:name="T262_1" style:family="text">
      <style:text-properties fo:background-color="#ffffff" style:font-name="Verdana" style:font-name-asian="Verdana" style:font-name-complex="Verdana"/>
    </style:style>
    <style:style style:name="T262_2" style:family="text">
      <style:text-properties fo:background-color="#ffffff" style:font-name="Verdana" style:font-name-asian="Verdana" style:font-name-complex="Verdana"/>
    </style:style>
    <style:style style:name="T262_3" style:family="text">
      <style:text-properties fo:background-color="#ffffff" style:font-name="Verdana" style:font-name-asian="Verdana" style:font-name-complex="Verdana"/>
    </style:style>
    <style:style style:name="P263" style:family="paragraph" style:parent-style-name="Standard">
      <style:paragraph-properties fo:break-before="auto" fo:margin-top="0cm" style:writing-mode="lr-tb"/>
    </style:style>
    <style:style style:name="T263_1" style:family="text">
      <style:text-properties fo:background-color="#ffffff" style:font-name="Verdana" style:font-name-asian="Verdana" style:font-name-complex="Verdana"/>
    </style:style>
    <style:style style:name="T263_2" style:family="text">
      <style:text-properties fo:background-color="#ffffff" style:font-name="Verdana" style:font-name-asian="Verdana" style:font-name-complex="Verdana"/>
    </style:style>
    <style:style style:name="T263_3" style:family="text">
      <style:text-properties fo:background-color="#ffffff" style:font-name="Verdana" style:font-name-asian="Verdana" style:font-name-complex="Verdana"/>
    </style:style>
    <style:style style:name="P264" style:family="paragraph" style:parent-style-name="Standard">
      <style:paragraph-properties fo:break-before="auto" fo:margin-top="0cm" style:writing-mode="lr-tb"/>
    </style:style>
    <style:style style:name="T264_1" style:family="text">
      <style:text-properties fo:background-color="#ffffff" style:font-name="Verdana" style:font-name-asian="Verdana" style:font-name-complex="Verdana"/>
    </style:style>
    <style:style style:name="T264_2" style:family="text">
      <style:text-properties fo:background-color="#ffffff" style:font-name="Verdana" style:font-name-asian="Verdana" style:font-name-complex="Verdana"/>
    </style:style>
    <style:style style:name="T264_3" style:family="text">
      <style:text-properties fo:background-color="#ffffff" style:font-name="Verdana" style:font-name-asian="Verdana" style:font-name-complex="Verdana"/>
    </style:style>
    <style:style style:name="T264_4" style:family="text">
      <style:text-properties fo:background-color="#ffffff" style:font-name="Verdana" style:font-name-asian="Verdana" style:font-name-complex="Verdana"/>
    </style:style>
    <style:style style:name="T264_5" style:family="text">
      <style:text-properties fo:background-color="#ffffff" style:font-name="Verdana" style:font-name-asian="Verdana" style:font-name-complex="Verdana"/>
    </style:style>
    <style:style style:name="P265" style:family="paragraph" style:parent-style-name="Standard">
      <style:paragraph-properties fo:break-before="auto" fo:margin-top="0cm" style:writing-mode="lr-tb"/>
    </style:style>
    <style:style style:name="T265_1" style:family="text">
      <style:text-properties fo:background-color="#ffffff" style:font-name="Verdana" style:font-name-asian="Verdana" style:font-name-complex="Verdana"/>
    </style:style>
    <style:style style:name="T265_2" style:family="text">
      <style:text-properties fo:background-color="#ffffff" style:font-name="Verdana" style:font-name-asian="Verdana" style:font-name-complex="Verdana"/>
    </style:style>
    <style:style style:name="T265_3" style:family="text">
      <style:text-properties fo:background-color="#ffffff" style:font-name="Verdana" style:font-name-asian="Verdana" style:font-name-complex="Verdana"/>
    </style:style>
    <style:style style:name="T265_4" style:family="text">
      <style:text-properties fo:background-color="#ffffff" style:font-name="Verdana" style:font-name-asian="Verdana" style:font-name-complex="Verdana"/>
    </style:style>
    <style:style style:name="T265_5" style:family="text">
      <style:text-properties fo:background-color="#ffffff" style:font-name="Verdana" style:font-name-asian="Verdana" style:font-name-complex="Verdana"/>
    </style:style>
    <style:style style:name="P266" style:family="paragraph" style:parent-style-name="Standard">
      <style:paragraph-properties fo:break-before="auto" fo:margin-top="0cm" style:writing-mode="lr-tb"/>
    </style:style>
    <style:style style:name="T266_1" style:family="text">
      <style:text-properties fo:background-color="#ffffff" style:font-name="Verdana" style:font-name-asian="Verdana" style:font-name-complex="Verdana"/>
    </style:style>
    <style:style style:name="T266_2" style:family="text">
      <style:text-properties fo:background-color="#ffffff" style:font-name="Verdana" style:font-name-asian="Verdana" style:font-name-complex="Verdana"/>
    </style:style>
    <style:style style:name="T266_3" style:family="text">
      <style:text-properties fo:background-color="#ffffff" style:font-name="Verdana" style:font-name-asian="Verdana" style:font-name-complex="Verdana"/>
    </style:style>
    <style:style style:name="T266_4" style:family="text">
      <style:text-properties fo:background-color="#ffffff" style:font-name="Verdana" style:font-name-asian="Verdana" style:font-name-complex="Verdana"/>
    </style:style>
    <style:style style:name="T266_5" style:family="text">
      <style:text-properties fo:background-color="#ffffff" style:font-name="Verdana" style:font-name-asian="Verdana" style:font-name-complex="Verdana"/>
    </style:style>
    <style:style style:name="P267" style:family="paragraph" style:parent-style-name="Standard">
      <style:paragraph-properties fo:break-before="auto" fo:margin-top="0cm" style:writing-mode="lr-tb"/>
    </style:style>
    <style:style style:name="T267_1" style:family="text">
      <style:text-properties fo:background-color="#ffffff" style:font-name="Verdana" style:font-name-asian="Verdana" style:font-name-complex="Verdana"/>
    </style:style>
    <style:style style:name="P268" style:family="paragraph" style:parent-style-name="Standard">
      <style:paragraph-properties fo:break-before="auto" fo:margin-top="0cm" style:writing-mode="lr-tb"/>
      <style:text-properties fo:background-color="#ffffff" style:font-name="Verdana" style:font-name-asian="Verdana" style:font-name-complex="Verdana"/>
    </style:style>
    <style:style style:name="P269" style:family="paragraph" style:parent-style-name="Standard">
      <style:paragraph-properties fo:break-before="auto" fo:margin-top="0cm" style:writing-mode="lr-tb"/>
    </style:style>
    <style:style style:name="T269_1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P270" style:family="paragraph" style:parent-style-name="Standard">
      <style:paragraph-properties fo:break-before="auto" fo:margin-top="0cm" style:writing-mode="lr-tb"/>
    </style:style>
    <style:style style:name="T270_1" style:family="text">
      <style:text-properties fo:background-color="#ffffff" style:font-name="Verdana" style:font-name-asian="Verdana" style:font-name-complex="Verdana"/>
    </style:style>
    <style:style style:name="T270_2" style:family="text">
      <style:text-properties fo:background-color="#ffffff" style:font-name="Verdana" style:font-name-asian="Verdana" style:font-name-complex="Verdana"/>
    </style:style>
    <style:style style:name="T270_3" style:family="text">
      <style:text-properties fo:background-color="#ffffff" style:font-name="Verdana" style:font-name-asian="Verdana" style:font-name-complex="Verdana"/>
    </style:style>
    <style:style style:name="T270_4" style:family="text">
      <style:text-properties fo:background-color="#ffffff" style:font-name="Verdana" style:font-name-asian="Verdana" style:font-name-complex="Verdana"/>
    </style:style>
    <style:style style:name="T270_5" style:family="text">
      <style:text-properties fo:background-color="#ffffff" style:font-name="Verdana" style:font-name-asian="Verdana" style:font-name-complex="Verdana"/>
    </style:style>
    <style:style style:name="T270_6" style:family="text">
      <style:text-properties fo:background-color="#ffffff" style:font-name="Verdana" style:font-name-asian="Verdana" style:font-name-complex="Verdana"/>
    </style:style>
    <style:style style:name="T270_7" style:family="text">
      <style:text-properties fo:background-color="#ffffff" style:font-name="Verdana" style:font-name-asian="Verdana" style:font-name-complex="Verdana"/>
    </style:style>
    <style:style style:name="T270_8" style:family="text">
      <style:text-properties fo:background-color="#ffffff" style:font-name="Verdana" style:font-name-asian="Verdana" style:font-name-complex="Verdana"/>
    </style:style>
    <style:style style:name="T270_9" style:family="text">
      <style:text-properties fo:background-color="#ffffff" style:font-name="Verdana" style:font-name-asian="Verdana" style:font-name-complex="Verdana"/>
    </style:style>
    <style:style style:name="T270_10" style:family="text">
      <style:text-properties fo:background-color="#ffffff" style:font-name="Verdana" style:font-name-asian="Verdana" style:font-name-complex="Verdana"/>
    </style:style>
    <style:style style:name="T270_11" style:family="text">
      <style:text-properties fo:background-color="#ffffff" style:font-name="Verdana" style:font-name-asian="Verdana" style:font-name-complex="Verdana"/>
    </style:style>
    <style:style style:name="T270_12" style:family="text">
      <style:text-properties fo:background-color="#ffffff" style:font-name="Verdana" style:font-name-asian="Verdana" style:font-name-complex="Verdana"/>
    </style:style>
    <style:style style:name="T270_13" style:family="text">
      <style:text-properties fo:background-color="#ffffff" style:font-name="Verdana" style:font-name-asian="Verdana" style:font-name-complex="Verdana"/>
    </style:style>
    <style:style style:name="P271" style:family="paragraph" style:parent-style-name="Standard">
      <style:paragraph-properties fo:break-before="auto" fo:margin-top="0cm" style:writing-mode="lr-tb"/>
    </style:style>
    <style:style style:name="T271_1" style:family="text">
      <style:text-properties fo:background-color="#ffffff" style:font-name="Verdana" style:font-name-asian="Verdana" style:font-name-complex="Verdana"/>
    </style:style>
    <style:style style:name="T271_2" style:family="text">
      <style:text-properties fo:background-color="#ffffff" style:font-name="Verdana" style:font-name-asian="Verdana" style:font-name-complex="Verdana"/>
    </style:style>
    <style:style style:name="P2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2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2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2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2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2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2_6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2_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273" style:family="paragraph" style:parent-style-name="Standard">
      <style:paragraph-properties fo:break-before="auto" fo:margin-top="0cm" style:writing-mode="lr-tb"/>
    </style:style>
    <style:style style:name="T273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3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3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3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3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274" style:family="paragraph" style:parent-style-name="Standard">
      <style:paragraph-properties fo:break-before="auto" fo:margin-top="0cm" style:writing-mode="lr-tb"/>
    </style:style>
    <style:style style:name="T274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4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4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275" style:family="paragraph" style:parent-style-name="Standard">
      <style:paragraph-properties fo:break-before="auto" fo:margin-top="0cm" style:writing-mode="lr-tb"/>
    </style:style>
    <style:style style:name="T275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27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T276_23" style:family="text"/>
    <style:style style:name="T276_24" style:family="text"/>
    <style:style style:name="T276_25" style:family="text"/>
    <style:style style:name="T276_26" style:family="text"/>
    <style:style style:name="T276_27" style:family="text"/>
    <style:style style:name="T276_28" style:family="text"/>
    <style:style style:name="T276_29" style:family="text"/>
    <style:style style:name="T276_30" style:family="text"/>
    <style:style style:name="T276_31" style:family="text"/>
    <style:style style:name="T276_32" style:family="text"/>
    <style:style style:name="T276_33" style:family="text"/>
    <style:style style:name="T276_34" style:family="text"/>
    <style:style style:name="T276_35" style:family="text"/>
    <style:style style:name="T276_36" style:family="text"/>
    <style:style style:name="T276_37" style:family="text"/>
    <style:style style:name="T276_38" style:family="text"/>
    <style:style style:name="T276_39" style:family="text"/>
    <style:style style:name="T276_40" style:family="text"/>
    <style:style style:name="T276_41" style:family="text"/>
    <style:style style:name="T276_42" style:family="text"/>
    <style:style style:name="T276_43" style:family="text"/>
    <style:style style:name="T276_44" style:family="text"/>
    <style:style style:name="T276_45" style:family="text"/>
    <style:style style:name="T276_46" style:family="text"/>
    <style:style style:name="P27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7_1" style:family="text"/>
    <style:style style:name="T277_2" style:family="text"/>
    <style:style style:name="P27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5_1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85_2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85_3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85_4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85_5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85_6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85_7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85_8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85_9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P28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T286_30" style:family="text"/>
    <style:style style:name="T286_31" style:family="text"/>
    <style:style style:name="T286_32" style:family="text"/>
    <style:style style:name="T286_33" style:family="text"/>
    <style:style style:name="T286_34" style:family="text"/>
    <style:style style:name="T286_35" style:family="text"/>
    <style:style style:name="T286_36" style:family="text"/>
    <style:style style:name="T286_37" style:family="text"/>
    <style:style style:name="T286_38" style:family="text"/>
    <style:style style:name="T286_39" style:family="text"/>
    <style:style style:name="T286_40" style:family="text"/>
    <style:style style:name="T286_41" style:family="text"/>
    <style:style style:name="T286_42" style:family="text"/>
    <style:style style:name="T286_43" style:family="text"/>
    <style:style style:name="T286_44" style:family="text"/>
    <style:style style:name="T286_45" style:family="text"/>
    <style:style style:name="T286_46" style:family="text"/>
    <style:style style:name="T286_47" style:family="text"/>
    <style:style style:name="T286_48" style:family="text"/>
    <style:style style:name="T286_49" style:family="text"/>
    <style:style style:name="T286_50" style:family="text"/>
    <style:style style:name="T286_51" style:family="text"/>
    <style:style style:name="T286_52" style:family="text"/>
    <style:style style:name="T286_53" style:family="text"/>
    <style:style style:name="T286_54" style:family="text"/>
    <style:style style:name="T286_55" style:family="text"/>
    <style:style style:name="T286_56" style:family="text"/>
    <style:style style:name="T286_57" style:family="text"/>
    <style:style style:name="T286_58" style:family="text"/>
    <style:style style:name="T286_59" style:family="text"/>
    <style:style style:name="T286_60" style:family="text"/>
    <style:style style:name="T286_61" style:family="text"/>
    <style:style style:name="T286_62" style:family="text"/>
    <style:style style:name="T286_63" style:family="text"/>
    <style:style style:name="T286_64" style:family="text"/>
    <style:style style:name="T286_65" style:family="text"/>
    <style:style style:name="T286_66" style:family="text"/>
    <style:style style:name="P28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P288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P289" style:family="paragraph" style:parent-style-name="Standard">
      <style:paragraph-properties fo:break-before="auto" fo:margin-top="0cm" fo:margin-bottom="0cm" style:writing-mode="lr-tb"/>
    </style:style>
    <style:style style:name="P290" style:family="paragraph" style:parent-style-name="Standard">
      <style:paragraph-properties fo:break-before="auto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T290_34" style:family="text"/>
    <style:style style:name="T290_35" style:family="text"/>
    <style:style style:name="T290_36" style:family="text"/>
    <style:style style:name="T290_37" style:family="text"/>
    <style:style style:name="T290_38" style:family="text"/>
    <style:style style:name="T290_39" style:family="text"/>
    <style:style style:name="T290_40" style:family="text"/>
    <style:style style:name="T290_41" style:family="text"/>
    <style:style style:name="T290_42" style:family="text"/>
    <style:style style:name="T290_43" style:family="text"/>
    <style:style style:name="T290_44" style:family="text"/>
    <style:style style:name="T290_45" style:family="text"/>
    <style:style style:name="T290_46" style:family="text"/>
    <style:style style:name="T290_47" style:family="text"/>
    <style:style style:name="T290_48" style:family="text"/>
    <style:style style:name="T290_49" style:family="text"/>
    <style:style style:name="T290_50" style:family="text"/>
    <style:style style:name="T290_51" style:family="text"/>
    <style:style style:name="T290_52" style:family="text"/>
    <style:style style:name="T290_53" style:family="text"/>
    <style:style style:name="T290_54" style:family="text"/>
    <style:style style:name="T290_55" style:family="text"/>
    <style:style style:name="T290_56" style:family="text"/>
    <style:style style:name="T290_57" style:family="text"/>
    <style:style style:name="T290_58" style:family="text"/>
    <style:style style:name="T290_59" style:family="text"/>
    <style:style style:name="T290_60" style:family="text"/>
    <style:style style:name="T290_61" style:family="text"/>
    <style:style style:name="T290_62" style:family="text"/>
    <style:style style:name="T290_63" style:family="text"/>
    <style:style style:name="T290_64" style:family="text"/>
    <style:style style:name="T290_65" style:family="text"/>
    <style:style style:name="T290_66" style:family="text"/>
    <style:style style:name="T290_67" style:family="text"/>
    <style:style style:name="T290_68" style:family="text"/>
    <style:style style:name="T290_69" style:family="text"/>
    <style:style style:name="T290_70" style:family="text"/>
    <style:style style:name="T290_71" style:family="text"/>
    <style:style style:name="T290_72" style:family="text"/>
    <style:style style:name="P291" style:family="paragraph" style:parent-style-name="Standard">
      <style:paragraph-properties fo:break-before="auto" style:writing-mode="lr-tb"/>
    </style:style>
    <style:style style:name="P292" style:family="paragraph" style:parent-style-name="Standard">
      <style:paragraph-properties fo:break-before="auto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T292_36" style:family="text"/>
    <style:style style:name="T292_37" style:family="text"/>
    <style:style style:name="T292_38" style:family="text"/>
    <style:style style:name="T292_39" style:family="text"/>
    <style:style style:name="T292_40" style:family="text"/>
    <style:style style:name="T292_41" style:family="text"/>
    <style:style style:name="T292_42" style:family="text"/>
    <style:style style:name="T292_43" style:family="text"/>
    <style:style style:name="T292_44" style:family="text"/>
    <style:style style:name="T292_45" style:family="text"/>
    <style:style style:name="T292_46" style:family="text"/>
    <style:style style:name="T292_47" style:family="text"/>
    <style:style style:name="T292_48" style:family="text"/>
    <style:style style:name="T292_49" style:family="text"/>
    <style:style style:name="T292_50" style:family="text"/>
    <style:style style:name="T292_51" style:family="text"/>
    <style:style style:name="T292_52" style:family="text"/>
    <style:style style:name="P293" style:family="paragraph" style:parent-style-name="Standard">
      <style:paragraph-properties fo:break-before="auto" style:writing-mode="lr-tb"/>
    </style:style>
    <style:style style:name="P294" style:family="paragraph" style:parent-style-name="Heading_20_2">
      <style:paragraph-properties fo:break-before="auto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P295" style:family="paragraph" style:parent-style-name="Standard">
      <style:paragraph-properties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296" style:family="paragraph" style:parent-style-name="Standard">
      <style:paragraph-properties fo:break-before="auto" style:writing-mode="lr-tb"/>
    </style:style>
    <style:style style:name="T296_1" style:family="text"/>
    <style:style style:name="P297" style:family="paragraph" style:parent-style-name="Standard">
      <style:paragraph-properties fo:break-before="auto" style:writing-mode="lr-tb"/>
    </style:style>
    <style:style style:name="T297_1" style:family="text"/>
    <style:style style:name="T297_2" style:family="text"/>
    <style:style style:name="T297_3" style:family="text"/>
    <style:style style:name="P298" style:family="paragraph" style:parent-style-name="Standard">
      <style:paragraph-properties fo:break-before="auto" style:writing-mode="lr-tb"/>
    </style:style>
    <style:style style:name="T298_1" style:family="text"/>
    <style:style style:name="T298_2" style:family="text"/>
    <style:style style:name="T298_3" style:family="text"/>
    <style:style style:name="P299" style:family="paragraph" style:parent-style-name="Standard">
      <style:paragraph-properties fo:break-before="auto" style:writing-mode="lr-tb"/>
    </style:style>
    <style:style style:name="T299_1" style:family="text"/>
    <style:style style:name="P300" style:family="paragraph" style:parent-style-name="Standard">
      <style:paragraph-properties fo:break-before="auto" style:writing-mode="lr-tb"/>
    </style:style>
    <style:style style:name="T300_1" style:family="text"/>
    <style:style style:name="P301" style:family="paragraph" style:parent-style-name="Standard">
      <style:paragraph-properties fo:break-before="auto" style:writing-mode="lr-tb"/>
    </style:style>
    <style:style style:name="T301_1" style:family="text"/>
    <style:style style:name="T301_2" style:family="text"/>
    <style:style style:name="T301_3" style:family="text"/>
    <style:style style:name="P302" style:family="paragraph" style:parent-style-name="Standard">
      <style:paragraph-properties fo:break-before="auto" style:writing-mode="lr-tb"/>
    </style:style>
    <style:style style:name="P303" style:family="paragraph" style:parent-style-name="Standard">
      <style:paragraph-properties fo:break-before="auto" style:writing-mode="lr-tb"/>
    </style:style>
    <style:style style:name="T303_1" style:family="text"/>
    <style:style style:name="T303_2" style:family="text">
      <style:text-properties fo:font-weight="bold" style:font-weight-asian="bold" style:font-weight-complex="bold"/>
    </style:style>
    <style:style style:name="T303_3" style:family="text">
      <style:text-properties fo:font-weight="bold" style:font-weight-asian="bold" style:font-weight-complex="bold"/>
    </style:style>
    <style:style style:name="P304" style:family="paragraph" style:parent-style-name="Standard">
      <style:paragraph-properties fo:break-before="auto" style:writing-mode="lr-tb"/>
    </style:style>
    <style:style style:name="T304_1" style:family="text"/>
    <style:style style:name="T304_2" style:family="text"/>
    <style:style style:name="T304_3" style:family="text"/>
    <style:style style:name="P305" style:family="paragraph" style:parent-style-name="Standard">
      <style:paragraph-properties fo:break-before="auto" style:writing-mode="lr-tb"/>
    </style:style>
    <style:style style:name="T305_1" style:family="text"/>
    <style:style style:name="T305_2" style:family="text"/>
    <style:style style:name="P306" style:family="paragraph" style:parent-style-name="Standard">
      <style:paragraph-properties fo:break-before="auto" style:writing-mode="lr-tb"/>
    </style:style>
    <style:style style:name="T306_1" style:family="text"/>
    <style:style style:name="T306_2" style:family="text">
      <style:text-properties fo:font-weight="bold" style:font-weight-asian="bold" style:font-weight-complex="bold"/>
    </style:style>
    <style:style style:name="T306_3" style:family="text">
      <style:text-properties fo:font-weight="bold" style:font-weight-asian="bold" style:font-weight-complex="bold"/>
    </style:style>
    <style:style style:name="P307" style:family="paragraph" style:parent-style-name="Standard">
      <style:paragraph-properties fo:break-before="auto" style:writing-mode="lr-tb"/>
    </style:style>
    <style:style style:name="T307_1" style:family="text"/>
    <style:style style:name="T307_2" style:family="text"/>
    <style:style style:name="P308" style:family="paragraph" style:parent-style-name="Standard">
      <style:paragraph-properties fo:break-before="auto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P309" style:family="paragraph" style:parent-style-name="Standard">
      <style:paragraph-properties fo:break-before="auto" style:writing-mode="lr-tb"/>
    </style:style>
    <style:style style:name="T309_1" style:family="text"/>
    <style:style style:name="T309_2" style:family="text"/>
    <style:style style:name="P310" style:family="paragraph" style:parent-style-name="Standard">
      <style:paragraph-properties fo:break-before="auto" style:writing-mode="lr-tb"/>
    </style:style>
    <style:style style:name="T310_1" style:family="text"/>
    <style:style style:name="T310_2" style:family="text"/>
    <style:style style:name="T310_3" style:family="text"/>
    <style:style style:name="P311" style:family="paragraph" style:parent-style-name="Standard">
      <style:paragraph-properties fo:break-before="auto" style:writing-mode="lr-tb"/>
    </style:style>
    <style:style style:name="T311_1" style:family="text"/>
    <style:style style:name="T311_2" style:family="text"/>
    <style:style style:name="T311_3" style:family="text"/>
    <style:style style:name="P312" style:family="paragraph" style:parent-style-name="Standard">
      <style:paragraph-properties fo:break-before="auto" style:writing-mode="lr-tb"/>
    </style:style>
    <style:style style:name="T312_1" style:family="text"/>
    <style:style style:name="T312_2" style:family="text"/>
    <style:style style:name="P313" style:family="paragraph" style:parent-style-name="Standard">
      <style:paragraph-properties fo:break-before="auto" style:writing-mode="lr-tb"/>
    </style:style>
    <style:style style:name="T313_1" style:family="text"/>
    <style:style style:name="T313_2" style:family="text"/>
    <style:style style:name="P314" style:family="paragraph" style:parent-style-name="Standard">
      <style:paragraph-properties fo:break-before="auto" style:writing-mode="lr-tb"/>
    </style:style>
    <style:style style:name="T314_1" style:family="text"/>
    <style:style style:name="T314_2" style:family="text"/>
    <style:style style:name="P315" style:family="paragraph" style:parent-style-name="Standard">
      <style:paragraph-properties fo:break-before="auto" style:writing-mode="lr-tb"/>
    </style:style>
    <style:style style:name="T315_1" style:family="text"/>
    <style:style style:name="T315_2" style:family="text"/>
    <style:style style:name="P316" style:family="paragraph" style:parent-style-name="Standard">
      <style:paragraph-properties fo:break-before="auto" style:writing-mode="lr-tb"/>
    </style:style>
    <style:style style:name="T316_1" style:family="text"/>
    <style:style style:name="T316_2" style:family="text"/>
    <style:style style:name="P317" style:family="paragraph" style:parent-style-name="Standard">
      <style:paragraph-properties fo:break-before="auto" style:writing-mode="lr-tb"/>
    </style:style>
    <style:style style:name="T317_1" style:family="text"/>
    <style:style style:name="T317_2" style:family="text">
      <style:text-properties fo:font-weight="bold" style:font-weight-asian="bold" style:font-weight-complex="bold"/>
    </style:style>
    <style:style style:name="T317_3" style:family="text">
      <style:text-properties fo:font-weight="bold" style:font-weight-asian="bold" style:font-weight-complex="bold"/>
    </style:style>
    <style:style style:name="P318" style:family="paragraph" style:parent-style-name="Standard">
      <style:paragraph-properties fo:break-before="auto" style:writing-mode="lr-tb"/>
    </style:style>
    <style:style style:name="T318_1" style:family="text"/>
    <style:style style:name="T318_2" style:family="text">
      <style:text-properties fo:font-weight="bold" style:font-weight-asian="bold" style:font-weight-complex="bold"/>
    </style:style>
    <style:style style:name="T318_3" style:family="text">
      <style:text-properties fo:font-weight="bold" style:font-weight-asian="bold" style:font-weight-complex="bold"/>
    </style:style>
    <style:style style:name="P319" style:family="paragraph" style:parent-style-name="Standard">
      <style:paragraph-properties fo:break-before="auto" style:writing-mode="lr-tb"/>
    </style:style>
    <style:style style:name="T319_1" style:family="text"/>
    <style:style style:name="T319_2" style:family="text"/>
    <style:style style:name="P320" style:family="paragraph" style:parent-style-name="Standard">
      <style:paragraph-properties fo:break-before="auto" style:writing-mode="lr-tb"/>
    </style:style>
    <style:style style:name="T320_1" style:family="text"/>
    <style:style style:name="T320_2" style:family="text"/>
    <style:style style:name="P321" style:family="paragraph" style:parent-style-name="Standard">
      <style:paragraph-properties fo:break-before="auto" style:writing-mode="lr-tb"/>
    </style:style>
    <style:style style:name="T321_1" style:family="text"/>
    <style:style style:name="P322" style:family="paragraph" style:parent-style-name="Standard">
      <style:paragraph-properties fo:break-before="auto" style:writing-mode="lr-tb"/>
    </style:style>
    <style:style style:name="P323" style:family="paragraph" style:parent-style-name="Standard">
      <style:paragraph-properties fo:break-before="auto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P324" style:family="paragraph" style:parent-style-name="Standard">
      <style:paragraph-properties fo:break-before="auto" style:writing-mode="lr-tb"/>
    </style:style>
    <style:style style:name="P325" style:family="paragraph" style:parent-style-name="Standard">
      <style:paragraph-properties fo:break-before="auto" style:writing-mode="lr-tb"/>
    </style:style>
    <style:style style:name="T325_1" style:family="text"/>
    <style:style style:name="T325_2" style:family="text"/>
    <style:style style:name="P326" style:family="paragraph" style:parent-style-name="Standard">
      <style:paragraph-properties fo:break-before="auto" style:writing-mode="lr-tb"/>
    </style:style>
    <style:style style:name="T326_1" style:family="text"/>
    <style:style style:name="T326_2" style:family="text"/>
    <style:style style:name="P327" style:family="paragraph" style:parent-style-name="Standard">
      <style:paragraph-properties fo:break-before="auto" style:writing-mode="lr-tb"/>
    </style:style>
    <style:style style:name="T327_1" style:family="text"/>
    <style:style style:name="T327_2" style:family="text"/>
    <style:style style:name="P328" style:family="paragraph" style:parent-style-name="Standard">
      <style:paragraph-properties fo:break-before="auto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P329" style:family="paragraph" style:parent-style-name="Standard">
      <style:paragraph-properties fo:break-before="auto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P3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P331" style:family="paragraph" style:parent-style-name="Standard">
      <style:paragraph-properties fo:break-before="auto" style:writing-mode="lr-tb"/>
    </style:style>
    <style:style style:name="T331_1" style:family="text"/>
    <style:style style:name="T331_2" style:family="text"/>
    <style:style style:name="P332" style:family="paragraph" style:parent-style-name="Standard">
      <style:paragraph-properties fo:break-before="auto" style:writing-mode="lr-tb"/>
    </style:style>
    <style:style style:name="T332_1" style:family="text"/>
    <style:style style:name="P333" style:family="paragraph" style:parent-style-name="Standard">
      <style:paragraph-properties fo:break-before="auto" style:writing-mode="lr-tb"/>
    </style:style>
  </office:automatic-styles>
  <office:body>
    <office:text>
      <text:p text:style-name="P1"><text:span text:style-name="T1_1">Topics</text:span></text:p>
      <text:p text:style-name="P2"><text:span text:style-name="T2_1">-<text:s/></text:span><text:span text:style-name="T2_2">Introduce</text:span><text:span text:style-name="T2_3"><text:s/></text:span><text:span text:style-name="T2_4">idea</text:span><text:span text:style-name="T2_5"><text:s/></text:span><text:span text:style-name="T2_6">of</text:span><text:span text:style-name="T2_7"><text:s/></text:span><text:span text:style-name="T2_8">oocss</text:span></text:p>
      <text:p text:style-name="P3"><text:span text:style-name="T3_1">-<text:s/></text:span><text:span text:style-name="T3_2">Review</text:span><text:span text:style-name="T3_3"><text:s/>/<text:s/></text:span><text:span text:style-name="T3_4">Revise</text:span><text:span text:style-name="T3_5"><text:s/></text:span><text:span text:style-name="T3_6">helper</text:span><text:span text:style-name="T3_7"><text:s/></text:span><text:span text:style-name="T3_8">file</text:span></text:p>
      <text:p text:style-name="P4"><text:span text:style-name="T4_1">-<text:s/></text:span><text:span text:style-name="T4_2">Bitbucket</text:span><text:span text:style-name="T4_3"><text:s/>-<text:s/></text:span><text:span text:style-name="T4_4">username</text:span><text:span text:style-name="T4_5">:<text:s/></text:span><text:span text:style-name="T4_6">globerunnerseo</text:span><text:span text:style-name="T4_7"><text:s/></text:span><text:span text:style-name="T4_8">password</text:span><text:span text:style-name="T4_9">:<text:s/></text:span><text:span text:style-name="T4_10">jackson</text:span><text:span text:style-name="T4_11">123</text:span></text:p>
      <text:h text:style-name="P5" text:outline-level="10"><text:bookmark-start text:name="h.wgj7l56pu7fe"/><text:bookmark-end text:name="h.wgj7l56pu7fe"/><text:span text:style-name="T5_1">Development</text:span><text:span text:style-name="T5_2"><text:s/></text:span><text:span text:style-name="T5_3">Standards</text:span><text:span text:style-name="T5_4"><text:s/>2012</text:span></text:h>
      <text:h text:style-name="P6" text:outline-level="10"><text:bookmark-start text:name="h.2g2m33jdcwl9"/><text:bookmark-end text:name="h.2g2m33jdcwl9"/><text:span text:style-name="T6_1">Authors</text:span></text:h>
      <text:p text:style-name="P7"><text:span text:style-name="T7_1">Chris</text:span><text:span text:style-name="T7_2"><text:s/></text:span><text:span text:style-name="T7_3">Lee</text:span><text:span text:style-name="T7_4">,<text:s/></text:span><text:span text:style-name="T7_5">Felipe</text:span><text:span text:style-name="T7_6"><text:s/></text:span><text:span text:style-name="T7_7">Rocha</text:span><text:span text:style-name="T7_8">,<text:s/></text:span><text:span text:style-name="T7_9">Jonathan</text:span><text:span text:style-name="T7_10"><text:s/></text:span><text:span text:style-name="T7_11">Masiello</text:span><text:span text:style-name="T7_12">,<text:s/></text:span><text:span text:style-name="T7_13">Bobby</text:span><text:span text:style-name="T7_14"><text:s/></text:span><text:span text:style-name="T7_15">Dean</text:span></text:p>
      <text:p text:style-name="P8"/>
      <text:h text:style-name="P9" text:outline-level="10"><text:bookmark-start text:name="h.6c54tmtyddeu"/><text:bookmark-end text:name="h.6c54tmtyddeu"/><text:span text:style-name="T9_1">Document</text:span><text:span text:style-name="T9_2"><text:s/></text:span><text:span text:style-name="T9_3">State</text:span></text:h>
      <text:p text:style-name="P10"><text:span text:style-name="T10_1">Initial</text:span><text:span text:style-name="T10_2"><text:s/></text:span><text:span text:style-name="T10_3">Draft</text:span><text:span text:style-name="T10_4"><text:s/>1/3/2012</text:span></text:p>
      <text:p text:style-name="P11"/>
      <text:h text:style-name="P12" text:outline-level="10"><text:bookmark-start text:name="h.x5xrtjcs1cbb"/><text:bookmark-end text:name="h.x5xrtjcs1cbb"/><text:span text:style-name="T12_1">Coding</text:span><text:span text:style-name="T12_2"><text:s/></text:span><text:span text:style-name="T12_3">Philosophies</text:span></text:h>
      <text:p text:style-name="P13"><text:span text:style-name="T13_1">As</text:span><text:span text:style-name="T13_2"><text:s/></text:span><text:span text:style-name="T13_3">a</text:span><text:span text:style-name="T13_4"><text:s/></text:span><text:span text:style-name="T13_5">team</text:span><text:span text:style-name="T13_6">,<text:s/></text:span><text:span text:style-name="T13_7">we</text:span><text:span text:style-name="T13_8"><text:s/></text:span><text:span text:style-name="T13_9">should</text:span><text:span text:style-name="T13_10"><text:s/></text:span><text:span text:style-name="T13_11">be</text:span><text:span text:style-name="T13_12"><text:s/></text:span><text:span text:style-name="T13_13">well</text:span><text:span text:style-name="T13_14"><text:s/></text:span><text:span text:style-name="T13_15">versed</text:span><text:span text:style-name="T13_16"><text:s/></text:span><text:span text:style-name="T13_17">with</text:span><text:span text:style-name="T13_18"><text:s/></text:span><text:span text:style-name="T13_19">the</text:span><text:span text:style-name="T13_20"><text:s/></text:span><text:span text:style-name="T13_21">following</text:span><text:span text:style-name="T13_22"><text:s/></text:span><text:span text:style-name="T13_23">coding</text:span><text:span text:style-name="T13_24"><text:s/></text:span><text:span text:style-name="T13_25">philosophies</text:span><text:span text:style-name="T13_26">:</text:span></text:p>
      <text:list text:style-name="LS1" xml:id="list0">
        <text:list-item>
          <text:p text:style-name="P14"><text:span text:style-name="T14_1">Do</text:span><text:span text:style-name="T14_2"><text:s/></text:span><text:span text:style-name="T14_3">not</text:span><text:span text:style-name="T14_4"><text:s/></text:span><text:span text:style-name="T14_5">Repeat</text:span><text:span text:style-name="T14_6"><text:s/></text:span><text:span text:style-name="T14_7">Yourself</text:span><text:span text:style-name="T14_8"><text:s/>(</text:span><text:span text:style-name="T14_9">DRY</text:span><text:span text:style-name="T14_10">)</text:span></text:p>
          <text:list>
            <text:list-item>
              <text:p text:style-name="P15"><text:span text:style-name="T15_1">Repeating</text:span><text:span text:style-name="T15_2"><text:s/></text:span><text:span text:style-name="T15_3">or</text:span><text:span text:style-name="T15_4"><text:s/></text:span><text:span text:style-name="T15_5">redoing</text:span><text:span text:style-name="T15_6"><text:s/></text:span><text:span text:style-name="T15_7">a</text:span><text:span text:style-name="T15_8"><text:s/></text:span><text:span text:style-name="T15_9">task</text:span><text:span text:style-name="T15_10"><text:s/></text:span><text:span text:style-name="T15_11">is</text:span><text:span text:style-name="T15_12"><text:s/></text:span><text:span text:style-name="T15_13">a</text:span><text:span text:style-name="T15_14"><text:s/></text:span><text:span text:style-name="T15_15">defect</text:span><text:span text:style-name="T15_16"><text:s/></text:span><text:span text:style-name="T15_17">or</text:span><text:span text:style-name="T15_18"><text:s/></text:span><text:span text:style-name="T15_19">bug</text:span></text:p>
            </text:list-item>
          </text:list>
        </text:list-item>
        <text:list-item>
          <text:p text:style-name="P16"><text:span text:style-name="T16_1">Fail</text:span><text:span text:style-name="T16_2"><text:s/></text:span><text:span text:style-name="T16_3">often</text:span><text:span text:style-name="T16_4">.<text:s/></text:span><text:span text:style-name="T16_5">Fail</text:span><text:span text:style-name="T16_6"><text:s/></text:span><text:span text:style-name="T16_7">early</text:span><text:span text:style-name="T16_8">.<text:s/></text:span><text:span text:style-name="T16_9">Fail</text:span><text:span text:style-name="T16_10"><text:s/></text:span><text:span text:style-name="T16_11">quickly</text:span><text:span text:style-name="T16_12">.<text:s/>(</text:span><text:span text:style-name="T16_13">TDD</text:span><text:span text:style-name="T16_14">)</text:span></text:p>
          <text:list>
            <text:list-item>
              <text:p text:style-name="P17"><text:span text:style-name="T17_1">Discover</text:span><text:span text:style-name="T17_2"><text:s/></text:span><text:span text:style-name="T17_3">your</text:span><text:span text:style-name="T17_4"><text:s/></text:span><text:span text:style-name="T17_5">mistakes</text:span><text:span text:style-name="T17_6"><text:s/></text:span><text:span text:style-name="T17_7">quickly</text:span><text:span text:style-name="T17_8"><text:s/></text:span><text:span text:style-name="T17_9">and</text:span><text:span text:style-name="T17_10"><text:s/></text:span><text:span text:style-name="T17_11">iterate</text:span><text:span text:style-name="T17_12"><text:s/></text:span><text:span text:style-name="T17_13">quickly</text:span></text:p>
            </text:list-item>
          </text:list>
        </text:list-item>
        <text:list-item>
          <text:p text:style-name="P18"><text:span text:style-name="T18_1">Simplicity</text:span><text:span text:style-name="T18_2"><text:s/></text:span><text:span text:style-name="T18_3">over</text:span><text:span text:style-name="T18_4"><text:s/></text:span><text:span text:style-name="T18_5">cleverness</text:span></text:p>
        </text:list-item>
        <text:list-item>
          <text:p text:style-name="P19"><text:span text:style-name="T19_1">Reuse</text:span><text:span text:style-name="T19_2"><text:s/></text:span><text:span text:style-name="T19_3">over</text:span><text:span text:style-name="T19_4"><text:s/></text:span><text:span text:style-name="T19_5">functionality</text:span></text:p>
        </text:list-item>
        <text:list-item>
          <text:p text:style-name="P20"><text:span text:style-name="T20_1">Keep</text:span><text:span text:style-name="T20_2"><text:s/></text:span><text:span text:style-name="T20_3">It</text:span><text:span text:style-name="T20_4"><text:s/></text:span><text:span text:style-name="T20_5">Simple</text:span><text:span text:style-name="T20_6"><text:s/></text:span><text:span text:style-name="T20_7">Stupid</text:span><text:span text:style-name="T20_8"><text:s/>(</text:span><text:span text:style-name="T20_9">KISS</text:span><text:span text:style-name="T20_10">)</text:span></text:p>
        </text:list-item>
        <text:list-item>
          <text:p text:style-name="P21"><text:span text:style-name="T21_1"><text:a xlink:type="simple" xlink:href="http://en.wikipedia.org/wiki/Rule_of_three_(computer_programming)"><text:span text:style-name="T21_2">Principle</text:span></text:a></text:span><text:span text:style-name="T21_3"><text:a xlink:type="simple" xlink:href="http://en.wikipedia.org/wiki/Rule_of_three_(computer_programming)"><text:span text:style-name="T21_4"><text:s/></text:span></text:a></text:span><text:span text:style-name="T21_5"><text:a xlink:type="simple" xlink:href="http://en.wikipedia.org/wiki/Rule_of_three_(computer_programming)"><text:span text:style-name="T21_6">of</text:span></text:a></text:span><text:span text:style-name="T21_7"><text:a xlink:type="simple" xlink:href="http://en.wikipedia.org/wiki/Rule_of_three_(computer_programming)"><text:span text:style-name="T21_8"><text:s/></text:span></text:a></text:span><text:span text:style-name="T21_9"><text:a xlink:type="simple" xlink:href="http://en.wikipedia.org/wiki/Rule_of_three_(computer_programming)"><text:span text:style-name="T21_10">three</text:span></text:a></text:span><text:span text:style-name="T21_11"><text:a xlink:type="simple" xlink:href="http://en.wikipedia.org/wiki/Rule_of_three_(computer_programming)"><text:span text:style-name="T21_12"><text:s/></text:span></text:a></text:span></text:p>
        </text:list-item>
        <text:list-item>
          <text:p text:style-name="P22"><text:span text:style-name="T22_1"><text:a xlink:type="simple" xlink:href="http://en.wikipedia.org/wiki/Separation_of_concerns"><text:span text:style-name="T22_2">Seperation</text:span></text:a></text:span><text:span text:style-name="T22_3"><text:a xlink:type="simple" xlink:href="http://en.wikipedia.org/wiki/Separation_of_concerns"><text:span text:style-name="T22_4"><text:s/></text:span></text:a></text:span><text:span text:style-name="T22_5"><text:a xlink:type="simple" xlink:href="http://en.wikipedia.org/wiki/Separation_of_concerns"><text:span text:style-name="T22_6">of</text:span></text:a></text:span><text:span text:style-name="T22_7"><text:a xlink:type="simple" xlink:href="http://en.wikipedia.org/wiki/Separation_of_concerns"><text:span text:style-name="T22_8"><text:s/></text:span></text:a></text:span><text:span text:style-name="T22_9"><text:a xlink:type="simple" xlink:href="http://en.wikipedia.org/wiki/Separation_of_concerns"><text:span text:style-name="T22_10">Concerns</text:span></text:a></text:span></text:p>
        </text:list-item>
      </text:list>
      <text:p text:style-name="P23"><text:span text:style-name="T23_1"><text:a xlink:type="simple" xlink:href="http://www.python.org/dev/peps/pep-0020/"><text:span text:style-name="T23_2">http</text:span></text:a></text:span><text:span text:style-name="T23_3"><text:a xlink:type="simple" xlink:href="http://www.python.org/dev/peps/pep-0020/"><text:span text:style-name="T23_4">://</text:span></text:a></text:span><text:span text:style-name="T23_5"><text:a xlink:type="simple" xlink:href="http://www.python.org/dev/peps/pep-0020/"><text:span text:style-name="T23_6">www</text:span></text:a></text:span><text:span text:style-name="T23_7"><text:a xlink:type="simple" xlink:href="http://www.python.org/dev/peps/pep-0020/"><text:span text:style-name="T23_8">.</text:span></text:a></text:span><text:span text:style-name="T23_9"><text:a xlink:type="simple" xlink:href="http://www.python.org/dev/peps/pep-0020/"><text:span text:style-name="T23_10">python</text:span></text:a></text:span><text:span text:style-name="T23_11"><text:a xlink:type="simple" xlink:href="http://www.python.org/dev/peps/pep-0020/"><text:span text:style-name="T23_12">.</text:span></text:a></text:span><text:span text:style-name="T23_13"><text:a xlink:type="simple" xlink:href="http://www.python.org/dev/peps/pep-0020/"><text:span text:style-name="T23_14">org</text:span></text:a></text:span><text:span text:style-name="T23_15"><text:a xlink:type="simple" xlink:href="http://www.python.org/dev/peps/pep-0020/"><text:span text:style-name="T23_16">/</text:span></text:a></text:span><text:span text:style-name="T23_17"><text:a xlink:type="simple" xlink:href="http://www.python.org/dev/peps/pep-0020/"><text:span text:style-name="T23_18">dev</text:span></text:a></text:span><text:span text:style-name="T23_19"><text:a xlink:type="simple" xlink:href="http://www.python.org/dev/peps/pep-0020/"><text:span text:style-name="T23_20">/</text:span></text:a></text:span><text:span text:style-name="T23_21"><text:a xlink:type="simple" xlink:href="http://www.python.org/dev/peps/pep-0020/"><text:span text:style-name="T23_22">peps</text:span></text:a></text:span><text:span text:style-name="T23_23"><text:a xlink:type="simple" xlink:href="http://www.python.org/dev/peps/pep-0020/"><text:span text:style-name="T23_24">/</text:span></text:a></text:span><text:span text:style-name="T23_25"><text:a xlink:type="simple" xlink:href="http://www.python.org/dev/peps/pep-0020/"><text:span text:style-name="T23_26">pep</text:span></text:a></text:span><text:span text:style-name="T23_27"><text:a xlink:type="simple" xlink:href="http://www.python.org/dev/peps/pep-0020/"><text:span text:style-name="T23_28">-0020/</text:span></text:a></text:span></text:p>
      <text:h text:style-name="P24" text:outline-level="10"><text:bookmark-start text:name="h.sirapjx2697y"/><text:bookmark-end text:name="h.sirapjx2697y"/></text:h>
      <text:h text:style-name="P25" text:outline-level="10"><text:bookmark-start text:name="h.dz7l91lq2rhk"/><text:bookmark-end text:name="h.dz7l91lq2rhk"/><text:span text:style-name="T25_1">Indentation</text:span></text:h>
      <text:p text:style-name="P26"><text:span text:style-name="T26_1">Lines</text:span><text:span text:style-name="T26_2"><text:s/></text:span><text:span text:style-name="T26_3">should</text:span><text:span text:style-name="T26_4"><text:s/></text:span><text:span text:style-name="T26_5">have</text:span><text:span text:style-name="T26_6"><text:s/></text:span><text:span text:style-name="T26_7">no</text:span><text:span text:style-name="T26_8"><text:s/></text:span><text:span text:style-name="T26_9">trailing</text:span><text:span text:style-name="T26_10"><text:s/></text:span><text:span text:style-name="T26_11">whitespace</text:span><text:span text:style-name="T26_12"><text:s/></text:span><text:span text:style-name="T26_13">at</text:span><text:span text:style-name="T26_14"><text:s/></text:span><text:span text:style-name="T26_15">the</text:span><text:span text:style-name="T26_16"><text:s/></text:span><text:span text:style-name="T26_17">end</text:span><text:span text:style-name="T26_18">.</text:span></text:p>
      <text:p text:style-name="P27"><text:span text:style-name="T27_1">Files</text:span><text:span text:style-name="T27_2"><text:s/></text:span><text:span text:style-name="T27_3">should</text:span><text:span text:style-name="T27_4"><text:s/></text:span><text:span text:style-name="T27_5">be</text:span><text:span text:style-name="T27_6"><text:s/></text:span><text:span text:style-name="T27_7">formatted</text:span><text:span text:style-name="T27_8"><text:s/></text:span><text:span text:style-name="T27_9">with</text:span><text:span text:style-name="T27_10"><text:s/>\</text:span><text:span text:style-name="T27_11">n</text:span><text:span text:style-name="T27_12"><text:s/></text:span><text:span text:style-name="T27_13">as</text:span><text:span text:style-name="T27_14"><text:s/></text:span><text:span text:style-name="T27_15">the</text:span><text:span text:style-name="T27_16"><text:s/></text:span><text:span text:style-name="T27_17">line</text:span><text:span text:style-name="T27_18"><text:s/></text:span><text:span text:style-name="T27_19">ending</text:span><text:span text:style-name="T27_20"><text:s/>(</text:span><text:span text:style-name="T27_21">Unix</text:span><text:span text:style-name="T27_22"><text:s/></text:span><text:span text:style-name="T27_23">line</text:span><text:span text:style-name="T27_24"><text:s/></text:span><text:span text:style-name="T27_25">endings</text:span><text:span text:style-name="T27_26">),<text:s/></text:span><text:span text:style-name="T27_27">not</text:span><text:span text:style-name="T27_28"><text:s/>\</text:span><text:span text:style-name="T27_29">r</text:span><text:span text:style-name="T27_30">\</text:span><text:span text:style-name="T27_31">n</text:span><text:span text:style-name="T27_32"><text:s/>(</text:span><text:span text:style-name="T27_33">Windows</text:span><text:span text:style-name="T27_34"><text:s/></text:span><text:span text:style-name="T27_35">line</text:span><text:span text:style-name="T27_36"><text:s/></text:span><text:span text:style-name="T27_37">endings</text:span><text:span text:style-name="T27_38">).</text:span></text:p>
      <text:h text:style-name="P28" text:outline-level="10"><text:bookmark-start text:name="h.iwzqxjua2pd6"/><text:bookmark-end text:name="h.iwzqxjua2pd6"/><text:span text:style-name="T28_1">Line</text:span><text:span text:style-name="T28_2"><text:s/></text:span><text:span text:style-name="T28_3">Endings</text:span></text:h>
      <text:list text:style-name="LS2" xml:id="list9">
        <text:list-item>
          <text:p text:style-name="P29"><text:span text:style-name="T29_1">When</text:span><text:span text:style-name="T29_2"><text:s/></text:span><text:span text:style-name="T29_3">setting</text:span><text:span text:style-name="T29_4"><text:s/></text:span><text:span text:style-name="T29_5">up</text:span><text:span text:style-name="T29_6"><text:s/></text:span><text:span text:style-name="T29_7">git</text:span><text:span text:style-name="T29_8"><text:s/></text:span><text:span text:style-name="T29_9">windows</text:span><text:span text:style-name="T29_10"><text:s/></text:span><text:span text:style-name="T29_11">users</text:span><text:span text:style-name="T29_12"><text:s/></text:span><text:span text:style-name="T29_13">should</text:span><text:span text:style-name="T29_14"><text:s/></text:span><text:span text:style-name="T29_15">setup</text:span><text:span text:style-name="T29_16"><text:s/></text:span><text:span text:style-name="T29_17">configuration</text:span><text:span text:style-name="T29_18"><text:s/></text:span><text:span text:style-name="T29_19">to</text:span><text:span text:style-name="T29_20"><text:s/></text:span><text:span text:style-name="T29_21">convert</text:span><text:span text:style-name="T29_22"><text:s/></text:span><text:span text:style-name="T29_23">line</text:span><text:span text:style-name="T29_24"><text:s/></text:span><text:span text:style-name="T29_25">endings</text:span></text:p>
        </text:list-item>
      </text:list>
      <text:p text:style-name="P30"><text:span text:style-name="T30_1">git</text:span><text:span text:style-name="T30_2"><text:s/></text:span><text:span text:style-name="T30_3">config</text:span><text:span text:style-name="T30_4"><text:s/>--</text:span><text:span text:style-name="T30_5">global</text:span><text:span text:style-name="T30_6"><text:s/></text:span><text:span text:style-name="T30_7">core</text:span><text:span text:style-name="T30_8">.</text:span><text:span text:style-name="T30_9">autocrlf</text:span><text:span text:style-name="T30_10"><text:s/></text:span><text:span text:style-name="T30_11">input</text:span></text:p>
      <text:p text:style-name="P31"><text:span text:style-name="T31_1"><text:a xlink:type="simple" xlink:href="http://help.github.com/line-endings/"><text:span text:style-name="T31_2">http</text:span></text:a></text:span><text:span text:style-name="T31_3"><text:a xlink:type="simple" xlink:href="http://help.github.com/line-endings/"><text:span text:style-name="T31_4">://</text:span></text:a></text:span><text:span text:style-name="T31_5"><text:a xlink:type="simple" xlink:href="http://help.github.com/line-endings/"><text:span text:style-name="T31_6">help</text:span></text:a></text:span><text:span text:style-name="T31_7"><text:a xlink:type="simple" xlink:href="http://help.github.com/line-endings/"><text:span text:style-name="T31_8">.</text:span></text:a></text:span><text:span text:style-name="T31_9"><text:a xlink:type="simple" xlink:href="http://help.github.com/line-endings/"><text:span text:style-name="T31_10">github</text:span></text:a></text:span><text:span text:style-name="T31_11"><text:a xlink:type="simple" xlink:href="http://help.github.com/line-endings/"><text:span text:style-name="T31_12">.</text:span></text:a></text:span><text:span text:style-name="T31_13"><text:a xlink:type="simple" xlink:href="http://help.github.com/line-endings/"><text:span text:style-name="T31_14">com</text:span></text:a></text:span><text:span text:style-name="T31_15"><text:a xlink:type="simple" xlink:href="http://help.github.com/line-endings/"><text:span text:style-name="T31_16">/</text:span></text:a></text:span><text:span text:style-name="T31_17"><text:a xlink:type="simple" xlink:href="http://help.github.com/line-endings/"><text:span text:style-name="T31_18">line</text:span></text:a></text:span><text:span text:style-name="T31_19"><text:a xlink:type="simple" xlink:href="http://help.github.com/line-endings/"><text:span text:style-name="T31_20">-</text:span></text:a></text:span><text:span text:style-name="T31_21"><text:a xlink:type="simple" xlink:href="http://help.github.com/line-endings/"><text:span text:style-name="T31_22">endings</text:span></text:a></text:span><text:span text:style-name="T31_23"><text:a xlink:type="simple" xlink:href="http://help.github.com/line-endings/"><text:span text:style-name="T31_24">/</text:span></text:a></text:span></text:p>
      <text:h text:style-name="P32" text:outline-level="10"><text:bookmark-start text:name="h.tc0cewc27jai"/><text:bookmark-end text:name="h.tc0cewc27jai"/><text:span text:style-name="T32_1">Quoting</text:span><text:span text:style-name="T32_2"><text:s/></text:span></text:h>
      <text:p text:style-name="P33"><text:span text:style-name="T33_1">Where</text:span><text:span text:style-name="T33_2"><text:s/></text:span><text:span text:style-name="T33_3">possible</text:span><text:span text:style-name="T33_4">,<text:s/></text:span><text:span text:style-name="T33_5">keep</text:span><text:span text:style-name="T33_6"><text:s/></text:span><text:span text:style-name="T33_7">consistency</text:span><text:span text:style-name="T33_8"><text:s/></text:span><text:span text:style-name="T33_9">within</text:span><text:span text:style-name="T33_10"><text:s/></text:span><text:span text:style-name="T33_11">each</text:span><text:span text:style-name="T33_12"><text:s/></text:span><text:span text:style-name="T33_13">module</text:span><text:span text:style-name="T33_14">,<text:s/></text:span><text:span text:style-name="T33_15">and</text:span><text:span text:style-name="T33_16"><text:s/></text:span><text:span text:style-name="T33_17">respect</text:span><text:span text:style-name="T33_18"><text:s/></text:span><text:span text:style-name="T33_19">the</text:span><text:span text:style-name="T33_20"><text:s/></text:span><text:span text:style-name="T33_21">personal</text:span><text:span text:style-name="T33_22"><text:s/></text:span><text:span text:style-name="T33_23">style</text:span><text:span text:style-name="T33_24"><text:s/></text:span><text:span text:style-name="T33_25">of</text:span><text:span text:style-name="T33_26"><text:s/></text:span><text:span text:style-name="T33_27">other</text:span><text:span text:style-name="T33_28"><text:s/></text:span><text:span text:style-name="T33_29">developers</text:span><text:span text:style-name="T33_30">.</text:span></text:p>
      <text:p text:style-name="P34"><text:span text:style-name="T34_1">With</text:span><text:span text:style-name="T34_2"><text:s/></text:span><text:span text:style-name="T34_3">that</text:span><text:span text:style-name="T34_4"><text:s/></text:span><text:span text:style-name="T34_5">caveat</text:span><text:span text:style-name="T34_6"><text:s/></text:span><text:span text:style-name="T34_7">in</text:span><text:span text:style-name="T34_8"><text:s/></text:span><text:span text:style-name="T34_9">mind</text:span><text:span text:style-name="T34_10">:<text:s/></text:span><text:span text:style-name="T34_11">single</text:span><text:span text:style-name="T34_12"><text:s/></text:span><text:span text:style-name="T34_13">quote</text:span><text:span text:style-name="T34_14"><text:s/></text:span><text:span text:style-name="T34_15">strings</text:span><text:span text:style-name="T34_16"><text:s/></text:span><text:span text:style-name="T34_17">are</text:span><text:span text:style-name="T34_18"><text:s/></text:span><text:span text:style-name="T34_19">known</text:span><text:span text:style-name="T34_20"><text:s/></text:span><text:span text:style-name="T34_21">to</text:span><text:span text:style-name="T34_22"><text:s/></text:span><text:span text:style-name="T34_23">be</text:span><text:span text:style-name="T34_24"><text:s/></text:span><text:span text:style-name="T34_25">faster</text:span><text:span text:style-name="T34_26"><text:s/></text:span><text:span text:style-name="T34_27">because</text:span><text:span text:style-name="T34_28"><text:s/></text:span><text:span text:style-name="T34_29">the</text:span><text:span text:style-name="T34_30"><text:s/></text:span><text:span text:style-name="T34_31">parser</text:span><text:span text:style-name="T34_32"><text:s/></text:span><text:span text:style-name="T34_33">doesn</text:span><text:span text:style-name="T34_34">'</text:span><text:span text:style-name="T34_35">t</text:span><text:span text:style-name="T34_36"><text:s/></text:span><text:span text:style-name="T34_37">have</text:span><text:span text:style-name="T34_38"><text:s/></text:span><text:span text:style-name="T34_39">to</text:span><text:span text:style-name="T34_40"><text:s/></text:span><text:span text:style-name="T34_41">look</text:span><text:span text:style-name="T34_42"><text:s/></text:span><text:span text:style-name="T34_43">for</text:span><text:span text:style-name="T34_44"><text:s/></text:span><text:span text:style-name="T34_45">in</text:span><text:span text:style-name="T34_46">-</text:span><text:span text:style-name="T34_47">line</text:span><text:span text:style-name="T34_48"><text:s/></text:span><text:span text:style-name="T34_49">variables</text:span><text:span text:style-name="T34_50">.<text:s/></text:span><text:span text:style-name="T34_51">Their</text:span><text:span text:style-name="T34_52"><text:s/></text:span><text:span text:style-name="T34_53">use</text:span><text:span text:style-name="T34_54"><text:s/></text:span><text:span text:style-name="T34_55">is</text:span><text:span text:style-name="T34_56"><text:s/></text:span><text:span text:style-name="T34_57">recommended</text:span><text:span text:style-name="T34_58"><text:s/></text:span><text:span text:style-name="T34_59">except</text:span><text:span text:style-name="T34_60"><text:s/></text:span><text:span text:style-name="T34_61">in</text:span><text:span text:style-name="T34_62"><text:s/></text:span><text:span text:style-name="T34_63">two</text:span><text:span text:style-name="T34_64"><text:s/></text:span><text:span text:style-name="T34_65">cases</text:span><text:span text:style-name="T34_66">:</text:span></text:p>
      <text:list text:style-name="LS3" xml:id="list10">
        <text:list-item>
          <text:p text:style-name="P35"><text:span text:style-name="T35_1">In</text:span><text:span text:style-name="T35_2">-</text:span><text:span text:style-name="T35_3">line</text:span><text:span text:style-name="T35_4"><text:s/></text:span><text:span text:style-name="T35_5">variable</text:span><text:span text:style-name="T35_6"><text:s/></text:span><text:span text:style-name="T35_7">usage</text:span><text:span text:style-name="T35_8">,<text:s/></text:span><text:span text:style-name="T35_9">e</text:span><text:span text:style-name="T35_10">.</text:span><text:span text:style-name="T35_11">g</text:span><text:span text:style-name="T35_12">.<text:s/>"&lt;</text:span><text:span text:style-name="T35_13">h</text:span><text:span text:style-name="T35_14">2&gt;$</text:span><text:span text:style-name="T35_15">header</text:span><text:span text:style-name="T35_16">&lt;/</text:span><text:span text:style-name="T35_17">h</text:span><text:span text:style-name="T35_18">2&gt;".</text:span></text:p>
        </text:list-item>
        <text:list-item>
          <text:p text:style-name="P36"><text:span text:style-name="T36_1">Translated</text:span><text:span text:style-name="T36_2"><text:s/></text:span><text:span text:style-name="T36_3">strings</text:span><text:span text:style-name="T36_4"><text:s/></text:span><text:span text:style-name="T36_5">where</text:span><text:span text:style-name="T36_6"><text:s/></text:span><text:span text:style-name="T36_7">one</text:span><text:span text:style-name="T36_8"><text:s/></text:span><text:span text:style-name="T36_9">can</text:span><text:span text:style-name="T36_10"><text:s/></text:span><text:span text:style-name="T36_11">avoid</text:span><text:span text:style-name="T36_12"><text:s/></text:span><text:span text:style-name="T36_13">escaping</text:span><text:span text:style-name="T36_14"><text:s/></text:span><text:span text:style-name="T36_15">single</text:span><text:span text:style-name="T36_16"><text:s/></text:span><text:span text:style-name="T36_17">quotes</text:span><text:span text:style-name="T36_18"><text:s/></text:span><text:span text:style-name="T36_19">by</text:span><text:span text:style-name="T36_20"><text:s/></text:span><text:span text:style-name="T36_21">enclosing</text:span><text:span text:style-name="T36_22"><text:s/></text:span><text:span text:style-name="T36_23">the</text:span><text:span text:style-name="T36_24"><text:s/></text:span><text:span text:style-name="T36_25">string</text:span><text:span text:style-name="T36_26"><text:s/></text:span><text:span text:style-name="T36_27">in</text:span><text:span text:style-name="T36_28"><text:s/></text:span><text:span text:style-name="T36_29">double</text:span><text:span text:style-name="T36_30"><text:s/></text:span><text:span text:style-name="T36_31">quotes</text:span><text:span text:style-name="T36_32">.<text:s/></text:span><text:span text:style-name="T36_33">One</text:span><text:span text:style-name="T36_34"><text:s/></text:span><text:span text:style-name="T36_35">such</text:span><text:span text:style-name="T36_36"><text:s/></text:span><text:span text:style-name="T36_37">string</text:span><text:span text:style-name="T36_38"><text:s/></text:span><text:span text:style-name="T36_39">would</text:span><text:span text:style-name="T36_40"><text:s/></text:span><text:span text:style-name="T36_41">be</text:span><text:span text:style-name="T36_42"><text:s/>"</text:span><text:span text:style-name="T36_43">He</text:span><text:span text:style-name="T36_44">'</text:span><text:span text:style-name="T36_45">s</text:span><text:span text:style-name="T36_46"><text:s/></text:span><text:span text:style-name="T36_47">a</text:span><text:span text:style-name="T36_48"><text:s/></text:span><text:span text:style-name="T36_49">good</text:span><text:span text:style-name="T36_50"><text:s/></text:span><text:span text:style-name="T36_51">person</text:span><text:span text:style-name="T36_52">."<text:s/></text:span><text:span text:style-name="T36_53">It</text:span><text:span text:style-name="T36_54"><text:s/></text:span><text:span text:style-name="T36_55">would</text:span><text:span text:style-name="T36_56"><text:s/></text:span><text:span text:style-name="T36_57">be</text:span><text:span text:style-name="T36_58"><text:s/>'</text:span><text:span text:style-name="T36_59">He</text:span><text:span text:style-name="T36_60">\'</text:span><text:span text:style-name="T36_61">s</text:span><text:span text:style-name="T36_62"><text:s/></text:span><text:span text:style-name="T36_63">a</text:span><text:span text:style-name="T36_64"><text:s/></text:span><text:span text:style-name="T36_65">good</text:span><text:span text:style-name="T36_66"><text:s/></text:span><text:span text:style-name="T36_67">person</text:span><text:span text:style-name="T36_68">.'<text:s/></text:span><text:span text:style-name="T36_69">with</text:span><text:span text:style-name="T36_70"><text:s/></text:span><text:span text:style-name="T36_71">single</text:span><text:span text:style-name="T36_72"><text:s/></text:span><text:span text:style-name="T36_73">quotes</text:span><text:span text:style-name="T36_74">.</text:span></text:p>
        </text:list-item>
      </text:list>
      <text:h text:style-name="P37" text:outline-level="10"><text:bookmark-start text:name="h.1dg39b3u1equ"/><text:bookmark-end text:name="h.1dg39b3u1equ"/><text:span text:style-name="T37_1">Version</text:span><text:span text:style-name="T37_2"><text:s/></text:span><text:span text:style-name="T37_3">Control</text:span></text:h>
      <text:p text:style-name="P38"><text:span text:style-name="T38_1">All</text:span><text:span text:style-name="T38_2"><text:s/></text:span><text:span text:style-name="T38_3">developers</text:span><text:span text:style-name="T38_4"><text:s/></text:span><text:span text:style-name="T38_5">must</text:span><text:span text:style-name="T38_6"><text:s/></text:span><text:span text:style-name="T38_7">use</text:span><text:span text:style-name="T38_8"><text:s/></text:span><text:span text:style-name="T38_9">git</text:span><text:span text:style-name="T38_10"><text:s/></text:span><text:span text:style-name="T38_11">as</text:span><text:span text:style-name="T38_12"><text:s/></text:span><text:span text:style-name="T38_13">their</text:span><text:span text:style-name="T38_14"><text:s/></text:span><text:span text:style-name="T38_15">means</text:span><text:span text:style-name="T38_16"><text:s/></text:span><text:span text:style-name="T38_17">for</text:span><text:span text:style-name="T38_18"><text:s/></text:span><text:span text:style-name="T38_19">version</text:span><text:span text:style-name="T38_20"><text:s/></text:span><text:span text:style-name="T38_21">control</text:span><text:span text:style-name="T38_22">.</text:span></text:p>
      <text:h text:style-name="P39" text:outline-level="10"><text:bookmark-start text:name="h.hy67ojdv8898"/><text:bookmark-end text:name="h.hy67ojdv8898"/><text:span text:style-name="T39_1">Git</text:span></text:h>
      <text:h text:style-name="P40" text:outline-level="10"><text:bookmark-start text:name="h.dlhiygq6qiye"/><text:bookmark-end text:name="h.dlhiygq6qiye"/><text:span text:style-name="T40_1">Branching</text:span></text:h>
      <text:p text:style-name="P41"/>
      <text:p text:style-name="P42"><text:span text:style-name="T42_1">@</text:span><text:span text:style-name="T42_2">TODO</text:span></text:p>
      <text:h text:style-name="P43" text:outline-level="10"><text:bookmark-start text:name="h.j53v2s4h9ca9"/><text:bookmark-end text:name="h.j53v2s4h9ca9"/><text:span text:style-name="T43_1">File</text:span><text:span text:style-name="T43_2"><text:s/></text:span><text:span text:style-name="T43_3">Structure</text:span></text:h>
      <text:p text:style-name="P44"><text:span text:style-name="T44_1">Example</text:span><text:span text:style-name="T44_2"><text:s/></text:span><text:span text:style-name="T44_3">Git</text:span><text:span text:style-name="T44_4"><text:s/></text:span><text:span text:style-name="T44_5">Repo</text:span><text:span text:style-name="T44_6"><text:s/></text:span><text:span text:style-name="T44_7">Structure</text:span></text:p>
      <text:p text:style-name="P45"><text:span text:style-name="T45_1">-<text:s/>/</text:span><text:span text:style-name="T45_2">data</text:span></text:p>
      <text:p text:style-name="P46"><text:span text:style-name="T46_1">-<text:s/>/</text:span><text:span text:style-name="T46_2">data</text:span><text:span text:style-name="T46_3">/</text:span><text:span text:style-name="T46_4">wp</text:span><text:span text:style-name="T46_5">-</text:span><text:span text:style-name="T46_6">settings</text:span><text:span text:style-name="T46_7">.</text:span><text:span text:style-name="T46_8">php</text:span></text:p>
      <text:p text:style-name="P47"><text:span text:style-name="T47_1">-<text:s/>/</text:span><text:span text:style-name="T47_2">db</text:span><text:span text:style-name="T47_3"><text:s/></text:span></text:p>
      <text:p text:style-name="P48"><text:span text:style-name="T48_1">-<text:s/>/</text:span><text:span text:style-name="T48_2">www</text:span></text:p>
      <text:p text:style-name="P49"><text:span text:style-name="T49_1">-<text:s/></text:span><text:span text:style-name="T49_2">latest</text:span><text:span text:style-name="T49_3">.</text:span><text:span text:style-name="T49_4">zip</text:span></text:p>
      <text:p text:style-name="P50"><text:span text:style-name="T50_1">-<text:s/>*.</text:span><text:span text:style-name="T50_2">sh</text:span></text:p>
      <text:h text:style-name="P51" text:outline-level="10"><text:bookmark-start text:name="h.wlplrz4ah9gz"/><text:bookmark-end text:name="h.wlplrz4ah9gz"/><text:span text:style-name="T51_1">Gitignore</text:span><text:span text:style-name="T51_2"><text:s/></text:span><text:span text:style-name="T51_3">files</text:span></text:h>
      <text:p text:style-name="P52"/>
      <text:p text:style-name="P53"><text:span text:style-name="T53_1">All</text:span><text:span text:style-name="T53_2"><text:s/></text:span><text:span text:style-name="T53_3">developers</text:span><text:span text:style-name="T53_4"><text:s/></text:span><text:span text:style-name="T53_5">should</text:span><text:span text:style-name="T53_6"><text:s/></text:span><text:span text:style-name="T53_7">have</text:span><text:span text:style-name="T53_8"><text:s/>.</text:span><text:span text:style-name="T53_9">gitignore</text:span><text:span text:style-name="T53_10"><text:s/></text:span><text:span text:style-name="T53_11">in</text:span><text:span text:style-name="T53_12"><text:s/></text:span><text:span text:style-name="T53_13">their</text:span><text:span text:style-name="T53_14"><text:s/></text:span><text:span text:style-name="T53_15">home</text:span><text:span text:style-name="T53_16"><text:s/>/<text:s/></text:span><text:span text:style-name="T53_17">User</text:span><text:span text:style-name="T53_18"><text:s/>(</text:span><text:span text:style-name="T53_19">macs</text:span><text:span text:style-name="T53_20">)<text:s/></text:span><text:span text:style-name="T53_21">folder</text:span><text:span text:style-name="T53_22">.<text:s/></text:span></text:p>
      <text:p text:style-name="P54"/>
      <text:p text:style-name="P55"><text:span text:style-name="T55_1">#<text:s/></text:span><text:span text:style-name="T55_2">Compiled</text:span><text:span text:style-name="T55_3"><text:s/></text:span><text:span text:style-name="T55_4">source</text:span><text:span text:style-name="T55_5"><text:s/>#<text:line-break/>###################<text:line-break/>*.</text:span><text:span text:style-name="T55_6">com</text:span><text:span text:style-name="T55_7"><text:line-break/>*.</text:span><text:span text:style-name="T55_8">class</text:span><text:span text:style-name="T55_9"><text:line-break/>*.</text:span><text:span text:style-name="T55_10">dll</text:span><text:span text:style-name="T55_11"><text:line-break/>*.</text:span><text:span text:style-name="T55_12">exe</text:span><text:span text:style-name="T55_13"><text:line-break/>*.</text:span><text:span text:style-name="T55_14">o</text:span><text:span text:style-name="T55_15"><text:line-break/>*.</text:span><text:span text:style-name="T55_16">so</text:span><text:span text:style-name="T55_17"><text:line-break/><text:line-break/>#<text:s/></text:span><text:span text:style-name="T55_18">Packages</text:span><text:span text:style-name="T55_19"><text:s/>#<text:line-break/>############<text:line-break/>#<text:s/></text:span><text:span text:style-name="T55_20">it</text:span><text:span text:style-name="T55_21">'</text:span><text:span text:style-name="T55_22">s</text:span><text:span text:style-name="T55_23"><text:s/></text:span><text:span text:style-name="T55_24">better</text:span><text:span text:style-name="T55_25"><text:s/></text:span><text:span text:style-name="T55_26">to</text:span><text:span text:style-name="T55_27"><text:s/></text:span><text:span text:style-name="T55_28">unpack</text:span><text:span text:style-name="T55_29"><text:s/></text:span><text:span text:style-name="T55_30">these</text:span><text:span text:style-name="T55_31"><text:s/></text:span><text:span text:style-name="T55_32">files</text:span><text:span text:style-name="T55_33"><text:s/></text:span><text:span text:style-name="T55_34">and</text:span><text:span text:style-name="T55_35"><text:s/></text:span><text:span text:style-name="T55_36">commit</text:span><text:span text:style-name="T55_37"><text:s/></text:span><text:span text:style-name="T55_38">the</text:span><text:span text:style-name="T55_39"><text:s/></text:span><text:span text:style-name="T55_40">raw</text:span><text:span text:style-name="T55_41"><text:s/></text:span><text:span text:style-name="T55_42">source</text:span><text:span text:style-name="T55_43"><text:line-break/>#<text:s/></text:span><text:span text:style-name="T55_44">git</text:span><text:span text:style-name="T55_45"><text:s/></text:span><text:span text:style-name="T55_46">has</text:span><text:span text:style-name="T55_47"><text:s/></text:span><text:span text:style-name="T55_48">its</text:span><text:span text:style-name="T55_49"><text:s/></text:span><text:span text:style-name="T55_50">own</text:span><text:span text:style-name="T55_51"><text:s/></text:span><text:span text:style-name="T55_52">built</text:span><text:span text:style-name="T55_53"><text:s/></text:span><text:span text:style-name="T55_54">in</text:span><text:span text:style-name="T55_55"><text:s/></text:span><text:span text:style-name="T55_56">compression</text:span><text:span text:style-name="T55_57"><text:s/></text:span><text:span text:style-name="T55_58">methods</text:span><text:span text:style-name="T55_59"><text:line-break/>*.7</text:span><text:span text:style-name="T55_60">z</text:span><text:span text:style-name="T55_61"><text:line-break/>*.</text:span><text:span text:style-name="T55_62">dmg</text:span><text:span text:style-name="T55_63"><text:line-break/>*.</text:span><text:span text:style-name="T55_64">gz</text:span><text:span text:style-name="T55_65"><text:line-break/>*.</text:span><text:span text:style-name="T55_66">iso</text:span><text:span text:style-name="T55_67"><text:line-break/>*.</text:span><text:span text:style-name="T55_68">jar</text:span><text:span text:style-name="T55_69"><text:line-break/>*.</text:span><text:span text:style-name="T55_70">rar</text:span><text:span text:style-name="T55_71"><text:line-break/>*.</text:span><text:span text:style-name="T55_72">tar</text:span><text:span text:style-name="T55_73"><text:line-break/>*.</text:span><text:span text:style-name="T55_74">zip</text:span><text:span text:style-name="T55_75"><text:line-break/><text:line-break/>#<text:s/></text:span><text:span text:style-name="T55_76">Logs</text:span><text:span text:style-name="T55_77"><text:s/></text:span><text:span text:style-name="T55_78">and</text:span><text:span text:style-name="T55_79"><text:s/></text:span><text:span text:style-name="T55_80">databases</text:span><text:span text:style-name="T55_81"><text:s/>#<text:line-break/>######################<text:line-break/>*.</text:span><text:span text:style-name="T55_82">log</text:span><text:span text:style-name="T55_83"><text:line-break/>*.</text:span><text:span text:style-name="T55_84">sql</text:span><text:span text:style-name="T55_85"><text:line-break/>*.</text:span><text:span text:style-name="T55_86">sqlite</text:span><text:span text:style-name="T55_87"><text:line-break/><text:line-break/>#<text:s/></text:span><text:span text:style-name="T55_88">OS</text:span><text:span text:style-name="T55_89"><text:s/></text:span><text:span text:style-name="T55_90">generated</text:span><text:span text:style-name="T55_91"><text:s/></text:span><text:span text:style-name="T55_92">files</text:span><text:span text:style-name="T55_93"><text:s/>#<text:line-break/>######################<text:line-break/>.</text:span><text:span text:style-name="T55_94">DS</text:span><text:span text:style-name="T55_95">_</text:span><text:span text:style-name="T55_96">Store</text:span><text:span text:style-name="T55_97">*<text:line-break/></text:span><text:span text:style-name="T55_98">ehthumbs</text:span><text:span text:style-name="T55_99">.</text:span><text:span text:style-name="T55_100">db</text:span><text:span text:style-name="T55_101"><text:line-break/></text:span><text:span text:style-name="T55_102">Icon</text:span><text:span text:style-name="T55_103">?<text:line-break/></text:span><text:span text:style-name="T55_104">Thumbs</text:span><text:span text:style-name="T55_105">.</text:span><text:span text:style-name="T55_106">db</text:span></text:p>
      <text:p text:style-name="P56"/>
      <text:h text:style-name="P57" text:outline-level="10"><text:bookmark-start text:name="h.vssg96lefq36"/><text:bookmark-end text:name="h.vssg96lefq36"/><text:span text:style-name="T57_1">Filenaming</text:span></text:h>
      <text:p text:style-name="P58"><text:span text:style-name="T58_1">-<text:s/></text:span><text:span text:style-name="T58_2">All</text:span><text:span text:style-name="T58_3"><text:s/></text:span><text:span text:style-name="T58_4">files</text:span><text:span text:style-name="T58_5"><text:s/></text:span><text:span text:style-name="T58_6">should</text:span><text:span text:style-name="T58_7"><text:s/></text:span><text:span text:style-name="T58_8">not</text:span><text:span text:style-name="T58_9"><text:s/></text:span><text:span text:style-name="T58_10">be</text:span><text:span text:style-name="T58_11"><text:s/></text:span><text:span text:style-name="T58_12">capitalized</text:span><text:span text:style-name="T58_13">.<text:s/></text:span><text:span text:style-name="T58_14">Use</text:span><text:span text:style-name="T58_15"><text:s/></text:span><text:span text:style-name="T58_16">lowercase</text:span><text:span text:style-name="T58_17"><text:s/></text:span><text:span text:style-name="T58_18">at</text:span><text:span text:style-name="T58_19"><text:s/></text:span><text:span text:style-name="T58_20">all</text:span><text:span text:style-name="T58_21"><text:s/></text:span><text:span text:style-name="T58_22">times</text:span></text:p>
      <text:p text:style-name="P59"><text:span text:style-name="T59_1">-<text:s/></text:span><text:span text:style-name="T59_2">Absolutely</text:span><text:span text:style-name="T59_3"><text:s/></text:span><text:span text:style-name="T59_4">no</text:span><text:span text:style-name="T59_5"><text:s/></text:span><text:span text:style-name="T59_6">spaces</text:span><text:span text:style-name="T59_7"><text:s/></text:span><text:span text:style-name="T59_8">in</text:span><text:span text:style-name="T59_9"><text:s/></text:span><text:span text:style-name="T59_10">files</text:span><text:span text:style-name="T59_11">;<text:s/></text:span><text:span text:style-name="T59_12">use</text:span><text:span text:style-name="T59_13"><text:s/></text:span><text:span text:style-name="T59_14">dashes</text:span><text:span text:style-name="T59_15"><text:s/></text:span><text:span text:style-name="T59_16">in</text:span><text:span text:style-name="T59_17"><text:s/></text:span><text:span text:style-name="T59_18">place</text:span><text:span text:style-name="T59_19"><text:s/></text:span><text:span text:style-name="T59_20">of</text:span><text:span text:style-name="T59_21"><text:s/></text:span><text:span text:style-name="T59_22">spaces</text:span></text:p>
      <text:h text:style-name="P60" text:outline-level="10"><text:bookmark-start text:name="h.nnsr5yw0fc9v"/><text:bookmark-end text:name="h.nnsr5yw0fc9v"/><text:span text:style-name="T60_1">Naming</text:span><text:span text:style-name="T60_2"><text:s/></text:span><text:span text:style-name="T60_3">Conventions</text:span></text:h>
      <text:p text:style-name="P61"/>
      <text:p text:style-name="P62"><text:span text:style-name="T62_1">PHP</text:span><text:span text:style-name="T62_2"><text:s/></text:span></text:p>
      <text:p text:style-name="P63"><text:span text:style-name="T63_1">-<text:s/></text:span><text:span text:style-name="T63_2">No</text:span><text:span text:style-name="T63_3"><text:s/></text:span><text:span text:style-name="T63_4">dashes</text:span><text:span text:style-name="T63_5"><text:s/></text:span><text:span text:style-name="T63_6">or</text:span><text:span text:style-name="T63_7"><text:s/></text:span><text:span text:style-name="T63_8">spaces</text:span><text:span text:style-name="T63_9">.<text:s/></text:span><text:span text:style-name="T63_10">Use</text:span><text:span text:style-name="T63_11"><text:s/></text:span><text:span text:style-name="T63_12">underscore</text:span><text:span text:style-name="T63_13"><text:s/></text:span><text:span text:style-name="T63_14">in</text:span><text:span text:style-name="T63_15"><text:s/></text:span><text:span text:style-name="T63_16">place</text:span><text:span text:style-name="T63_17"><text:s/></text:span><text:span text:style-name="T63_18">of</text:span><text:span text:style-name="T63_19"><text:s/></text:span><text:span text:style-name="T63_20">dashes</text:span></text:p>
      <text:p text:style-name="P64"><text:span text:style-name="T64_1">-<text:s/></text:span><text:span text:style-name="T64_2">No</text:span><text:span text:style-name="T64_3"><text:s/></text:span><text:span text:style-name="T64_4">spaces</text:span><text:span text:style-name="T64_5"><text:s/></text:span><text:span text:style-name="T64_6">between</text:span><text:span text:style-name="T64_7"><text:s/></text:span><text:span text:style-name="T64_8">function</text:span><text:span text:style-name="T64_9"><text:s/></text:span><text:span text:style-name="T64_10">name</text:span><text:span text:style-name="T64_11"><text:s/></text:span><text:span text:style-name="T64_12">and</text:span><text:span text:style-name="T64_13"><text:s/></text:span><text:span text:style-name="T64_14">parentheses</text:span></text:p>
      <text:p text:style-name="P65"><text:span text:style-name="T65_1">Valid</text:span><text:span text:style-name="T65_2"><text:s/></text:span><text:span text:style-name="T65_3">Examples</text:span><text:span text:style-name="T65_4">:</text:span></text:p>
      <text:p text:style-name="P66"><text:span text:style-name="T66_1">function</text:span><text:span text:style-name="T66_2"><text:s/></text:span><text:span text:style-name="T66_3">foo</text:span><text:span text:style-name="T66_4">_</text:span><text:span text:style-name="T66_5">bar</text:span><text:span text:style-name="T66_6">()<text:s/>{</text:span></text:p>
      <text:p text:style-name="P67"><text:span text:style-name="T67_1"><text:s text:c="2"/></text:span><text:span text:style-name="T67_2">return</text:span><text:span text:style-name="T67_3">;</text:span></text:p>
      <text:p text:style-name="P68"><text:span text:style-name="T68_1">}</text:span></text:p>
      <text:p text:style-name="P69"><text:span text:style-name="T69_1">-<text:s/></text:span><text:span text:style-name="T69_2">Function</text:span><text:span text:style-name="T69_3"><text:s/></text:span><text:span text:style-name="T69_4">names</text:span><text:span text:style-name="T69_5"><text:s/></text:span><text:span text:style-name="T69_6">may</text:span><text:span text:style-name="T69_7"><text:s/></text:span><text:span text:style-name="T69_8">not</text:span><text:span text:style-name="T69_9"><text:s/></text:span><text:span text:style-name="T69_10">contain</text:span><text:span text:style-name="T69_11"><text:s/></text:span><text:span text:style-name="T69_12">numerical</text:span><text:span text:style-name="T69_13"><text:s/></text:span><text:span text:style-name="T69_14">characters</text:span></text:p>
      <text:p text:style-name="P70"><text:span text:style-name="T70_1">-<text:s/></text:span><text:span text:style-name="T70_2">Bracket</text:span><text:span text:style-name="T70_3"><text:s/></text:span><text:span text:style-name="T70_4">should</text:span><text:span text:style-name="T70_5"><text:s/></text:span><text:span text:style-name="T70_6">start</text:span><text:span text:style-name="T70_7"><text:s/></text:span><text:span text:style-name="T70_8">on</text:span><text:span text:style-name="T70_9"><text:s/></text:span><text:span text:style-name="T70_10">same</text:span><text:span text:style-name="T70_11"><text:s/></text:span><text:span text:style-name="T70_12">line</text:span><text:span text:style-name="T70_13"><text:s/></text:span><text:span text:style-name="T70_14">as</text:span><text:span text:style-name="T70_15"><text:s/></text:span><text:span text:style-name="T70_16">the</text:span><text:span text:style-name="T70_17"><text:s/></text:span><text:span text:style-name="T70_18">function</text:span></text:p>
      <text:p text:style-name="P71"><text:span text:style-name="T71_1">-<text:s/></text:span><text:span text:style-name="T71_2">Space</text:span><text:span text:style-name="T71_3"><text:s/></text:span><text:span text:style-name="T71_4">should</text:span><text:span text:style-name="T71_5"><text:s/></text:span><text:span text:style-name="T71_6">exist</text:span><text:span text:style-name="T71_7"><text:s/></text:span><text:span text:style-name="T71_8">between</text:span><text:span text:style-name="T71_9"><text:s/></text:span><text:span text:style-name="T71_10">parentheses</text:span><text:span text:style-name="T71_11"><text:s/></text:span><text:span text:style-name="T71_12">and</text:span><text:span text:style-name="T71_13"><text:s/></text:span><text:span text:style-name="T71_14">beginning</text:span><text:span text:style-name="T71_15"><text:s/></text:span><text:span text:style-name="T71_16">curly</text:span><text:span text:style-name="T71_17"><text:s/>(<text:s/>{<text:s/>)<text:s/></text:span><text:span text:style-name="T71_18">bracket</text:span></text:p>
      <text:p text:style-name="P72"><text:span text:style-name="T72_1">- <text:s/></text:span><text:span text:style-name="T72_2">No</text:span><text:span text:style-name="T72_3"><text:s/></text:span><text:span text:style-name="T72_4">extra</text:span><text:span text:style-name="T72_5"><text:s/></text:span><text:span text:style-name="T72_6">spaces</text:span><text:span text:style-name="T72_7"><text:s/></text:span><text:span text:style-name="T72_8">at</text:span><text:span text:style-name="T72_9"><text:s/></text:span><text:span text:style-name="T72_10">the</text:span><text:span text:style-name="T72_11"><text:s/></text:span><text:span text:style-name="T72_12">beginning</text:span><text:span text:style-name="T72_13"><text:s/></text:span><text:span text:style-name="T72_14">or</text:span><text:span text:style-name="T72_15"><text:s/></text:span><text:span text:style-name="T72_16">end</text:span><text:span text:style-name="T72_17"><text:s/></text:span><text:span text:style-name="T72_18">of</text:span><text:span text:style-name="T72_19"><text:s/></text:span><text:span text:style-name="T72_20">arguments</text:span></text:p>
      <text:p text:style-name="P73"><text:span text:style-name="T73_1">-<text:s/></text:span><text:span text:style-name="T73_2">There</text:span><text:span text:style-name="T73_3"><text:s/></text:span><text:span text:style-name="T73_4">should</text:span><text:span text:style-name="T73_5"><text:s/></text:span><text:span text:style-name="T73_6">be</text:span><text:span text:style-name="T73_7"><text:s/></text:span><text:span text:style-name="T73_8">space</text:span><text:span text:style-name="T73_9"><text:s/></text:span><text:span text:style-name="T73_10">after</text:span><text:span text:style-name="T73_11"><text:s/></text:span><text:span text:style-name="T73_12">the</text:span><text:span text:style-name="T73_13"><text:s/></text:span><text:span text:style-name="T73_14">comma</text:span></text:p>
      <text:p text:style-name="P74"><text:span text:style-name="T74_1">Valid</text:span><text:span text:style-name="T74_2"><text:s/></text:span><text:span text:style-name="T74_3">Example</text:span><text:span text:style-name="T74_4">:<text:s/></text:span></text:p>
      <text:p text:style-name="P75"><text:span text:style-name="T75_1">function</text:span><text:span text:style-name="T75_2"><text:s/></text:span><text:span text:style-name="T75_3">foo</text:span><text:span text:style-name="T75_4">_</text:span><text:span text:style-name="T75_5">bar</text:span><text:span text:style-name="T75_6">($</text:span><text:span text:style-name="T75_7">test</text:span><text:span text:style-name="T75_8">,<text:s/>$</text:span><text:span text:style-name="T75_9">foo</text:span><text:span text:style-name="T75_10">,<text:s/>$</text:span><text:span text:style-name="T75_11">bar</text:span><text:span text:style-name="T75_12">,<text:s/>$</text:span><text:span text:style-name="T75_13">baz</text:span><text:span text:style-name="T75_14">,<text:s/>$</text:span><text:span text:style-name="T75_15">quux</text:span><text:span text:style-name="T75_16">)<text:s/>{}</text:span></text:p>
      <text:p text:style-name="P76"/>
      <text:p text:style-name="P77"><text:span text:style-name="T77_1">-<text:s/></text:span><text:span text:style-name="T77_2">For</text:span><text:span text:style-name="T77_3"><text:s/></text:span><text:span text:style-name="T77_4">class</text:span><text:span text:style-name="T77_5"><text:s/></text:span><text:span text:style-name="T77_6">names</text:span><text:span text:style-name="T77_7"><text:s/></text:span><text:span text:style-name="T77_8">camel</text:span><text:span text:style-name="T77_9"><text:s/></text:span><text:span text:style-name="T77_10">case</text:span><text:span text:style-name="T77_11"><text:s/></text:span><text:span text:style-name="T77_12">is</text:span><text:span text:style-name="T77_13"><text:s/></text:span><text:span text:style-name="T77_14">required</text:span><text:span text:style-name="T77_15">.<text:s/></text:span><text:span text:style-name="T77_16">This</text:span><text:span text:style-name="T77_17"><text:s/></text:span><text:span text:style-name="T77_18">shall</text:span><text:span text:style-name="T77_19"><text:s/></text:span><text:span text:style-name="T77_20">be</text:span><text:span text:style-name="T77_21"><text:s/></text:span><text:span text:style-name="T77_22">the</text:span><text:span text:style-name="T77_23"><text:s/></text:span><text:span text:style-name="T77_24">only</text:span><text:span text:style-name="T77_25"><text:s/></text:span><text:span text:style-name="T77_26">exception</text:span><text:span text:style-name="T77_27"><text:s/></text:span><text:span text:style-name="T77_28">in</text:span><text:span text:style-name="T77_29"><text:s/></text:span><text:span text:style-name="T77_30">order</text:span><text:span text:style-name="T77_31"><text:s/></text:span><text:span text:style-name="T77_32">to</text:span><text:span text:style-name="T77_33"><text:s/></text:span><text:span text:style-name="T77_34">allow</text:span><text:span text:style-name="T77_35"><text:s/></text:span><text:span text:style-name="T77_36">quick</text:span><text:span text:style-name="T77_37"><text:s/></text:span><text:span text:style-name="T77_38">identification</text:span><text:span text:style-name="T77_39"><text:s/></text:span><text:span text:style-name="T77_40">for</text:span><text:span text:style-name="T77_41"><text:s/></text:span><text:span text:style-name="T77_42">classes</text:span><text:span text:style-name="T77_43">.</text:span></text:p>
      <text:p text:style-name="P78"><text:span text:style-name="T78_1">Valid</text:span><text:span text:style-name="T78_2"><text:s/></text:span><text:span text:style-name="T78_3">Example</text:span><text:span text:style-name="T78_4">:<text:s/></text:span></text:p>
      <text:p text:style-name="P79"><text:span text:style-name="T79_1">$</text:span><text:span text:style-name="T79_2">foo</text:span><text:span text:style-name="T79_3"><text:s/>=<text:s/></text:span><text:span text:style-name="T79_4">new</text:span><text:span text:style-name="T79_5"><text:s/></text:span><text:span text:style-name="T79_6">MyClassName</text:span><text:span text:style-name="T79_7">();</text:span></text:p>
      <text:p text:style-name="P80"><text:span text:style-name="T80_1">Invalid</text:span><text:span text:style-name="T80_2"><text:s/></text:span><text:span text:style-name="T80_3">Example</text:span><text:span text:style-name="T80_4">:</text:span></text:p>
      <text:p text:style-name="P81"><text:span text:style-name="T81_1">$</text:span><text:span text:style-name="T81_2">foo</text:span><text:span text:style-name="T81_3"><text:s/>=<text:s/></text:span><text:span text:style-name="T81_4">new</text:span><text:span text:style-name="T81_5"><text:s/></text:span><text:span text:style-name="T81_6">myclassname</text:span><text:span text:style-name="T81_7">;</text:span></text:p>
      <text:p text:style-name="P82"/>
      <text:h text:style-name="P83" text:outline-level="10"><text:bookmark-start text:name="h.4wj2bb94aj48"/><text:bookmark-end text:name="h.4wj2bb94aj48"/><text:span text:style-name="T83_1">PHP</text:span><text:span text:style-name="T83_2"><text:s/></text:span><text:span text:style-name="T83_3">Open</text:span><text:span text:style-name="T83_4"><text:s/>/<text:s/></text:span><text:span text:style-name="T83_5">Close</text:span><text:span text:style-name="T83_6"><text:s/></text:span><text:span text:style-name="T83_7">Tags</text:span></text:h>
      <text:p text:style-name="P84"><text:span text:style-name="T84_1">No</text:span><text:span text:style-name="T84_2"><text:s/></text:span><text:span text:style-name="T84_3">Shorthand</text:span><text:span text:style-name="T84_4"><text:s/></text:span><text:span text:style-name="T84_5">PHP</text:span><text:span text:style-name="T84_6"><text:s/></text:span><text:span text:style-name="T84_7">tags</text:span><text:span text:style-name="T84_8"><text:s/></text:span><text:span text:style-name="T84_9"><text:s/></text:span><text:span text:style-name="T84_10">Never</text:span><text:span text:style-name="T84_11"><text:s/></text:span><text:span text:style-name="T84_12">use</text:span><text:span text:style-name="T84_13"><text:s/></text:span><text:span text:style-name="T84_14">shorthand</text:span><text:span text:style-name="T84_15"><text:s/></text:span><text:span text:style-name="T84_16">PHP</text:span><text:span text:style-name="T84_17"><text:s/></text:span><text:span text:style-name="T84_18">start</text:span><text:span text:style-name="T84_19"><text:s/></text:span><text:span text:style-name="T84_20">tags</text:span><text:span text:style-name="T84_21">.<text:s/></text:span><text:span text:style-name="T84_22">Always</text:span><text:span text:style-name="T84_23"><text:s/></text:span><text:span text:style-name="T84_24">use</text:span><text:span text:style-name="T84_25"><text:s/></text:span><text:span text:style-name="T84_26">full</text:span><text:span text:style-name="T84_27"><text:s/></text:span><text:span text:style-name="T84_28">PHP</text:span><text:span text:style-name="T84_29"><text:s/></text:span><text:span text:style-name="T84_30">tags</text:span><text:span text:style-name="T84_31">.</text:span></text:p>
      <text:p text:style-name="P85"><text:span text:style-name="T85_1">Correct</text:span><text:span text:style-name="T85_2">:</text:span></text:p>
      <text:p text:style-name="P86"><text:span text:style-name="T86_1">&lt;?</text:span><text:span text:style-name="T86_2">php</text:span><text:span text:style-name="T86_3"><text:s/>...<text:s/>?&gt;<text:line-break/></text:span></text:p>
      <text:p text:style-name="P87"><text:span text:style-name="T87_1">Incorrect</text:span><text:span text:style-name="T87_2">:</text:span></text:p>
      <text:p text:style-name="P88"><text:span text:style-name="T88_1">&lt;?<text:s/>...<text:s/>?&gt;<text:line-break/>&lt;?=$</text:span><text:span text:style-name="T88_2">var</text:span><text:span text:style-name="T88_3">?&gt;</text:span></text:p>
      <text:p text:style-name="P89"/>
      <text:p text:style-name="P90"><text:span text:style-name="T90_1">Note</text:span><text:span text:style-name="T90_2"><text:s/></text:span><text:span text:style-name="T90_3">that</text:span><text:span text:style-name="T90_4"><text:s/></text:span><text:span text:style-name="T90_5">as</text:span><text:span text:style-name="T90_6"><text:s/></text:span><text:span text:style-name="T90_7">of</text:span><text:span text:style-name="T90_8"><text:s/></text:span><text:span text:style-name="T90_9">Drupal</text:span><text:span text:style-name="T90_10"><text:s/>4.7,<text:s/></text:span><text:span text:style-name="T90_11">the</text:span><text:span text:style-name="T90_12"><text:s/>?&gt;<text:s/></text:span><text:span text:style-name="T90_13">at</text:span><text:span text:style-name="T90_14"><text:s/></text:span><text:span text:style-name="T90_15">the</text:span><text:span text:style-name="T90_16"><text:s/></text:span><text:span text:style-name="T90_17">end</text:span><text:span text:style-name="T90_18"><text:s/></text:span><text:span text:style-name="T90_19">of</text:span><text:span text:style-name="T90_20"><text:s/></text:span><text:span text:style-name="T90_21">code</text:span><text:span text:style-name="T90_22"><text:s/></text:span><text:span text:style-name="T90_23">files</text:span><text:span text:style-name="T90_24"><text:s/></text:span><text:span text:style-name="T90_25">is</text:span><text:span text:style-name="T90_26"><text:s/></text:span><text:span text:style-name="T90_27">purposely</text:span><text:span text:style-name="T90_28"><text:s/></text:span><text:span text:style-name="T90_29">omitted</text:span><text:span text:style-name="T90_30">.<text:s/></text:span><text:span text:style-name="T90_31">This</text:span><text:span text:style-name="T90_32"><text:s/></text:span><text:span text:style-name="T90_33">includes</text:span><text:span text:style-name="T90_34"><text:s/></text:span><text:span text:style-name="T90_35">for</text:span><text:span text:style-name="T90_36"><text:s/></text:span><text:span text:style-name="T90_37">module</text:span><text:span text:style-name="T90_38"><text:s/></text:span><text:span text:style-name="T90_39">and</text:span><text:span text:style-name="T90_40"><text:s/></text:span><text:span text:style-name="T90_41">include</text:span><text:span text:style-name="T90_42"><text:s/></text:span><text:span text:style-name="T90_43">files</text:span><text:span text:style-name="T90_44">.<text:s/></text:span><text:span text:style-name="T90_45">The</text:span><text:span text:style-name="T90_46"><text:s/></text:span><text:span text:style-name="T90_47">reasons</text:span><text:span text:style-name="T90_48"><text:s/></text:span><text:span text:style-name="T90_49">for</text:span><text:span text:style-name="T90_50"><text:s/></text:span><text:span text:style-name="T90_51">this</text:span><text:span text:style-name="T90_52"><text:s/></text:span><text:span text:style-name="T90_53">can</text:span><text:span text:style-name="T90_54"><text:s/></text:span><text:span text:style-name="T90_55">be</text:span><text:span text:style-name="T90_56"><text:s/></text:span><text:span text:style-name="T90_57">summarized</text:span><text:span text:style-name="T90_58"><text:s/></text:span><text:span text:style-name="T90_59">as</text:span><text:span text:style-name="T90_60">:</text:span></text:p>
      <text:list text:style-name="LS4" xml:id="list12">
        <text:list-item>
          <text:p text:style-name="P91"><text:span text:style-name="T91_1">Removing</text:span><text:span text:style-name="T91_2"><text:s/></text:span><text:span text:style-name="T91_3">it</text:span><text:span text:style-name="T91_4"><text:s/></text:span><text:span text:style-name="T91_5">eliminates</text:span><text:span text:style-name="T91_6"><text:s/></text:span><text:span text:style-name="T91_7">the</text:span><text:span text:style-name="T91_8"><text:s/></text:span><text:span text:style-name="T91_9">possibility</text:span><text:span text:style-name="T91_10"><text:s/></text:span><text:span text:style-name="T91_11">for</text:span><text:span text:style-name="T91_12"><text:s/></text:span><text:span text:style-name="T91_13">unwanted</text:span><text:span text:style-name="T91_14"><text:s/></text:span><text:span text:style-name="T91_15">whitespace</text:span><text:span text:style-name="T91_16"><text:s/></text:span><text:span text:style-name="T91_17">at</text:span><text:span text:style-name="T91_18"><text:s/></text:span><text:span text:style-name="T91_19">the</text:span><text:span text:style-name="T91_20"><text:s/></text:span><text:span text:style-name="T91_21">end</text:span><text:span text:style-name="T91_22"><text:s/></text:span><text:span text:style-name="T91_23">of</text:span><text:span text:style-name="T91_24"><text:s/></text:span><text:span text:style-name="T91_25">files</text:span><text:span text:style-name="T91_26"><text:s/></text:span><text:span text:style-name="T91_27">which</text:span><text:span text:style-name="T91_28"><text:s/></text:span><text:span text:style-name="T91_29">can</text:span><text:span text:style-name="T91_30"><text:s/></text:span><text:span text:style-name="T91_31">cause</text:span><text:span text:style-name="T91_32"><text:s/>"</text:span><text:span text:style-name="T91_33">header</text:span><text:span text:style-name="T91_34"><text:s/></text:span><text:span text:style-name="T91_35">already</text:span><text:span text:style-name="T91_36"><text:s/></text:span><text:span text:style-name="T91_37">sent</text:span><text:span text:style-name="T91_38">"<text:s/></text:span><text:span text:style-name="T91_39">errors</text:span><text:span text:style-name="T91_40">,<text:s/></text:span><text:span text:style-name="T91_41">XHTML</text:span><text:span text:style-name="T91_42">/</text:span><text:span text:style-name="T91_43">XML</text:span><text:span text:style-name="T91_44"><text:s/></text:span><text:span text:style-name="T91_45">validation</text:span><text:span text:style-name="T91_46"><text:s/></text:span><text:span text:style-name="T91_47">issues</text:span><text:span text:style-name="T91_48">,<text:s/></text:span><text:span text:style-name="T91_49">and</text:span><text:span text:style-name="T91_50"><text:s/></text:span><text:span text:style-name="T91_51">other</text:span><text:span text:style-name="T91_52"><text:s/></text:span><text:span text:style-name="T91_53">problems</text:span><text:span text:style-name="T91_54">.</text:span></text:p>
        </text:list-item>
        <text:list-item>
          <text:p text:style-name="P92"><text:span text:style-name="T92_1">The</text:span><text:span text:style-name="T92_2"><text:s/></text:span><text:span text:style-name="T92_3"><text:a xlink:type="simple" xlink:href="http://www.php.net/basic-syntax.instruction-separation"><text:span text:style-name="T92_4">closing</text:span></text:a></text:span><text:span text:style-name="T92_5"><text:a xlink:type="simple" xlink:href="http://www.php.net/basic-syntax.instruction-separation"><text:span text:style-name="T92_6"><text:s/></text:span></text:a></text:span><text:span text:style-name="T92_7"><text:a xlink:type="simple" xlink:href="http://www.php.net/basic-syntax.instruction-separation"><text:span text:style-name="T92_8">delimiter</text:span></text:a></text:span><text:span text:style-name="T92_9"><text:a xlink:type="simple" xlink:href="http://www.php.net/basic-syntax.instruction-separation"><text:span text:style-name="T92_10"><text:s/></text:span></text:a></text:span><text:span text:style-name="T92_11"><text:a xlink:type="simple" xlink:href="http://www.php.net/basic-syntax.instruction-separation"><text:span text:style-name="T92_12">at</text:span></text:a></text:span><text:span text:style-name="T92_13"><text:a xlink:type="simple" xlink:href="http://www.php.net/basic-syntax.instruction-separation"><text:span text:style-name="T92_14"><text:s/></text:span></text:a></text:span><text:span text:style-name="T92_15"><text:a xlink:type="simple" xlink:href="http://www.php.net/basic-syntax.instruction-separation"><text:span text:style-name="T92_16">the</text:span></text:a></text:span><text:span text:style-name="T92_17"><text:a xlink:type="simple" xlink:href="http://www.php.net/basic-syntax.instruction-separation"><text:span text:style-name="T92_18"><text:s/></text:span></text:a></text:span><text:span text:style-name="T92_19"><text:a xlink:type="simple" xlink:href="http://www.php.net/basic-syntax.instruction-separation"><text:span text:style-name="T92_20">end</text:span></text:a></text:span><text:span text:style-name="T92_21"><text:a xlink:type="simple" xlink:href="http://www.php.net/basic-syntax.instruction-separation"><text:span text:style-name="T92_22"><text:s/></text:span></text:a></text:span><text:span text:style-name="T92_23"><text:a xlink:type="simple" xlink:href="http://www.php.net/basic-syntax.instruction-separation"><text:span text:style-name="T92_24">of</text:span></text:a></text:span><text:span text:style-name="T92_25"><text:a xlink:type="simple" xlink:href="http://www.php.net/basic-syntax.instruction-separation"><text:span text:style-name="T92_26"><text:s/></text:span></text:a></text:span><text:span text:style-name="T92_27"><text:a xlink:type="simple" xlink:href="http://www.php.net/basic-syntax.instruction-separation"><text:span text:style-name="T92_28">a</text:span></text:a></text:span><text:span text:style-name="T92_29"><text:a xlink:type="simple" xlink:href="http://www.php.net/basic-syntax.instruction-separation"><text:span text:style-name="T92_30"><text:s/></text:span></text:a></text:span><text:span text:style-name="T92_31"><text:a xlink:type="simple" xlink:href="http://www.php.net/basic-syntax.instruction-separation"><text:span text:style-name="T92_32">file</text:span></text:a></text:span><text:span text:style-name="T92_33"><text:a xlink:type="simple" xlink:href="http://www.php.net/basic-syntax.instruction-separation"><text:span text:style-name="T92_34"><text:s/></text:span></text:a></text:span><text:span text:style-name="T92_35"><text:a xlink:type="simple" xlink:href="http://www.php.net/basic-syntax.instruction-separation"><text:span text:style-name="T92_36">is</text:span></text:a></text:span><text:span text:style-name="T92_37"><text:a xlink:type="simple" xlink:href="http://www.php.net/basic-syntax.instruction-separation"><text:span text:style-name="T92_38"><text:s/></text:span></text:a></text:span><text:span text:style-name="T92_39"><text:a xlink:type="simple" xlink:href="http://www.php.net/basic-syntax.instruction-separation"><text:span text:style-name="T92_40">optional</text:span></text:a></text:span><text:span text:style-name="T92_41">.</text:span></text:p>
        </text:list-item>
        <text:list-item>
          <text:p text:style-name="P93"><text:span text:style-name="T93_1">PHP</text:span><text:span text:style-name="T93_2">.</text:span><text:span text:style-name="T93_3">net</text:span><text:span text:style-name="T93_4"><text:s/></text:span><text:span text:style-name="T93_5">itself</text:span><text:span text:style-name="T93_6"><text:s/></text:span><text:span text:style-name="T93_7">removes</text:span><text:span text:style-name="T93_8"><text:s/></text:span><text:span text:style-name="T93_9">the</text:span><text:span text:style-name="T93_10"><text:s/></text:span><text:span text:style-name="T93_11">closing</text:span><text:span text:style-name="T93_12"><text:s/></text:span><text:span text:style-name="T93_13">delimiter</text:span><text:span text:style-name="T93_14"><text:s/></text:span><text:span text:style-name="T93_15">from</text:span><text:span text:style-name="T93_16"><text:s/></text:span><text:span text:style-name="T93_17">the</text:span><text:span text:style-name="T93_18"><text:s/></text:span><text:span text:style-name="T93_19">end</text:span><text:span text:style-name="T93_20"><text:s/></text:span><text:span text:style-name="T93_21">of</text:span><text:span text:style-name="T93_22"><text:s/></text:span><text:span text:style-name="T93_23">its</text:span><text:span text:style-name="T93_24"><text:s/></text:span><text:span text:style-name="T93_25">files</text:span><text:span text:style-name="T93_26"><text:s/>(</text:span><text:span text:style-name="T93_27">example</text:span><text:span text:style-name="T93_28">:</text:span><text:span text:style-name="T93_29"><text:a xlink:type="simple" xlink:href="http://www.php.net/source.php?url=/include/prepend.inc"><text:span text:style-name="T93_30">prepend</text:span></text:a></text:span><text:span text:style-name="T93_31"><text:a xlink:type="simple" xlink:href="http://www.php.net/source.php?url=/include/prepend.inc"><text:span text:style-name="T93_32">.</text:span></text:a></text:span><text:span text:style-name="T93_33"><text:a xlink:type="simple" xlink:href="http://www.php.net/source.php?url=/include/prepend.inc"><text:span text:style-name="T93_34">inc</text:span></text:a></text:span><text:span text:style-name="T93_35">),<text:s/></text:span><text:span text:style-name="T93_36">so</text:span><text:span text:style-name="T93_37"><text:s/></text:span><text:span text:style-name="T93_38">this</text:span><text:span text:style-name="T93_39"><text:s/></text:span><text:span text:style-name="T93_40">can</text:span><text:span text:style-name="T93_41"><text:s/></text:span><text:span text:style-name="T93_42">be</text:span><text:span text:style-name="T93_43"><text:s/></text:span><text:span text:style-name="T93_44">seen</text:span><text:span text:style-name="T93_45"><text:s/></text:span><text:span text:style-name="T93_46">as</text:span><text:span text:style-name="T93_47"><text:s/></text:span><text:span text:style-name="T93_48">a</text:span><text:span text:style-name="T93_49"><text:s/>"</text:span><text:span text:style-name="T93_50">best</text:span><text:span text:style-name="T93_51"><text:s/></text:span><text:span text:style-name="T93_52">practice</text:span><text:span text:style-name="T93_53">."</text:span></text:p>
        </text:list-item>
      </text:list>
      <text:p text:style-name="P94"/>
      <text:h text:style-name="P95" text:outline-level="10"><text:bookmark-start text:name="h.kgi4mjfznxxw"/><text:bookmark-end text:name="h.kgi4mjfznxxw"/><text:span text:style-name="T95_1">Commenting</text:span></text:h>
      <text:p text:style-name="P96"/>
      <text:p text:style-name="P97"><text:span text:style-name="T97_1">Comment</text:span><text:span text:style-name="T97_2"><text:s/></text:span><text:span text:style-name="T97_3">Blocks</text:span></text:p>
      <text:p text:style-name="P98"><text:span text:style-name="T98_1">-<text:s/></text:span><text:span text:style-name="T98_2">Immediately</text:span><text:span text:style-name="T98_3"><text:s/></text:span><text:span text:style-name="T98_4">before</text:span><text:span text:style-name="T98_5"><text:s/></text:span><text:span text:style-name="T98_6">the</text:span><text:span text:style-name="T98_7"><text:s/></text:span><text:span text:style-name="T98_8">function</text:span><text:span text:style-name="T98_9"><text:s/></text:span><text:span text:style-name="T98_10">is</text:span><text:span text:style-name="T98_11"><text:s/></text:span><text:span text:style-name="T98_12">defined</text:span><text:span text:style-name="T98_13"><text:s/></text:span><text:span text:style-name="T98_14">it</text:span><text:span text:style-name="T98_15"><text:s/></text:span><text:span text:style-name="T98_16">should</text:span><text:span text:style-name="T98_17"><text:s/></text:span><text:span text:style-name="T98_18">define</text:span></text:p>
      <text:p text:style-name="P99"><text:span text:style-name="T99_1">--<text:s/></text:span><text:span text:style-name="T99_2">What</text:span><text:span text:style-name="T99_3"><text:s/></text:span><text:span text:style-name="T99_4">each</text:span><text:span text:style-name="T99_5"><text:s/></text:span><text:span text:style-name="T99_6">argument</text:span><text:span text:style-name="T99_7"><text:s/></text:span><text:span text:style-name="T99_8">does</text:span></text:p>
      <text:p text:style-name="P100"><text:span text:style-name="T100_1">--<text:s/></text:span><text:span text:style-name="T100_2">What</text:span><text:span text:style-name="T100_3"><text:s/></text:span><text:span text:style-name="T100_4">return</text:span><text:span text:style-name="T100_5"><text:s/></text:span><text:span text:style-name="T100_6">value</text:span><text:span text:style-name="T100_7"><text:s/></text:span><text:span text:style-name="T100_8">it</text:span><text:span text:style-name="T100_9"><text:s/></text:span><text:span text:style-name="T100_10">provides</text:span><text:span text:style-name="T100_11"><text:s/></text:span></text:p>
      <text:p text:style-name="P101"><text:span text:style-name="T101_1">--<text:s/></text:span><text:span text:style-name="T101_2">Should</text:span><text:span text:style-name="T101_3"><text:s/></text:span><text:span text:style-name="T101_4">start</text:span><text:span text:style-name="T101_5"><text:s/></text:span><text:span text:style-name="T101_6">with</text:span><text:span text:style-name="T101_7"><text:s/></text:span><text:span text:style-name="T101_8">doublestar</text:span><text:span text:style-name="T101_9"><text:s/></text:span><text:span text:style-name="T101_10">comments</text:span></text:p>
      <text:p text:style-name="P102"><text:span text:style-name="T102_1">--<text:s/></text:span><text:span text:style-name="T102_2">Stars</text:span><text:span text:style-name="T102_3"><text:s/></text:span><text:span text:style-name="T102_4">on</text:span><text:span text:style-name="T102_5"><text:s/></text:span><text:span text:style-name="T102_6">the</text:span><text:span text:style-name="T102_7"><text:s/></text:span><text:span text:style-name="T102_8">lines</text:span><text:span text:style-name="T102_9"><text:s/></text:span><text:span text:style-name="T102_10">between</text:span><text:span text:style-name="T102_11"><text:s/></text:span><text:span text:style-name="T102_12">the</text:span><text:span text:style-name="T102_13"><text:s/></text:span><text:span text:style-name="T102_14">first</text:span><text:span text:style-name="T102_15"><text:s/></text:span><text:span text:style-name="T102_16">and</text:span><text:span text:style-name="T102_17"><text:s/></text:span><text:span text:style-name="T102_18">the</text:span><text:span text:style-name="T102_19"><text:s/></text:span><text:span text:style-name="T102_20">last</text:span><text:span text:style-name="T102_21"><text:s/></text:span><text:span text:style-name="T102_22">should</text:span><text:span text:style-name="T102_23"><text:s/></text:span><text:span text:style-name="T102_24">have</text:span><text:span text:style-name="T102_25"><text:s/></text:span><text:span text:style-name="T102_26">a</text:span><text:span text:style-name="T102_27"><text:s/></text:span><text:span text:style-name="T102_28">space</text:span><text:span text:style-name="T102_29"><text:s/></text:span><text:span text:style-name="T102_30">before</text:span><text:span text:style-name="T102_31"><text:s/></text:span><text:span text:style-name="T102_32">the</text:span><text:span text:style-name="T102_33"><text:s/></text:span><text:span text:style-name="T102_34">line</text:span><text:span text:style-name="T102_35"><text:s/></text:span><text:span text:style-name="T102_36">beginning</text:span></text:p>
      <text:p text:style-name="P103"><text:span text:style-name="T103_1">--<text:s/></text:span><text:span text:style-name="T103_2">Comments</text:span><text:span text:style-name="T103_3"><text:s/></text:span><text:span text:style-name="T103_4">should</text:span><text:span text:style-name="T103_5"><text:s/></text:span><text:span text:style-name="T103_6">follow</text:span><text:span text:style-name="T103_7"><text:s/></text:span><text:span text:style-name="T103_8">doxygen</text:span><text:span text:style-name="T103_9"><text:s/></text:span><text:span text:style-name="T103_10">standards</text:span><text:span text:style-name="T103_11"><text:s/>(</text:span><text:span text:style-name="T103_12">even</text:span><text:span text:style-name="T103_13"><text:s/></text:span><text:span text:style-name="T103_14">though</text:span><text:span text:style-name="T103_15"><text:s/></text:span><text:span text:style-name="T103_16">it</text:span><text:span text:style-name="T103_17"><text:s/></text:span><text:span text:style-name="T103_18">sucks</text:span><text:span text:style-name="T103_19">).<text:s/></text:span><text:span text:style-name="T103_20"><text:a xlink:type="simple" xlink:href="http://drupal.org/node/1354"><text:span text:style-name="T103_21">http</text:span></text:a></text:span><text:span text:style-name="T103_22"><text:a xlink:type="simple" xlink:href="http://drupal.org/node/1354"><text:span text:style-name="T103_23">://</text:span></text:a></text:span><text:span text:style-name="T103_24"><text:a xlink:type="simple" xlink:href="http://drupal.org/node/1354"><text:span text:style-name="T103_25">drupal</text:span></text:a></text:span><text:span text:style-name="T103_26"><text:a xlink:type="simple" xlink:href="http://drupal.org/node/1354"><text:span text:style-name="T103_27">.</text:span></text:a></text:span><text:span text:style-name="T103_28"><text:a xlink:type="simple" xlink:href="http://drupal.org/node/1354"><text:span text:style-name="T103_29">org</text:span></text:a></text:span><text:span text:style-name="T103_30"><text:a xlink:type="simple" xlink:href="http://drupal.org/node/1354"><text:span text:style-name="T103_31">/</text:span></text:a></text:span><text:span text:style-name="T103_32"><text:a xlink:type="simple" xlink:href="http://drupal.org/node/1354"><text:span text:style-name="T103_33">node</text:span></text:a></text:span><text:span text:style-name="T103_34"><text:a xlink:type="simple" xlink:href="http://drupal.org/node/1354"><text:span text:style-name="T103_35">/1354</text:span></text:a></text:span></text:p>
      <text:p text:style-name="P104"/>
      <text:p text:style-name="P105"><text:span text:style-name="T105_1">Valid</text:span><text:span text:style-name="T105_2"><text:s/></text:span><text:span text:style-name="T105_3">Example</text:span></text:p>
      <text:p text:style-name="P106"><text:span text:style-name="T106_1">/**<text:line-break/><text:s/>*<text:s/></text:span><text:span text:style-name="T106_2">Verifies</text:span><text:span text:style-name="T106_3"><text:s/></text:span><text:span text:style-name="T106_4">the</text:span><text:span text:style-name="T106_5"><text:s/></text:span><text:span text:style-name="T106_6">syntax</text:span><text:span text:style-name="T106_7"><text:s/></text:span><text:span text:style-name="T106_8">of</text:span><text:span text:style-name="T106_9"><text:s/></text:span><text:span text:style-name="T106_10">the</text:span><text:span text:style-name="T106_11"><text:s/></text:span><text:span text:style-name="T106_12">given</text:span><text:span text:style-name="T106_13"><text:s/></text:span><text:span text:style-name="T106_14">e</text:span><text:span text:style-name="T106_15">-</text:span><text:span text:style-name="T106_16">mail</text:span><text:span text:style-name="T106_17"><text:s/></text:span><text:span text:style-name="T106_18">address</text:span><text:span text:style-name="T106_19">.<text:line-break/><text:s/>*<text:line-break/><text:s/>*<text:s/></text:span><text:span text:style-name="T106_20">Empty</text:span><text:span text:style-name="T106_21"><text:s/></text:span><text:span text:style-name="T106_22">e</text:span><text:span text:style-name="T106_23">-</text:span><text:span text:style-name="T106_24">mail</text:span><text:span text:style-name="T106_25"><text:s/></text:span><text:span text:style-name="T106_26">addresses</text:span><text:span text:style-name="T106_27"><text:s/></text:span><text:span text:style-name="T106_28">are</text:span><text:span text:style-name="T106_29"><text:s/></text:span><text:span text:style-name="T106_30">allowed</text:span><text:span text:style-name="T106_31">.<text:s/></text:span><text:span text:style-name="T106_32">See</text:span><text:span text:style-name="T106_33"><text:s/></text:span><text:span text:style-name="T106_34">RFC</text:span><text:span text:style-name="T106_35"><text:s/>2822<text:s/></text:span><text:span text:style-name="T106_36">for</text:span><text:span text:style-name="T106_37"><text:s/></text:span><text:span text:style-name="T106_38">details</text:span><text:span text:style-name="T106_39">.<text:line-break/><text:s/>*<text:line-break/><text:s/>*<text:s/>@</text:span><text:span text:style-name="T106_40">param</text:span><text:span text:style-name="T106_41"><text:s/>$</text:span><text:span text:style-name="T106_42">mail</text:span><text:span text:style-name="T106_43"><text:line-break/><text:s/>*<text:s text:c="3"/></text:span><text:span text:style-name="T106_44">A</text:span><text:span text:style-name="T106_45"><text:s/></text:span><text:span text:style-name="T106_46">string</text:span><text:span text:style-name="T106_47"><text:s/></text:span><text:span text:style-name="T106_48">containing</text:span><text:span text:style-name="T106_49"><text:s/></text:span><text:span text:style-name="T106_50">an</text:span><text:span text:style-name="T106_51"><text:s/></text:span><text:span text:style-name="T106_52">email</text:span><text:span text:style-name="T106_53"><text:s/></text:span><text:span text:style-name="T106_54">address</text:span><text:span text:style-name="T106_55">.<text:line-break/><text:s/>*<text:line-break/><text:s/>*<text:s/>@</text:span><text:span text:style-name="T106_56">return</text:span><text:span text:style-name="T106_57"><text:line-break/><text:s/>*<text:s text:c="3"/></text:span><text:span text:style-name="T106_58">TRUE</text:span><text:span text:style-name="T106_59"><text:s/></text:span><text:span text:style-name="T106_60">if</text:span><text:span text:style-name="T106_61"><text:s/></text:span><text:span text:style-name="T106_62">the</text:span><text:span text:style-name="T106_63"><text:s/></text:span><text:span text:style-name="T106_64">address</text:span><text:span text:style-name="T106_65"><text:s/></text:span><text:span text:style-name="T106_66">is</text:span><text:span text:style-name="T106_67"><text:s/></text:span><text:span text:style-name="T106_68">in</text:span><text:span text:style-name="T106_69"><text:s/></text:span><text:span text:style-name="T106_70">a</text:span><text:span text:style-name="T106_71"><text:s/></text:span><text:span text:style-name="T106_72">valid</text:span><text:span text:style-name="T106_73"><text:s/></text:span><text:span text:style-name="T106_74">format</text:span><text:span text:style-name="T106_75">,<text:s/></text:span><text:span text:style-name="T106_76">and</text:span><text:span text:style-name="T106_77"><text:s/></text:span><text:span text:style-name="T106_78">FALSE</text:span><text:span text:style-name="T106_79"><text:s/></text:span><text:span text:style-name="T106_80">if</text:span><text:span text:style-name="T106_81"><text:s/></text:span><text:span text:style-name="T106_82">it</text:span><text:span text:style-name="T106_83"><text:s/></text:span><text:span text:style-name="T106_84">isn</text:span><text:span text:style-name="T106_85">'</text:span><text:span text:style-name="T106_86">t</text:span><text:span text:style-name="T106_87">.<text:line-break/><text:s/>*/</text:span></text:p>
      <text:p text:style-name="P107"><text:span text:style-name="T107_1"><text:line-break/></text:span><text:span text:style-name="T107_2">Single</text:span><text:span text:style-name="T107_3"><text:s/></text:span><text:span text:style-name="T107_4">line</text:span><text:span text:style-name="T107_5"><text:s/></text:span><text:span text:style-name="T107_6">comments</text:span></text:p>
      <text:p text:style-name="P108"><text:span text:style-name="T108_1">-<text:s/></text:span><text:span text:style-name="T108_2">Single</text:span><text:span text:style-name="T108_3"><text:s/></text:span><text:span text:style-name="T108_4">line</text:span><text:span text:style-name="T108_5"><text:s/></text:span><text:span text:style-name="T108_6">comments</text:span><text:span text:style-name="T108_7"><text:s/></text:span><text:span text:style-name="T108_8">should</text:span><text:span text:style-name="T108_9"><text:s/></text:span><text:span text:style-name="T108_10">always</text:span><text:span text:style-name="T108_11"><text:s/></text:span><text:span text:style-name="T108_12">be</text:span><text:span text:style-name="T108_13"><text:s/></text:span><text:span text:style-name="T108_14">double</text:span><text:span text:style-name="T108_15"><text:s/></text:span><text:span text:style-name="T108_16">forward</text:span><text:span text:style-name="T108_17"><text:s/></text:span><text:span text:style-name="T108_18">slash</text:span><text:span text:style-name="T108_19"><text:s/>(<text:s/>//<text:s/>)<text:s/></text:span><text:span text:style-name="T108_20">not</text:span><text:span text:style-name="T108_21"><text:s/></text:span><text:span text:style-name="T108_22">perl</text:span><text:span text:style-name="T108_23"><text:s/></text:span><text:span text:style-name="T108_24">style</text:span><text:span text:style-name="T108_25"><text:s/></text:span><text:span text:style-name="T108_26">comments</text:span><text:span text:style-name="T108_27"><text:s/>(<text:s/>#<text:s/>)</text:span></text:p>
      <text:p text:style-name="P109"><text:span text:style-name="T109_1">-<text:s/></text:span><text:span text:style-name="T109_2">A</text:span><text:span text:style-name="T109_3"><text:s/></text:span><text:span text:style-name="T109_4">tab</text:span><text:span text:style-name="T109_5"><text:s/></text:span><text:span text:style-name="T109_6">should</text:span><text:span text:style-name="T109_7"><text:s/></text:span><text:span text:style-name="T109_8">exist</text:span><text:span text:style-name="T109_9"><text:s/></text:span><text:span text:style-name="T109_10">after</text:span><text:span text:style-name="T109_11"><text:s/></text:span><text:span text:style-name="T109_12">a</text:span><text:span text:style-name="T109_13"><text:s/></text:span><text:span text:style-name="T109_14">double</text:span><text:span text:style-name="T109_15"><text:s/></text:span><text:span text:style-name="T109_16">slash</text:span><text:span text:style-name="T109_17"><text:s/></text:span><text:span text:style-name="T109_18">comment</text:span></text:p>
      <text:p text:style-name="P110"><text:span text:style-name="T110_1">Not</text:span><text:span text:style-name="T110_2"><text:s/></text:span><text:span text:style-name="T110_3">valid</text:span></text:p>
      <text:p text:style-name="P111"><text:span text:style-name="T111_1">//</text:span><text:span text:style-name="T111_2">fdsfdjsklfsd</text:span><text:span text:style-name="T111_3"> <text:s/></text:span></text:p>
      <text:p text:style-name="P112"><text:span text:style-name="T112_1">Valid</text:span></text:p>
      <text:p text:style-name="P113"><text:span text:style-name="T113_1">//<text:s/></text:span><text:span text:style-name="T113_2">foo</text:span><text:span text:style-name="T113_3">_</text:span><text:span text:style-name="T113_4">bar</text:span><text:span text:style-name="T113_5"><text:s/></text:span><text:span text:style-name="T113_6">is</text:span><text:span text:style-name="T113_7"><text:s/></text:span><text:span text:style-name="T113_8">a</text:span><text:span text:style-name="T113_9"><text:s/></text:span><text:span text:style-name="T113_10">great</text:span><text:span text:style-name="T113_11"><text:s/></text:span><text:span text:style-name="T113_12">function</text:span><text:span text:style-name="T113_13"><text:s/></text:span><text:span text:style-name="T113_14">i</text:span><text:span text:style-name="T113_15"><text:s/></text:span><text:span text:style-name="T113_16">love</text:span><text:span text:style-name="T113_17"><text:s/></text:span><text:span text:style-name="T113_18">it</text:span><text:span text:style-name="T113_19">!</text:span></text:p>
      <text:h text:style-name="P114" text:outline-level="10"><text:bookmark-start text:name="h.8896apn6cuuj"/><text:bookmark-end text:name="h.8896apn6cuuj"/><text:span text:style-name="T114_1">Operators</text:span></text:h>
      <text:p text:style-name="P115"><text:span text:style-name="T115_1">All</text:span><text:span text:style-name="T115_2"><text:s/></text:span><text:span text:style-name="T115_3">binary</text:span><text:span text:style-name="T115_4"><text:s/></text:span><text:span text:style-name="T115_5">operators</text:span><text:span text:style-name="T115_6"><text:s/>(</text:span><text:span text:style-name="T115_7">operators</text:span><text:span text:style-name="T115_8"><text:s/></text:span><text:span text:style-name="T115_9">that</text:span><text:span text:style-name="T115_10"><text:s/></text:span><text:span text:style-name="T115_11">come</text:span><text:span text:style-name="T115_12"><text:s/></text:span><text:span text:style-name="T115_13">between</text:span><text:span text:style-name="T115_14"><text:s/></text:span><text:span text:style-name="T115_15">two</text:span><text:span text:style-name="T115_16"><text:s/></text:span><text:span text:style-name="T115_17">values</text:span><text:span text:style-name="T115_18">),<text:s/></text:span><text:span text:style-name="T115_19">such</text:span><text:span text:style-name="T115_20"><text:s/></text:span><text:span text:style-name="T115_21">as</text:span><text:span text:style-name="T115_22"><text:s/>+,<text:s/>-,<text:s/>=,<text:s/>!=,<text:s/>==,<text:s/>&gt;,<text:s/></text:span><text:span text:style-name="T115_23">etc</text:span><text:span text:style-name="T115_24">.<text:s/></text:span><text:span text:style-name="T115_25">should</text:span><text:span text:style-name="T115_26"><text:s/></text:span><text:span text:style-name="T115_27">have</text:span><text:span text:style-name="T115_28"><text:s/></text:span><text:span text:style-name="T115_29">a</text:span><text:span text:style-name="T115_30"><text:s/></text:span><text:span text:style-name="T115_31">space</text:span><text:span text:style-name="T115_32"><text:s/></text:span><text:span text:style-name="T115_33">before</text:span><text:span text:style-name="T115_34"><text:s/></text:span><text:span text:style-name="T115_35">and</text:span><text:span text:style-name="T115_36"><text:s/></text:span><text:span text:style-name="T115_37">after</text:span><text:span text:style-name="T115_38"><text:s/></text:span><text:span text:style-name="T115_39">the</text:span><text:span text:style-name="T115_40"><text:s/></text:span><text:span text:style-name="T115_41">operator</text:span><text:span text:style-name="T115_42">,<text:s/></text:span><text:span text:style-name="T115_43">for</text:span><text:span text:style-name="T115_44"><text:s/></text:span><text:span text:style-name="T115_45">readability</text:span><text:span text:style-name="T115_46">.<text:s/></text:span><text:span text:style-name="T115_47">For</text:span><text:span text:style-name="T115_48"><text:s/></text:span><text:span text:style-name="T115_49">example</text:span><text:span text:style-name="T115_50">,<text:s/></text:span><text:span text:style-name="T115_51">an</text:span><text:span text:style-name="T115_52"><text:s/></text:span><text:span text:style-name="T115_53">assignment</text:span><text:span text:style-name="T115_54"><text:s/></text:span><text:span text:style-name="T115_55">should</text:span><text:span text:style-name="T115_56"><text:s/></text:span><text:span text:style-name="T115_57">be</text:span><text:span text:style-name="T115_58"><text:s/></text:span><text:span text:style-name="T115_59">formatted</text:span><text:span text:style-name="T115_60"><text:s/></text:span><text:span text:style-name="T115_61">as</text:span><text:span text:style-name="T115_62"><text:s/>$</text:span><text:span text:style-name="T115_63">foo</text:span><text:span text:style-name="T115_64"><text:s/>=<text:s/>$</text:span><text:span text:style-name="T115_65">bar</text:span><text:span text:style-name="T115_66">;<text:s/></text:span><text:span text:style-name="T115_67">rather</text:span><text:span text:style-name="T115_68"><text:s/></text:span><text:span text:style-name="T115_69">than</text:span><text:span text:style-name="T115_70"><text:s/>$</text:span><text:span text:style-name="T115_71">foo</text:span><text:span text:style-name="T115_72">=$</text:span><text:span text:style-name="T115_73">bar</text:span><text:span text:style-name="T115_74">;.<text:s/></text:span><text:span text:style-name="T115_75">Unary</text:span><text:span text:style-name="T115_76"><text:s/></text:span><text:span text:style-name="T115_77">operators</text:span><text:span text:style-name="T115_78"><text:s/>(</text:span><text:span text:style-name="T115_79">operators</text:span><text:span text:style-name="T115_80"><text:s/></text:span><text:span text:style-name="T115_81">that</text:span><text:span text:style-name="T115_82"><text:s/></text:span><text:span text:style-name="T115_83">operate</text:span><text:span text:style-name="T115_84"><text:s/></text:span><text:span text:style-name="T115_85">on</text:span><text:span text:style-name="T115_86"><text:s/></text:span><text:span text:style-name="T115_87">only</text:span><text:span text:style-name="T115_88"><text:s/></text:span><text:span text:style-name="T115_89">one</text:span><text:span text:style-name="T115_90"><text:s/></text:span><text:span text:style-name="T115_91">value</text:span><text:span text:style-name="T115_92">),<text:s/></text:span><text:span text:style-name="T115_93">such</text:span><text:span text:style-name="T115_94"><text:s/></text:span><text:span text:style-name="T115_95">as</text:span><text:span text:style-name="T115_96"><text:s/>++,<text:s/></text:span><text:span text:style-name="T115_97">should</text:span><text:span text:style-name="T115_98"><text:s/></text:span><text:span text:style-name="T115_99">not</text:span><text:span text:style-name="T115_100"><text:s/></text:span><text:span text:style-name="T115_101">have</text:span><text:span text:style-name="T115_102"><text:s/></text:span><text:span text:style-name="T115_103">a</text:span><text:span text:style-name="T115_104"><text:s/></text:span><text:span text:style-name="T115_105">space</text:span><text:span text:style-name="T115_106"><text:s/></text:span><text:span text:style-name="T115_107">between</text:span><text:span text:style-name="T115_108"><text:s/></text:span><text:span text:style-name="T115_109">the</text:span><text:span text:style-name="T115_110"><text:s/></text:span><text:span text:style-name="T115_111">operator</text:span><text:span text:style-name="T115_112"><text:s/></text:span><text:span text:style-name="T115_113">and</text:span><text:span text:style-name="T115_114"><text:s/></text:span><text:span text:style-name="T115_115">the</text:span><text:span text:style-name="T115_116"><text:s/></text:span><text:span text:style-name="T115_117">variable</text:span><text:span text:style-name="T115_118"><text:s/></text:span><text:span text:style-name="T115_119">or</text:span><text:span text:style-name="T115_120"><text:s/></text:span><text:span text:style-name="T115_121">number</text:span><text:span text:style-name="T115_122"><text:s/></text:span><text:span text:style-name="T115_123">they</text:span><text:span text:style-name="T115_124"><text:s/></text:span><text:span text:style-name="T115_125">are</text:span><text:span text:style-name="T115_126"><text:s/></text:span><text:span text:style-name="T115_127">operating</text:span><text:span text:style-name="T115_128"><text:s/></text:span><text:span text:style-name="T115_129">on</text:span><text:span text:style-name="T115_130">.</text:span></text:p>
      <text:p text:style-name="P116"/>
      <text:p text:style-name="P117"><text:span text:style-name="T117_1">Example</text:span><text:span text:style-name="T117_2">:<text:s/>$</text:span><text:span text:style-name="T117_3">i</text:span><text:span text:style-name="T117_4">++;<text:s/></text:span></text:p>
      <text:p text:style-name="P118"><text:span text:style-name="T118_1">Not</text:span><text:span text:style-name="T118_2"><text:s/></text:span><text:span text:style-name="T118_3">Valid</text:span><text:span text:style-name="T118_4">:<text:s/>$</text:span><text:span text:style-name="T118_5">i</text:span><text:span text:style-name="T118_6"><text:s/>++;</text:span></text:p>
      <text:h text:style-name="P119" text:outline-level="10"><text:bookmark-start text:name="h.tamvk3dipdy0"/><text:bookmark-end text:name="h.tamvk3dipdy0"/><text:span text:style-name="T119_1">Casting</text:span></text:h>
      <text:p text:style-name="P120"><text:span text:style-name="T120_1">Put</text:span><text:span text:style-name="T120_2"><text:s/></text:span><text:span text:style-name="T120_3">a</text:span><text:span text:style-name="T120_4"><text:s/></text:span><text:span text:style-name="T120_5">space</text:span><text:span text:style-name="T120_6"><text:s/></text:span><text:span text:style-name="T120_7">between</text:span><text:span text:style-name="T120_8"><text:s/></text:span><text:span text:style-name="T120_9">the</text:span><text:span text:style-name="T120_10"><text:s/>(</text:span><text:span text:style-name="T120_11">type</text:span><text:span text:style-name="T120_12">)<text:s/></text:span><text:span text:style-name="T120_13">and</text:span><text:span text:style-name="T120_14"><text:s/></text:span><text:span text:style-name="T120_15">the</text:span><text:span text:style-name="T120_16"><text:s/>$</text:span><text:span text:style-name="T120_17">variable</text:span><text:span text:style-name="T120_18"><text:s/></text:span><text:span text:style-name="T120_19">in</text:span><text:span text:style-name="T120_20"><text:s/></text:span><text:span text:style-name="T120_21">a</text:span><text:span text:style-name="T120_22"><text:s/></text:span><text:span text:style-name="T120_23">cast</text:span><text:span text:style-name="T120_24">:<text:s/>(</text:span><text:span text:style-name="T120_25">int</text:span><text:span text:style-name="T120_26">)<text:s/>$</text:span><text:span text:style-name="T120_27">mynumber</text:span><text:span text:style-name="T120_28">.</text:span></text:p>
      <text:h text:style-name="P121" text:outline-level="10"><text:bookmark-start text:name="h.qx79nh378pvv"/><text:bookmark-end text:name="h.qx79nh378pvv"/><text:span text:style-name="T121_1">Control</text:span><text:span text:style-name="T121_2"><text:s/></text:span><text:span text:style-name="T121_3">Structures</text:span></text:h>
      <text:p text:style-name="P122"><text:span text:style-name="T122_1">Control</text:span><text:span text:style-name="T122_2"><text:s/></text:span><text:span text:style-name="T122_3">structures</text:span><text:span text:style-name="T122_4"><text:s/></text:span><text:span text:style-name="T122_5">include</text:span><text:span text:style-name="T122_6"><text:s/></text:span><text:span text:style-name="T122_7">if</text:span><text:span text:style-name="T122_8">,<text:s/></text:span><text:span text:style-name="T122_9">for</text:span><text:span text:style-name="T122_10">,<text:s/></text:span><text:span text:style-name="T122_11">while</text:span><text:span text:style-name="T122_12">,<text:s/></text:span><text:span text:style-name="T122_13">switch</text:span><text:span text:style-name="T122_14">,<text:s/></text:span><text:span text:style-name="T122_15">etc</text:span><text:span text:style-name="T122_16">.<text:s/></text:span><text:span text:style-name="T122_17">Here</text:span><text:span text:style-name="T122_18"><text:s/></text:span><text:span text:style-name="T122_19">is</text:span><text:span text:style-name="T122_20"><text:s/></text:span><text:span text:style-name="T122_21">a</text:span><text:span text:style-name="T122_22"><text:s/></text:span><text:span text:style-name="T122_23">sample</text:span><text:span text:style-name="T122_24"><text:s/></text:span><text:span text:style-name="T122_25">if</text:span><text:span text:style-name="T122_26"><text:s/></text:span><text:span text:style-name="T122_27">statement</text:span><text:span text:style-name="T122_28">,<text:s/></text:span><text:span text:style-name="T122_29">since</text:span><text:span text:style-name="T122_30"><text:s/></text:span><text:span text:style-name="T122_31">it</text:span><text:span text:style-name="T122_32"><text:s/></text:span><text:span text:style-name="T122_33">is</text:span><text:span text:style-name="T122_34"><text:s/></text:span><text:span text:style-name="T122_35">the</text:span><text:span text:style-name="T122_36"><text:s/></text:span><text:span text:style-name="T122_37">most</text:span><text:span text:style-name="T122_38"><text:s/></text:span><text:span text:style-name="T122_39">complicated</text:span><text:span text:style-name="T122_40"><text:s/></text:span><text:span text:style-name="T122_41">of</text:span><text:span text:style-name="T122_42"><text:s/></text:span><text:span text:style-name="T122_43">them</text:span><text:span text:style-name="T122_44">:</text:span></text:p>
      <text:p text:style-name="P123"/>
      <text:p text:style-name="P124"><text:span text:style-name="T124_1">if</text:span><text:span text:style-name="T124_2"><text:s/>(</text:span><text:span text:style-name="T124_3">condition</text:span><text:span text:style-name="T124_4">1<text:s/>||<text:s/></text:span><text:span text:style-name="T124_5">condition</text:span><text:span text:style-name="T124_6">2)<text:s text:c="3"/></text:span><text:span text:style-name="T124_7">action</text:span><text:span text:style-name="T124_8">1;</text:span></text:p>
      <text:p text:style-name="P125"/>
      <text:p text:style-name="P126"><text:span text:style-name="T126_1">elseif</text:span><text:span text:style-name="T126_2"><text:s/>(</text:span><text:span text:style-name="T126_3">condition</text:span><text:span text:style-name="T126_4">3<text:s/>&amp;&amp;<text:s/></text:span><text:span text:style-name="T126_5">condition</text:span><text:span text:style-name="T126_6">4)<text:s/>{</text:span></text:p>
      <text:p text:style-name="P127"><text:span text:style-name="T127_1"><text:s text:c="2"/></text:span><text:span text:style-name="T127_2">action</text:span><text:span text:style-name="T127_3">2;</text:span></text:p>
      <text:p text:style-name="P128"><text:span text:style-name="T128_1">}</text:span></text:p>
      <text:p text:style-name="P129"><text:span text:style-name="T129_1">else</text:span><text:span text:style-name="T129_2"><text:s/>{</text:span></text:p>
      <text:p text:style-name="P130"><text:span text:style-name="T130_1"><text:s text:c="2"/></text:span><text:span text:style-name="T130_2">defaultaction</text:span><text:span text:style-name="T130_3">;</text:span></text:p>
      <text:p text:style-name="P131"><text:span text:style-name="T131_1">}</text:span></text:p>
      <text:p text:style-name="P132"/>
      <text:p text:style-name="P133"><text:span text:style-name="T133_1">Control</text:span><text:span text:style-name="T133_2"><text:s/></text:span><text:span text:style-name="T133_3">statements</text:span><text:span text:style-name="T133_4"><text:s/></text:span><text:span text:style-name="T133_5">should</text:span><text:span text:style-name="T133_6"><text:s/></text:span><text:span text:style-name="T133_7">have</text:span><text:span text:style-name="T133_8"><text:s/></text:span><text:span text:style-name="T133_9">one</text:span><text:span text:style-name="T133_10"><text:s/></text:span><text:span text:style-name="T133_11">space</text:span><text:span text:style-name="T133_12"><text:s/></text:span><text:span text:style-name="T133_13">between</text:span><text:span text:style-name="T133_14"><text:s/></text:span><text:span text:style-name="T133_15">the</text:span><text:span text:style-name="T133_16"><text:s/></text:span><text:span text:style-name="T133_17">control</text:span><text:span text:style-name="T133_18"><text:s/></text:span><text:span text:style-name="T133_19">keyword</text:span><text:span text:style-name="T133_20"><text:s/></text:span><text:span text:style-name="T133_21">and</text:span><text:span text:style-name="T133_22"><text:s/></text:span><text:span text:style-name="T133_23">opening</text:span><text:span text:style-name="T133_24"><text:s/></text:span><text:span text:style-name="T133_25">parenthesis</text:span><text:span text:style-name="T133_26">,<text:s/></text:span><text:span text:style-name="T133_27">to</text:span><text:span text:style-name="T133_28"><text:s/></text:span><text:span text:style-name="T133_29">distinguish</text:span><text:span text:style-name="T133_30"><text:s/></text:span><text:span text:style-name="T133_31">them</text:span><text:span text:style-name="T133_32"><text:s/></text:span><text:span text:style-name="T133_33">from</text:span><text:span text:style-name="T133_34"><text:s/></text:span><text:span text:style-name="T133_35">function</text:span><text:span text:style-name="T133_36"><text:s/></text:span><text:span text:style-name="T133_37">calls</text:span><text:span text:style-name="T133_38">.</text:span></text:p>
      <text:p text:style-name="P134"/>
      <text:h text:style-name="P135" text:outline-level="10"><text:bookmark-start text:name="h.4prt0dsizwib"/><text:bookmark-end text:name="h.4prt0dsizwib"/><text:span text:style-name="T135_1">Shortcut</text:span><text:span text:style-name="T135_2"><text:s/></text:span><text:span text:style-name="T135_3">statements</text:span></text:h>
      <text:p text:style-name="P136"/>
      <text:p text:style-name="P137"><text:span text:style-name="T137_1">The</text:span><text:span text:style-name="T137_2"><text:s/></text:span><text:span text:style-name="T137_3">shortcut</text:span><text:span text:style-name="T137_4"><text:s/></text:span><text:span text:style-name="T137_5">control</text:span><text:span text:style-name="T137_6"><text:s/></text:span><text:span text:style-name="T137_7">structure</text:span><text:span text:style-name="T137_8"><text:s/></text:span><text:span text:style-name="T137_9">of</text:span><text:span text:style-name="T137_10">:<text:s/></text:span></text:p>
      <text:p text:style-name="P138"/>
      <text:p text:style-name="P139"><text:span text:style-name="T139_1">&lt;?</text:span><text:span text:style-name="T139_2">php</text:span><text:span text:style-name="T139_3"><text:s/></text:span><text:span text:style-name="T139_4">if</text:span><text:span text:style-name="T139_5"><text:s/>($</text:span><text:span text:style-name="T139_6">arg</text:span><text:span text:style-name="T139_7">):<text:s/>?&gt;<text:s/>&lt;?</text:span><text:span text:style-name="T139_8">php</text:span><text:span text:style-name="T139_9"><text:s/></text:span><text:span text:style-name="T139_10">endif</text:span><text:span text:style-name="T139_11">;<text:s/>?&gt;<text:s/></text:span></text:p>
      <text:p text:style-name="P140"/>
      <text:p text:style-name="P141"><text:span text:style-name="T141_1">The</text:span><text:span text:style-name="T141_2"><text:s/></text:span><text:span text:style-name="T141_3">aforementioned</text:span><text:span text:style-name="T141_4"><text:s/></text:span><text:span text:style-name="T141_5">should</text:span><text:span text:style-name="T141_6"><text:s/></text:span><text:span text:style-name="T141_7">only</text:span><text:span text:style-name="T141_8"><text:s/></text:span><text:span text:style-name="T141_9">be</text:span><text:span text:style-name="T141_10"><text:s/></text:span><text:span text:style-name="T141_11">used</text:span><text:span text:style-name="T141_12"><text:s/></text:span><text:span text:style-name="T141_13">when</text:span><text:span text:style-name="T141_14"><text:s/></text:span><text:span text:style-name="T141_15">html</text:span><text:span text:style-name="T141_16"><text:s/></text:span><text:span text:style-name="T141_17">output</text:span><text:span text:style-name="T141_18"><text:s/></text:span><text:span text:style-name="T141_19">is</text:span><text:span text:style-name="T141_20"><text:s/></text:span><text:span text:style-name="T141_21">mixed</text:span><text:span text:style-name="T141_22"><text:s/></text:span><text:span text:style-name="T141_23">in</text:span><text:span text:style-name="T141_24"><text:s/></text:span><text:span text:style-name="T141_25">with</text:span><text:span text:style-name="T141_26"><text:s/></text:span><text:span text:style-name="T141_27">php</text:span><text:span text:style-name="T141_28">.</text:span></text:p>
      <text:p text:style-name="P142"/>
      <text:p text:style-name="P143"><text:span text:style-name="T143_1">(</text:span><text:span text:style-name="T143_2">Small</text:span><text:span text:style-name="T143_3"><text:s/></text:span><text:span text:style-name="T143_4">Difference</text:span><text:span text:style-name="T143_5"><text:s/></text:span><text:span text:style-name="T143_6">from</text:span><text:span text:style-name="T143_7"><text:s/></text:span><text:span text:style-name="T143_8">Drupal</text:span><text:span text:style-name="T143_9"><text:s/></text:span><text:span text:style-name="T143_10">Coding</text:span><text:span text:style-name="T143_11"><text:s/></text:span><text:span text:style-name="T143_12">Standards</text:span><text:span text:style-name="T143_13">)</text:span></text:p>
      <text:p text:style-name="P144"><text:span text:style-name="T144_1">All</text:span><text:span text:style-name="T144_2"><text:s/></text:span><text:span text:style-name="T144_3">control</text:span><text:span text:style-name="T144_4"><text:s/></text:span><text:span text:style-name="T144_5">structures</text:span><text:span text:style-name="T144_6"><text:s/></text:span><text:span text:style-name="T144_7">should</text:span><text:span text:style-name="T144_8"><text:s/></text:span><text:span text:style-name="T144_9">contain</text:span><text:span text:style-name="T144_10"><text:s/></text:span><text:span text:style-name="T144_11">an</text:span><text:span text:style-name="T144_12"><text:s/></text:span><text:span text:style-name="T144_13">start</text:span><text:span text:style-name="T144_14"><text:s/></text:span><text:span text:style-name="T144_15">and</text:span><text:span text:style-name="T144_16"><text:s/></text:span><text:span text:style-name="T144_17">end</text:span><text:span text:style-name="T144_18"><text:s/></text:span><text:span text:style-name="T144_19">brace</text:span><text:span text:style-name="T144_20">.<text:s/></text:span><text:span text:style-name="T144_21">The</text:span><text:span text:style-name="T144_22"><text:s/></text:span><text:span text:style-name="T144_23">only</text:span><text:span text:style-name="T144_24"><text:s/></text:span><text:span text:style-name="T144_25">exception</text:span><text:span text:style-name="T144_26"><text:s/></text:span><text:span text:style-name="T144_27">exists</text:span><text:span text:style-name="T144_28"><text:s/></text:span><text:span text:style-name="T144_29">is</text:span><text:span text:style-name="T144_30"><text:s/></text:span><text:span text:style-name="T144_31">that</text:span><text:span text:style-name="T144_32"><text:s/></text:span><text:span text:style-name="T144_33">if</text:span><text:span text:style-name="T144_34"><text:s/></text:span><text:span text:style-name="T144_35">it</text:span><text:span text:style-name="T144_36">’</text:span><text:span text:style-name="T144_37">s</text:span><text:span text:style-name="T144_38"><text:s/></text:span><text:span text:style-name="T144_39">a</text:span><text:span text:style-name="T144_40"><text:s/></text:span><text:span text:style-name="T144_41">one</text:span><text:span text:style-name="T144_42"><text:s/></text:span><text:span text:style-name="T144_43">line</text:span><text:span text:style-name="T144_44"><text:s/></text:span><text:span text:style-name="T144_45">statement</text:span><text:span text:style-name="T144_46"><text:s/></text:span><text:span text:style-name="T144_47">a</text:span><text:span text:style-name="T144_48"><text:s/></text:span><text:span text:style-name="T144_49">start</text:span><text:span text:style-name="T144_50"><text:s/></text:span><text:span text:style-name="T144_51">and</text:span><text:span text:style-name="T144_52"><text:s/></text:span><text:span text:style-name="T144_53">end</text:span><text:span text:style-name="T144_54"><text:s/></text:span><text:span text:style-name="T144_55">brace</text:span><text:span text:style-name="T144_56"><text:s/></text:span><text:span text:style-name="T144_57">is</text:span><text:span text:style-name="T144_58"><text:s/></text:span><text:span text:style-name="T144_59">not</text:span><text:span text:style-name="T144_60"><text:s/></text:span><text:span text:style-name="T144_61">required</text:span><text:span text:style-name="T144_62">.</text:span></text:p>
      <text:h text:style-name="P145" text:outline-level="10"><text:bookmark-start text:name="h.b57b2yrbxhoz"/><text:bookmark-end text:name="h.b57b2yrbxhoz"/><text:span text:style-name="T145_1">Classes</text:span></text:h>
      <text:p text:style-name="P146"><text:span text:style-name="T146_1">When</text:span><text:span text:style-name="T146_2"><text:s/></text:span><text:span text:style-name="T146_3">calling</text:span><text:span text:style-name="T146_4"><text:s/></text:span><text:span text:style-name="T146_5">class</text:span><text:span text:style-name="T146_6"><text:s/></text:span><text:span text:style-name="T146_7">constructors</text:span><text:span text:style-name="T146_8"><text:s/></text:span><text:span text:style-name="T146_9">with</text:span><text:span text:style-name="T146_10"><text:s/></text:span><text:span text:style-name="T146_11">no</text:span><text:span text:style-name="T146_12"><text:s/></text:span><text:span text:style-name="T146_13">arguments</text:span><text:span text:style-name="T146_14">,<text:s/></text:span><text:span text:style-name="T146_15">always</text:span><text:span text:style-name="T146_16"><text:s/></text:span><text:span text:style-name="T146_17">include</text:span><text:span text:style-name="T146_18"><text:s/></text:span><text:span text:style-name="T146_19">parentheses</text:span><text:span text:style-name="T146_20">:</text:span></text:p>
      <text:p text:style-name="P147"/>
      <text:p text:style-name="P148"><text:span text:style-name="T148_1">Valid</text:span><text:span text:style-name="T148_2"><text:s/></text:span><text:span text:style-name="T148_3">Example</text:span><text:span text:style-name="T148_4">:<text:s/></text:span></text:p>
      <text:p text:style-name="P149"><text:span text:style-name="T149_1">$</text:span><text:span text:style-name="T149_2">foo</text:span><text:span text:style-name="T149_3"><text:s/>=<text:s/></text:span><text:span text:style-name="T149_4">new</text:span><text:span text:style-name="T149_5"><text:s/></text:span><text:span text:style-name="T149_6">MyClassName</text:span><text:span text:style-name="T149_7">();</text:span></text:p>
      <text:p text:style-name="P150"><text:span text:style-name="T150_1">Not</text:span><text:span text:style-name="T150_2"><text:s/></text:span><text:span text:style-name="T150_3">Valid</text:span><text:span text:style-name="T150_4"><text:s/></text:span><text:span text:style-name="T150_5">Example</text:span><text:span text:style-name="T150_6">:</text:span></text:p>
      <text:p text:style-name="P151"><text:span text:style-name="T151_1">$</text:span><text:span text:style-name="T151_2">foo</text:span><text:span text:style-name="T151_3"><text:s/>=<text:s/></text:span><text:span text:style-name="T151_4">new</text:span><text:span text:style-name="T151_5"><text:s/></text:span><text:span text:style-name="T151_6">myclassname</text:span><text:span text:style-name="T151_7">;</text:span></text:p>
      <text:p text:style-name="P152"/>
      <text:p text:style-name="P153"><text:span text:style-name="T153_1">This</text:span><text:span text:style-name="T153_2"><text:s/></text:span><text:span text:style-name="T153_3">is</text:span><text:span text:style-name="T153_4"><text:s/></text:span><text:span text:style-name="T153_5">to</text:span><text:span text:style-name="T153_6"><text:s/></text:span><text:span text:style-name="T153_7">maintain</text:span><text:span text:style-name="T153_8"><text:s/></text:span><text:span text:style-name="T153_9">consistency</text:span><text:span text:style-name="T153_10"><text:s/></text:span><text:span text:style-name="T153_11">with</text:span><text:span text:style-name="T153_12"><text:s/></text:span><text:span text:style-name="T153_13">constructors</text:span><text:span text:style-name="T153_14"><text:s/></text:span><text:span text:style-name="T153_15">that</text:span><text:span text:style-name="T153_16"><text:s/></text:span><text:span text:style-name="T153_17">have</text:span><text:span text:style-name="T153_18"><text:s/></text:span><text:span text:style-name="T153_19">arguments</text:span><text:span text:style-name="T153_20">:</text:span></text:p>
      <text:p text:style-name="P154"><text:span text:style-name="T154_1">$</text:span><text:span text:style-name="T154_2">foo</text:span><text:span text:style-name="T154_3"><text:s/>=<text:s/></text:span><text:span text:style-name="T154_4">new</text:span><text:span text:style-name="T154_5"><text:s/></text:span><text:span text:style-name="T154_6">MyClassName</text:span><text:span text:style-name="T154_7">($</text:span><text:span text:style-name="T154_8">arg</text:span><text:span text:style-name="T154_9">1,<text:s/>$</text:span><text:span text:style-name="T154_10">arg</text:span><text:span text:style-name="T154_11">2);</text:span></text:p>
      <text:p text:style-name="P155"/>
      <text:p text:style-name="P156"><text:span text:style-name="T156_1">When</text:span><text:span text:style-name="T156_2"><text:s/></text:span><text:span text:style-name="T156_3">defining</text:span><text:span text:style-name="T156_4"><text:s/></text:span><text:span text:style-name="T156_5">classes</text:span><text:span text:style-name="T156_6">.<text:s/></text:span><text:span text:style-name="T156_7">The</text:span><text:span text:style-name="T156_8"><text:s/></text:span><text:span text:style-name="T156_9">opening</text:span><text:span text:style-name="T156_10"><text:s/></text:span><text:span text:style-name="T156_11">brace</text:span><text:span text:style-name="T156_12"><text:s/></text:span><text:span text:style-name="T156_13">shall</text:span><text:span text:style-name="T156_14"><text:s/></text:span><text:span text:style-name="T156_15">be</text:span><text:span text:style-name="T156_16"><text:s/></text:span><text:span text:style-name="T156_17">on</text:span><text:span text:style-name="T156_18"><text:s/></text:span><text:span text:style-name="T156_19">the</text:span><text:span text:style-name="T156_20"><text:s/></text:span><text:span text:style-name="T156_21">same</text:span><text:span text:style-name="T156_22"><text:s/></text:span><text:span text:style-name="T156_23">line</text:span><text:span text:style-name="T156_24">.</text:span></text:p>
      <text:p text:style-name="P157"><text:span text:style-name="T157_1">Example</text:span><text:span text:style-name="T157_2">:<text:s/></text:span></text:p>
      <text:p text:style-name="P158"><text:span text:style-name="T158_1">&lt;?</text:span><text:span text:style-name="T158_2">php</text:span></text:p>
      <text:p text:style-name="P159"><text:span text:style-name="T159_1">class</text:span><text:span text:style-name="T159_2"><text:s/></text:span><text:span text:style-name="T159_3">FooBar</text:span><text:span text:style-name="T159_4"><text:s/></text:span><text:span text:style-name="T159_5">{</text:span></text:p>
      <text:p text:style-name="P160"><text:span text:style-name="T160_1"><text:s text:c="4"/></text:span><text:span text:style-name="T160_2">//...<text:s/></text:span><text:span text:style-name="T160_3">code</text:span><text:span text:style-name="T160_4"><text:s/></text:span><text:span text:style-name="T160_5">goes</text:span><text:span text:style-name="T160_6"><text:s/></text:span><text:span text:style-name="T160_7">here</text:span></text:p>
      <text:p text:style-name="P161"><text:span text:style-name="T161_1">}</text:span></text:p>
      <text:p text:style-name="P162"><text:span text:style-name="T162_1">?&gt;</text:span></text:p>
      <text:h text:style-name="P163" text:outline-level="10"><text:bookmark-start text:name="h.jdusy0wxkuy6"/><text:bookmark-end text:name="h.jdusy0wxkuy6"/><text:span text:style-name="T163_1">Arrays</text:span></text:h>
      <text:p text:style-name="P164"><text:span text:style-name="T164_1">Arrays</text:span><text:span text:style-name="T164_2"><text:s/></text:span><text:span text:style-name="T164_3">should</text:span><text:span text:style-name="T164_4"><text:s/></text:span><text:span text:style-name="T164_5">be</text:span><text:span text:style-name="T164_6"><text:s/></text:span><text:span text:style-name="T164_7">formatted</text:span><text:span text:style-name="T164_8"><text:s/></text:span><text:span text:style-name="T164_9">with</text:span><text:span text:style-name="T164_10"><text:s/></text:span><text:span text:style-name="T164_11">a</text:span><text:span text:style-name="T164_12"><text:s/></text:span><text:span text:style-name="T164_13">space</text:span><text:span text:style-name="T164_14"><text:s/></text:span><text:span text:style-name="T164_15">separating</text:span><text:span text:style-name="T164_16"><text:s/></text:span><text:span text:style-name="T164_17">each</text:span><text:span text:style-name="T164_18"><text:s/></text:span><text:span text:style-name="T164_19">element</text:span><text:span text:style-name="T164_20"><text:s/>(</text:span><text:span text:style-name="T164_21">after</text:span><text:span text:style-name="T164_22"><text:s/></text:span><text:span text:style-name="T164_23">the</text:span><text:span text:style-name="T164_24"><text:s/></text:span><text:span text:style-name="T164_25">comma</text:span><text:span text:style-name="T164_26">),<text:s/></text:span><text:span text:style-name="T164_27">and</text:span><text:span text:style-name="T164_28"><text:s/></text:span><text:span text:style-name="T164_29">spaces</text:span><text:span text:style-name="T164_30"><text:s/></text:span><text:span text:style-name="T164_31">around</text:span><text:span text:style-name="T164_32"><text:s/></text:span><text:span text:style-name="T164_33">the</text:span><text:span text:style-name="T164_34"><text:s/>=&gt;<text:s/></text:span><text:span text:style-name="T164_35">key</text:span><text:span text:style-name="T164_36"><text:s/></text:span><text:span text:style-name="T164_37">association</text:span><text:span text:style-name="T164_38"><text:s/></text:span><text:span text:style-name="T164_39">operator</text:span><text:span text:style-name="T164_40">,<text:s/></text:span><text:span text:style-name="T164_41">if</text:span><text:span text:style-name="T164_42"><text:s/></text:span><text:span text:style-name="T164_43">applicable</text:span><text:span text:style-name="T164_44">:</text:span></text:p>
      <text:p text:style-name="P165"><text:span text:style-name="T165_1">$</text:span><text:span text:style-name="T165_2">some</text:span><text:span text:style-name="T165_3">_</text:span><text:span text:style-name="T165_4">array</text:span><text:span text:style-name="T165_5"><text:s/>=<text:s/></text:span><text:span text:style-name="T165_6">array</text:span><text:span text:style-name="T165_7">(“</text:span><text:span text:style-name="T165_8">hello</text:span><text:span text:style-name="T165_9">”,<text:s/>“</text:span><text:span text:style-name="T165_10">world</text:span><text:span text:style-name="T165_11">”,<text:s/>“</text:span><text:span text:style-name="T165_12">foo</text:span><text:span text:style-name="T165_13">”<text:s/>=&gt;<text:s/>“</text:span><text:span text:style-name="T165_14">bar</text:span><text:span text:style-name="T165_15">”);</text:span></text:p>
      <text:p text:style-name="P166"/>
      <text:p text:style-name="P167"><text:span text:style-name="T167_1">When</text:span><text:span text:style-name="T167_2"><text:s/></text:span><text:span text:style-name="T167_3">an</text:span><text:span text:style-name="T167_4"><text:s/></text:span><text:span text:style-name="T167_5">array</text:span><text:span text:style-name="T167_6"><text:s/></text:span><text:span text:style-name="T167_7">has</text:span><text:span text:style-name="T167_8"><text:s/></text:span><text:span text:style-name="T167_9">more</text:span><text:span text:style-name="T167_10"><text:s/></text:span><text:span text:style-name="T167_11">than</text:span><text:span text:style-name="T167_12"><text:s/>2<text:s/></text:span><text:span text:style-name="T167_13">associative</text:span><text:span text:style-name="T167_14"><text:s/></text:span><text:span text:style-name="T167_15">values</text:span><text:span text:style-name="T167_16"><text:s/></text:span><text:span text:style-name="T167_17">each</text:span><text:span text:style-name="T167_18"><text:s/></text:span><text:span text:style-name="T167_19">value</text:span><text:span text:style-name="T167_20"><text:s/></text:span><text:span text:style-name="T167_21">should</text:span><text:span text:style-name="T167_22"><text:s/></text:span><text:span text:style-name="T167_23">have</text:span><text:span text:style-name="T167_24"><text:s/></text:span><text:span text:style-name="T167_25">it</text:span><text:span text:style-name="T167_26">’</text:span><text:span text:style-name="T167_27">s</text:span><text:span text:style-name="T167_28"><text:s/></text:span><text:span text:style-name="T167_29">own</text:span><text:span text:style-name="T167_30"><text:s/></text:span><text:span text:style-name="T167_31">line</text:span><text:span text:style-name="T167_32">.</text:span></text:p>
      <text:p text:style-name="P168"><text:span text:style-name="T168_1">Valid</text:span><text:span text:style-name="T168_2"><text:s/></text:span><text:span text:style-name="T168_3">Example</text:span><text:span text:style-name="T168_4">:</text:span></text:p>
      <text:p text:style-name="P169"/>
      <text:p text:style-name="P170"><text:span text:style-name="T170_1">$</text:span><text:span text:style-name="T170_2">form</text:span><text:span text:style-name="T170_3">[“</text:span><text:span text:style-name="T170_4">title</text:span><text:span text:style-name="T170_5">”]<text:s/>=<text:s/></text:span><text:span text:style-name="T170_6">array</text:span><text:span text:style-name="T170_7">(</text:span></text:p>
      <text:p text:style-name="P171"><text:span text:style-name="T171_1"><text:s text:c="2"/>“#</text:span><text:span text:style-name="T171_2">type</text:span><text:span text:style-name="T171_3">”<text:s/>=&gt;<text:s/>“</text:span><text:span text:style-name="T171_4">textfield</text:span><text:span text:style-name="T171_5">”,</text:span></text:p>
      <text:p text:style-name="P172"><text:span text:style-name="T172_1"><text:s text:c="2"/>“#</text:span><text:span text:style-name="T172_2">title</text:span><text:span text:style-name="T172_3">”<text:s/>=&gt;<text:s/></text:span><text:span text:style-name="T172_4">t</text:span><text:span text:style-name="T172_5">(“</text:span><text:span text:style-name="T172_6">Title</text:span><text:span text:style-name="T172_7">”),</text:span></text:p>
      <text:p text:style-name="P173"><text:span text:style-name="T173_1"><text:s text:c="2"/>“#</text:span><text:span text:style-name="T173_2">size</text:span><text:span text:style-name="T173_3">”<text:s/>=&gt;<text:s/>60,</text:span></text:p>
      <text:p text:style-name="P174"><text:span text:style-name="T174_1"><text:s text:c="2"/>“#</text:span><text:span text:style-name="T174_2">maxlength</text:span><text:span text:style-name="T174_3">”<text:s/>=&gt;<text:s/>128,</text:span></text:p>
      <text:p text:style-name="P175"><text:span text:style-name="T175_1"><text:s text:c="2"/>“#</text:span><text:span text:style-name="T175_2">description</text:span><text:span text:style-name="T175_3">”<text:s/>=&gt;<text:s/></text:span><text:span text:style-name="T175_4">t</text:span><text:span text:style-name="T175_5">(“</text:span><text:span text:style-name="T175_6">The</text:span><text:span text:style-name="T175_7"><text:s/></text:span><text:span text:style-name="T175_8">title</text:span><text:span text:style-name="T175_9"><text:s/></text:span><text:span text:style-name="T175_10">of</text:span><text:span text:style-name="T175_11"><text:s/></text:span><text:span text:style-name="T175_12">your</text:span><text:span text:style-name="T175_13"><text:s/></text:span><text:span text:style-name="T175_14">node</text:span><text:span text:style-name="T175_15">.”),</text:span></text:p>
      <text:p text:style-name="P176"><text:span text:style-name="T176_1">);</text:span></text:p>
      <text:p text:style-name="P177"/>
      <text:p text:style-name="P178"><text:span text:style-name="T178_1">Note</text:span><text:span text:style-name="T178_2"><text:s/></text:span><text:span text:style-name="T178_3">the</text:span><text:span text:style-name="T178_4"><text:s/></text:span><text:span text:style-name="T178_5">comma</text:span><text:span text:style-name="T178_6"><text:s/></text:span><text:span text:style-name="T178_7">at</text:span><text:span text:style-name="T178_8"><text:s/></text:span><text:span text:style-name="T178_9">the</text:span><text:span text:style-name="T178_10"><text:s/></text:span><text:span text:style-name="T178_11">end</text:span><text:span text:style-name="T178_12"><text:s/></text:span><text:span text:style-name="T178_13">of</text:span><text:span text:style-name="T178_14"><text:s/></text:span><text:span text:style-name="T178_15">the</text:span><text:span text:style-name="T178_16"><text:s/></text:span><text:span text:style-name="T178_17">last</text:span><text:span text:style-name="T178_18"><text:s/></text:span><text:span text:style-name="T178_19">array</text:span><text:span text:style-name="T178_20"><text:s/></text:span><text:span text:style-name="T178_21">element</text:span><text:span text:style-name="T178_22">;<text:s/></text:span><text:span text:style-name="T178_23">This</text:span><text:span text:style-name="T178_24"><text:s/></text:span><text:span text:style-name="T178_25">is</text:span><text:span text:style-name="T178_26"><text:s/></text:span><text:span text:style-name="T178_27">not</text:span><text:span text:style-name="T178_28"><text:s/></text:span><text:span text:style-name="T178_29">a</text:span><text:span text:style-name="T178_30"><text:s/></text:span><text:span text:style-name="T178_31">typo</text:span><text:span text:style-name="T178_32">!<text:s/></text:span><text:span text:style-name="T178_33">It</text:span><text:span text:style-name="T178_34"><text:s/></text:span><text:span text:style-name="T178_35">helps</text:span><text:span text:style-name="T178_36"><text:s/></text:span><text:span text:style-name="T178_37">prevent</text:span><text:span text:style-name="T178_38"><text:s/></text:span><text:span text:style-name="T178_39">parsing</text:span><text:span text:style-name="T178_40"><text:s/></text:span><text:span text:style-name="T178_41">errors</text:span><text:span text:style-name="T178_42"><text:s/></text:span><text:span text:style-name="T178_43">if</text:span><text:span text:style-name="T178_44"><text:s/></text:span><text:span text:style-name="T178_45">another</text:span><text:span text:style-name="T178_46"><text:s/></text:span><text:span text:style-name="T178_47">element</text:span><text:span text:style-name="T178_48"><text:s/></text:span><text:span text:style-name="T178_49">is</text:span><text:span text:style-name="T178_50"><text:s/></text:span><text:span text:style-name="T178_51">placed</text:span><text:span text:style-name="T178_52"><text:s/></text:span><text:span text:style-name="T178_53">at</text:span><text:span text:style-name="T178_54"><text:s/></text:span><text:span text:style-name="T178_55">the</text:span><text:span text:style-name="T178_56"><text:s/></text:span><text:span text:style-name="T178_57">end</text:span><text:span text:style-name="T178_58"><text:s/></text:span><text:span text:style-name="T178_59">of</text:span><text:span text:style-name="T178_60"><text:s/></text:span><text:span text:style-name="T178_61">the</text:span><text:span text:style-name="T178_62"><text:s/></text:span><text:span text:style-name="T178_63">list</text:span><text:span text:style-name="T178_64"><text:s/></text:span><text:span text:style-name="T178_65">later</text:span><text:span text:style-name="T178_66">.</text:span></text:p>
      <text:h text:style-name="P179" text:outline-level="10"><text:span text:style-name="T179_1">String</text:span><text:span text:style-name="T179_2"><text:s/></text:span><text:span text:style-name="T179_3">Concatenations</text:span></text:h>
      <text:p text:style-name="P180"><text:span text:style-name="T180_1">Always</text:span><text:span text:style-name="T180_2"><text:s/></text:span><text:span text:style-name="T180_3">use</text:span><text:span text:style-name="T180_4"><text:s/></text:span><text:span text:style-name="T180_5">a</text:span><text:span text:style-name="T180_6"><text:s/></text:span><text:span text:style-name="T180_7">space</text:span><text:span text:style-name="T180_8"><text:s/></text:span><text:span text:style-name="T180_9">between</text:span><text:span text:style-name="T180_10"><text:s/></text:span><text:span text:style-name="T180_11">the</text:span><text:span text:style-name="T180_12"><text:s/></text:span><text:span text:style-name="T180_13">dot</text:span><text:span text:style-name="T180_14"><text:s/></text:span><text:span text:style-name="T180_15">and</text:span><text:span text:style-name="T180_16"><text:s/></text:span><text:span text:style-name="T180_17">the</text:span><text:span text:style-name="T180_18"><text:s/></text:span><text:span text:style-name="T180_19">concatenated</text:span><text:span text:style-name="T180_20"><text:s/></text:span><text:span text:style-name="T180_21">parts</text:span><text:span text:style-name="T180_22"><text:s/></text:span><text:span text:style-name="T180_23">to</text:span><text:span text:style-name="T180_24"><text:s/></text:span><text:span text:style-name="T180_25">improve</text:span><text:span text:style-name="T180_26"><text:s/></text:span><text:span text:style-name="T180_27">readability</text:span><text:span text:style-name="T180_28">.</text:span></text:p>
      <text:p text:style-name="P181"><text:span text:style-name="T181_1">Example</text:span><text:span text:style-name="T181_2">:</text:span></text:p>
      <text:p text:style-name="P182"><text:span text:style-name="T182_1">&lt;?</text:span><text:span text:style-name="T182_2">php</text:span></text:p>
      <text:p text:style-name="P183"><text:span text:style-name="T183_1">$</text:span><text:span text:style-name="T183_2">foo</text:span><text:span text:style-name="T183_3"><text:s/>.<text:s/>$</text:span><text:span text:style-name="T183_4">bar</text:span><text:span text:style-name="T183_5">;<text:s/></text:span></text:p>
      <text:p text:style-name="P184"><text:span text:style-name="T184_1">$</text:span><text:span text:style-name="T184_2">foo</text:span><text:span text:style-name="T184_3"><text:s/>.<text:s/>“</text:span><text:span text:style-name="T184_4">bar</text:span><text:span text:style-name="T184_5"><text:s/></text:span><text:span text:style-name="T184_6">baz</text:span><text:span text:style-name="T184_7"><text:s/></text:span><text:span text:style-name="T184_8">quuz</text:span><text:span text:style-name="T184_9">”;</text:span></text:p>
      <text:p text:style-name="P185"><text:span text:style-name="T185_1">?&gt;</text:span></text:p>
      <text:p text:style-name="P186"/>
      <text:p text:style-name="P187"><text:span text:style-name="T187_1">When</text:span><text:span text:style-name="T187_2"><text:s/></text:span><text:span text:style-name="T187_3">using</text:span><text:span text:style-name="T187_4"><text:s/></text:span><text:span text:style-name="T187_5">the</text:span><text:span text:style-name="T187_6"><text:s/></text:span><text:span text:style-name="T187_7">concatenating</text:span><text:span text:style-name="T187_8"><text:s/></text:span><text:span text:style-name="T187_9">assignment</text:span><text:span text:style-name="T187_10"><text:s/></text:span><text:span text:style-name="T187_11">operator</text:span><text:span text:style-name="T187_12"><text:s/>('.='),<text:s/></text:span><text:span text:style-name="T187_13">use</text:span><text:span text:style-name="T187_14"><text:s/></text:span><text:span text:style-name="T187_15">a</text:span><text:span text:style-name="T187_16"><text:s/></text:span><text:span text:style-name="T187_17">space</text:span><text:span text:style-name="T187_18"><text:s/></text:span><text:span text:style-name="T187_19">on</text:span><text:span text:style-name="T187_20"><text:s/></text:span><text:span text:style-name="T187_21">each</text:span><text:span text:style-name="T187_22"><text:s/></text:span><text:span text:style-name="T187_23">side</text:span><text:span text:style-name="T187_24"><text:s/></text:span><text:span text:style-name="T187_25">as</text:span><text:span text:style-name="T187_26"><text:s/></text:span><text:span text:style-name="T187_27">with</text:span><text:span text:style-name="T187_28"><text:s/></text:span><text:span text:style-name="T187_29">the</text:span><text:span text:style-name="T187_30"><text:s/></text:span><text:span text:style-name="T187_31">assignment</text:span><text:span text:style-name="T187_32"><text:s/></text:span><text:span text:style-name="T187_33">operator</text:span><text:span text:style-name="T187_34">:</text:span></text:p>
      <text:p text:style-name="P188"><text:span text:style-name="T188_1">&lt;?</text:span><text:span text:style-name="T188_2">php</text:span></text:p>
      <text:p text:style-name="P189"><text:span text:style-name="T189_1">$</text:span><text:span text:style-name="T189_2">string</text:span><text:span text:style-name="T189_3"><text:s/></text:span><text:span text:style-name="T189_4">.=<text:s/></text:span><text:span text:style-name="T189_5">“</text:span><text:span text:style-name="T189_6">Foo</text:span><text:span text:style-name="T189_7">”</text:span><text:span text:style-name="T189_8">;</text:span></text:p>
      <text:p text:style-name="P190"><text:span text:style-name="T190_1">$</text:span><text:span text:style-name="T190_2">string</text:span><text:span text:style-name="T190_3"><text:s/></text:span><text:span text:style-name="T190_4">.=<text:s/></text:span><text:span text:style-name="T190_5">$</text:span><text:span text:style-name="T190_6">bar</text:span><text:span text:style-name="T190_7">;</text:span></text:p>
      <text:p text:style-name="P191"><text:span text:style-name="T191_1">$</text:span><text:span text:style-name="T191_2">string</text:span><text:span text:style-name="T191_3"><text:s/></text:span><text:span text:style-name="T191_4">.=<text:s/></text:span><text:span text:style-name="T191_5">baz</text:span><text:span text:style-name="T191_6">();</text:span></text:p>
      <text:p text:style-name="P192"><text:span text:style-name="T192_1">?&gt;</text:span></text:p>
      <text:h text:style-name="P193" text:outline-level="10"><text:bookmark-start text:name="h.jcr149h2prl0"/><text:bookmark-end text:name="h.jcr149h2prl0"/><text:span text:style-name="T193_1">Ternerary</text:span><text:span text:style-name="T193_2"><text:s/></text:span><text:span text:style-name="T193_3">Operators</text:span></text:h>
      <text:p text:style-name="P194"><text:span text:style-name="T194_1">Ternary</text:span><text:span text:style-name="T194_2"><text:s/></text:span><text:span text:style-name="T194_3">operators</text:span><text:span text:style-name="T194_4"><text:s/></text:span><text:span text:style-name="T194_5">can</text:span><text:span text:style-name="T194_6"><text:s/></text:span><text:span text:style-name="T194_7">be</text:span><text:span text:style-name="T194_8"><text:s/></text:span><text:span text:style-name="T194_9">difficult</text:span><text:span text:style-name="T194_10"><text:s/></text:span><text:span text:style-name="T194_11">to</text:span><text:span text:style-name="T194_12"><text:s/></text:span><text:span text:style-name="T194_13">read</text:span><text:span text:style-name="T194_14">.<text:s/></text:span><text:span text:style-name="T194_15">Therefore</text:span><text:span text:style-name="T194_16">,<text:s/></text:span><text:span text:style-name="T194_17">when</text:span><text:span text:style-name="T194_18"><text:s/></text:span><text:span text:style-name="T194_19">using</text:span><text:span text:style-name="T194_20"><text:s/></text:span><text:span text:style-name="T194_21">ternary</text:span><text:span text:style-name="T194_22"><text:s/></text:span><text:span text:style-name="T194_23">operators</text:span><text:span text:style-name="T194_24"><text:s/></text:span><text:span text:style-name="T194_25">please</text:span><text:span text:style-name="T194_26"><text:s/></text:span><text:span text:style-name="T194_27">separate</text:span><text:span text:style-name="T194_28"><text:s/></text:span><text:span text:style-name="T194_29">them</text:span><text:span text:style-name="T194_30"><text:s/></text:span><text:span text:style-name="T194_31">into</text:span><text:span text:style-name="T194_32"><text:s/></text:span><text:span text:style-name="T194_33">at</text:span><text:span text:style-name="T194_34"><text:s/></text:span><text:span text:style-name="T194_35">least</text:span><text:span text:style-name="T194_36"><text:s/>2<text:s/></text:span><text:span text:style-name="T194_37">lines</text:span><text:span text:style-name="T194_38">:</text:span></text:p>
      <text:p text:style-name="P195"><text:span text:style-name="T195_1">Example</text:span><text:span text:style-name="T195_2">:</text:span></text:p>
      <text:p text:style-name="P196"><text:span text:style-name="T196_1">&lt;?</text:span><text:span text:style-name="T196_2">php</text:span></text:p>
      <text:p text:style-name="P197"/>
      <text:p text:style-name="P198"><text:span text:style-name="T198_1">$</text:span><text:span text:style-name="T198_2">a</text:span><text:span text:style-name="T198_3"><text:s/></text:span><text:span text:style-name="T198_4">=<text:s/></text:span><text:span text:style-name="T198_5">$</text:span><text:span text:style-name="T198_6">condition</text:span><text:span text:style-name="T198_7">1<text:s/></text:span><text:span text:style-name="T198_8">&amp;&amp;<text:s/></text:span><text:span text:style-name="T198_9">$</text:span><text:span text:style-name="T198_10">condition</text:span><text:span text:style-name="T198_11">2</text:span></text:p>
      <text:p text:style-name="P199"><text:span text:style-name="T199_1"><text:s text:c="4"/></text:span><text:span text:style-name="T199_2">?<text:s/></text:span><text:span text:style-name="T199_3">$</text:span><text:span text:style-name="T199_4">foo</text:span><text:span text:style-name="T199_5"><text:s/></text:span><text:span text:style-name="T199_6">:<text:s/></text:span><text:span text:style-name="T199_7">$</text:span><text:span text:style-name="T199_8">bar</text:span><text:span text:style-name="T199_9">;</text:span></text:p>
      <text:p text:style-name="P200"/>
      <text:p text:style-name="P201"><text:span text:style-name="T201_1">$</text:span><text:span text:style-name="T201_2">b</text:span><text:span text:style-name="T201_3"><text:s/></text:span><text:span text:style-name="T201_4">=<text:s/></text:span><text:span text:style-name="T201_5">$</text:span><text:span text:style-name="T201_6">condition</text:span><text:span text:style-name="T201_7">3<text:s/></text:span><text:span text:style-name="T201_8">&amp;&amp;<text:s/></text:span><text:span text:style-name="T201_9">$</text:span><text:span text:style-name="T201_10">condition</text:span><text:span text:style-name="T201_11">4</text:span></text:p>
      <text:p text:style-name="P202"><text:span text:style-name="T202_1"><text:s text:c="4"/></text:span><text:span text:style-name="T202_2">?<text:s/></text:span><text:span text:style-name="T202_3">$</text:span><text:span text:style-name="T202_4">foo</text:span><text:span text:style-name="T202_5">_</text:span><text:span text:style-name="T202_6">man</text:span><text:span text:style-name="T202_7">_</text:span><text:span text:style-name="T202_8">this</text:span><text:span text:style-name="T202_9">_</text:span><text:span text:style-name="T202_10">is</text:span><text:span text:style-name="T202_11">_</text:span><text:span text:style-name="T202_12">too</text:span><text:span text:style-name="T202_13">_</text:span><text:span text:style-name="T202_14">long</text:span><text:span text:style-name="T202_15">_</text:span><text:span text:style-name="T202_16">what</text:span><text:span text:style-name="T202_17">_</text:span><text:span text:style-name="T202_18">should</text:span><text:span text:style-name="T202_19">_</text:span><text:span text:style-name="T202_20">i</text:span><text:span text:style-name="T202_21">_</text:span><text:span text:style-name="T202_22">do</text:span></text:p>
      <text:p text:style-name="P203"><text:span text:style-name="T203_1"><text:s text:c="4"/></text:span><text:span text:style-name="T203_2">:<text:s/></text:span><text:span text:style-name="T203_3">$</text:span><text:span text:style-name="T203_4">bar</text:span><text:span text:style-name="T203_5">;</text:span></text:p>
      <text:p text:style-name="P204"><text:span text:style-name="T204_1">?&gt;</text:span></text:p>
      <text:h text:style-name="P205" text:outline-level="10"><text:bookmark-start text:name="h.fspggc9tiqfn"/><text:bookmark-end text:name="h.fspggc9tiqfn"/><text:span text:style-name="T205_1">Yoda</text:span><text:span text:style-name="T205_2"><text:s/></text:span><text:span text:style-name="T205_3">Condition</text:span></text:h>
      <text:p text:style-name="P206"><text:span text:style-name="T206_1">The</text:span><text:span text:style-name="T206_2"><text:s/>“</text:span><text:span text:style-name="T206_3">Yoda</text:span><text:span text:style-name="T206_4">”<text:s/></text:span><text:span text:style-name="T206_5">Condition</text:span><text:span text:style-name="T206_6"><text:s/></text:span><text:span text:style-name="T206_7">should</text:span><text:span text:style-name="T206_8"><text:s/></text:span><text:span text:style-name="T206_9">be</text:span><text:span text:style-name="T206_10"><text:s/></text:span><text:span text:style-name="T206_11">avoided</text:span><text:span text:style-name="T206_12">.<text:s/></text:span><text:span text:style-name="T206_13">See</text:span><text:span text:style-name="T206_14"><text:s/></text:span><text:span text:style-name="T206_15"><text:a xlink:type="simple" xlink:href="http://codex.wordpress.org/WordPress_Coding_Standards#Yoda_Conditions"><text:span text:style-name="T206_16">http</text:span></text:a></text:span><text:span text:style-name="T206_17"><text:a xlink:type="simple" xlink:href="http://codex.wordpress.org/WordPress_Coding_Standards#Yoda_Conditions"><text:span text:style-name="T206_18">://</text:span></text:a></text:span><text:span text:style-name="T206_19"><text:a xlink:type="simple" xlink:href="http://codex.wordpress.org/WordPress_Coding_Standards#Yoda_Conditions"><text:span text:style-name="T206_20">codex</text:span></text:a></text:span><text:span text:style-name="T206_21"><text:a xlink:type="simple" xlink:href="http://codex.wordpress.org/WordPress_Coding_Standards#Yoda_Conditions"><text:span text:style-name="T206_22">.</text:span></text:a></text:span><text:span text:style-name="T206_23"><text:a xlink:type="simple" xlink:href="http://codex.wordpress.org/WordPress_Coding_Standards#Yoda_Conditions"><text:span text:style-name="T206_24">wordpress</text:span></text:a></text:span><text:span text:style-name="T206_25"><text:a xlink:type="simple" xlink:href="http://codex.wordpress.org/WordPress_Coding_Standards#Yoda_Conditions"><text:span text:style-name="T206_26">.</text:span></text:a></text:span><text:span text:style-name="T206_27"><text:a xlink:type="simple" xlink:href="http://codex.wordpress.org/WordPress_Coding_Standards#Yoda_Conditions"><text:span text:style-name="T206_28">org</text:span></text:a></text:span><text:span text:style-name="T206_29"><text:a xlink:type="simple" xlink:href="http://codex.wordpress.org/WordPress_Coding_Standards#Yoda_Conditions"><text:span text:style-name="T206_30">/</text:span></text:a></text:span><text:span text:style-name="T206_31"><text:a xlink:type="simple" xlink:href="http://codex.wordpress.org/WordPress_Coding_Standards#Yoda_Conditions"><text:span text:style-name="T206_32">WordPress</text:span></text:a></text:span><text:span text:style-name="T206_33"><text:a xlink:type="simple" xlink:href="http://codex.wordpress.org/WordPress_Coding_Standards#Yoda_Conditions"><text:span text:style-name="T206_34">_</text:span></text:a></text:span><text:span text:style-name="T206_35"><text:a xlink:type="simple" xlink:href="http://codex.wordpress.org/WordPress_Coding_Standards#Yoda_Conditions"><text:span text:style-name="T206_36">Coding</text:span></text:a></text:span><text:span text:style-name="T206_37"><text:a xlink:type="simple" xlink:href="http://codex.wordpress.org/WordPress_Coding_Standards#Yoda_Conditions"><text:span text:style-name="T206_38">_</text:span></text:a></text:span><text:span text:style-name="T206_39"><text:a xlink:type="simple" xlink:href="http://codex.wordpress.org/WordPress_Coding_Standards#Yoda_Conditions"><text:span text:style-name="T206_40">Standards</text:span></text:a></text:span><text:span text:style-name="T206_41"><text:a xlink:type="simple" xlink:href="http://codex.wordpress.org/WordPress_Coding_Standards#Yoda_Conditions"><text:span text:style-name="T206_42">#</text:span></text:a></text:span><text:span text:style-name="T206_43"><text:a xlink:type="simple" xlink:href="http://codex.wordpress.org/WordPress_Coding_Standards#Yoda_Conditions"><text:span text:style-name="T206_44">Yoda</text:span></text:a></text:span><text:span text:style-name="T206_45"><text:a xlink:type="simple" xlink:href="http://codex.wordpress.org/WordPress_Coding_Standards#Yoda_Conditions"><text:span text:style-name="T206_46">_</text:span></text:a></text:span><text:span text:style-name="T206_47"><text:a xlink:type="simple" xlink:href="http://codex.wordpress.org/WordPress_Coding_Standards#Yoda_Conditions"><text:span text:style-name="T206_48">Conditions</text:span></text:a></text:span><text:span text:style-name="T206_49"><text:s/>.</text:span></text:p>
      <text:h text:style-name="P207" text:outline-level="10"><text:bookmark-start text:name="h.q55oa6t5dn0i"/><text:bookmark-end text:name="h.q55oa6t5dn0i"/><text:span text:style-name="T207_1">Semicolons</text:span></text:h>
      <text:p text:style-name="P208"><text:span text:style-name="T208_1">The</text:span><text:span text:style-name="T208_2"><text:s/></text:span><text:span text:style-name="T208_3">PHP</text:span><text:span text:style-name="T208_4"><text:s/></text:span><text:span text:style-name="T208_5">language</text:span><text:span text:style-name="T208_6"><text:s/></text:span><text:span text:style-name="T208_7">requires</text:span><text:span text:style-name="T208_8"><text:s/></text:span><text:span text:style-name="T208_9">semicolons</text:span><text:span text:style-name="T208_10"><text:s/></text:span><text:span text:style-name="T208_11">at</text:span><text:span text:style-name="T208_12"><text:s/></text:span><text:span text:style-name="T208_13">the</text:span><text:span text:style-name="T208_14"><text:s/></text:span><text:span text:style-name="T208_15">end</text:span><text:span text:style-name="T208_16"><text:s/></text:span><text:span text:style-name="T208_17">of</text:span><text:span text:style-name="T208_18"><text:s/></text:span><text:span text:style-name="T208_19">most</text:span><text:span text:style-name="T208_20"><text:s/></text:span><text:span text:style-name="T208_21">lines</text:span><text:span text:style-name="T208_22">,<text:s/></text:span><text:span text:style-name="T208_23">but</text:span><text:span text:style-name="T208_24"><text:s/></text:span><text:span text:style-name="T208_25">allows</text:span><text:span text:style-name="T208_26"><text:s/></text:span><text:span text:style-name="T208_27">them</text:span><text:span text:style-name="T208_28"><text:s/></text:span><text:span text:style-name="T208_29">to</text:span><text:span text:style-name="T208_30"><text:s/></text:span><text:span text:style-name="T208_31">be</text:span><text:span text:style-name="T208_32"><text:s/></text:span><text:span text:style-name="T208_33">omitted</text:span><text:span text:style-name="T208_34"><text:s/></text:span><text:span text:style-name="T208_35">at</text:span><text:span text:style-name="T208_36"><text:s/></text:span><text:span text:style-name="T208_37">the</text:span><text:span text:style-name="T208_38"><text:s/></text:span><text:span text:style-name="T208_39">end</text:span><text:span text:style-name="T208_40"><text:s/></text:span><text:span text:style-name="T208_41">of</text:span><text:span text:style-name="T208_42"><text:s/></text:span><text:span text:style-name="T208_43">code</text:span><text:span text:style-name="T208_44"><text:s/></text:span><text:span text:style-name="T208_45">blocks</text:span><text:span text:style-name="T208_46">.<text:s/></text:span><text:span text:style-name="T208_47">Drupal</text:span><text:span text:style-name="T208_48"><text:s/></text:span><text:span text:style-name="T208_49">coding</text:span><text:span text:style-name="T208_50"><text:s/></text:span><text:span text:style-name="T208_51">standards</text:span><text:span text:style-name="T208_52"><text:s/></text:span><text:span text:style-name="T208_53">require</text:span><text:span text:style-name="T208_54"><text:s/></text:span><text:span text:style-name="T208_55">them</text:span><text:span text:style-name="T208_56">,<text:s/></text:span><text:span text:style-name="T208_57">even</text:span><text:span text:style-name="T208_58"><text:s/></text:span><text:span text:style-name="T208_59">at</text:span><text:span text:style-name="T208_60"><text:s/></text:span><text:span text:style-name="T208_61">the</text:span><text:span text:style-name="T208_62"><text:s/></text:span><text:span text:style-name="T208_63">end</text:span><text:span text:style-name="T208_64"><text:s/></text:span><text:span text:style-name="T208_65">of</text:span><text:span text:style-name="T208_66"><text:s/></text:span><text:span text:style-name="T208_67">code</text:span><text:span text:style-name="T208_68"><text:s/></text:span><text:span text:style-name="T208_69">blocks</text:span><text:span text:style-name="T208_70">.<text:s/></text:span><text:span text:style-name="T208_71">In</text:span><text:span text:style-name="T208_72"><text:s/></text:span><text:span text:style-name="T208_73">particular</text:span><text:span text:style-name="T208_74">,<text:s/></text:span><text:span text:style-name="T208_75">for</text:span><text:span text:style-name="T208_76"><text:s/></text:span><text:span text:style-name="T208_77">one</text:span><text:span text:style-name="T208_78">-</text:span><text:span text:style-name="T208_79">line</text:span><text:span text:style-name="T208_80"><text:s/></text:span><text:span text:style-name="T208_81">PHP</text:span><text:span text:style-name="T208_82"><text:s/></text:span><text:span text:style-name="T208_83">blocks</text:span><text:span text:style-name="T208_84">:</text:span></text:p>
      <text:p text:style-name="P209"><text:span text:style-name="T209_1">&lt;?</text:span><text:span text:style-name="T209_2">php</text:span><text:span text:style-name="T209_3"><text:s/></text:span><text:span text:style-name="T209_4">print</text:span><text:span text:style-name="T209_5"><text:s/></text:span><text:span text:style-name="T209_6">$</text:span><text:span text:style-name="T209_7">tax</text:span><text:span text:style-name="T209_8">;<text:s/></text:span><text:span text:style-name="T209_9">?&gt;</text:span><text:span text:style-name="T209_10"><text:s/>--<text:s/></text:span><text:span text:style-name="T209_11">YES</text:span></text:p>
      <text:p text:style-name="P210"><text:span text:style-name="T210_1">&lt;?</text:span><text:span text:style-name="T210_2">php</text:span><text:span text:style-name="T210_3"><text:s/></text:span><text:span text:style-name="T210_4">print</text:span><text:span text:style-name="T210_5"><text:s/></text:span><text:span text:style-name="T210_6">$</text:span><text:span text:style-name="T210_7">tax</text:span><text:span text:style-name="T210_8"><text:s/>?&gt;</text:span><text:span text:style-name="T210_9"><text:s/>--<text:s/></text:span><text:span text:style-name="T210_10">NO</text:span></text:p>
      <text:h text:style-name="P211" text:outline-level="10"><text:bookmark-start text:name="h.2fb3lr1crugw"/><text:bookmark-end text:name="h.2fb3lr1crugw"/><text:span text:style-name="T211_1">Constants</text:span></text:h>
      <text:list text:style-name="LS5" xml:id="list15">
        <text:list-item>
          <text:p text:style-name="P212"><text:span text:style-name="T212_1">Constants</text:span><text:span text:style-name="T212_2"><text:s/></text:span><text:span text:style-name="T212_3">should</text:span><text:span text:style-name="T212_4"><text:s/></text:span><text:span text:style-name="T212_5">always</text:span><text:span text:style-name="T212_6"><text:s/></text:span><text:span text:style-name="T212_7">be</text:span><text:span text:style-name="T212_8"><text:s/></text:span><text:span text:style-name="T212_9">all</text:span><text:span text:style-name="T212_10">-</text:span><text:span text:style-name="T212_11">uppercase</text:span><text:span text:style-name="T212_12">,<text:s/></text:span><text:span text:style-name="T212_13">with</text:span><text:span text:style-name="T212_14"><text:s/></text:span><text:span text:style-name="T212_15">underscores</text:span><text:span text:style-name="T212_16"><text:s/></text:span><text:span text:style-name="T212_17">to</text:span><text:span text:style-name="T212_18"><text:s/></text:span><text:span text:style-name="T212_19">separate</text:span><text:span text:style-name="T212_20"><text:s/></text:span><text:span text:style-name="T212_21">words</text:span><text:span text:style-name="T212_22">.<text:s/>(</text:span><text:span text:style-name="T212_23">This</text:span><text:span text:style-name="T212_24"><text:s/></text:span><text:span text:style-name="T212_25">includes</text:span><text:span text:style-name="T212_26"><text:s/></text:span><text:span text:style-name="T212_27">pre</text:span><text:span text:style-name="T212_28">-</text:span><text:span text:style-name="T212_29">defined</text:span><text:span text:style-name="T212_30"><text:s/></text:span><text:span text:style-name="T212_31">PHP</text:span><text:span text:style-name="T212_32"><text:s/></text:span><text:span text:style-name="T212_33">constants</text:span><text:span text:style-name="T212_34"><text:s/></text:span><text:span text:style-name="T212_35">like</text:span><text:span text:style-name="T212_36"><text:s/></text:span><text:span text:style-name="T212_37">TRUE</text:span><text:span text:style-name="T212_38">,<text:s/></text:span><text:span text:style-name="T212_39">FALSE</text:span><text:span text:style-name="T212_40">,<text:s/></text:span><text:span text:style-name="T212_41">and</text:span><text:span text:style-name="T212_42"><text:s/></text:span><text:span text:style-name="T212_43">NULL</text:span><text:span text:style-name="T212_44">.)</text:span></text:p>
        </text:list-item>
        <text:list-item>
          <text:p text:style-name="P213"><text:span text:style-name="T213_1">Module</text:span><text:span text:style-name="T213_2">-</text:span><text:span text:style-name="T213_3">defined</text:span><text:span text:style-name="T213_4"><text:s/></text:span><text:span text:style-name="T213_5">constant</text:span><text:span text:style-name="T213_6"><text:s/></text:span><text:span text:style-name="T213_7">names</text:span><text:span text:style-name="T213_8"><text:s/></text:span><text:span text:style-name="T213_9">should</text:span><text:span text:style-name="T213_10"><text:s/></text:span><text:span text:style-name="T213_11">also</text:span><text:span text:style-name="T213_12"><text:s/></text:span><text:span text:style-name="T213_13">be</text:span><text:span text:style-name="T213_14"><text:s/></text:span><text:span text:style-name="T213_15">prefixed</text:span><text:span text:style-name="T213_16"><text:s/></text:span><text:span text:style-name="T213_17">by</text:span><text:span text:style-name="T213_18"><text:s/></text:span><text:span text:style-name="T213_19">an</text:span><text:span text:style-name="T213_20"><text:s/></text:span><text:span text:style-name="T213_21">uppercase</text:span><text:span text:style-name="T213_22"><text:s/></text:span><text:span text:style-name="T213_23">spelling</text:span><text:span text:style-name="T213_24"><text:s/></text:span><text:span text:style-name="T213_25">of</text:span><text:span text:style-name="T213_26"><text:s/></text:span><text:span text:style-name="T213_27">the</text:span><text:span text:style-name="T213_28"><text:s/></text:span><text:span text:style-name="T213_29">module</text:span><text:span text:style-name="T213_30"><text:s/></text:span><text:span text:style-name="T213_31">that</text:span><text:span text:style-name="T213_32"><text:s/></text:span><text:span text:style-name="T213_33">defines</text:span><text:span text:style-name="T213_34"><text:s/></text:span><text:span text:style-name="T213_35">them</text:span><text:span text:style-name="T213_36">.</text:span></text:p>
        </text:list-item>
      </text:list>
      <text:h text:style-name="P214" text:outline-level="10"><text:bookmark-start text:name="h.ne27g77014eq"/><text:bookmark-end text:name="h.ne27g77014eq"/><text:span text:style-name="T214_1">Including</text:span><text:span text:style-name="T214_2"><text:s/></text:span><text:span text:style-name="T214_3">Code</text:span></text:h>
      <text:p text:style-name="P215"><text:span text:style-name="T215_1">Anywhere</text:span><text:span text:style-name="T215_2"><text:s/></text:span><text:span text:style-name="T215_3">you</text:span><text:span text:style-name="T215_4"><text:s/></text:span><text:span text:style-name="T215_5">are</text:span><text:span text:style-name="T215_6"><text:s/></text:span><text:span text:style-name="T215_7">unconditionally</text:span><text:span text:style-name="T215_8"><text:s/></text:span><text:span text:style-name="T215_9">including</text:span><text:span text:style-name="T215_10"><text:s/></text:span><text:span text:style-name="T215_11">a</text:span><text:span text:style-name="T215_12"><text:s/></text:span><text:span text:style-name="T215_13">class</text:span><text:span text:style-name="T215_14"><text:s/></text:span><text:span text:style-name="T215_15">file</text:span><text:span text:style-name="T215_16">,<text:s/></text:span><text:span text:style-name="T215_17">use</text:span><text:span text:style-name="T215_18"><text:s/></text:span><text:span text:style-name="T215_19">require</text:span><text:span text:style-name="T215_20">_</text:span><text:span text:style-name="T215_21">once</text:span><text:span text:style-name="T215_22">().<text:s/></text:span><text:span text:style-name="T215_23">Anywhere</text:span><text:span text:style-name="T215_24"><text:s/></text:span><text:span text:style-name="T215_25">you</text:span><text:span text:style-name="T215_26"><text:s/></text:span><text:span text:style-name="T215_27">are</text:span><text:span text:style-name="T215_28"><text:s/></text:span><text:span text:style-name="T215_29">conditionally</text:span><text:span text:style-name="T215_30"><text:s/></text:span><text:span text:style-name="T215_31">including</text:span><text:span text:style-name="T215_32"><text:s/></text:span><text:span text:style-name="T215_33">a</text:span><text:span text:style-name="T215_34"><text:s/></text:span><text:span text:style-name="T215_35">class</text:span><text:span text:style-name="T215_36"><text:s/></text:span><text:span text:style-name="T215_37">file</text:span><text:span text:style-name="T215_38"><text:s/>(</text:span><text:span text:style-name="T215_39">for</text:span><text:span text:style-name="T215_40"><text:s/></text:span><text:span text:style-name="T215_41">example</text:span><text:span text:style-name="T215_42">,<text:s/></text:span><text:span text:style-name="T215_43">factory</text:span><text:span text:style-name="T215_44"><text:s/></text:span><text:span text:style-name="T215_45">methods</text:span><text:span text:style-name="T215_46">),<text:s/></text:span><text:span text:style-name="T215_47">use</text:span><text:span text:style-name="T215_48"><text:s/></text:span><text:span text:style-name="T215_49">include</text:span><text:span text:style-name="T215_50">_</text:span><text:span text:style-name="T215_51">once</text:span><text:span text:style-name="T215_52">().<text:s/></text:span><text:span text:style-name="T215_53">Either</text:span><text:span text:style-name="T215_54"><text:s/></text:span><text:span text:style-name="T215_55">of</text:span><text:span text:style-name="T215_56"><text:s/></text:span><text:span text:style-name="T215_57">these</text:span><text:span text:style-name="T215_58"><text:s/></text:span><text:span text:style-name="T215_59">will</text:span><text:span text:style-name="T215_60"><text:s/></text:span><text:span text:style-name="T215_61">ensure</text:span><text:span text:style-name="T215_62"><text:s/></text:span><text:span text:style-name="T215_63">that</text:span><text:span text:style-name="T215_64"><text:s/></text:span><text:span text:style-name="T215_65">class</text:span><text:span text:style-name="T215_66"><text:s/></text:span><text:span text:style-name="T215_67">files</text:span><text:span text:style-name="T215_68"><text:s/></text:span><text:span text:style-name="T215_69">are</text:span><text:span text:style-name="T215_70"><text:s/></text:span><text:span text:style-name="T215_71">included</text:span><text:span text:style-name="T215_72"><text:s/></text:span><text:span text:style-name="T215_73">only</text:span><text:span text:style-name="T215_74"><text:s/></text:span><text:span text:style-name="T215_75">once</text:span><text:span text:style-name="T215_76">.<text:s/></text:span><text:span text:style-name="T215_77">They</text:span><text:span text:style-name="T215_78"><text:s/></text:span><text:span text:style-name="T215_79">share</text:span><text:span text:style-name="T215_80"><text:s/></text:span><text:span text:style-name="T215_81">the</text:span><text:span text:style-name="T215_82"><text:s/></text:span><text:span text:style-name="T215_83">same</text:span><text:span text:style-name="T215_84"><text:s/></text:span><text:span text:style-name="T215_85">file</text:span><text:span text:style-name="T215_86"><text:s/></text:span><text:span text:style-name="T215_87">list</text:span><text:span text:style-name="T215_88">,<text:s/></text:span><text:span text:style-name="T215_89">so</text:span><text:span text:style-name="T215_90"><text:s/></text:span><text:span text:style-name="T215_91">you</text:span><text:span text:style-name="T215_92"><text:s/></text:span><text:span text:style-name="T215_93">don</text:span><text:span text:style-name="T215_94">'</text:span><text:span text:style-name="T215_95">t</text:span><text:span text:style-name="T215_96"><text:s/></text:span><text:span text:style-name="T215_97">need</text:span><text:span text:style-name="T215_98"><text:s/></text:span><text:span text:style-name="T215_99">to</text:span><text:span text:style-name="T215_100"><text:s/></text:span><text:span text:style-name="T215_101">worry</text:span><text:span text:style-name="T215_102"><text:s/></text:span><text:span text:style-name="T215_103">about</text:span><text:span text:style-name="T215_104"><text:s/></text:span><text:span text:style-name="T215_105">mixing</text:span><text:span text:style-name="T215_106"><text:s/></text:span><text:span text:style-name="T215_107">them</text:span><text:span text:style-name="T215_108"><text:s/>-<text:s/></text:span><text:span text:style-name="T215_109">a</text:span><text:span text:style-name="T215_110"><text:s/></text:span><text:span text:style-name="T215_111">file</text:span><text:span text:style-name="T215_112"><text:s/></text:span><text:span text:style-name="T215_113">included</text:span><text:span text:style-name="T215_114"><text:s/></text:span><text:span text:style-name="T215_115">with</text:span><text:span text:style-name="T215_116"><text:s/></text:span><text:span text:style-name="T215_117">require</text:span><text:span text:style-name="T215_118">_</text:span><text:span text:style-name="T215_119">once</text:span><text:span text:style-name="T215_120">()<text:s/></text:span><text:span text:style-name="T215_121">will</text:span><text:span text:style-name="T215_122"><text:s/></text:span><text:span text:style-name="T215_123">not</text:span><text:span text:style-name="T215_124"><text:s/></text:span><text:span text:style-name="T215_125">be</text:span><text:span text:style-name="T215_126"><text:s/></text:span><text:span text:style-name="T215_127">included</text:span><text:span text:style-name="T215_128"><text:s/></text:span><text:span text:style-name="T215_129">again</text:span><text:span text:style-name="T215_130"><text:s/></text:span><text:span text:style-name="T215_131">by</text:span><text:span text:style-name="T215_132"><text:s/></text:span><text:span text:style-name="T215_133">include</text:span><text:span text:style-name="T215_134">_</text:span><text:span text:style-name="T215_135">once</text:span><text:span text:style-name="T215_136">().</text:span></text:p>
      <text:p text:style-name="P216"/>
      <text:p text:style-name="P217"><text:span text:style-name="T217_1">Note</text:span><text:span text:style-name="T217_2">:<text:s/></text:span><text:span text:style-name="T217_3">include</text:span><text:span text:style-name="T217_4">_</text:span><text:span text:style-name="T217_5">once</text:span><text:span text:style-name="T217_6">()<text:s/></text:span><text:span text:style-name="T217_7">and</text:span><text:span text:style-name="T217_8"><text:s/></text:span><text:span text:style-name="T217_9">require</text:span><text:span text:style-name="T217_10">_</text:span><text:span text:style-name="T217_11">once</text:span><text:span text:style-name="T217_12">()<text:s/></text:span><text:span text:style-name="T217_13">are</text:span><text:span text:style-name="T217_14"><text:s/></text:span><text:span text:style-name="T217_15">statements</text:span><text:span text:style-name="T217_16">,<text:s/></text:span><text:span text:style-name="T217_17">not</text:span><text:span text:style-name="T217_18"><text:s/></text:span><text:span text:style-name="T217_19">functions</text:span><text:span text:style-name="T217_20">.<text:s/></text:span><text:span text:style-name="T217_21">You</text:span><text:span text:style-name="T217_22"><text:s/></text:span><text:span text:style-name="T217_23">don</text:span><text:span text:style-name="T217_24">'</text:span><text:span text:style-name="T217_25">t</text:span><text:span text:style-name="T217_26"><text:s/></text:span><text:span text:style-name="T217_27">need</text:span><text:span text:style-name="T217_28"><text:s/></text:span><text:span text:style-name="T217_29">parentheses</text:span><text:span text:style-name="T217_30"><text:s/></text:span><text:span text:style-name="T217_31">around</text:span><text:span text:style-name="T217_32"><text:s/></text:span><text:span text:style-name="T217_33">the</text:span><text:span text:style-name="T217_34"><text:s/></text:span><text:span text:style-name="T217_35">file</text:span><text:span text:style-name="T217_36"><text:s/></text:span><text:span text:style-name="T217_37">name</text:span><text:span text:style-name="T217_38"><text:s/></text:span><text:span text:style-name="T217_39">to</text:span><text:span text:style-name="T217_40"><text:s/></text:span><text:span text:style-name="T217_41">be</text:span><text:span text:style-name="T217_42"><text:s/></text:span><text:span text:style-name="T217_43">included</text:span><text:span text:style-name="T217_44">.</text:span></text:p>
      <text:h text:style-name="P218" text:outline-level="10"><text:bookmark-start text:name="h.811ydclftl8w"/><text:bookmark-end text:name="h.811ydclftl8w"/><text:span text:style-name="T218_1">File</text:span><text:span text:style-name="T218_2"><text:s/></text:span><text:span text:style-name="T218_3">names</text:span></text:h>
      <text:p text:style-name="P219"><text:span text:style-name="T219_1">All</text:span><text:span text:style-name="T219_2"><text:s/></text:span><text:span text:style-name="T219_3">documentation</text:span><text:span text:style-name="T219_4"><text:s/></text:span><text:span text:style-name="T219_5">files</text:span><text:span text:style-name="T219_6"><text:s/></text:span><text:span text:style-name="T219_7">should</text:span><text:span text:style-name="T219_8"><text:s/></text:span><text:span text:style-name="T219_9">have</text:span><text:span text:style-name="T219_10"><text:s/></text:span><text:span text:style-name="T219_11">the</text:span><text:span text:style-name="T219_12"><text:s/></text:span><text:span text:style-name="T219_13">file</text:span><text:span text:style-name="T219_14"><text:s/></text:span><text:span text:style-name="T219_15">name</text:span><text:span text:style-name="T219_16"><text:s/></text:span><text:span text:style-name="T219_17">extension</text:span><text:span text:style-name="T219_18"><text:s/>".</text:span><text:span text:style-name="T219_19">txt</text:span><text:span text:style-name="T219_20">"<text:s/></text:span><text:span text:style-name="T219_21">to</text:span><text:span text:style-name="T219_22"><text:s/></text:span><text:span text:style-name="T219_23">make</text:span><text:span text:style-name="T219_24"><text:s/></text:span><text:span text:style-name="T219_25">viewing</text:span><text:span text:style-name="T219_26"><text:s/></text:span><text:span text:style-name="T219_27">them</text:span><text:span text:style-name="T219_28"><text:s/></text:span><text:span text:style-name="T219_29">on</text:span><text:span text:style-name="T219_30"><text:s/></text:span><text:span text:style-name="T219_31">Windows</text:span><text:span text:style-name="T219_32"><text:s/></text:span><text:span text:style-name="T219_33">systems</text:span><text:span text:style-name="T219_34"><text:s/></text:span><text:span text:style-name="T219_35">easier</text:span><text:span text:style-name="T219_36">.<text:s/></text:span><text:span text:style-name="T219_37">Also</text:span><text:span text:style-name="T219_38">,<text:s/></text:span><text:span text:style-name="T219_39">the</text:span><text:span text:style-name="T219_40"><text:s/></text:span><text:span text:style-name="T219_41">file</text:span><text:span text:style-name="T219_42"><text:s/></text:span><text:span text:style-name="T219_43">names</text:span><text:span text:style-name="T219_44"><text:s/></text:span><text:span text:style-name="T219_45">for</text:span><text:span text:style-name="T219_46"><text:s/></text:span><text:span text:style-name="T219_47">such</text:span><text:span text:style-name="T219_48"><text:s/></text:span><text:span text:style-name="T219_49">files</text:span><text:span text:style-name="T219_50"><text:s/></text:span><text:span text:style-name="T219_51">should</text:span><text:span text:style-name="T219_52"><text:s/></text:span><text:span text:style-name="T219_53">be</text:span><text:span text:style-name="T219_54"><text:s/></text:span><text:span text:style-name="T219_55">all</text:span><text:span text:style-name="T219_56">-</text:span><text:span text:style-name="T219_57">caps</text:span><text:span text:style-name="T219_58"><text:s/>(</text:span><text:span text:style-name="T219_59">e</text:span><text:span text:style-name="T219_60">.</text:span><text:span text:style-name="T219_61">g</text:span><text:span text:style-name="T219_62">.<text:s/></text:span><text:span text:style-name="T219_63">README</text:span><text:span text:style-name="T219_64">.</text:span><text:span text:style-name="T219_65">txt</text:span><text:span text:style-name="T219_66"><text:s/></text:span><text:span text:style-name="T219_67">instead</text:span><text:span text:style-name="T219_68"><text:s/></text:span><text:span text:style-name="T219_69">of</text:span><text:span text:style-name="T219_70"><text:s/></text:span><text:span text:style-name="T219_71">readme</text:span><text:span text:style-name="T219_72">.</text:span><text:span text:style-name="T219_73">txt</text:span><text:span text:style-name="T219_74">)<text:s/></text:span><text:span text:style-name="T219_75">while</text:span><text:span text:style-name="T219_76"><text:s/></text:span><text:span text:style-name="T219_77">the</text:span><text:span text:style-name="T219_78"><text:s/></text:span><text:span text:style-name="T219_79">extension</text:span><text:span text:style-name="T219_80"><text:s/></text:span><text:span text:style-name="T219_81">itself</text:span><text:span text:style-name="T219_82"><text:s/></text:span><text:span text:style-name="T219_83">is</text:span><text:span text:style-name="T219_84"><text:s/></text:span><text:span text:style-name="T219_85">all</text:span><text:span text:style-name="T219_86">-</text:span><text:span text:style-name="T219_87">lowercase</text:span><text:span text:style-name="T219_88"><text:s/>(</text:span><text:span text:style-name="T219_89">i</text:span><text:span text:style-name="T219_90">.</text:span><text:span text:style-name="T219_91">e</text:span><text:span text:style-name="T219_92">.<text:s/></text:span><text:span text:style-name="T219_93">txt</text:span><text:span text:style-name="T219_94"><text:s/></text:span><text:span text:style-name="T219_95">instead</text:span><text:span text:style-name="T219_96"><text:s/></text:span><text:span text:style-name="T219_97">of</text:span><text:span text:style-name="T219_98"><text:s/></text:span><text:span text:style-name="T219_99">TXT</text:span><text:span text:style-name="T219_100">).</text:span></text:p>
      <text:p text:style-name="P220"><text:span text:style-name="T220_1">Examples</text:span><text:span text:style-name="T220_2">:<text:s/></text:span><text:span text:style-name="T220_3">README</text:span><text:span text:style-name="T220_4">.</text:span><text:span text:style-name="T220_5">txt</text:span><text:span text:style-name="T220_6">,<text:s/></text:span><text:span text:style-name="T220_7">INSTALL</text:span><text:span text:style-name="T220_8">.</text:span><text:span text:style-name="T220_9">txt</text:span><text:span text:style-name="T220_10">,<text:s/></text:span><text:span text:style-name="T220_11">TODO</text:span><text:span text:style-name="T220_12">.</text:span><text:span text:style-name="T220_13">txt</text:span><text:span text:style-name="T220_14">,<text:s/></text:span><text:span text:style-name="T220_15">CHANGELOG</text:span><text:span text:style-name="T220_16">.</text:span><text:span text:style-name="T220_17">txt</text:span><text:span text:style-name="T220_18"><text:s/></text:span><text:span text:style-name="T220_19">etc</text:span><text:span text:style-name="T220_20">.</text:span></text:p>
      <text:p text:style-name="P221"/>
      <text:h text:style-name="P222" text:outline-level="10"><text:bookmark-start text:name="h.wy0n8uzdab8w"/><text:bookmark-end text:name="h.wy0n8uzdab8w"/><text:span text:style-name="T222_1">HTML</text:span></text:h>
      <text:p text:style-name="P223"><text:span text:style-name="T223_1">Tags</text:span></text:p>
      <text:p text:style-name="P224"/>
      <text:list text:style-name="LS6" xml:id="list17">
        <text:list-item>
          <text:p text:style-name="P225"><text:span text:style-name="T225_1">All</text:span><text:span text:style-name="T225_2"><text:s/></text:span><text:span text:style-name="T225_3">HTML</text:span><text:span text:style-name="T225_4"><text:s/></text:span><text:span text:style-name="T225_5">pages</text:span><text:span text:style-name="T225_6"><text:s/></text:span><text:span text:style-name="T225_7">should</text:span><text:span text:style-name="T225_8"><text:s/></text:span><text:span text:style-name="T225_9">be</text:span><text:span text:style-name="T225_10"><text:s/></text:span><text:span text:style-name="T225_11">verified</text:span><text:span text:style-name="T225_12"><text:s/></text:span><text:span text:style-name="T225_13">against</text:span><text:span text:style-name="T225_14"><text:s/></text:span><text:span text:style-name="T225_15"><text:a xlink:type="simple" xlink:href="http://validator.w3.org/"><text:span text:style-name="T225_16">the</text:span></text:a></text:span><text:span text:style-name="T225_17"><text:a xlink:type="simple" xlink:href="http://validator.w3.org/"><text:span text:style-name="T225_18"><text:s/></text:span></text:a></text:span><text:span text:style-name="T225_19"><text:a xlink:type="simple" xlink:href="http://validator.w3.org/"><text:span text:style-name="T225_20">W</text:span></text:a></text:span><text:span text:style-name="T225_21"><text:a xlink:type="simple" xlink:href="http://validator.w3.org/"><text:span text:style-name="T225_22">3</text:span></text:a></text:span><text:span text:style-name="T225_23"><text:a xlink:type="simple" xlink:href="http://validator.w3.org/"><text:span text:style-name="T225_24">C</text:span></text:a></text:span><text:span text:style-name="T225_25"><text:a xlink:type="simple" xlink:href="http://validator.w3.org/"><text:span text:style-name="T225_26"><text:s/></text:span></text:a></text:span><text:span text:style-name="T225_27"><text:a xlink:type="simple" xlink:href="http://validator.w3.org/"><text:span text:style-name="T225_28">validator</text:span></text:a></text:span><text:span text:style-name="T225_29"><text:s/></text:span><text:span text:style-name="T225_30">to</text:span><text:span text:style-name="T225_31"><text:s/></text:span><text:span text:style-name="T225_32">ensure</text:span><text:span text:style-name="T225_33"><text:s/></text:span><text:span text:style-name="T225_34">that</text:span><text:span text:style-name="T225_35"><text:s/></text:span><text:span text:style-name="T225_36">the</text:span><text:span text:style-name="T225_37"><text:s/></text:span><text:span text:style-name="T225_38">markup</text:span><text:span text:style-name="T225_39"><text:s/></text:span><text:span text:style-name="T225_40">is</text:span><text:span text:style-name="T225_41"><text:s/></text:span><text:span text:style-name="T225_42">well</text:span><text:span text:style-name="T225_43"><text:s/></text:span><text:span text:style-name="T225_44">formed</text:span><text:span text:style-name="T225_45">.</text:span></text:p>
        </text:list-item>
        <text:list-item>
          <text:p text:style-name="P226"><text:span text:style-name="T226_1">All</text:span><text:span text:style-name="T226_2"><text:s/></text:span><text:span text:style-name="T226_3">tags</text:span><text:span text:style-name="T226_4"><text:s/></text:span><text:span text:style-name="T226_5">must</text:span><text:span text:style-name="T226_6"><text:s/></text:span><text:span text:style-name="T226_7">be</text:span><text:span text:style-name="T226_8"><text:s/></text:span><text:span text:style-name="T226_9">properly</text:span><text:span text:style-name="T226_10"><text:s/></text:span><text:span text:style-name="T226_11">closed</text:span><text:span text:style-name="T226_12">.</text:span></text:p>
        </text:list-item>
        <text:list-item>
          <text:p text:style-name="P227"><text:span text:style-name="T227_1">All</text:span><text:span text:style-name="T227_2"><text:s/></text:span><text:span text:style-name="T227_3">tags</text:span><text:span text:style-name="T227_4"><text:s/></text:span><text:span text:style-name="T227_5">should</text:span><text:span text:style-name="T227_6"><text:s/></text:span><text:span text:style-name="T227_7">be</text:span><text:span text:style-name="T227_8"><text:s/></text:span><text:span text:style-name="T227_9">lowercase</text:span></text:p>
        </text:list-item>
        <text:list-item>
          <text:p text:style-name="P228"><text:span text:style-name="T228_1">Enclosed</text:span><text:span text:style-name="T228_2"><text:s/></text:span><text:span text:style-name="T228_3">tags</text:span><text:span text:style-name="T228_4"><text:s/></text:span><text:span text:style-name="T228_5">should</text:span><text:span text:style-name="T228_6"><text:s/></text:span><text:span text:style-name="T228_7">be</text:span><text:span text:style-name="T228_8"><text:s/></text:span><text:span text:style-name="T228_9">properly</text:span><text:span text:style-name="T228_10"><text:s/></text:span><text:span text:style-name="T228_11">indented</text:span><text:span text:style-name="T228_12"><text:s/>(</text:span><text:span text:style-name="T228_13">see</text:span><text:span text:style-name="T228_14"><text:s/></text:span><text:span text:style-name="T228_15">indentation</text:span><text:span text:style-name="T228_16"><text:s/></text:span><text:span text:style-name="T228_17">rules</text:span><text:span text:style-name="T228_18"><text:s/></text:span><text:span text:style-name="T228_19">aforementioned</text:span><text:span text:style-name="T228_20">)</text:span></text:p>
        </text:list-item>
        <text:list-item>
          <text:p text:style-name="P229"><text:span text:style-name="T229_1">All</text:span><text:span text:style-name="T229_2"><text:s/></text:span><text:span text:style-name="T229_3">documents</text:span><text:span text:style-name="T229_4"><text:s/></text:span><text:span text:style-name="T229_5">should</text:span><text:span text:style-name="T229_6"><text:s/></text:span><text:span text:style-name="T229_7">be</text:span><text:span text:style-name="T229_8"><text:s/></text:span><text:span text:style-name="T229_9">HTML</text:span><text:span text:style-name="T229_10"><text:s/></text:span><text:span text:style-name="T229_11">Strict</text:span><text:span text:style-name="T229_12"><text:s/>1.0</text:span></text:p>
        </text:list-item>
        <text:list-item>
          <text:p text:style-name="P230"><text:span text:style-name="T230_1">Avoid</text:span><text:span text:style-name="T230_2"><text:s/></text:span><text:span text:style-name="T230_3">inline</text:span><text:span text:style-name="T230_4"><text:s/></text:span><text:span text:style-name="T230_5">styles</text:span><text:span text:style-name="T230_6"><text:s/></text:span><text:span text:style-name="T230_7">and</text:span><text:span text:style-name="T230_8"><text:s/></text:span><text:span text:style-name="T230_9">javascript</text:span><text:span text:style-name="T230_10"><text:s/></text:span><text:span text:style-name="T230_11">if</text:span><text:span text:style-name="T230_12"><text:s/></text:span><text:span text:style-name="T230_13">possible</text:span><text:span text:style-name="T230_14">.<text:s/></text:span><text:span text:style-name="T230_15">Reference</text:span><text:span text:style-name="T230_16"><text:s/></text:span><text:span text:style-name="T230_17">them</text:span><text:span text:style-name="T230_18"><text:s/></text:span><text:span text:style-name="T230_19">via</text:span><text:span text:style-name="T230_20"><text:s/></text:span><text:span text:style-name="T230_21">external</text:span><text:span text:style-name="T230_22"><text:s/></text:span><text:span text:style-name="T230_23">files</text:span><text:span text:style-name="T230_24">.<text:s/></text:span></text:p>
        </text:list-item>
        <text:list-item>
          <text:p text:style-name="P231"><text:span text:style-name="T231_1">When</text:span><text:span text:style-name="T231_2"><text:s/></text:span><text:span text:style-name="T231_3">possible</text:span><text:span text:style-name="T231_4"><text:s/></text:span><text:span text:style-name="T231_5">limit</text:span><text:span text:style-name="T231_6"><text:s/></text:span><text:span text:style-name="T231_7">the</text:span><text:span text:style-name="T231_8"><text:s/></text:span><text:span text:style-name="T231_9">number</text:span><text:span text:style-name="T231_10"><text:s/></text:span><text:span text:style-name="T231_11">of</text:span><text:span text:style-name="T231_12"><text:s/></text:span><text:span text:style-name="T231_13">externally</text:span><text:span text:style-name="T231_14"><text:s/></text:span><text:span text:style-name="T231_15">linked</text:span><text:span text:style-name="T231_16"><text:s/></text:span><text:span text:style-name="T231_17">files</text:span><text:span text:style-name="T231_18">.</text:span></text:p>
        </text:list-item>
        <text:list-item>
          <text:p text:style-name="P232"><text:span text:style-name="T232_1">Attributes</text:span><text:span text:style-name="T232_2"><text:s/></text:span><text:span text:style-name="T232_3">should</text:span><text:span text:style-name="T232_4"><text:s/></text:span><text:span text:style-name="T232_5">always</text:span><text:span text:style-name="T232_6"><text:s/></text:span><text:span text:style-name="T232_7">be</text:span><text:span text:style-name="T232_8"><text:s/></text:span><text:span text:style-name="T232_9">in</text:span><text:span text:style-name="T232_10"><text:s/></text:span><text:span text:style-name="T232_11">lowercase</text:span><text:span text:style-name="T232_12"><text:s/></text:span><text:span text:style-name="T232_13">and</text:span><text:span text:style-name="T232_14"><text:s/></text:span><text:span text:style-name="T232_15">on</text:span><text:span text:style-name="T232_16"><text:s/></text:span><text:span text:style-name="T232_17">the</text:span><text:span text:style-name="T232_18"><text:s/></text:span><text:span text:style-name="T232_19">same</text:span><text:span text:style-name="T232_20"><text:s/></text:span><text:span text:style-name="T232_21">line</text:span><text:span text:style-name="T232_22"><text:s/></text:span><text:span text:style-name="T232_23">if</text:span><text:span text:style-name="T232_24"><text:s/></text:span><text:span text:style-name="T232_25">possible</text:span><text:span text:style-name="T232_26">.</text:span></text:p>
        </text:list-item>
        <text:list-item>
          <text:p text:style-name="P233"><text:span text:style-name="T233_1">All</text:span><text:span text:style-name="T233_2"><text:s/></text:span><text:span text:style-name="T233_3">Attributes</text:span><text:span text:style-name="T233_4"><text:s/></text:span><text:span text:style-name="T233_5">should</text:span><text:span text:style-name="T233_6"><text:s/></text:span><text:span text:style-name="T233_7">have</text:span><text:span text:style-name="T233_8"><text:s/></text:span><text:span text:style-name="T233_9">a</text:span><text:span text:style-name="T233_10"><text:s/></text:span><text:span text:style-name="T233_11">value</text:span></text:p>
        </text:list-item>
      </text:list>
      <text:p text:style-name="P234"><text:span text:style-name="T234_1">Example</text:span><text:span text:style-name="T234_2">:<text:s/></text:span></text:p>
      <text:p text:style-name="P235"><text:span text:style-name="T235_1">&lt;</text:span><text:span text:style-name="T235_2">a</text:span><text:span text:style-name="T235_3"><text:s/></text:span><text:span text:style-name="T235_4">href</text:span><text:span text:style-name="T235_5">=”#</text:span><text:span text:style-name="T235_6">link</text:span><text:span text:style-name="T235_7">”&gt;</text:span><text:span text:style-name="T235_8">Test</text:span><text:span text:style-name="T235_9">&lt;/</text:span><text:span text:style-name="T235_10">a</text:span><text:span text:style-name="T235_11">&gt;</text:span></text:p>
      <text:h text:style-name="P236" text:outline-level="10"><text:bookmark-start text:name="h.ilfiv3xe215g"/><text:bookmark-end text:name="h.ilfiv3xe215g"/><text:span text:style-name="T236_1">Performance</text:span></text:h>
      <text:list text:style-name="LS7" xml:id="list26">
        <text:list-item>
          <text:p text:style-name="P237"><text:span text:style-name="T237_1">Always</text:span><text:span text:style-name="T237_2"><text:s/></text:span><text:span text:style-name="T237_3">optimize</text:span><text:span text:style-name="T237_4"><text:s/></text:span><text:span text:style-name="T237_5">javascript</text:span><text:span text:style-name="T237_6"><text:s/></text:span><text:span text:style-name="T237_7">loading</text:span><text:span text:style-name="T237_8"><text:s/></text:span><text:span text:style-name="T237_9">non</text:span><text:span text:style-name="T237_10">-</text:span><text:span text:style-name="T237_11">essential</text:span><text:span text:style-name="T237_12"><text:s/></text:span><text:span text:style-name="T237_13">scripts</text:span><text:span text:style-name="T237_14"><text:s/></text:span><text:span text:style-name="T237_15">should</text:span><text:span text:style-name="T237_16"><text:s/></text:span><text:span text:style-name="T237_17">be</text:span><text:span text:style-name="T237_18"><text:s/></text:span><text:span text:style-name="T237_19">loaded</text:span><text:span text:style-name="T237_20"><text:s/></text:span><text:span text:style-name="T237_21">at</text:span><text:span text:style-name="T237_22"><text:s/></text:span><text:span text:style-name="T237_23">the</text:span><text:span text:style-name="T237_24"><text:s/></text:span><text:span text:style-name="T237_25">footer</text:span><text:span text:style-name="T237_26"><text:s/></text:span><text:span text:style-name="T237_27">to</text:span><text:span text:style-name="T237_28"><text:s/></text:span><text:span text:style-name="T237_29">improve</text:span><text:span text:style-name="T237_30"><text:s/></text:span><text:span text:style-name="T237_31">load</text:span><text:span text:style-name="T237_32"><text:s/></text:span><text:span text:style-name="T237_33">speed</text:span></text:p>
        </text:list-item>
        <text:list-item>
          <text:p text:style-name="P238"><text:span text:style-name="T238_1">Google</text:span><text:span text:style-name="T238_2"><text:s/></text:span><text:span text:style-name="T238_3">analytics</text:span><text:span text:style-name="T238_4"><text:s/></text:span><text:span text:style-name="T238_5">tracking</text:span><text:span text:style-name="T238_6"><text:s/></text:span><text:span text:style-name="T238_7">must</text:span><text:span text:style-name="T238_8"><text:s/></text:span><text:span text:style-name="T238_9">be</text:span><text:span text:style-name="T238_10"><text:s/></text:span><text:span text:style-name="T238_11">attached</text:span><text:span text:style-name="T238_12"><text:s/></text:span><text:span text:style-name="T238_13">to</text:span><text:span text:style-name="T238_14"><text:s/></text:span><text:span text:style-name="T238_15">the</text:span><text:span text:style-name="T238_16"><text:s/></text:span><text:span text:style-name="T238_17">end</text:span><text:span text:style-name="T238_18"><text:s/></text:span><text:span text:style-name="T238_19">of</text:span><text:span text:style-name="T238_20"><text:s/></text:span><text:span text:style-name="T238_21">the</text:span><text:span text:style-name="T238_22"><text:s/></text:span><text:span text:style-name="T238_23">page</text:span></text:p>
        </text:list-item>
      </text:list>
      <text:h text:style-name="P239" text:outline-level="10"><text:bookmark-start text:name="h.nfwtx84tknrm"/><text:bookmark-end text:name="h.nfwtx84tknrm"/><text:span text:style-name="T239_1">CSS</text:span></text:h>
      <text:h text:style-name="P240" text:outline-level="10"><text:bookmark-start text:name="h.li1fof9ass8x"/><text:bookmark-end text:name="h.li1fof9ass8x"/><text:span text:style-name="T240_1">Naming</text:span><text:span text:style-name="T240_2"><text:s/></text:span><text:span text:style-name="T240_3">Conventions</text:span></text:h>
      <text:list text:style-name="LS8" xml:id="list28">
        <text:list-item>
          <text:p text:style-name="P241"><text:span text:style-name="T241_1">Every</text:span><text:span text:style-name="T241_2"><text:s/></text:span><text:span text:style-name="T241_3">web</text:span><text:span text:style-name="T241_4"><text:s/></text:span><text:span text:style-name="T241_5">document</text:span><text:span text:style-name="T241_6"><text:s/></text:span><text:span text:style-name="T241_7">should</text:span><text:span text:style-name="T241_8"><text:s/></text:span><text:span text:style-name="T241_9">contain</text:span><text:span text:style-name="T241_10"><text:s/>#</text:span><text:span text:style-name="T241_11">header</text:span><text:span text:style-name="T241_12">,<text:s/>#</text:span><text:span text:style-name="T241_13">footer</text:span><text:span text:style-name="T241_14">,<text:s/></text:span><text:span text:style-name="T241_15">and</text:span><text:span text:style-name="T241_16"><text:s/>#</text:span><text:span text:style-name="T241_17">content</text:span><text:span text:style-name="T241_18"><text:s/></text:span><text:span text:style-name="T241_19">at</text:span><text:span text:style-name="T241_20"><text:s/></text:span><text:span text:style-name="T241_21">minimal</text:span></text:p>
        </text:list-item>
        <text:list-item>
          <text:p text:style-name="P242"><text:span text:style-name="T242_1">ID</text:span><text:span text:style-name="T242_2"><text:s/></text:span><text:span text:style-name="T242_3">and</text:span><text:span text:style-name="T242_4"><text:s/></text:span><text:span text:style-name="T242_5">Classes</text:span><text:span text:style-name="T242_6"><text:s/></text:span><text:span text:style-name="T242_7">should</text:span><text:span text:style-name="T242_8"><text:s/></text:span><text:span text:style-name="T242_9">not</text:span><text:span text:style-name="T242_10"><text:s/></text:span><text:span text:style-name="T242_11">start</text:span><text:span text:style-name="T242_12"><text:s/></text:span><text:span text:style-name="T242_13">with</text:span><text:span text:style-name="T242_14"><text:s/></text:span><text:span text:style-name="T242_15">numbers</text:span><text:span text:style-name="T242_16"><text:s/></text:span><text:span text:style-name="T242_17">or</text:span><text:span text:style-name="T242_18"><text:s/></text:span><text:span text:style-name="T242_19">underscores</text:span></text:p>
        </text:list-item>
        <text:list-item>
          <text:p text:style-name="P243"><text:span text:style-name="T243_1">ID</text:span><text:span text:style-name="T243_2"><text:s/>&amp;<text:s/></text:span><text:span text:style-name="T243_3">Class</text:span><text:span text:style-name="T243_4"><text:s/></text:span><text:span text:style-name="T243_5">names</text:span><text:span text:style-name="T243_6"><text:s/></text:span><text:span text:style-name="T243_7">should</text:span><text:span text:style-name="T243_8"><text:s/></text:span><text:span text:style-name="T243_9">not</text:span><text:span text:style-name="T243_10"><text:s/></text:span><text:span text:style-name="T243_11">contain</text:span><text:span text:style-name="T243_12"><text:s/></text:span><text:span text:style-name="T243_13">uppercase</text:span><text:span text:style-name="T243_14"><text:s/></text:span><text:span text:style-name="T243_15">characters</text:span></text:p>
        </text:list-item>
      </text:list>
      <text:list text:style-name="LS9" xml:id="list31">
        <text:list-item>
          <text:p text:style-name="P244"><text:span text:style-name="T244_1">In</text:span><text:span text:style-name="T244_2"><text:s/></text:span><text:span text:style-name="T244_3">css</text:span><text:span text:style-name="T244_4"><text:s/></text:span><text:span text:style-name="T244_5">dashes</text:span><text:span text:style-name="T244_6"><text:s/></text:span><text:span text:style-name="T244_7">should</text:span><text:span text:style-name="T244_8"><text:s/></text:span><text:span text:style-name="T244_9">be</text:span><text:span text:style-name="T244_10"><text:s/></text:span><text:span text:style-name="T244_11">used</text:span><text:span text:style-name="T244_12"><text:s/></text:span><text:span text:style-name="T244_13">in</text:span><text:span text:style-name="T244_14"><text:s/></text:span><text:span text:style-name="T244_15">place</text:span><text:span text:style-name="T244_16"><text:s/></text:span><text:span text:style-name="T244_17">of</text:span><text:span text:style-name="T244_18"><text:s/></text:span><text:span text:style-name="T244_19">underscores</text:span></text:p>
        </text:list-item>
        <text:list-item>
          <text:p text:style-name="P245"><text:span text:style-name="T245_1">CamelCase</text:span><text:span text:style-name="T245_2"><text:s/>(</text:span><text:span text:style-name="T245_3">like</text:span><text:span text:style-name="T245_4"><text:s/></text:span><text:span text:style-name="T245_5">so</text:span><text:span text:style-name="T245_6">)<text:s/></text:span><text:span text:style-name="T245_7">is</text:span><text:span text:style-name="T245_8"><text:s/></text:span><text:span text:style-name="T245_9">unacceptable</text:span></text:p>
        </text:list-item>
        <text:list-item>
          <text:p text:style-name="P246"><text:span text:style-name="T246_1">Classes</text:span><text:span text:style-name="T246_2"><text:s/></text:span><text:span text:style-name="T246_3">and</text:span><text:span text:style-name="T246_4"><text:s/></text:span><text:span text:style-name="T246_5">ID</text:span><text:span text:style-name="T246_6">’</text:span><text:span text:style-name="T246_7">s</text:span><text:span text:style-name="T246_8"><text:s/></text:span><text:span text:style-name="T246_9">should</text:span><text:span text:style-name="T246_10"><text:s/></text:span><text:span text:style-name="T246_11">not</text:span><text:span text:style-name="T246_12"><text:s/></text:span><text:span text:style-name="T246_13">be</text:span><text:span text:style-name="T246_14"><text:s/></text:span><text:span text:style-name="T246_15">named</text:span><text:span text:style-name="T246_16"><text:s/></text:span><text:span text:style-name="T246_17">after</text:span><text:span text:style-name="T246_18"><text:s/></text:span><text:span text:style-name="T246_19">relative</text:span><text:span text:style-name="T246_20"><text:s/></text:span><text:span text:style-name="T246_21">descriptors</text:span><text:span text:style-name="T246_22"><text:s/>(</text:span><text:span text:style-name="T246_23">left</text:span><text:span text:style-name="T246_24">,<text:s/></text:span><text:span text:style-name="T246_25">right</text:span><text:span text:style-name="T246_26">,<text:s/></text:span><text:span text:style-name="T246_27">center</text:span><text:span text:style-name="T246_28">,<text:s/></text:span><text:span text:style-name="T246_29">middle</text:span><text:span text:style-name="T246_30">,<text:s/></text:span><text:span text:style-name="T246_31">etc</text:span><text:span text:style-name="T246_32">)</text:span></text:p>
        </text:list-item>
      </text:list>
      <text:list text:style-name="LS10" xml:id="list34">
        <text:list-item>
          <text:p text:style-name="P247"><text:span text:style-name="T247_1">Instead</text:span><text:span text:style-name="T247_2"><text:s/></text:span><text:span text:style-name="T247_3">they</text:span><text:span text:style-name="T247_4"><text:s/></text:span><text:span text:style-name="T247_5">should</text:span><text:span text:style-name="T247_6"><text:s/></text:span><text:span text:style-name="T247_7">indicate</text:span><text:span text:style-name="T247_8"><text:s/></text:span><text:span text:style-name="T247_9">the</text:span><text:span text:style-name="T247_10"><text:s/></text:span><text:span text:style-name="T247_11">order</text:span><text:span text:style-name="T247_12"><text:s/></text:span><text:span text:style-name="T247_13">that</text:span><text:span text:style-name="T247_14"><text:s/></text:span><text:span text:style-name="T247_15">they</text:span><text:span text:style-name="T247_16"><text:s/></text:span><text:span text:style-name="T247_17">appear</text:span><text:span text:style-name="T247_18"><text:s/>(</text:span><text:span text:style-name="T247_19">primary</text:span><text:span text:style-name="T247_20">,<text:s/></text:span><text:span text:style-name="T247_21">secondary</text:span><text:span text:style-name="T247_22">,<text:s/></text:span><text:span text:style-name="T247_23">tertiary</text:span><text:span text:style-name="T247_24">)</text:span></text:p>
        </text:list-item>
      </text:list>
      <text:list text:style-name="LS9" xml:id="list35">
        <text:list-item>
          <text:p text:style-name="P248"><text:span text:style-name="T248_1">CSS</text:span><text:span text:style-name="T248_2"><text:s/></text:span><text:span text:style-name="T248_3">classes</text:span><text:span text:style-name="T248_4"><text:s/></text:span><text:span text:style-name="T248_5">should</text:span><text:span text:style-name="T248_6"><text:s/></text:span><text:span text:style-name="T248_7">be</text:span><text:span text:style-name="T248_8"><text:s/></text:span><text:span text:style-name="T248_9">modular</text:span><text:span text:style-name="T248_10"><text:s/></text:span><text:span text:style-name="T248_11">and</text:span><text:span text:style-name="T248_12"><text:s/></text:span><text:span text:style-name="T248_13">not</text:span><text:span text:style-name="T248_14"><text:s/></text:span><text:span text:style-name="T248_15">dependant</text:span><text:span text:style-name="T248_16"><text:s/></text:span><text:span text:style-name="T248_17">on</text:span><text:span text:style-name="T248_18"><text:s/></text:span><text:span text:style-name="T248_19">other</text:span><text:span text:style-name="T248_20"><text:s/></text:span><text:span text:style-name="T248_21">styles</text:span></text:p>
        </text:list-item>
      </text:list>
      <text:p text:style-name="P249"/>
      <text:p text:style-name="P250"><text:span text:style-name="T250_1">Class</text:span><text:span text:style-name="T250_2"><text:s/></text:span><text:span text:style-name="T250_3">Use</text:span></text:p>
      <text:list text:style-name="LS11" xml:id="list36">
        <text:list-item>
          <text:p text:style-name="P251"><text:span text:style-name="T251_1">ID</text:span><text:span text:style-name="T251_2">’</text:span><text:span text:style-name="T251_3">s</text:span><text:span text:style-name="T251_4"><text:s/></text:span><text:span text:style-name="T251_5">contain</text:span><text:span text:style-name="T251_6"><text:s/></text:span><text:span text:style-name="T251_7">theme</text:span><text:span text:style-name="T251_8"><text:s/></text:span><text:span text:style-name="T251_9">specific</text:span><text:span text:style-name="T251_10"><text:s/></text:span><text:span text:style-name="T251_11">styles</text:span><text:span text:style-name="T251_12">.<text:s/></text:span><text:span text:style-name="T251_13">ID</text:span><text:span text:style-name="T251_14"><text:s/></text:span><text:span text:style-name="T251_15">is</text:span><text:span text:style-name="T251_16"><text:s/></text:span><text:span text:style-name="T251_17">unique</text:span><text:span text:style-name="T251_18"><text:s/></text:span><text:span text:style-name="T251_19">to</text:span><text:span text:style-name="T251_20"><text:s/></text:span><text:span text:style-name="T251_21">the</text:span><text:span text:style-name="T251_22"><text:s/></text:span><text:span text:style-name="T251_23">single</text:span><text:span text:style-name="T251_24"><text:s/></text:span><text:span text:style-name="T251_25">instance</text:span><text:span text:style-name="T251_26"><text:s/></text:span><text:span text:style-name="T251_27">and</text:span><text:span text:style-name="T251_28"><text:s/></text:span><text:span text:style-name="T251_29">not</text:span><text:span text:style-name="T251_30"><text:s/></text:span><text:span text:style-name="T251_31">reusable</text:span></text:p>
        </text:list-item>
        <text:list-item>
          <text:p text:style-name="P252"><text:span text:style-name="T252_1">Classes</text:span><text:span text:style-name="T252_2"><text:s/></text:span><text:span text:style-name="T252_3">should</text:span><text:span text:style-name="T252_4"><text:s/></text:span><text:span text:style-name="T252_5">be</text:span><text:span text:style-name="T252_6"><text:s/></text:span><text:span text:style-name="T252_7">created</text:span><text:span text:style-name="T252_8"><text:s/></text:span><text:span text:style-name="T252_9">for</text:span><text:span text:style-name="T252_10"><text:s/></text:span><text:span text:style-name="T252_11">reuse</text:span></text:p>
        </text:list-item>
      </text:list>
      <text:p text:style-name="P253"/>
      <text:p text:style-name="P254"><text:span text:style-name="T254_1">Selectors</text:span></text:p>
      <text:list text:style-name="LS12" xml:id="list38">
        <text:list-item>
          <text:p text:style-name="P255"><text:span text:style-name="T255_1">All</text:span><text:span text:style-name="T255_2"><text:s/></text:span><text:span text:style-name="T255_3">selectors</text:span><text:span text:style-name="T255_4"><text:s/></text:span><text:span text:style-name="T255_5">should</text:span><text:span text:style-name="T255_6"><text:s/></text:span><text:span text:style-name="T255_7">have</text:span><text:span text:style-name="T255_8"><text:s/></text:span><text:span text:style-name="T255_9">a</text:span><text:span text:style-name="T255_10"><text:s/></text:span><text:span text:style-name="T255_11">space</text:span><text:span text:style-name="T255_12"><text:s/></text:span><text:span text:style-name="T255_13">between</text:span><text:span text:style-name="T255_14"><text:s/></text:span><text:span text:style-name="T255_15">a</text:span><text:span text:style-name="T255_16"><text:s/></text:span><text:span text:style-name="T255_17">comma</text:span><text:span text:style-name="T255_18"><text:s/></text:span><text:span text:style-name="T255_19">and</text:span><text:span text:style-name="T255_20"><text:s/></text:span><text:span text:style-name="T255_21">the</text:span><text:span text:style-name="T255_22"><text:s/></text:span><text:span text:style-name="T255_23">next</text:span><text:span text:style-name="T255_24"><text:s/></text:span><text:span text:style-name="T255_25">selector</text:span></text:p>
        </text:list-item>
      </text:list>
      <text:p text:style-name="P256"><text:span text:style-name="T256_1">Example</text:span><text:span text:style-name="T256_2">:<text:s/>#</text:span><text:span text:style-name="T256_3">foo</text:span><text:span text:style-name="T256_4">,<text:s/>#</text:span><text:span text:style-name="T256_5">bar</text:span><text:span text:style-name="T256_6">,<text:s/>#</text:span><text:span text:style-name="T256_7">baz</text:span><text:span text:style-name="T256_8">,<text:s/>#</text:span><text:span text:style-name="T256_9">quux</text:span></text:p>
      <text:list text:style-name="LS12" xml:id="list39">
        <text:list-item>
          <text:p text:style-name="P257"><text:span text:style-name="T257_1">All</text:span><text:span text:style-name="T257_2"><text:s/></text:span><text:span text:style-name="T257_3">selectors</text:span><text:span text:style-name="T257_4"><text:s/></text:span><text:span text:style-name="T257_5">should</text:span><text:span text:style-name="T257_6"><text:s/></text:span><text:span text:style-name="T257_7">have</text:span><text:span text:style-name="T257_8"><text:s/></text:span><text:span text:style-name="T257_9">a</text:span><text:span text:style-name="T257_10"><text:s/></text:span><text:span text:style-name="T257_11">space</text:span><text:span text:style-name="T257_12"><text:s/></text:span><text:span text:style-name="T257_13">before</text:span><text:span text:style-name="T257_14"><text:s/></text:span><text:span text:style-name="T257_15">the</text:span><text:span text:style-name="T257_16"><text:s/></text:span><text:span text:style-name="T257_17">curley</text:span><text:span text:style-name="T257_18"><text:s/></text:span><text:span text:style-name="T257_19">brace</text:span></text:p>
        </text:list-item>
      </text:list>
      <text:p text:style-name="P258"><text:span text:style-name="T258_1">Example</text:span><text:span text:style-name="T258_2">:<text:s/>#</text:span><text:span text:style-name="T258_3">foo</text:span><text:span text:style-name="T258_4"><text:s/>{<text:s/></text:span><text:span text:style-name="T258_5">color</text:span><text:span text:style-name="T258_6">:<text:s/>#</text:span><text:span text:style-name="T258_7">fff</text:span><text:span text:style-name="T258_8">;<text:s/>}</text:span></text:p>
      <text:list text:style-name="LS12" xml:id="list40">
        <text:list-item>
          <text:p text:style-name="P259"><text:span text:style-name="T259_1">All</text:span><text:span text:style-name="T259_2"><text:s/></text:span><text:span text:style-name="T259_3">selectors</text:span><text:span text:style-name="T259_4"><text:s/></text:span><text:span text:style-name="T259_5">should</text:span><text:span text:style-name="T259_6"><text:s/></text:span><text:span text:style-name="T259_7">end</text:span><text:span text:style-name="T259_8"><text:s/></text:span><text:span text:style-name="T259_9">in</text:span><text:span text:style-name="T259_10"><text:s/></text:span><text:span text:style-name="T259_11">a</text:span><text:span text:style-name="T259_12"><text:s/></text:span><text:span text:style-name="T259_13">opening</text:span><text:span text:style-name="T259_14"><text:s/></text:span><text:span text:style-name="T259_15">brace</text:span><text:span text:style-name="T259_16"><text:s/></text:span><text:span text:style-name="T259_17">on</text:span><text:span text:style-name="T259_18"><text:s/></text:span><text:span text:style-name="T259_19">the</text:span><text:span text:style-name="T259_20"><text:s/></text:span><text:span text:style-name="T259_21">same</text:span><text:span text:style-name="T259_22"><text:s/></text:span><text:span text:style-name="T259_23">line</text:span></text:p>
        </text:list-item>
        <text:list-item>
          <text:p text:style-name="P260"><text:span text:style-name="T260_1">The</text:span><text:span text:style-name="T260_2"><text:s/></text:span><text:span text:style-name="T260_3">brace</text:span><text:span text:style-name="T260_4"><text:s/></text:span><text:span text:style-name="T260_5">in</text:span><text:span text:style-name="T260_6"><text:s/></text:span><text:span text:style-name="T260_7">a</text:span><text:span text:style-name="T260_8"><text:s/></text:span><text:span text:style-name="T260_9">multi</text:span><text:span text:style-name="T260_10">-</text:span><text:span text:style-name="T260_11">line</text:span><text:span text:style-name="T260_12"><text:s/></text:span><text:span text:style-name="T260_13">style</text:span><text:span text:style-name="T260_14"><text:s/></text:span><text:span text:style-name="T260_15">declarations</text:span><text:span text:style-name="T260_16"><text:s/></text:span><text:span text:style-name="T260_17">should</text:span><text:span text:style-name="T260_18"><text:s/></text:span><text:span text:style-name="T260_19">be</text:span><text:span text:style-name="T260_20"><text:s/></text:span><text:span text:style-name="T260_21">on</text:span><text:span text:style-name="T260_22"><text:s/></text:span><text:span text:style-name="T260_23">it</text:span><text:span text:style-name="T260_24">’</text:span><text:span text:style-name="T260_25">s</text:span><text:span text:style-name="T260_26"><text:s/></text:span><text:span text:style-name="T260_27">own</text:span><text:span text:style-name="T260_28"><text:s/></text:span><text:span text:style-name="T260_29">line</text:span></text:p>
        </text:list-item>
      </text:list>
      <text:p text:style-name="P261"><text:span text:style-name="T261_1">Example</text:span><text:span text:style-name="T261_2">:<text:s/></text:span></text:p>
      <text:p text:style-name="P262"><text:span text:style-name="T262_1">#</text:span><text:span text:style-name="T262_2">foo</text:span><text:span text:style-name="T262_3"><text:s/>{</text:span></text:p>
      <text:p text:style-name="P263"><text:span text:style-name="T263_1"><text:s text:c="2"/></text:span><text:span text:style-name="T263_2">color</text:span><text:span text:style-name="T263_3">:<text:s/>#000;</text:span></text:p>
      <text:p text:style-name="P264"><text:span text:style-name="T264_1"><text:s text:c="2"/></text:span><text:span text:style-name="T264_2">border</text:span><text:span text:style-name="T264_3">:<text:s/>0<text:s/></text:span><text:span text:style-name="T264_4">none</text:span><text:span text:style-name="T264_5">;</text:span></text:p>
      <text:p text:style-name="P265"><text:span text:style-name="T265_1"><text:s text:c="2"/></text:span><text:span text:style-name="T265_2">background</text:span><text:span text:style-name="T265_3">:<text:s/></text:span><text:span text:style-name="T265_4">transparent</text:span><text:span text:style-name="T265_5">;</text:span></text:p>
      <text:p text:style-name="P266"><text:span text:style-name="T266_1"><text:s text:c="2"/></text:span><text:span text:style-name="T266_2">outline</text:span><text:span text:style-name="T266_3">:<text:s/>1</text:span><text:span text:style-name="T266_4">px</text:span><text:span text:style-name="T266_5">;</text:span></text:p>
      <text:p text:style-name="P267"><text:span text:style-name="T267_1">}</text:span></text:p>
      <text:p text:style-name="P268"/>
      <text:p text:style-name="P269"><text:span text:style-name="T269_1">Indentation</text:span></text:p>
      <text:list text:style-name="LS12" xml:id="list42">
        <text:list-item>
          <text:p text:style-name="P270"><text:span text:style-name="T270_1">Line</text:span><text:span text:style-name="T270_2"><text:s/></text:span><text:span text:style-name="T270_3">up</text:span><text:span text:style-name="T270_4"><text:s/></text:span><text:span text:style-name="T270_5">closing</text:span><text:span text:style-name="T270_6"><text:s/></text:span><text:span text:style-name="T270_7">brace</text:span><text:span text:style-name="T270_8"><text:s/></text:span><text:span text:style-name="T270_9">with</text:span><text:span text:style-name="T270_10"><text:s/></text:span><text:span text:style-name="T270_11">indented</text:span><text:span text:style-name="T270_12"><text:s/></text:span><text:span text:style-name="T270_13">styles</text:span></text:p>
        </text:list-item>
      </text:list>
      <text:p text:style-name="P271"><text:span text:style-name="T271_1">Example</text:span><text:span text:style-name="T271_2">:<text:s/></text:span></text:p>
      <text:p text:style-name="P272"><text:span text:style-name="T272_1">#</text:span><text:span text:style-name="T272_2">foo</text:span><text:span text:style-name="T272_3"><text:s/>{<text:s/></text:span><text:span text:style-name="T272_4">color</text:span><text:span text:style-name="T272_5">:<text:s/>#</text:span><text:span text:style-name="T272_6">fff</text:span><text:span text:style-name="T272_7">;}</text:span></text:p>
      <text:p text:style-name="P273"><text:span text:style-name="T273_1"><text:s text:c="4"/>#</text:span><text:span text:style-name="T273_2">foo</text:span><text:span text:style-name="T273_3"><text:s/>.</text:span><text:span text:style-name="T273_4">bar</text:span><text:span text:style-name="T273_5"><text:s/>{</text:span></text:p>
      <text:p text:style-name="P274"><text:span text:style-name="T274_1"><text:s text:c="7"/></text:span><text:span text:style-name="T274_2">color</text:span><text:span text:style-name="T274_3">:<text:s/>#000;</text:span></text:p>
      <text:p text:style-name="P275"><text:span text:style-name="T275_1"><text:s text:c="7"/>}</text:span></text:p>
      <text:list text:style-name="LS12" xml:id="list43">
        <text:list-item>
          <text:p text:style-name="P276"><text:span text:style-name="T276_1">If</text:span><text:span text:style-name="T276_2"><text:s/></text:span><text:span text:style-name="T276_3">there</text:span><text:span text:style-name="T276_4"><text:s/></text:span><text:span text:style-name="T276_5">are</text:span><text:span text:style-name="T276_6"><text:s/></text:span><text:span text:style-name="T276_7">more</text:span><text:span text:style-name="T276_8"><text:s/></text:span><text:span text:style-name="T276_9">than</text:span><text:span text:style-name="T276_10"><text:s/></text:span><text:span text:style-name="T276_11">three</text:span><text:span text:style-name="T276_12"><text:s/></text:span><text:span text:style-name="T276_13">attributes</text:span><text:span text:style-name="T276_14"><text:s/></text:span><text:span text:style-name="T276_15">it</text:span><text:span text:style-name="T276_16"><text:s/></text:span><text:span text:style-name="T276_17">should</text:span><text:span text:style-name="T276_18"><text:s/></text:span><text:span text:style-name="T276_19">be</text:span><text:span text:style-name="T276_20"><text:s/></text:span><text:span text:style-name="T276_21">on</text:span><text:span text:style-name="T276_22"><text:s/></text:span><text:span text:style-name="T276_23">a</text:span><text:span text:style-name="T276_24"><text:s/></text:span><text:span text:style-name="T276_25">block</text:span><text:span text:style-name="T276_26"><text:s/></text:span><text:span text:style-name="T276_27">style</text:span><text:span text:style-name="T276_28"><text:s/></text:span><text:span text:style-name="T276_29">declaration</text:span><text:span text:style-name="T276_30"><text:s/></text:span><text:span text:style-name="T276_31">otherwise</text:span><text:span text:style-name="T276_32"><text:s/></text:span><text:span text:style-name="T276_33">you</text:span><text:span text:style-name="T276_34"><text:s/></text:span><text:span text:style-name="T276_35">are</text:span><text:span text:style-name="T276_36"><text:s/></text:span><text:span text:style-name="T276_37">allowed</text:span><text:span text:style-name="T276_38"><text:s/></text:span><text:span text:style-name="T276_39">to</text:span><text:span text:style-name="T276_40"><text:s/></text:span><text:span text:style-name="T276_41">use</text:span><text:span text:style-name="T276_42"><text:s/></text:span><text:span text:style-name="T276_43">one</text:span><text:span text:style-name="T276_44"><text:s/></text:span><text:span text:style-name="T276_45">line</text:span><text:span text:style-name="T276_46">.</text:span></text:p>
        </text:list-item>
      </text:list>
      <text:p text:style-name="P277"><text:span text:style-name="T277_1">Example</text:span><text:span text:style-name="T277_2">:</text:span></text:p>
      <text:p text:style-name="P278"><text:span text:style-name="T278_1">#</text:span><text:span text:style-name="T278_2">foo</text:span><text:span text:style-name="T278_3"><text:s/>{<text:s/></text:span><text:span text:style-name="T278_4">color</text:span><text:span text:style-name="T278_5">:<text:s/>#</text:span><text:span text:style-name="T278_6">fff</text:span><text:span text:style-name="T278_7">;<text:s/></text:span><text:span text:style-name="T278_8">background</text:span><text:span text:style-name="T278_9">:<text:s/></text:span><text:span text:style-name="T278_10">url</text:span><text:span text:style-name="T278_11">(“</text:span><text:span text:style-name="T278_12">background</text:span><text:span text:style-name="T278_13">.</text:span><text:span text:style-name="T278_14">jpg</text:span><text:span text:style-name="T278_15">”)<text:s/></text:span><text:span text:style-name="T278_16">no</text:span><text:span text:style-name="T278_17">-</text:span><text:span text:style-name="T278_18">repeat</text:span><text:span text:style-name="T278_19"><text:s/>0%<text:s/>50%; <text:s/></text:span><text:span text:style-name="T278_20">margin</text:span><text:span text:style-name="T278_21">:<text:s/>3</text:span><text:span text:style-name="T278_22">px</text:span><text:span text:style-name="T278_23"><text:s/>0</text:span><text:span text:style-name="T278_24">px</text:span><text:span text:style-name="T278_25"><text:s/>0</text:span><text:span text:style-name="T278_26">px</text:span><text:span text:style-name="T278_27"><text:s/>0</text:span><text:span text:style-name="T278_28">px</text:span><text:span text:style-name="T278_29">;<text:s/>}</text:span></text:p>
      <text:p text:style-name="P279"><text:span text:style-name="T279_1">#</text:span><text:span text:style-name="T279_2">bar</text:span><text:span text:style-name="T279_3"><text:s/>{<text:s/></text:span></text:p>
      <text:p text:style-name="P280"><text:span text:style-name="T280_1"><text:s text:c="3"/></text:span><text:span text:style-name="T280_2">background</text:span><text:span text:style-name="T280_3">:<text:s/></text:span><text:span text:style-name="T280_4">url</text:span><text:span text:style-name="T280_5">(“</text:span><text:span text:style-name="T280_6">background</text:span><text:span text:style-name="T280_7">.</text:span><text:span text:style-name="T280_8">jpg</text:span><text:span text:style-name="T280_9">”)<text:s/></text:span><text:span text:style-name="T280_10">no</text:span><text:span text:style-name="T280_11">-</text:span><text:span text:style-name="T280_12">repeat</text:span><text:span text:style-name="T280_13"><text:s/>0%<text:s/>50%; <text:s/></text:span></text:p>
      <text:p text:style-name="P281"><text:span text:style-name="T281_1"><text:s text:c="3"/></text:span><text:span text:style-name="T281_2">margin</text:span><text:span text:style-name="T281_3">:<text:s/>3</text:span><text:span text:style-name="T281_4">px</text:span><text:span text:style-name="T281_5"><text:s/>0</text:span><text:span text:style-name="T281_6">px</text:span><text:span text:style-name="T281_7"><text:s/>0</text:span><text:span text:style-name="T281_8">px</text:span><text:span text:style-name="T281_9"><text:s/>0</text:span><text:span text:style-name="T281_10">px</text:span><text:span text:style-name="T281_11">; <text:s/></text:span></text:p>
      <text:p text:style-name="P282"><text:span text:style-name="T282_1"><text:s text:c="3"/></text:span><text:span text:style-name="T282_2">color</text:span><text:span text:style-name="T282_3">:<text:s/>#</text:span><text:span text:style-name="T282_4">fff</text:span><text:span text:style-name="T282_5">;<text:s/></text:span><text:span text:style-name="T282_6">border</text:span><text:span text:style-name="T282_7">-</text:span><text:span text:style-name="T282_8">radius</text:span><text:span text:style-name="T282_9">:<text:s/></text:span></text:p>
      <text:p text:style-name="P283"><text:span text:style-name="T283_1">}</text:span></text:p>
      <text:p text:style-name="P284"/>
      <text:p text:style-name="P285"><text:span text:style-name="T285_1">Support</text:span><text:span text:style-name="T285_2"><text:s/></text:span><text:span text:style-name="T285_3">Policy</text:span><text:span text:style-name="T285_4"><text:s/></text:span><text:span text:style-name="T285_5">for</text:span><text:span text:style-name="T285_6"><text:s/></text:span><text:span text:style-name="T285_7">CSS</text:span><text:span text:style-name="T285_8">3<text:s/></text:span><text:span text:style-name="T285_9">Modules</text:span></text:p>
      <text:list text:style-name="LS13" xml:id="list44">
        <text:list-item>
          <text:p text:style-name="P286"><text:span text:style-name="T286_1">As</text:span><text:span text:style-name="T286_2"><text:s/></text:span><text:span text:style-name="T286_3">of</text:span><text:span text:style-name="T286_4"><text:s/></text:span><text:span text:style-name="T286_5">this</text:span><text:span text:style-name="T286_6"><text:s/></text:span><text:span text:style-name="T286_7">year</text:span><text:span text:style-name="T286_8">,<text:s/></text:span><text:span text:style-name="T286_9">adoption</text:span><text:span text:style-name="T286_10"><text:s/></text:span><text:span text:style-name="T286_11">for</text:span><text:span text:style-name="T286_12"><text:s/></text:span><text:span text:style-name="T286_13">CSS</text:span><text:span text:style-name="T286_14">3<text:s/></text:span><text:span text:style-name="T286_15">is</text:span><text:span text:style-name="T286_16"><text:s/></text:span><text:span text:style-name="T286_17">growing</text:span><text:span text:style-name="T286_18"><text:s/></text:span><text:span text:style-name="T286_19">and</text:span><text:span text:style-name="T286_20"><text:s/></text:span><text:span text:style-name="T286_21">approaching</text:span><text:span text:style-name="T286_22"><text:s/></text:span><text:span text:style-name="T286_23">maturity</text:span><text:span text:style-name="T286_24">. <text:s/></text:span><text:span text:style-name="T286_25">Nonetheless</text:span><text:span text:style-name="T286_26">,<text:s/></text:span><text:span text:style-name="T286_27">support</text:span><text:span text:style-name="T286_28"><text:s/></text:span><text:span text:style-name="T286_29">for</text:span><text:span text:style-name="T286_30"><text:s/></text:span><text:span text:style-name="T286_31">Internet</text:span><text:span text:style-name="T286_32"><text:s/></text:span><text:span text:style-name="T286_33">Explorer</text:span><text:span text:style-name="T286_34"><text:s/>7<text:s/></text:span><text:span text:style-name="T286_35">still</text:span><text:span text:style-name="T286_36"><text:s/></text:span><text:span text:style-name="T286_37">exists</text:span><text:span text:style-name="T286_38">.<text:s/></text:span><text:span text:style-name="T286_39">We</text:span><text:span text:style-name="T286_40"><text:s/></text:span><text:span text:style-name="T286_41">should</text:span><text:span text:style-name="T286_42"><text:s/></text:span><text:span text:style-name="T286_43">do</text:span><text:span text:style-name="T286_44"><text:s/></text:span><text:span text:style-name="T286_45">our</text:span><text:span text:style-name="T286_46"><text:s/></text:span><text:span text:style-name="T286_47">best</text:span><text:span text:style-name="T286_48"><text:s/></text:span><text:span text:style-name="T286_49">to</text:span><text:span text:style-name="T286_50"><text:s/></text:span><text:span text:style-name="T286_51">provide</text:span><text:span text:style-name="T286_52"><text:s/></text:span><text:span text:style-name="T286_53">near</text:span><text:span text:style-name="T286_54"><text:s/></text:span><text:span text:style-name="T286_55">pixel</text:span><text:span text:style-name="T286_56"><text:s/></text:span><text:span text:style-name="T286_57">perfect</text:span><text:span text:style-name="T286_58"><text:s/></text:span><text:span text:style-name="T286_59">support</text:span><text:span text:style-name="T286_60"><text:s/></text:span><text:span text:style-name="T286_61">for</text:span><text:span text:style-name="T286_62"><text:s/></text:span><text:span text:style-name="T286_63">those</text:span><text:span text:style-name="T286_64"><text:s/></text:span><text:span text:style-name="T286_65">browsers</text:span><text:span text:style-name="T286_66">.</text:span></text:p>
        </text:list-item>
        <text:list-item>
          <text:p text:style-name="P287"><text:span text:style-name="T287_1">With</text:span><text:span text:style-name="T287_2"><text:s/></text:span><text:span text:style-name="T287_3">our</text:span><text:span text:style-name="T287_4"><text:s/></text:span><text:span text:style-name="T287_5">recent</text:span><text:span text:style-name="T287_6"><text:s/></text:span><text:span text:style-name="T287_7">adoption</text:span><text:span text:style-name="T287_8"><text:s/></text:span><text:span text:style-name="T287_9">of</text:span><text:span text:style-name="T287_10"><text:s/></text:span><text:span text:style-name="T287_11">sass</text:span><text:span text:style-name="T287_12">,<text:s/></text:span><text:span text:style-name="T287_13">making</text:span><text:span text:style-name="T287_14"><text:s/></text:span><text:span text:style-name="T287_15">changes</text:span><text:span text:style-name="T287_16"><text:s/></text:span><text:span text:style-name="T287_17">is</text:span><text:span text:style-name="T287_18"><text:s/></text:span><text:span text:style-name="T287_19">cheap</text:span><text:span text:style-name="T287_20"><text:s/></text:span><text:span text:style-name="T287_21">and</text:span><text:span text:style-name="T287_22"><text:s/></text:span><text:span text:style-name="T287_23">it</text:span><text:span text:style-name="T287_24"><text:s/></text:span><text:span text:style-name="T287_25">makes</text:span><text:span text:style-name="T287_26"><text:s/></text:span><text:span text:style-name="T287_27">sense</text:span><text:span text:style-name="T287_28"><text:s/></text:span><text:span text:style-name="T287_29">to</text:span><text:span text:style-name="T287_30"><text:s/></text:span><text:span text:style-name="T287_31">continue</text:span><text:span text:style-name="T287_32"><text:s/></text:span><text:span text:style-name="T287_33">to</text:span><text:span text:style-name="T287_34"><text:s/></text:span><text:span text:style-name="T287_35">adopt</text:span><text:span text:style-name="T287_36"><text:s/></text:span><text:span text:style-name="T287_37">graceful</text:span><text:span text:style-name="T287_38"><text:s/></text:span><text:span text:style-name="T287_39">degradation</text:span><text:span text:style-name="T287_40"><text:s/></text:span><text:span text:style-name="T287_41">policy</text:span><text:span text:style-name="T287_42"><text:s/></text:span><text:span text:style-name="T287_43">instead</text:span><text:span text:style-name="T287_44"><text:s/></text:span><text:span text:style-name="T287_45">of</text:span><text:span text:style-name="T287_46"><text:s/></text:span><text:span text:style-name="T287_47">progressive</text:span><text:span text:style-name="T287_48"><text:s/></text:span><text:span text:style-name="T287_49">enhancement</text:span><text:span text:style-name="T287_50">.</text:span></text:p>
        </text:list-item>
      </text:list>
      <text:h text:style-name="P288" text:outline-level="10"><text:bookmark-start text:name="h.a6k34d49efl9"/><text:bookmark-end text:name="h.a6k34d49efl9"/><text:span text:style-name="T288_1">Appendix</text:span><text:span text:style-name="T288_2"><text:s/></text:span><text:span text:style-name="T288_3">I</text:span><text:span text:style-name="T288_4">:<text:s/></text:span><text:span text:style-name="T288_5">Open</text:span><text:span text:style-name="T288_6"><text:s/></text:span><text:span text:style-name="T288_7">Source</text:span><text:span text:style-name="T288_8"><text:s/></text:span><text:span text:style-name="T288_9">Standards</text:span></text:h>
      <text:p text:style-name="P289"/>
      <text:p text:style-name="P290"><text:span text:style-name="T290_1">When</text:span><text:span text:style-name="T290_2"><text:s/></text:span><text:span text:style-name="T290_3">contributing</text:span><text:span text:style-name="T290_4"><text:s/></text:span><text:span text:style-name="T290_5">to</text:span><text:span text:style-name="T290_6"><text:s/></text:span><text:span text:style-name="T290_7">open</text:span><text:span text:style-name="T290_8"><text:s/></text:span><text:span text:style-name="T290_9">source</text:span><text:span text:style-name="T290_10"><text:s/></text:span><text:span text:style-name="T290_11">projects</text:span><text:span text:style-name="T290_12">.<text:s/></text:span><text:span text:style-name="T290_13">We</text:span><text:span text:style-name="T290_14"><text:s/></text:span><text:span text:style-name="T290_15">should</text:span><text:span text:style-name="T290_16"><text:s/></text:span><text:span text:style-name="T290_17">adhere</text:span><text:span text:style-name="T290_18"><text:s/></text:span><text:span text:style-name="T290_19">to</text:span><text:span text:style-name="T290_20"><text:s/></text:span><text:span text:style-name="T290_21">their</text:span><text:span text:style-name="T290_22"><text:s/></text:span><text:span text:style-name="T290_23">respective</text:span><text:span text:style-name="T290_24"><text:s/></text:span><text:span text:style-name="T290_25">development</text:span><text:span text:style-name="T290_26"><text:s/>/<text:s/></text:span><text:span text:style-name="T290_27">coding</text:span><text:span text:style-name="T290_28"><text:s/></text:span><text:span text:style-name="T290_29">guidelines</text:span><text:span text:style-name="T290_30">.<text:s/></text:span><text:span text:style-name="T290_31">Whether</text:span><text:span text:style-name="T290_32"><text:s/></text:span><text:span text:style-name="T290_33">they</text:span><text:span text:style-name="T290_34"><text:s/></text:span><text:span text:style-name="T290_35">are</text:span><text:span text:style-name="T290_36"><text:s/></text:span><text:span text:style-name="T290_37">pear</text:span><text:span text:style-name="T290_38">,<text:s/></text:span><text:span text:style-name="T290_39">wordpress</text:span><text:span text:style-name="T290_40">,<text:s/></text:span><text:span text:style-name="T290_41">drupal</text:span><text:span text:style-name="T290_42">,<text:s/></text:span><text:span text:style-name="T290_43">etc</text:span><text:span text:style-name="T290_44">.<text:s/></text:span><text:span text:style-name="T290_45">For</text:span><text:span text:style-name="T290_46"><text:s/></text:span><text:span text:style-name="T290_47">most</text:span><text:span text:style-name="T290_48"><text:s/></text:span><text:span text:style-name="T290_49">cases</text:span><text:span text:style-name="T290_50"><text:s/></text:span><text:span text:style-name="T290_51">we</text:span><text:span text:style-name="T290_52"><text:s/></text:span><text:span text:style-name="T290_53">should</text:span><text:span text:style-name="T290_54"><text:s/></text:span><text:span text:style-name="T290_55">follow</text:span><text:span text:style-name="T290_56"><text:s/></text:span><text:span text:style-name="T290_57">our</text:span><text:span text:style-name="T290_58"><text:s/></text:span><text:span text:style-name="T290_59">own</text:span><text:span text:style-name="T290_60"><text:s/></text:span><text:span text:style-name="T290_61">development</text:span><text:span text:style-name="T290_62"><text:s/></text:span><text:span text:style-name="T290_63">standards</text:span><text:span text:style-name="T290_64"><text:s/></text:span><text:span text:style-name="T290_65">for</text:span><text:span text:style-name="T290_66"><text:s/></text:span><text:span text:style-name="T290_67">developing</text:span><text:span text:style-name="T290_68"><text:s/></text:span><text:span text:style-name="T290_69">client</text:span><text:span text:style-name="T290_70"><text:s/></text:span><text:span text:style-name="T290_71">projects</text:span><text:span text:style-name="T290_72">.</text:span></text:p>
      <text:p text:style-name="P291"/>
      <text:p text:style-name="P292"><text:span text:style-name="T292_1">E</text:span><text:span text:style-name="T292_2">.</text:span><text:span text:style-name="T292_3">g</text:span><text:span text:style-name="T292_4">.<text:s/></text:span><text:span text:style-name="T292_5">A</text:span><text:span text:style-name="T292_6"><text:s/></text:span><text:span text:style-name="T292_7">drupal</text:span><text:span text:style-name="T292_8"><text:s/></text:span><text:span text:style-name="T292_9">file</text:span><text:span text:style-name="T292_10"><text:s/></text:span><text:span text:style-name="T292_11">should</text:span><text:span text:style-name="T292_12"><text:s/></text:span><text:span text:style-name="T292_13">follow</text:span><text:span text:style-name="T292_14"><text:s/></text:span><text:span text:style-name="T292_15">drupal</text:span><text:span text:style-name="T292_16"><text:s/>(</text:span><text:span text:style-name="T292_17">core</text:span><text:span text:style-name="T292_18">)<text:s/></text:span><text:span text:style-name="T292_19">standards</text:span><text:span text:style-name="T292_20">,<text:s/></text:span><text:span text:style-name="T292_21">a</text:span><text:span text:style-name="T292_22"><text:s/></text:span><text:span text:style-name="T292_23">symfony</text:span><text:span text:style-name="T292_24"><text:s/></text:span><text:span text:style-name="T292_25">file</text:span><text:span text:style-name="T292_26"><text:s/></text:span><text:span text:style-name="T292_27">should</text:span><text:span text:style-name="T292_28"><text:s/></text:span><text:span text:style-name="T292_29">follow</text:span><text:span text:style-name="T292_30"><text:s/></text:span><text:span text:style-name="T292_31">symfony</text:span><text:span text:style-name="T292_32"><text:s/></text:span><text:span text:style-name="T292_33">standards</text:span><text:span text:style-name="T292_34">,<text:s/></text:span><text:span text:style-name="T292_35">a</text:span><text:span text:style-name="T292_36"><text:s/></text:span><text:span text:style-name="T292_37">wordpress</text:span><text:span text:style-name="T292_38"><text:s/>(</text:span><text:span text:style-name="T292_39">core</text:span><text:span text:style-name="T292_40">)<text:s/></text:span><text:span text:style-name="T292_41">file</text:span><text:span text:style-name="T292_42"><text:s/></text:span><text:span text:style-name="T292_43">should</text:span><text:span text:style-name="T292_44"><text:s/></text:span><text:span text:style-name="T292_45">follow</text:span><text:span text:style-name="T292_46"><text:s/></text:span><text:span text:style-name="T292_47">wordpress</text:span><text:span text:style-name="T292_48"><text:s/></text:span><text:span text:style-name="T292_49">standards</text:span><text:span text:style-name="T292_50">,<text:s/></text:span><text:span text:style-name="T292_51">etc</text:span><text:span text:style-name="T292_52">.</text:span></text:p>
      <text:p text:style-name="P293"/>
      <text:h text:style-name="P294" text:outline-level="10"><text:bookmark-start text:name="h.r4rm45a76uwv"/><text:bookmark-end text:name="h.r4rm45a76uwv"/><text:span text:style-name="T294_1">Appendix</text:span><text:span text:style-name="T294_2"><text:s/></text:span><text:span text:style-name="T294_3">II</text:span><text:span text:style-name="T294_4">: <text:s/></text:span><text:span text:style-name="T294_5">Augusta</text:span><text:span text:style-name="T294_6"><text:s/></text:span><text:span text:style-name="T294_7">CSS</text:span><text:span text:style-name="T294_8"><text:s/></text:span><text:span text:style-name="T294_9">Structure</text:span></text:h>
      <text:p text:style-name="P295"/>
      <text:p text:style-name="P296"><text:span text:style-name="T296_1">mixins</text:span></text:p>
      <text:p text:style-name="P297"><text:span text:style-name="T297_1">.</text:span><text:span text:style-name="T297_2">zone</text:span><text:span text:style-name="T297_3">()</text:span></text:p>
      <text:p text:style-name="P298"><text:span text:style-name="T298_1"><text:s text:c="2"/>.</text:span><text:span text:style-name="T298_2">section</text:span><text:span text:style-name="T298_3">()</text:span></text:p>
      <text:p text:style-name="P299"><text:span text:style-name="T299_1"><text:s text:c="6"/></text:span></text:p>
      <text:p text:style-name="P300"><text:span text:style-name="T300_1">---</text:span></text:p>
      <text:p text:style-name="P301"><text:span text:style-name="T301_1">CSS</text:span><text:span text:style-name="T301_2"> <text:s/></text:span><text:span text:style-name="T301_3">Namespaces</text:span></text:p>
      <text:p text:style-name="P302"/>
      <text:p text:style-name="P303"><text:span text:style-name="T303_1"><text:s text:c="6"/></text:span><text:span text:style-name="T303_2">.</text:span><text:span text:style-name="T303_3">header</text:span></text:p>
      <text:p text:style-name="P304"><text:span text:style-name="T304_1"><text:s text:c="9"/>.</text:span><text:span text:style-name="T304_2">logo</text:span><text:span text:style-name="T304_3"><text:s text:c="11"/></text:span></text:p>
      <text:p text:style-name="P305"><text:span text:style-name="T305_1"><text:s text:c="6"/>.</text:span><text:span text:style-name="T305_2">nav</text:span></text:p>
      <text:p text:style-name="P306"><text:span text:style-name="T306_1"><text:s text:c="6"/></text:span><text:span text:style-name="T306_2">.</text:span><text:span text:style-name="T306_3">content</text:span></text:p>
      <text:p text:style-name="P307"><text:span text:style-name="T307_1"><text:s text:c="10"/>.</text:span><text:span text:style-name="T307_2">hero</text:span></text:p>
      <text:p text:style-name="P308"><text:span text:style-name="T308_1"><text:s text:c="10"/>.</text:span><text:span text:style-name="T308_2">article</text:span><text:span text:style-name="T308_3"><text:s/>(</text:span><text:span text:style-name="T308_4">loop</text:span><text:span text:style-name="T308_5">)</text:span></text:p>
      <text:p text:style-name="P309"><text:span text:style-name="T309_1"><text:s text:c="14"/>.</text:span><text:span text:style-name="T309_2">hgroup</text:span></text:p>
      <text:p text:style-name="P310"><text:span text:style-name="T310_1"><text:s text:c="18"/></text:span><text:span text:style-name="T310_2">h</text:span><text:span text:style-name="T310_3">1</text:span></text:p>
      <text:p text:style-name="P311"><text:span text:style-name="T311_1"><text:s text:c="18"/></text:span><text:span text:style-name="T311_2">h</text:span><text:span text:style-name="T311_3">2</text:span></text:p>
      <text:p text:style-name="P312"><text:span text:style-name="T312_1"><text:s text:c="14"/>.</text:span><text:span text:style-name="T312_2">figure</text:span></text:p>
      <text:p text:style-name="P313"><text:span text:style-name="T313_1"><text:s text:c="19"/></text:span><text:span text:style-name="T313_2">img</text:span></text:p>
      <text:p text:style-name="P314"><text:span text:style-name="T314_1"><text:s text:c="19"/>.</text:span><text:span text:style-name="T314_2">figcaption</text:span></text:p>
      <text:p text:style-name="P315"><text:span text:style-name="T315_1"><text:s text:c="10"/>.</text:span><text:span text:style-name="T315_2">sidebar</text:span></text:p>
      <text:p text:style-name="P316"><text:span text:style-name="T316_1"><text:s text:c="14"/>.</text:span><text:span text:style-name="T316_2">search</text:span></text:p>
      <text:p text:style-name="P317"><text:span text:style-name="T317_1"><text:s text:c="7"/></text:span><text:span text:style-name="T317_2">.</text:span><text:span text:style-name="T317_3">footer</text:span></text:p>
      <text:p text:style-name="P318"><text:span text:style-name="T318_1"><text:s text:c="6"/></text:span><text:span text:style-name="T318_2"><text:s/>.</text:span><text:span text:style-name="T318_3">meta</text:span></text:p>
      <text:p text:style-name="P319"><text:span text:style-name="T319_1"><text:s text:c="11"/>.</text:span><text:span text:style-name="T319_2">company</text:span></text:p>
      <text:p text:style-name="P320"><text:span text:style-name="T320_1"><text:s text:c="11"/>.</text:span><text:span text:style-name="T320_2">colophon</text:span></text:p>
      <text:p text:style-name="P321"><text:span text:style-name="T321_1">----</text:span></text:p>
      <text:p text:style-name="P322"/>
      <text:p text:style-name="P323"><text:span text:style-name="T323_1">Stylesheet</text:span><text:span text:style-name="T323_2"><text:s/></text:span><text:span text:style-name="T323_3">load</text:span><text:span text:style-name="T323_4"><text:s/></text:span><text:span text:style-name="T323_5">order</text:span></text:p>
      <text:p text:style-name="P324"/>
      <text:p text:style-name="P325"><text:span text:style-name="T325_1"><text:s text:c="3"/></text:span><text:span text:style-name="T325_2">reset</text:span></text:p>
      <text:p text:style-name="P326"><text:span text:style-name="T326_1"><text:s text:c="3"/></text:span><text:span text:style-name="T326_2">text</text:span></text:p>
      <text:p text:style-name="P327"><text:span text:style-name="T327_1"><text:s text:c="3"/>960</text:span><text:span text:style-name="T327_2">gs</text:span></text:p>
      <text:p text:style-name="P328"><text:span text:style-name="T328_1"><text:s text:c="3"/></text:span><text:span text:style-name="T328_2">formalize</text:span><text:span text:style-name="T328_3">.</text:span><text:span text:style-name="T328_4">css</text:span></text:p>
      <text:p text:style-name="P329"><text:span text:style-name="T329_1"><text:s text:c="3"/></text:span><text:span text:style-name="T329_2">helper</text:span><text:span text:style-name="T329_3">.</text:span><text:span text:style-name="T329_4">css</text:span></text:p>
      <text:p text:style-name="P330"><text:span text:style-name="T330_1"><text:s/></text:span><text:span text:style-name="T330_2">global</text:span><text:span text:style-name="T330_3">.</text:span><text:span text:style-name="T330_4">css</text:span></text:p>
      <text:p text:style-name="P331"><text:span text:style-name="T331_1"><text:s text:c="2"/>1200.</text:span><text:span text:style-name="T331_2">css</text:span></text:p>
      <text:p text:style-name="P332"><text:span text:style-name="T332_1"><text:s/></text:span></text:p>
      <text:p text:style-name="P33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urier New" svg:font-family="Courier New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6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7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8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1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2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3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4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5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6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7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8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1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2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3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4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5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6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7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8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